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18.496cm"/>
    </style:style>
    <style:style style:name="co5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solid" draw:fill-color="#999999" draw:textarea-vertical-align="middle" fo:min-height="0.507cm"/>
      <style:paragraph-properties style:writing-mode="lr-tb"/>
    </style:style>
    <style:style style:name="gr3" style:family="graphic">
      <style:graphic-properties draw:stroke="none" svg:stroke-color="#000000" draw:fill="solid" draw:fill-color="#999999" draw:textarea-vertical-align="middle" fo:min-height="0.497cm"/>
      <style:paragraph-properties style:writing-mode="lr-tb"/>
    </style:style>
    <style:style style:name="gr4" style:family="graphic">
      <style:graphic-properties draw:stroke="none" svg:stroke-color="#000000" draw:fill="solid" draw:fill-color="#999999" draw:textarea-vertical-align="middle" fo:min-height="0.4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9999"/>
      <style:paragraph-properties fo:text-align="center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" style:family="paragraph">
      <loext:graphic-properties draw:fill="solid" draw:fill-color="#999999"/>
      <style:paragraph-properties fo:text-align="center" style:writing-mode="lr-tb"/>
      <style:text-properties fo:color="#c9211e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c9211e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c9211e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20" table:default-cell-style-name="Default"/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Event</text:p>
          </table:table-cell>
          <table:table-cell table:style-name="ce12" office:value-type="string" calcext:value-type="string">
            <text:p>Ref.</text:p>
          </table:table-cell>
          <table:table-cell table:style-name="ce12" table:number-columns-repeated="1019"/>
        </table:table-row>
        <table:table-row table:style-name="ro1">
          <table:table-cell office:value-type="string" calcext:value-type="string">
            <text:p>WEF</text:p>
          </table:table-cell>
          <table:table-cell table:style-name="ce10" office:value-type="date" office:date-value="2019-01-14" calcext:value-type="date">
            <text:p>2019-01-14</text:p>
          </table:table-cell>
          <table:table-cell table:style-name="ce10" office:value-type="date" office:date-value="2019-01-16" calcext:value-type="date">
            <text:p>2019-01-16</text:p>
          </table:table-cell>
          <table:table-cell office:value-type="string" calcext:value-type="string">
            <text:p>World Economic Forum publishes <text:s/>"These are the biggest risks facing our world in 2019" (online 2019-01-16)</text:p>
          </table:table-cell>
          <table:table-cell office:value-type="string" calcext:value-type="string">
            <text:p>https://web.archive.org/web/20210114022742/https://www.weforum.org/agenda/2019/01/these-are-the-biggest-risks-facing-our-world-in-2019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ods</text:p>
          </table:table-cell>
          <table:table-cell office:value-type="string" calcext:value-type="string">
            <text:p>2019-03</text:p>
          </table:table-cell>
          <table:table-cell office:value-type="string" calcext:value-type="string">
            <text:p>2019-12</text:p>
          </table:table-cell>
          <table:table-cell office:value-type="string" calcext:value-type="string">
            <text:p>Midwestern U.S. floods</text:p>
          </table:table-cell>
          <table:table-cell office:value-type="string" calcext:value-type="string">
            <text:p>https://en.wikipedia.org/wiki/2019_Midwestern_U.S._floo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1</text:p>
          </table:table-cell>
          <table:table-cell table:style-name="ce10" office:value-type="date" office:date-value="2019-03-15" calcext:value-type="date">
            <text:p>2019-03-15</text:p>
          </table:table-cell>
          <table:table-cell/>
          <table:table-cell office:value-type="string" calcext:value-type="string">
            <text:p>Global Climate Strike for Future</text:p>
          </table:table-cell>
          <table:table-cell office:value-type="string" calcext:value-type="string">
            <text:p>https://en.wikipedia.org/wiki/School_strike_for_climate#Global_Climate_Strike_for_Future_of_15_March_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2</text:p>
          </table:table-cell>
          <table:table-cell table:style-name="ce10" office:value-type="date" office:date-value="2019-05-24" calcext:value-type="date">
            <text:p>2019-05-24</text:p>
          </table:table-cell>
          <table:table-cell/>
          <table:table-cell table:style-name="Default" office:value-type="string" calcext:value-type="string">
            <text:p>Second Global Climate Strike</text:p>
          </table:table-cell>
          <table:table-cell office:value-type="string" calcext:value-type="string">
            <text:p>https://en.wikipedia.org/wiki/School_strike_for_climate#Second_Global_Climate_Strike_on_24_May_201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ry</text:p>
          </table:table-cell>
          <table:table-cell table:style-name="ce10" office:value-type="date" office:date-value="2019-07-11" calcext:value-type="date">
            <text:p>2019-07-11</text:p>
          </table:table-cell>
          <table:table-cell table:style-name="ce10" office:value-type="date" office:date-value="2019-07-15" calcext:value-type="date">
            <text:p>2019-07-15</text:p>
          </table:table-cell>
          <table:table-cell table:style-name="Default" office:value-type="string" calcext:value-type="string">
            <text:p>Hurricane Barry: 1st hurricane of season, 600M USD damages</text:p>
          </table:table-cell>
          <table:table-cell office:value-type="string" calcext:value-type="string">
            <text:p>https://en.wikipedia.org/wiki/2019_Atlantic_hurricane_seaso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eatUSA</text:p>
          </table:table-cell>
          <table:table-cell table:style-name="ce10" office:value-type="date" office:date-value="2019-07-18" calcext:value-type="date">
            <text:p>2019-07-18</text:p>
          </table:table-cell>
          <table:table-cell table:style-name="ce10" office:value-type="date" office:date-value="2019-07-21" calcext:value-type="date">
            <text:p>2019-07-21</text:p>
          </table:table-cell>
          <table:table-cell table:style-name="Default" office:value-type="string" calcext:value-type="string">
            <text:p>Heat records USA</text:p>
          </table:table-cell>
          <table:table-cell office:value-type="string" calcext:value-type="string">
            <text:p>https://mashable.com/article/climate-change-2019-list/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eatEUR</text:p>
          </table:table-cell>
          <table:table-cell table:style-name="ce10" office:value-type="date" office:date-value="2019-07-24" calcext:value-type="date">
            <text:p>2019-07-24</text:p>
          </table:table-cell>
          <table:table-cell table:style-name="ce10" office:value-type="date" office:date-value="2019-07-25" calcext:value-type="date">
            <text:p>2019-07-25</text:p>
          </table:table-cell>
          <table:table-cell table:style-name="Default" office:value-type="string" calcext:value-type="string">
            <text:p>Heat records Europe</text:p>
          </table:table-cell>
          <table:table-cell office:value-type="string" calcext:value-type="string">
            <text:p>https://mashable.com/article/climate-change-2019-list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beria</text:p>
          </table:table-cell>
          <table:table-cell office:value-type="string" calcext:value-type="string">
            <text:p>2019-07</text:p>
          </table:table-cell>
          <table:table-cell office:value-type="string" calcext:value-type="string">
            <text:p>2019-10</text:p>
          </table:table-cell>
          <table:table-cell office:value-type="string" calcext:value-type="string">
            <text:p>Siberian Wildfires</text:p>
          </table:table-cell>
          <table:table-cell office:value-type="string" calcext:value-type="string">
            <text:p>https://www.nasa.gov/image-feature/goddard/2019/huge-wildfires-in-russias-siberian-province-contin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rian</text:p>
          </table:table-cell>
          <table:table-cell table:style-name="ce10" office:value-type="date" office:date-value="2019-08-24" calcext:value-type="date">
            <text:p>2019-08-24</text:p>
          </table:table-cell>
          <table:table-cell table:style-name="ce10" office:value-type="date" office:date-value="2019-09-07" calcext:value-type="date">
            <text:p>2019-09-07</text:p>
          </table:table-cell>
          <table:table-cell office:value-type="string" calcext:value-type="string">
            <text:p>Category 5 hurricane Dorian : 5.07B USD damages</text:p>
          </table:table-cell>
          <table:table-cell office:value-type="string" calcext:value-type="string">
            <text:p>https://en.wikipedia.org/wiki/2019_Atlantic_hurricane_s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ek</text:p>
          </table:table-cell>
          <table:table-cell table:style-name="ce10" office:value-type="date" office:date-value="2019-09-20" calcext:value-type="date">
            <text:p>2019-09-20</text:p>
          </table:table-cell>
          <table:table-cell table:style-name="ce10" office:value-type="date" office:date-value="2019-09-27" calcext:value-type="date">
            <text:p>2019-09-27</text:p>
          </table:table-cell>
          <table:table-cell office:value-type="string" calcext:value-type="string">
            <text:p>Global Week of Climate Action</text:p>
          </table:table-cell>
          <table:table-cell office:value-type="string" calcext:value-type="string">
            <text:p>https://en.wikipedia.org/wiki/School_strike_for_climate#Global_Week_of_Climate_Action_on_20%E2%80%9327_September_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</text:p>
          </table:table-cell>
          <table:table-cell table:style-name="ce10" office:value-type="date" office:date-value="2019-09-23" calcext:value-type="date">
            <text:p>2019-09-23</text:p>
          </table:table-cell>
          <table:table-cell/>
          <table:table-cell office:value-type="string" calcext:value-type="string">
            <text:p>UN Climate Action Summit </text:p>
          </table:table-cell>
          <table:table-cell office:value-type="string" calcext:value-type="string">
            <text:p>https://en.wikipedia.org/wiki/2019_UN_Climate_Action_Summ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4</text:p>
          </table:table-cell>
          <table:table-cell table:style-name="ce10" office:value-type="date" office:date-value="2019-11-29" calcext:value-type="date">
            <text:p>2019-11-29</text:p>
          </table:table-cell>
          <table:table-cell/>
          <table:table-cell office:value-type="string" calcext:value-type="string">
            <text:p>Fourth Global Climate Strike</text:p>
          </table:table-cell>
          <table:table-cell office:value-type="string" calcext:value-type="string">
            <text:p>https://en.wikipedia.org/wiki/School_strike_for_climate#Fourth_Global_Climate_Strike_on_29_November_2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P</text:p>
          </table:table-cell>
          <table:table-cell table:style-name="ce10" office:value-type="date" office:date-value="2019-12-02" calcext:value-type="date">
            <text:p>2019-12-02</text:p>
          </table:table-cell>
          <table:table-cell table:style-name="ce10" office:value-type="date" office:date-value="2019-12-13" calcext:value-type="date">
            <text:p>2019-12-13</text:p>
          </table:table-cell>
          <table:table-cell office:value-type="string" calcext:value-type="string">
            <text:p>UN Climate Change Conference (COP-25)</text:p>
          </table:table-cell>
          <table:table-cell office:value-type="string" calcext:value-type="string">
            <text:p>https://unfccc.int/cop2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LABELLED" table:style-name="ta1">
        <table:shapes>
          <draw:frame draw:z-index="0" draw:style-name="gr1" draw:text-style-name="P1" svg:width="42.884cm" svg:height="17.836cm" svg:x="19.2cm" svg:y="0.6cm">
            <draw:object draw:notify-on-update-of-ranges="UNLABELLED.A2:UNLABELLED.A53 UNLABELLED.B1:UNLABELLED.B1 UNLABELLED.B2:UNLABELLED.B53 UNLABELLED.C1:UNLABELLED.C1 UNLABELLED.C2:UNLABELLED.C53 UNLABELLED.D1:UNLABELLED.D1 UNLABELLED.D2:UNLABELLED.D53 UNLABELLED.E1:UNLABELLED.E1 UNLABELLED.E2:UNLABELLED.E53 UNLABELLED.F1:UNLABELLED.F1 UNLABELLED.F2:UNLABELLED.F53 UNLABELLED.G1:UNLABELLED.G1 UNLABELLED.G2:UNLABELLED.G53 UNLABELLED.H1:UNLABELLED.H1 UNLABELLED.H2:UNLABELLED.H53 UNLABELLED.I1:UNLABELLED.I1 UNLABELLED.I2:UNLABELLED.I53 UNLABELLED.J1:UNLABELLED.J1 UNLABELLED.J2:UNLABELLED.J53 UNLABELLED.K1:UNLABELLED.K1 UNLABELLED.K2:UNLABELLED.K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0.814cm" svg:height="0.507cm" svg:x="22.5cm" svg:y="15.924cm">
            <draw:text-box>
              <text:p text:style-name="P2"><text:span text:style-name="T1">WEF</text:span></text:p>
            </draw:text-box>
          </draw:frame>
          <draw:frame draw:z-index="2" draw:style-name="gr3" draw:text-style-name="P4" svg:width="1.275cm" svg:height="0.497cm" svg:x="45.824cm" svg:y="15.934cm">
            <draw:text-box>
              <text:p text:style-name="P2"><text:span text:style-name="T2">Doria</text:span><text:span text:style-name="T2">n</text:span></text:p>
            </draw:text-box>
          </draw:frame>
          <draw:frame draw:z-index="3" draw:style-name="gr3" draw:text-style-name="P4" svg:width="1.089cm" svg:height="0.497cm" svg:x="35.592cm" svg:y="15.934cm">
            <draw:text-box>
              <text:p text:style-name="P2"><text:span text:style-name="T2">STK</text:span><text:span text:style-name="T2">2</text:span></text:p>
            </draw:text-box>
          </draw:frame>
          <draw:frame draw:z-index="4" draw:style-name="gr4" draw:text-style-name="P4" svg:width="1.089cm" svg:height="0.469cm" svg:x="28.4cm" svg:y="15.934cm">
            <draw:text-box>
              <text:p text:style-name="P2"><text:span text:style-name="T2">STK1</text:span></text:p>
            </draw:text-box>
          </draw:frame>
          <draw:frame draw:z-index="5" draw:style-name="gr2" draw:text-style-name="P3" svg:width="0.814cm" svg:height="0.507cm" svg:x="48.552cm" svg:y="15.924cm">
            <draw:text-box>
              <text:p text:style-name="P2"><text:span text:style-name="T1">CAS</text:span></text:p>
            </draw:text-box>
          </draw:frame>
          <draw:frame draw:z-index="6" draw:style-name="gr3" draw:text-style-name="P4" svg:width="0.965cm" svg:height="0.497cm" svg:x="40.475cm" svg:y="15.934cm">
            <draw:text-box>
              <text:p text:style-name="P2"><text:span text:style-name="T2">Barry</text:span></text:p>
            </draw:text-box>
          </draw:frame>
          <draw:frame draw:z-index="7" draw:style-name="gr3" draw:text-style-name="P4" svg:width="0.965cm" svg:height="0.497cm" svg:x="41.784cm" svg:y="15.934cm">
            <draw:text-box>
              <text:p text:style-name="P2"><text:span text:style-name="T2">Heat</text:span></text:p>
            </draw:text-box>
          </draw:frame>
          <draw:frame draw:z-index="8" draw:style-name="gr2" draw:text-style-name="P3" svg:width="0.814cm" svg:height="0.507cm" svg:x="56.154cm" svg:y="15.924cm">
            <draw:text-box>
              <text:p text:style-name="P2"><text:span text:style-name="T1">COP</text:span></text:p>
            </draw:text-box>
          </draw:frame>
        </table:shapes>
        <table:table-column table:style-name="co5" table:default-cell-style-name="ce2"/>
        <table:table-column table:style-name="co1" table:number-columns-repeated="10" table:default-cell-style-name="ce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.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>
            <text:p><text:s/>users:</text:p>
          </table:table-cell>
          <table:table-cell table:style-name="ce7" office:value-type="float" office:value="44469" calcext:value-type="float">
            <text:p>44,469</text:p>
          </table:table-cell>
          <table:table-cell table:style-name="ce1" table:number-columns-repeated="19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table:number-columns-repeated="979"/>
        </table:table-row>
        <table:table-row table:style-name="ro1">
          <table:table-cell office:value-type="string" calcext:value-type="string">
            <text:p>2019-01-01</text:p>
          </table:table-cell>
          <table:table-cell office:value-type="float" office:value="0.006859" calcext:value-type="float">
            <text:p>0.0069</text:p>
          </table:table-cell>
          <table:table-cell office:value-type="float" office:value="0.011221" calcext:value-type="float">
            <text:p>0.0112</text:p>
          </table:table-cell>
          <table:table-cell office:value-type="float" office:value="0.004565" calcext:value-type="float">
            <text:p>0.0046</text:p>
          </table:table-cell>
          <table:table-cell office:value-type="float" office:value="0.010434" calcext:value-type="float">
            <text:p>0.0104</text:p>
          </table:table-cell>
          <table:table-cell office:value-type="float" office:value="0.006949" calcext:value-type="float">
            <text:p>0.0069</text:p>
          </table:table-cell>
          <table:table-cell office:value-type="float" office:value="0.006117" calcext:value-type="float">
            <text:p>0.0061</text:p>
          </table:table-cell>
          <table:table-cell office:value-type="float" office:value="0.004722" calcext:value-type="float">
            <text:p>0.0047</text:p>
          </table:table-cell>
          <table:table-cell office:value-type="float" office:value="0.011559" calcext:value-type="float">
            <text:p>0.011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8912" calcext:value-type="float">
            <text:p>0.0189</text:p>
          </table:table-cell>
          <table:table-cell table:number-columns-repeated="20"/>
          <table:table-cell table:style-name="ce8" office:value-type="string" calcext:value-type="string">
            <text:p>Colours</text:p>
          </table:table-cell>
          <table:table-cell table:style-name="ce9" office:value-type="string" calcext:value-type="string">
            <text:p>FF0000</text:p>
          </table:table-cell>
          <table:table-cell table:style-name="ce9" office:value-type="string" calcext:value-type="string">
            <text:p>EA7500</text:p>
          </table:table-cell>
          <table:table-cell table:style-name="ce9" office:value-type="string" calcext:value-type="string">
            <text:p>D700FF</text:p>
          </table:table-cell>
          <table:table-cell table:style-name="ce9" office:value-type="string" calcext:value-type="string">
            <text:p>00AF00</text:p>
          </table:table-cell>
          <table:table-cell table:style-name="ce9" office:value-type="string" calcext:value-type="string">
            <text:p>FFD700</text:p>
          </table:table-cell>
          <table:table-cell table:style-name="ce9" office:value-type="string" calcext:value-type="string">
            <text:p>8700D7</text:p>
          </table:table-cell>
          <table:table-cell table:style-name="ce9" office:value-type="string" calcext:value-type="string">
            <text:p>00E0E0</text:p>
          </table:table-cell>
          <table:table-cell table:style-name="ce9" office:value-type="string" calcext:value-type="string">
            <text:p>00FF87</text:p>
          </table:table-cell>
          <table:table-cell table:style-name="ce9" office:value-type="string" calcext:value-type="string">
            <text:p>0087FF</text:p>
          </table:table-cell>
          <table:table-cell table:style-name="ce9" office:value-type="string" calcext:value-type="string">
            <text:p>E6E90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0</text:p>
          </table:table-cell>
          <table:table-cell office:value-type="float" office:value="0.010074" calcext:value-type="float">
            <text:p>0.0101</text:p>
          </table:table-cell>
          <table:table-cell office:value-type="float" office:value="0.01419" calcext:value-type="float">
            <text:p>0.0142</text:p>
          </table:table-cell>
          <table:table-cell office:value-type="float" office:value="0.005464" calcext:value-type="float">
            <text:p>0.0055</text:p>
          </table:table-cell>
          <table:table-cell office:value-type="float" office:value="0.013695" calcext:value-type="float">
            <text:p>0.0137</text:p>
          </table:table-cell>
          <table:table-cell office:value-type="float" office:value="0.008073" calcext:value-type="float">
            <text:p>0.0081</text:p>
          </table:table-cell>
          <table:table-cell office:value-type="float" office:value="0.00895" calcext:value-type="float">
            <text:p>0.0090</text:p>
          </table:table-cell>
          <table:table-cell office:value-type="float" office:value="0.008185" calcext:value-type="float">
            <text:p>0.0082</text:p>
          </table:table-cell>
          <table:table-cell office:value-type="float" office:value="0.013605" calcext:value-type="float">
            <text:p>0.0136</text:p>
          </table:table-cell>
          <table:table-cell office:value-type="float" office:value="0.019092" calcext:value-type="float">
            <text:p>0.0191</text:p>
          </table:table-cell>
          <table:table-cell office:value-type="float" office:value="0.02314" calcext:value-type="float">
            <text:p>0.0231</text:p>
          </table:table-cell>
          <table:table-cell table:number-columns-repeated="20"/>
          <table:table-cell table:style-name="ce8"/>
          <table:table-cell table:style-name="ce9" table:formula="of:=HEX2DEC([.AG2])" office:value-type="float" office:value="16711680" calcext:value-type="float">
            <text:p>16711680</text:p>
          </table:table-cell>
          <table:table-cell table:style-name="ce9" table:formula="of:=HEX2DEC([.AH2])" office:value-type="float" office:value="15365376" calcext:value-type="float">
            <text:p>15365376</text:p>
          </table:table-cell>
          <table:table-cell table:style-name="ce9" table:formula="of:=HEX2DEC([.AI2])" office:value-type="float" office:value="14090495" calcext:value-type="float">
            <text:p>14090495</text:p>
          </table:table-cell>
          <table:table-cell table:style-name="ce9" table:formula="of:=HEX2DEC([.AJ2])" office:value-type="float" office:value="44800" calcext:value-type="float">
            <text:p>44800</text:p>
          </table:table-cell>
          <table:table-cell table:style-name="ce9" table:formula="of:=HEX2DEC([.AK2])" office:value-type="float" office:value="16766720" calcext:value-type="float">
            <text:p>16766720</text:p>
          </table:table-cell>
          <table:table-cell table:style-name="ce9" table:formula="of:=HEX2DEC([.AL2])" office:value-type="float" office:value="8847575" calcext:value-type="float">
            <text:p>8847575</text:p>
          </table:table-cell>
          <table:table-cell table:style-name="ce9" table:formula="of:=HEX2DEC([.AM2])" office:value-type="float" office:value="57568" calcext:value-type="float">
            <text:p>57568</text:p>
          </table:table-cell>
          <table:table-cell table:style-name="ce9" table:formula="of:=HEX2DEC([.AN2])" office:value-type="float" office:value="65415" calcext:value-type="float">
            <text:p>65415</text:p>
          </table:table-cell>
          <table:table-cell table:style-name="ce9" table:formula="of:=HEX2DEC([.AO2])" office:value-type="float" office:value="34815" calcext:value-type="float">
            <text:p>34815</text:p>
          </table:table-cell>
          <table:table-cell table:style-name="ce9" table:formula="of:=HEX2DEC([.AP2])" office:value-type="float" office:value="15132933" calcext:value-type="float">
            <text:p>151329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0.011761" calcext:value-type="float">
            <text:p>0.0118</text:p>
          </table:table-cell>
          <table:table-cell office:value-type="float" office:value="0.01401" calcext:value-type="float">
            <text:p>0.0140</text:p>
          </table:table-cell>
          <table:table-cell office:value-type="float" office:value="0.006454" calcext:value-type="float">
            <text:p>0.0065</text:p>
          </table:table-cell>
          <table:table-cell office:value-type="float" office:value="0.016911" calcext:value-type="float">
            <text:p>0.0169</text:p>
          </table:table-cell>
          <table:table-cell office:value-type="float" office:value="0.007736" calcext:value-type="float">
            <text:p>0.0077</text:p>
          </table:table-cell>
          <table:table-cell office:value-type="float" office:value="0.010929" calcext:value-type="float">
            <text:p>0.0109</text:p>
          </table:table-cell>
          <table:table-cell office:value-type="float" office:value="0.007106" calcext:value-type="float">
            <text:p>0.0071</text:p>
          </table:table-cell>
          <table:table-cell office:value-type="float" office:value="0.014842" calcext:value-type="float">
            <text:p>0.0148</text:p>
          </table:table-cell>
          <table:table-cell office:value-type="float" office:value="0.025973" calcext:value-type="float">
            <text:p>0.0260</text:p>
          </table:table-cell>
          <table:table-cell office:value-type="float" office:value="0.024287" calcext:value-type="float">
            <text:p>0.0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2</text:p>
          </table:table-cell>
          <table:table-cell office:value-type="float" office:value="0.011649" calcext:value-type="float">
            <text:p>0.0116</text:p>
          </table:table-cell>
          <table:table-cell office:value-type="float" office:value="0.017473" calcext:value-type="float">
            <text:p>0.0175</text:p>
          </table:table-cell>
          <table:table-cell office:value-type="float" office:value="0.007376" calcext:value-type="float">
            <text:p>0.0074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9512" calcext:value-type="float">
            <text:p>0.0095</text:p>
          </table:table-cell>
          <table:table-cell office:value-type="float" office:value="0.011064" calcext:value-type="float">
            <text:p>0.0111</text:p>
          </table:table-cell>
          <table:table-cell office:value-type="float" office:value="0.007826" calcext:value-type="float">
            <text:p>0.0078</text:p>
          </table:table-cell>
          <table:table-cell office:value-type="float" office:value="0.01772" calcext:value-type="float">
            <text:p>0.0177</text:p>
          </table:table-cell>
          <table:table-cell office:value-type="float" office:value="0.026423" calcext:value-type="float">
            <text:p>0.0264</text:p>
          </table:table-cell>
          <table:table-cell office:value-type="float" office:value="0.02775" calcext:value-type="float">
            <text:p>0.0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0.022578" calcext:value-type="float">
            <text:p>0.0226</text:p>
          </table:table-cell>
          <table:table-cell office:value-type="float" office:value="0.02748" calcext:value-type="float">
            <text:p>0.0275</text:p>
          </table:table-cell>
          <table:table-cell office:value-type="float" office:value="0.016011" calcext:value-type="float">
            <text:p>0.0160</text:p>
          </table:table-cell>
          <table:table-cell office:value-type="float" office:value="0.029391" calcext:value-type="float">
            <text:p>0.0294</text:p>
          </table:table-cell>
          <table:table-cell office:value-type="float" office:value="0.017091" calcext:value-type="float">
            <text:p>0.0171</text:p>
          </table:table-cell>
          <table:table-cell office:value-type="float" office:value="0.019879" calcext:value-type="float">
            <text:p>0.0199</text:p>
          </table:table-cell>
          <table:table-cell office:value-type="float" office:value="0.015629" calcext:value-type="float">
            <text:p>0.0156</text:p>
          </table:table-cell>
          <table:table-cell office:value-type="float" office:value="0.03634" calcext:value-type="float">
            <text:p>0.0363</text:p>
          </table:table-cell>
          <table:table-cell office:value-type="float" office:value="0.058265" calcext:value-type="float">
            <text:p>0.0583</text:p>
          </table:table-cell>
          <table:table-cell office:value-type="float" office:value="0.052441" calcext:value-type="float">
            <text:p>0.0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0.01293" calcext:value-type="float">
            <text:p>0.0129</text:p>
          </table:table-cell>
          <table:table-cell office:value-type="float" office:value="0.020868" calcext:value-type="float">
            <text:p>0.0209</text:p>
          </table:table-cell>
          <table:table-cell office:value-type="float" office:value="0.008748" calcext:value-type="float">
            <text:p>0.0087</text:p>
          </table:table-cell>
          <table:table-cell office:value-type="float" office:value="0.019699" calcext:value-type="float">
            <text:p>0.0197</text:p>
          </table:table-cell>
          <table:table-cell office:value-type="float" office:value="0.012188" calcext:value-type="float">
            <text:p>0.0122</text:p>
          </table:table-cell>
          <table:table-cell office:value-type="float" office:value="0.012391" calcext:value-type="float">
            <text:p>0.0124</text:p>
          </table:table-cell>
          <table:table-cell office:value-type="float" office:value="0.009355" calcext:value-type="float">
            <text:p>0.0094</text:p>
          </table:table-cell>
          <table:table-cell office:value-type="float" office:value="0.022105" calcext:value-type="float">
            <text:p>0.0221</text:p>
          </table:table-cell>
          <table:table-cell office:value-type="float" office:value="0.027862" calcext:value-type="float">
            <text:p>0.0279</text:p>
          </table:table-cell>
          <table:table-cell office:value-type="float" office:value="0.034496" calcext:value-type="float">
            <text:p>0.0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0.016146" calcext:value-type="float">
            <text:p>0.0161</text:p>
          </table:table-cell>
          <table:table-cell office:value-type="float" office:value="0.020913" calcext:value-type="float">
            <text:p>0.0209</text:p>
          </table:table-cell>
          <table:table-cell office:value-type="float" office:value="0.009895" calcext:value-type="float">
            <text:p>0.0099</text:p>
          </table:table-cell>
          <table:table-cell office:value-type="float" office:value="0.020599" calcext:value-type="float">
            <text:p>0.0206</text:p>
          </table:table-cell>
          <table:table-cell office:value-type="float" office:value="0.012705" calcext:value-type="float">
            <text:p>0.0127</text:p>
          </table:table-cell>
          <table:table-cell office:value-type="float" office:value="0.012008" calcext:value-type="float">
            <text:p>0.0120</text:p>
          </table:table-cell>
          <table:table-cell office:value-type="float" office:value="0.010524" calcext:value-type="float">
            <text:p>0.0105</text:p>
          </table:table-cell>
          <table:table-cell office:value-type="float" office:value="0.023859" calcext:value-type="float">
            <text:p>0.0239</text:p>
          </table:table-cell>
          <table:table-cell office:value-type="float" office:value="0.032112" calcext:value-type="float">
            <text:p>0.0321</text:p>
          </table:table-cell>
          <table:table-cell office:value-type="float" office:value="0.035778" calcext:value-type="float">
            <text:p>0.0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9</text:p>
          </table:table-cell>
          <table:table-cell office:value-type="float" office:value="0.013313" calcext:value-type="float">
            <text:p>0.0133</text:p>
          </table:table-cell>
          <table:table-cell office:value-type="float" office:value="0.018867" calcext:value-type="float">
            <text:p>0.0189</text:p>
          </table:table-cell>
          <table:table-cell office:value-type="float" office:value="0.00823" calcext:value-type="float">
            <text:p>0.0082</text:p>
          </table:table-cell>
          <table:table-cell office:value-type="float" office:value="0.019969" calcext:value-type="float">
            <text:p>0.0200</text:p>
          </table:table-cell>
          <table:table-cell office:value-type="float" office:value="0.012323" calcext:value-type="float">
            <text:p>0.0123</text:p>
          </table:table-cell>
          <table:table-cell office:value-type="float" office:value="0.013807" calcext:value-type="float">
            <text:p>0.0138</text:p>
          </table:table-cell>
          <table:table-cell office:value-type="float" office:value="0.00922" calcext:value-type="float">
            <text:p>0.0092</text:p>
          </table:table-cell>
          <table:table-cell office:value-type="float" office:value="0.021701" calcext:value-type="float">
            <text:p>0.0217</text:p>
          </table:table-cell>
          <table:table-cell office:value-type="float" office:value="0.029256" calcext:value-type="float">
            <text:p>0.0293</text:p>
          </table:table-cell>
          <table:table-cell office:value-type="float" office:value="0.032382" calcext:value-type="float">
            <text:p>0.03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0.015584" calcext:value-type="float">
            <text:p>0.0156</text:p>
          </table:table-cell>
          <table:table-cell office:value-type="float" office:value="0.022195" calcext:value-type="float">
            <text:p>0.0222</text:p>
          </table:table-cell>
          <table:table-cell office:value-type="float" office:value="0.009602" calcext:value-type="float">
            <text:p>0.0096</text:p>
          </table:table-cell>
          <table:table-cell office:value-type="float" office:value="0.02188" calcext:value-type="float">
            <text:p>0.0219</text:p>
          </table:table-cell>
          <table:table-cell office:value-type="float" office:value="0.015921" calcext:value-type="float">
            <text:p>0.0159</text:p>
          </table:table-cell>
          <table:table-cell office:value-type="float" office:value="0.013942" calcext:value-type="float">
            <text:p>0.0139</text:p>
          </table:table-cell>
          <table:table-cell office:value-type="float" office:value="0.011873" calcext:value-type="float">
            <text:p>0.0119</text:p>
          </table:table-cell>
          <table:table-cell office:value-type="float" office:value="0.024062" calcext:value-type="float">
            <text:p>0.0241</text:p>
          </table:table-cell>
          <table:table-cell office:value-type="float" office:value="0.030448" calcext:value-type="float">
            <text:p>0.0304</text:p>
          </table:table-cell>
          <table:table-cell office:value-type="float" office:value="0.040005" calcext:value-type="float">
            <text:p>0.04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0.011671" calcext:value-type="float">
            <text:p>0.0117</text:p>
          </table:table-cell>
          <table:table-cell office:value-type="float" office:value="0.014707" calcext:value-type="float">
            <text:p>0.0147</text:p>
          </table:table-cell>
          <table:table-cell office:value-type="float" office:value="0.007736" calcext:value-type="float">
            <text:p>0.0077</text:p>
          </table:table-cell>
          <table:table-cell office:value-type="float" office:value="0.015382" calcext:value-type="float">
            <text:p>0.0154</text:p>
          </table:table-cell>
          <table:table-cell office:value-type="float" office:value="0.00859" calcext:value-type="float">
            <text:p>0.0086</text:p>
          </table:table-cell>
          <table:table-cell office:value-type="float" office:value="0.010817" calcext:value-type="float">
            <text:p>0.0108</text:p>
          </table:table-cell>
          <table:table-cell office:value-type="float" office:value="0.007601" calcext:value-type="float">
            <text:p>0.0076</text:p>
          </table:table-cell>
          <table:table-cell office:value-type="float" office:value="0.015202" calcext:value-type="float">
            <text:p>0.0152</text:p>
          </table:table-cell>
          <table:table-cell office:value-type="float" office:value="0.022802" calcext:value-type="float">
            <text:p>0.0228</text:p>
          </table:table-cell>
          <table:table-cell office:value-type="float" office:value="0.024894" calcext:value-type="float">
            <text:p>0.0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0.011694" calcext:value-type="float">
            <text:p>0.0117</text:p>
          </table:table-cell>
          <table:table-cell office:value-type="float" office:value="0.01419" calcext:value-type="float">
            <text:p>0.0142</text:p>
          </table:table-cell>
          <table:table-cell office:value-type="float" office:value="0.006184" calcext:value-type="float">
            <text:p>0.0062</text:p>
          </table:table-cell>
          <table:table-cell office:value-type="float" office:value="0.015606" calcext:value-type="float">
            <text:p>0.0156</text:p>
          </table:table-cell>
          <table:table-cell office:value-type="float" office:value="0.009647" calcext:value-type="float">
            <text:p>0.0096</text:p>
          </table:table-cell>
          <table:table-cell office:value-type="float" office:value="0.008455" calcext:value-type="float">
            <text:p>0.0085</text:p>
          </table:table-cell>
          <table:table-cell office:value-type="float" office:value="0.008275" calcext:value-type="float">
            <text:p>0.0083</text:p>
          </table:table-cell>
          <table:table-cell office:value-type="float" office:value="0.015516" calcext:value-type="float">
            <text:p>0.0155</text:p>
          </table:table-cell>
          <table:table-cell office:value-type="float" office:value="0.022173" calcext:value-type="float">
            <text:p>0.0222</text:p>
          </table:table-cell>
          <table:table-cell office:value-type="float" office:value="0.026221" calcext:value-type="float">
            <text:p>0.0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0.009827" calcext:value-type="float">
            <text:p>0.0098</text:p>
          </table:table-cell>
          <table:table-cell office:value-type="float" office:value="0.012885" calcext:value-type="float">
            <text:p>0.0129</text:p>
          </table:table-cell>
          <table:table-cell office:value-type="float" office:value="0.005307" calcext:value-type="float">
            <text:p>0.0053</text:p>
          </table:table-cell>
          <table:table-cell office:value-type="float" office:value="0.014707" calcext:value-type="float">
            <text:p>0.0147</text:p>
          </table:table-cell>
          <table:table-cell office:value-type="float" office:value="0.008208" calcext:value-type="float">
            <text:p>0.0082</text:p>
          </table:table-cell>
          <table:table-cell office:value-type="float" office:value="0.008455" calcext:value-type="float">
            <text:p>0.0085</text:p>
          </table:table-cell>
          <table:table-cell office:value-type="float" office:value="0.007196" calcext:value-type="float">
            <text:p>0.0072</text:p>
          </table:table-cell>
          <table:table-cell office:value-type="float" office:value="0.013335" calcext:value-type="float">
            <text:p>0.0133</text:p>
          </table:table-cell>
          <table:table-cell office:value-type="float" office:value="0.020554" calcext:value-type="float">
            <text:p>0.0206</text:p>
          </table:table-cell>
          <table:table-cell office:value-type="float" office:value="0.023365" calcext:value-type="float">
            <text:p>0.0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0.010524" calcext:value-type="float">
            <text:p>0.0105</text:p>
          </table:table-cell>
          <table:table-cell office:value-type="float" office:value="0.013155" calcext:value-type="float">
            <text:p>0.0132</text:p>
          </table:table-cell>
          <table:table-cell office:value-type="float" office:value="0.006274" calcext:value-type="float">
            <text:p>0.0063</text:p>
          </table:table-cell>
          <table:table-cell office:value-type="float" office:value="0.01419" calcext:value-type="float">
            <text:p>0.0142</text:p>
          </table:table-cell>
          <table:table-cell office:value-type="float" office:value="0.009062" calcext:value-type="float">
            <text:p>0.0091</text:p>
          </table:table-cell>
          <table:table-cell office:value-type="float" office:value="0.008523" calcext:value-type="float">
            <text:p>0.0085</text:p>
          </table:table-cell>
          <table:table-cell office:value-type="float" office:value="0.006611" calcext:value-type="float">
            <text:p>0.0066</text:p>
          </table:table-cell>
          <table:table-cell office:value-type="float" office:value="0.016146" calcext:value-type="float">
            <text:p>0.0161</text:p>
          </table:table-cell>
          <table:table-cell office:value-type="float" office:value="0.019407" calcext:value-type="float">
            <text:p>0.0194</text:p>
          </table:table-cell>
          <table:table-cell office:value-type="float" office:value="0.024691" calcext:value-type="float">
            <text:p>0.0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0.009062" calcext:value-type="float">
            <text:p>0.0091</text:p>
          </table:table-cell>
          <table:table-cell office:value-type="float" office:value="0.010906" calcext:value-type="float">
            <text:p>0.0109</text:p>
          </table:table-cell>
          <table:table-cell office:value-type="float" office:value="0.006859" calcext:value-type="float">
            <text:p>0.0069</text:p>
          </table:table-cell>
          <table:table-cell office:value-type="float" office:value="0.01329" calcext:value-type="float">
            <text:p>0.0133</text:p>
          </table:table-cell>
          <table:table-cell office:value-type="float" office:value="0.007353" calcext:value-type="float">
            <text:p>0.0074</text:p>
          </table:table-cell>
          <table:table-cell office:value-type="float" office:value="0.008343" calcext:value-type="float">
            <text:p>0.0083</text:p>
          </table:table-cell>
          <table:table-cell office:value-type="float" office:value="0.005847" calcext:value-type="float">
            <text:p>0.0058</text:p>
          </table:table-cell>
          <table:table-cell office:value-type="float" office:value="0.012278" calcext:value-type="float">
            <text:p>0.0123</text:p>
          </table:table-cell>
          <table:table-cell office:value-type="float" office:value="0.019362" calcext:value-type="float">
            <text:p>0.0194</text:p>
          </table:table-cell>
          <table:table-cell office:value-type="float" office:value="0.021161" calcext:value-type="float">
            <text:p>0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1</text:p>
          </table:table-cell>
          <table:table-cell office:value-type="float" office:value="0.009175" calcext:value-type="float">
            <text:p>0.0092</text:p>
          </table:table-cell>
          <table:table-cell office:value-type="float" office:value="0.01302" calcext:value-type="float">
            <text:p>0.0130</text:p>
          </table:table-cell>
          <table:table-cell office:value-type="float" office:value="0.005802" calcext:value-type="float">
            <text:p>0.0058</text:p>
          </table:table-cell>
          <table:table-cell office:value-type="float" office:value="0.012773" calcext:value-type="float">
            <text:p>0.0128</text:p>
          </table:table-cell>
          <table:table-cell office:value-type="float" office:value="0.007916" calcext:value-type="float">
            <text:p>0.0079</text:p>
          </table:table-cell>
          <table:table-cell office:value-type="float" office:value="0.008568" calcext:value-type="float">
            <text:p>0.0086</text:p>
          </table:table-cell>
          <table:table-cell office:value-type="float" office:value="0.006049" calcext:value-type="float">
            <text:p>0.0060</text:p>
          </table:table-cell>
          <table:table-cell office:value-type="float" office:value="0.01302" calcext:value-type="float">
            <text:p>0.0130</text:p>
          </table:table-cell>
          <table:table-cell office:value-type="float" office:value="0.018575" calcext:value-type="float">
            <text:p>0.0186</text:p>
          </table:table-cell>
          <table:table-cell office:value-type="float" office:value="0.022173" calcext:value-type="float">
            <text:p>0.0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0.011289" calcext:value-type="float">
            <text:p>0.0113</text:p>
          </table:table-cell>
          <table:table-cell office:value-type="float" office:value="0.017518" calcext:value-type="float">
            <text:p>0.0175</text:p>
          </table:table-cell>
          <table:table-cell office:value-type="float" office:value="0.007691" calcext:value-type="float">
            <text:p>0.0077</text:p>
          </table:table-cell>
          <table:table-cell office:value-type="float" office:value="0.016776" calcext:value-type="float">
            <text:p>0.0168</text:p>
          </table:table-cell>
          <table:table-cell office:value-type="float" office:value="0.013493" calcext:value-type="float">
            <text:p>0.0135</text:p>
          </table:table-cell>
          <table:table-cell office:value-type="float" office:value="0.00913" calcext:value-type="float">
            <text:p>0.0091</text:p>
          </table:table-cell>
          <table:table-cell office:value-type="float" office:value="0.008163" calcext:value-type="float">
            <text:p>0.0082</text:p>
          </table:table-cell>
          <table:table-cell office:value-type="float" office:value="0.020306" calcext:value-type="float">
            <text:p>0.0203</text:p>
          </table:table-cell>
          <table:table-cell office:value-type="float" office:value="0.020891" calcext:value-type="float">
            <text:p>0.0209</text:p>
          </table:table-cell>
          <table:table-cell office:value-type="float" office:value="0.03218" calcext:value-type="float">
            <text:p>0.0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7</text:p>
          </table:table-cell>
          <table:table-cell office:value-type="float" office:value="0.011941" calcext:value-type="float">
            <text:p>0.0119</text:p>
          </table:table-cell>
          <table:table-cell office:value-type="float" office:value="0.016056" calcext:value-type="float">
            <text:p>0.0161</text:p>
          </table:table-cell>
          <table:table-cell office:value-type="float" office:value="0.008096" calcext:value-type="float">
            <text:p>0.0081</text:p>
          </table:table-cell>
          <table:table-cell office:value-type="float" office:value="0.017293" calcext:value-type="float">
            <text:p>0.0173</text:p>
          </table:table-cell>
          <table:table-cell office:value-type="float" office:value="0.011356" calcext:value-type="float">
            <text:p>0.0114</text:p>
          </table:table-cell>
          <table:table-cell office:value-type="float" office:value="0.010322" calcext:value-type="float">
            <text:p>0.0103</text:p>
          </table:table-cell>
          <table:table-cell office:value-type="float" office:value="0.007286" calcext:value-type="float">
            <text:p>0.0073</text:p>
          </table:table-cell>
          <table:table-cell office:value-type="float" office:value="0.01844" calcext:value-type="float">
            <text:p>0.0184</text:p>
          </table:table-cell>
          <table:table-cell office:value-type="float" office:value="0.022892" calcext:value-type="float">
            <text:p>0.0229</text:p>
          </table:table-cell>
          <table:table-cell office:value-type="float" office:value="0.030651" calcext:value-type="float">
            <text:p>0.0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0.009512" calcext:value-type="float">
            <text:p>0.0095</text:p>
          </table:table-cell>
          <table:table-cell office:value-type="float" office:value="0.014954" calcext:value-type="float">
            <text:p>0.0150</text:p>
          </table:table-cell>
          <table:table-cell office:value-type="float" office:value="0.005802" calcext:value-type="float">
            <text:p>0.0058</text:p>
          </table:table-cell>
          <table:table-cell office:value-type="float" office:value="0.015292" calcext:value-type="float">
            <text:p>0.0153</text:p>
          </table:table-cell>
          <table:table-cell office:value-type="float" office:value="0.00868" calcext:value-type="float">
            <text:p>0.0087</text:p>
          </table:table-cell>
          <table:table-cell office:value-type="float" office:value="0.008208" calcext:value-type="float">
            <text:p>0.0082</text:p>
          </table:table-cell>
          <table:table-cell office:value-type="float" office:value="0.007106" calcext:value-type="float">
            <text:p>0.0071</text:p>
          </table:table-cell>
          <table:table-cell office:value-type="float" office:value="0.014999" calcext:value-type="float">
            <text:p>0.0150</text:p>
          </table:table-cell>
          <table:table-cell office:value-type="float" office:value="0.020711" calcext:value-type="float">
            <text:p>0.0207</text:p>
          </table:table-cell>
          <table:table-cell office:value-type="float" office:value="0.023185" calcext:value-type="float">
            <text:p>0.0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0.009692" calcext:value-type="float">
            <text:p>0.0097</text:p>
          </table:table-cell>
          <table:table-cell office:value-type="float" office:value="0.014797" calcext:value-type="float">
            <text:p>0.0148</text:p>
          </table:table-cell>
          <table:table-cell office:value-type="float" office:value="0.006139" calcext:value-type="float">
            <text:p>0.0061</text:p>
          </table:table-cell>
          <table:table-cell office:value-type="float" office:value="0.015224" calcext:value-type="float">
            <text:p>0.015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298" calcext:value-type="float">
            <text:p>0.0083</text:p>
          </table:table-cell>
          <table:table-cell office:value-type="float" office:value="0.006656" calcext:value-type="float">
            <text:p>0.0067</text:p>
          </table:table-cell>
          <table:table-cell office:value-type="float" office:value="0.015989" calcext:value-type="float">
            <text:p>0.0160</text:p>
          </table:table-cell>
          <table:table-cell office:value-type="float" office:value="0.019699" calcext:value-type="float">
            <text:p>0.0197</text:p>
          </table:table-cell>
          <table:table-cell office:value-type="float" office:value="0.025703" calcext:value-type="float">
            <text:p>0.0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0.011783" calcext:value-type="float">
            <text:p>0.0118</text:p>
          </table:table-cell>
          <table:table-cell office:value-type="float" office:value="0.016371" calcext:value-type="float">
            <text:p>0.0164</text:p>
          </table:table-cell>
          <table:table-cell office:value-type="float" office:value="0.006994" calcext:value-type="float">
            <text:p>0.0070</text:p>
          </table:table-cell>
          <table:table-cell office:value-type="float" office:value="0.017293" calcext:value-type="float">
            <text:p>0.0173</text:p>
          </table:table-cell>
          <table:table-cell office:value-type="float" office:value="0.010727" calcext:value-type="float">
            <text:p>0.0107</text:p>
          </table:table-cell>
          <table:table-cell office:value-type="float" office:value="0.010412" calcext:value-type="float">
            <text:p>0.0104</text:p>
          </table:table-cell>
          <table:table-cell office:value-type="float" office:value="0.007106" calcext:value-type="float">
            <text:p>0.0071</text:p>
          </table:table-cell>
          <table:table-cell office:value-type="float" office:value="0.018597" calcext:value-type="float">
            <text:p>0.0186</text:p>
          </table:table-cell>
          <table:table-cell office:value-type="float" office:value="0.023544" calcext:value-type="float">
            <text:p>0.0235</text:p>
          </table:table-cell>
          <table:table-cell office:value-type="float" office:value="0.029751" calcext:value-type="float">
            <text:p>0.02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0.00823" calcext:value-type="float">
            <text:p>0.0082</text:p>
          </table:table-cell>
          <table:table-cell office:value-type="float" office:value="0.012661" calcext:value-type="float">
            <text:p>0.0127</text:p>
          </table:table-cell>
          <table:table-cell office:value-type="float" office:value="0.005217" calcext:value-type="float">
            <text:p>0.0052</text:p>
          </table:table-cell>
          <table:table-cell office:value-type="float" office:value="0.012728" calcext:value-type="float">
            <text:p>0.0127</text:p>
          </table:table-cell>
          <table:table-cell table:number-columns-repeated="2" office:value-type="float" office:value="0.007826" calcext:value-type="float">
            <text:p>0.0078</text:p>
          </table:table-cell>
          <table:table-cell office:value-type="float" office:value="0.005757" calcext:value-type="float">
            <text:p>0.0058</text:p>
          </table:table-cell>
          <table:table-cell office:value-type="float" office:value="0.012818" calcext:value-type="float">
            <text:p>0.0128</text:p>
          </table:table-cell>
          <table:table-cell office:value-type="float" office:value="0.01826" calcext:value-type="float">
            <text:p>0.0183</text:p>
          </table:table-cell>
          <table:table-cell office:value-type="float" office:value="0.022015" calcext:value-type="float">
            <text:p>0.02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0.007533" calcext:value-type="float">
            <text:p>0.0075</text:p>
          </table:table-cell>
          <table:table-cell office:value-type="float" office:value="0.010052" calcext:value-type="float">
            <text:p>0.010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0996" calcext:value-type="float">
            <text:p>0.0110</text:p>
          </table:table-cell>
          <table:table-cell office:value-type="float" office:value="0.006859" calcext:value-type="float">
            <text:p>0.0069</text:p>
          </table:table-cell>
          <table:table-cell office:value-type="float" office:value="0.006521" calcext:value-type="float">
            <text:p>0.0065</text:p>
          </table:table-cell>
          <table:table-cell office:value-type="float" office:value="0.004992" calcext:value-type="float">
            <text:p>0.0050</text:p>
          </table:table-cell>
          <table:table-cell office:value-type="float" office:value="0.011401" calcext:value-type="float">
            <text:p>0.0114</text:p>
          </table:table-cell>
          <table:table-cell office:value-type="float" office:value="0.015516" calcext:value-type="float">
            <text:p>0.0155</text:p>
          </table:table-cell>
          <table:table-cell office:value-type="float" office:value="0.018552" calcext:value-type="float">
            <text:p>0.0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0.009467" calcext:value-type="float">
            <text:p>0.0095</text:p>
          </table:table-cell>
          <table:table-cell office:value-type="float" office:value="0.011514" calcext:value-type="float">
            <text:p>0.0115</text:p>
          </table:table-cell>
          <table:table-cell office:value-type="float" office:value="0.005937" calcext:value-type="float">
            <text:p>0.0059</text:p>
          </table:table-cell>
          <table:table-cell office:value-type="float" office:value="0.014684" calcext:value-type="float">
            <text:p>0.0147</text:p>
          </table:table-cell>
          <table:table-cell office:value-type="float" office:value="0.006791" calcext:value-type="float">
            <text:p>0.0068</text:p>
          </table:table-cell>
          <table:table-cell office:value-type="float" office:value="0.009152" calcext:value-type="float">
            <text:p>0.0092</text:p>
          </table:table-cell>
          <table:table-cell office:value-type="float" office:value="0.005869" calcext:value-type="float">
            <text:p>0.0059</text:p>
          </table:table-cell>
          <table:table-cell office:value-type="float" office:value="0.012436" calcext:value-type="float">
            <text:p>0.0124</text:p>
          </table:table-cell>
          <table:table-cell office:value-type="float" office:value="0.020081" calcext:value-type="float">
            <text:p>0.0201</text:p>
          </table:table-cell>
          <table:table-cell office:value-type="float" office:value="0.021543" calcext:value-type="float">
            <text:p>0.0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0.008883" calcext:value-type="float">
            <text:p>0.0089</text:p>
          </table:table-cell>
          <table:table-cell office:value-type="float" office:value="0.012008" calcext:value-type="float">
            <text:p>0.0120</text:p>
          </table:table-cell>
          <table:table-cell office:value-type="float" office:value="0.005667" calcext:value-type="float">
            <text:p>0.0057</text:p>
          </table:table-cell>
          <table:table-cell office:value-type="float" office:value="0.013065" calcext:value-type="float">
            <text:p>0.0131</text:p>
          </table:table-cell>
          <table:table-cell office:value-type="float" office:value="0.007511" calcext:value-type="float">
            <text:p>0.0075</text:p>
          </table:table-cell>
          <table:table-cell office:value-type="float" office:value="0.008096" calcext:value-type="float">
            <text:p>0.0081</text:p>
          </table:table-cell>
          <table:table-cell office:value-type="float" office:value="0.005577" calcext:value-type="float">
            <text:p>0.0056</text:p>
          </table:table-cell>
          <table:table-cell office:value-type="float" office:value="0.012818" calcext:value-type="float">
            <text:p>0.0128</text:p>
          </table:table-cell>
          <table:table-cell office:value-type="float" office:value="0.018395" calcext:value-type="float">
            <text:p>0.0184</text:p>
          </table:table-cell>
          <table:table-cell office:value-type="float" office:value="0.020059" calcext:value-type="float">
            <text:p>0.0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0</text:p>
          </table:table-cell>
          <table:table-cell office:value-type="float" office:value="0.009085" calcext:value-type="float">
            <text:p>0.0091</text:p>
          </table:table-cell>
          <table:table-cell office:value-type="float" office:value="0.011963" calcext:value-type="float">
            <text:p>0.0120</text:p>
          </table:table-cell>
          <table:table-cell office:value-type="float" office:value="0.005217" calcext:value-type="float">
            <text:p>0.0052</text:p>
          </table:table-cell>
          <table:table-cell office:value-type="float" office:value="0.015809" calcext:value-type="float">
            <text:p>0.0158</text:p>
          </table:table-cell>
          <table:table-cell office:value-type="float" office:value="0.007016" calcext:value-type="float">
            <text:p>0.0070</text:p>
          </table:table-cell>
          <table:table-cell office:value-type="float" office:value="0.008365" calcext:value-type="float">
            <text:p>0.0084</text:p>
          </table:table-cell>
          <table:table-cell office:value-type="float" office:value="0.006027" calcext:value-type="float">
            <text:p>0.0060</text:p>
          </table:table-cell>
          <table:table-cell office:value-type="float" office:value="0.014954" calcext:value-type="float">
            <text:p>0.0150</text:p>
          </table:table-cell>
          <table:table-cell office:value-type="float" office:value="0.019699" calcext:value-type="float">
            <text:p>0.0197</text:p>
          </table:table-cell>
          <table:table-cell office:value-type="float" office:value="0.022398" calcext:value-type="float">
            <text:p>0.0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0.010322" calcext:value-type="float">
            <text:p>0.0103</text:p>
          </table:table-cell>
          <table:table-cell office:value-type="float" office:value="0.013448" calcext:value-type="float">
            <text:p>0.0134</text:p>
          </table:table-cell>
          <table:table-cell office:value-type="float" office:value="0.006566" calcext:value-type="float">
            <text:p>0.0066</text:p>
          </table:table-cell>
          <table:table-cell office:value-type="float" office:value="0.015044" calcext:value-type="float">
            <text:p>0.0150</text:p>
          </table:table-cell>
          <table:table-cell office:value-type="float" office:value="0.008051" calcext:value-type="float">
            <text:p>0.0081</text:p>
          </table:table-cell>
          <table:table-cell office:value-type="float" office:value="0.00868" calcext:value-type="float">
            <text:p>0.0087</text:p>
          </table:table-cell>
          <table:table-cell office:value-type="float" office:value="0.007938" calcext:value-type="float">
            <text:p>0.0079</text:p>
          </table:table-cell>
          <table:table-cell office:value-type="float" office:value="0.014999" calcext:value-type="float">
            <text:p>0.0150</text:p>
          </table:table-cell>
          <table:table-cell office:value-type="float" office:value="0.021273" calcext:value-type="float">
            <text:p>0.0213</text:p>
          </table:table-cell>
          <table:table-cell office:value-type="float" office:value="0.024242" calcext:value-type="float">
            <text:p>0.0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0.012436" calcext:value-type="float">
            <text:p>0.0124</text:p>
          </table:table-cell>
          <table:table-cell office:value-type="float" office:value="0.014594" calcext:value-type="float">
            <text:p>0.0146</text:p>
          </table:table-cell>
          <table:table-cell office:value-type="float" office:value="0.007106" calcext:value-type="float">
            <text:p>0.0071</text:p>
          </table:table-cell>
          <table:table-cell office:value-type="float" office:value="0.015292" calcext:value-type="float">
            <text:p>0.0153</text:p>
          </table:table-cell>
          <table:table-cell office:value-type="float" office:value="0.008455" calcext:value-type="float">
            <text:p>0.0085</text:p>
          </table:table-cell>
          <table:table-cell office:value-type="float" office:value="0.009602" calcext:value-type="float">
            <text:p>0.0096</text:p>
          </table:table-cell>
          <table:table-cell office:value-type="float" office:value="0.007286" calcext:value-type="float">
            <text:p>0.0073</text:p>
          </table:table-cell>
          <table:table-cell office:value-type="float" office:value="0.015561" calcext:value-type="float">
            <text:p>0.0156</text:p>
          </table:table-cell>
          <table:table-cell office:value-type="float" office:value="0.022533" calcext:value-type="float">
            <text:p>0.0225</text:p>
          </table:table-cell>
          <table:table-cell office:value-type="float" office:value="0.025051" calcext:value-type="float">
            <text:p>0.0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4</text:p>
          </table:table-cell>
          <table:table-cell office:value-type="float" office:value="0.010187" calcext:value-type="float">
            <text:p>0.0102</text:p>
          </table:table-cell>
          <table:table-cell office:value-type="float" office:value="0.013762" calcext:value-type="float">
            <text:p>0.0138</text:p>
          </table:table-cell>
          <table:table-cell office:value-type="float" office:value="0.006207" calcext:value-type="float">
            <text:p>0.0062</text:p>
          </table:table-cell>
          <table:table-cell office:value-type="float" office:value="0.014032" calcext:value-type="float">
            <text:p>0.0140</text:p>
          </table:table-cell>
          <table:table-cell office:value-type="float" office:value="0.008208" calcext:value-type="float">
            <text:p>0.0082</text:p>
          </table:table-cell>
          <table:table-cell office:value-type="float" office:value="0.008725" calcext:value-type="float">
            <text:p>0.0087</text:p>
          </table:table-cell>
          <table:table-cell office:value-type="float" office:value="0.006476" calcext:value-type="float">
            <text:p>0.0065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20531" calcext:value-type="float">
            <text:p>0.0205</text:p>
          </table:table-cell>
          <table:table-cell office:value-type="float" office:value="0.023387" calcext:value-type="float">
            <text:p>0.0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6</text:p>
          </table:table-cell>
          <table:table-cell office:value-type="float" office:value="0.010479" calcext:value-type="float">
            <text:p>0.0105</text:p>
          </table:table-cell>
          <table:table-cell office:value-type="float" office:value="0.013538" calcext:value-type="float">
            <text:p>0.0135</text:p>
          </table:table-cell>
          <table:table-cell office:value-type="float" office:value="0.005779" calcext:value-type="float">
            <text:p>0.0058</text:p>
          </table:table-cell>
          <table:table-cell office:value-type="float" office:value="0.013627" calcext:value-type="float">
            <text:p>0.0136</text:p>
          </table:table-cell>
          <table:table-cell office:value-type="float" office:value="0.007961" calcext:value-type="float">
            <text:p>0.0080</text:p>
          </table:table-cell>
          <table:table-cell office:value-type="float" office:value="0.009175" calcext:value-type="float">
            <text:p>0.0092</text:p>
          </table:table-cell>
          <table:table-cell office:value-type="float" office:value="0.005509" calcext:value-type="float">
            <text:p>0.0055</text:p>
          </table:table-cell>
          <table:table-cell office:value-type="float" office:value="0.014392" calcext:value-type="float">
            <text:p>0.0144</text:p>
          </table:table-cell>
          <table:table-cell office:value-type="float" office:value="0.019294" calcext:value-type="float">
            <text:p>0.0193</text:p>
          </table:table-cell>
          <table:table-cell office:value-type="float" office:value="0.02305" calcext:value-type="float">
            <text:p>0.0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0.011873" calcext:value-type="float">
            <text:p>0.0119</text:p>
          </table:table-cell>
          <table:table-cell office:value-type="float" office:value="0.016618" calcext:value-type="float">
            <text:p>0.0166</text:p>
          </table:table-cell>
          <table:table-cell office:value-type="float" office:value="0.006949" calcext:value-type="float">
            <text:p>0.0069</text:p>
          </table:table-cell>
          <table:table-cell office:value-type="float" office:value="0.017068" calcext:value-type="float">
            <text:p>0.0171</text:p>
          </table:table-cell>
          <table:table-cell office:value-type="float" office:value="0.00967" calcext:value-type="float">
            <text:p>0.0097</text:p>
          </table:table-cell>
          <table:table-cell office:value-type="float" office:value="0.010479" calcext:value-type="float">
            <text:p>0.0105</text:p>
          </table:table-cell>
          <table:table-cell office:value-type="float" office:value="0.007533" calcext:value-type="float">
            <text:p>0.0075</text:p>
          </table:table-cell>
          <table:table-cell office:value-type="float" office:value="0.020171" calcext:value-type="float">
            <text:p>0.0202</text:p>
          </table:table-cell>
          <table:table-cell office:value-type="float" office:value="0.023252" calcext:value-type="float">
            <text:p>0.0233</text:p>
          </table:table-cell>
          <table:table-cell office:value-type="float" office:value="0.030223" calcext:value-type="float">
            <text:p>0.0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0.010569" calcext:value-type="float">
            <text:p>0.0106</text:p>
          </table:table-cell>
          <table:table-cell office:value-type="float" office:value="0.015134" calcext:value-type="float">
            <text:p>0.0151</text:p>
          </table:table-cell>
          <table:table-cell office:value-type="float" office:value="0.006589" calcext:value-type="float">
            <text:p>0.0066</text:p>
          </table:table-cell>
          <table:table-cell office:value-type="float" office:value="0.016888" calcext:value-type="float">
            <text:p>0.0169</text:p>
          </table:table-cell>
          <table:table-cell office:value-type="float" office:value="0.00922" calcext:value-type="float">
            <text:p>0.0092</text:p>
          </table:table-cell>
          <table:table-cell office:value-type="float" office:value="0.009062" calcext:value-type="float">
            <text:p>0.0091</text:p>
          </table:table-cell>
          <table:table-cell office:value-type="float" office:value="0.007826" calcext:value-type="float">
            <text:p>0.0078</text:p>
          </table:table-cell>
          <table:table-cell office:value-type="float" office:value="0.016866" calcext:value-type="float">
            <text:p>0.0169</text:p>
          </table:table-cell>
          <table:table-cell office:value-type="float" office:value="0.022195" calcext:value-type="float">
            <text:p>0.0222</text:p>
          </table:table-cell>
          <table:table-cell office:value-type="float" office:value="0.025074" calcext:value-type="float">
            <text:p>0.0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0.011334" calcext:value-type="float">
            <text:p>0.0113</text:p>
          </table:table-cell>
          <table:table-cell office:value-type="float" office:value="0.016169" calcext:value-type="float">
            <text:p>0.0162</text:p>
          </table:table-cell>
          <table:table-cell office:value-type="float" office:value="0.006094" calcext:value-type="float">
            <text:p>0.0061</text:p>
          </table:table-cell>
          <table:table-cell office:value-type="float" office:value="0.018575" calcext:value-type="float">
            <text:p>0.0186</text:p>
          </table:table-cell>
          <table:table-cell office:value-type="float" office:value="0.00976" calcext:value-type="float">
            <text:p>0.0098</text:p>
          </table:table-cell>
          <table:table-cell office:value-type="float" office:value="0.00967" calcext:value-type="float">
            <text:p>0.0097</text:p>
          </table:table-cell>
          <table:table-cell office:value-type="float" office:value="0.006769" calcext:value-type="float">
            <text:p>0.0068</text:p>
          </table:table-cell>
          <table:table-cell office:value-type="float" office:value="0.01727" calcext:value-type="float">
            <text:p>0.0173</text:p>
          </table:table-cell>
          <table:table-cell office:value-type="float" office:value="0.022195" calcext:value-type="float">
            <text:p>0.0222</text:p>
          </table:table-cell>
          <table:table-cell office:value-type="float" office:value="0.029976" calcext:value-type="float">
            <text:p>0.03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0.010794" calcext:value-type="float">
            <text:p>0.0108</text:p>
          </table:table-cell>
          <table:table-cell office:value-type="float" office:value="0.013582" calcext:value-type="float">
            <text:p>0.0136</text:p>
          </table:table-cell>
          <table:table-cell office:value-type="float" office:value="0.006791" calcext:value-type="float">
            <text:p>0.0068</text:p>
          </table:table-cell>
          <table:table-cell office:value-type="float" office:value="0.015539" calcext:value-type="float">
            <text:p>0.0155</text:p>
          </table:table-cell>
          <table:table-cell office:value-type="float" office:value="0.008658" calcext:value-type="float">
            <text:p>0.0087</text:p>
          </table:table-cell>
          <table:table-cell office:value-type="float" office:value="0.009962" calcext:value-type="float">
            <text:p>0.0100</text:p>
          </table:table-cell>
          <table:table-cell office:value-type="float" office:value="0.007376" calcext:value-type="float">
            <text:p>0.0074</text:p>
          </table:table-cell>
          <table:table-cell office:value-type="float" office:value="0.016191" calcext:value-type="float">
            <text:p>0.0162</text:p>
          </table:table-cell>
          <table:table-cell office:value-type="float" office:value="0.02233" calcext:value-type="float">
            <text:p>0.0223</text:p>
          </table:table-cell>
          <table:table-cell office:value-type="float" office:value="0.026648" calcext:value-type="float">
            <text:p>0.0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0.016956" calcext:value-type="float">
            <text:p>0.0170</text:p>
          </table:table-cell>
          <table:table-cell office:value-type="float" office:value="0.021566" calcext:value-type="float">
            <text:p>0.0216</text:p>
          </table:table-cell>
          <table:table-cell office:value-type="float" office:value="0.008905" calcext:value-type="float">
            <text:p>0.0089</text:p>
          </table:table-cell>
          <table:table-cell office:value-type="float" office:value="0.022195" calcext:value-type="float">
            <text:p>0.0222</text:p>
          </table:table-cell>
          <table:table-cell office:value-type="float" office:value="0.012998" calcext:value-type="float">
            <text:p>0.0130</text:p>
          </table:table-cell>
          <table:table-cell office:value-type="float" office:value="0.016888" calcext:value-type="float">
            <text:p>0.0169</text:p>
          </table:table-cell>
          <table:table-cell office:value-type="float" office:value="0.009265" calcext:value-type="float">
            <text:p>0.0093</text:p>
          </table:table-cell>
          <table:table-cell office:value-type="float" office:value="0.021453" calcext:value-type="float">
            <text:p>0.0215</text:p>
          </table:table-cell>
          <table:table-cell office:value-type="float" office:value="0.032787" calcext:value-type="float">
            <text:p>0.0328</text:p>
          </table:table-cell>
          <table:table-cell office:value-type="float" office:value="0.033619" calcext:value-type="float">
            <text:p>0.0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0.01374" calcext:value-type="float">
            <text:p>0.0137</text:p>
          </table:table-cell>
          <table:table-cell office:value-type="float" office:value="0.016303" calcext:value-type="float">
            <text:p>0.0163</text:p>
          </table:table-cell>
          <table:table-cell office:value-type="float" office:value="0.007151" calcext:value-type="float">
            <text:p>0.0072</text:p>
          </table:table-cell>
          <table:table-cell office:value-type="float" office:value="0.016641" calcext:value-type="float">
            <text:p>0.0166</text:p>
          </table:table-cell>
          <table:table-cell office:value-type="float" office:value="0.011514" calcext:value-type="float">
            <text:p>0.0115</text:p>
          </table:table-cell>
          <table:table-cell office:value-type="float" office:value="0.010951" calcext:value-type="float">
            <text:p>0.0110</text:p>
          </table:table-cell>
          <table:table-cell office:value-type="float" office:value="0.00841" calcext:value-type="float">
            <text:p>0.0084</text:p>
          </table:table-cell>
          <table:table-cell office:value-type="float" office:value="0.017855" calcext:value-type="float">
            <text:p>0.0179</text:p>
          </table:table-cell>
          <table:table-cell office:value-type="float" office:value="0.026198" calcext:value-type="float">
            <text:p>0.0262</text:p>
          </table:table-cell>
          <table:table-cell office:value-type="float" office:value="0.030021" calcext:value-type="float">
            <text:p>0.03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2</text:p>
          </table:table-cell>
          <table:table-cell office:value-type="float" office:value="0.013852" calcext:value-type="float">
            <text:p>0.0139</text:p>
          </table:table-cell>
          <table:table-cell office:value-type="float" office:value="0.015337" calcext:value-type="float">
            <text:p>0.0153</text:p>
          </table:table-cell>
          <table:table-cell office:value-type="float" office:value="0.008185" calcext:value-type="float">
            <text:p>0.0082</text:p>
          </table:table-cell>
          <table:table-cell office:value-type="float" office:value="0.020464" calcext:value-type="float">
            <text:p>0.0205</text:p>
          </table:table-cell>
          <table:table-cell office:value-type="float" office:value="0.009422" calcext:value-type="float">
            <text:p>0.0094</text:p>
          </table:table-cell>
          <table:table-cell office:value-type="float" office:value="0.011671" calcext:value-type="float">
            <text:p>0.0117</text:p>
          </table:table-cell>
          <table:table-cell office:value-type="float" office:value="0.007758" calcext:value-type="float">
            <text:p>0.0078</text:p>
          </table:table-cell>
          <table:table-cell office:value-type="float" office:value="0.017945" calcext:value-type="float">
            <text:p>0.0179</text:p>
          </table:table-cell>
          <table:table-cell office:value-type="float" office:value="0.027098" calcext:value-type="float">
            <text:p>0.0271</text:p>
          </table:table-cell>
          <table:table-cell office:value-type="float" office:value="0.028649" calcext:value-type="float">
            <text:p>0.02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0.00859" calcext:value-type="float">
            <text:p>0.0086</text:p>
          </table:table-cell>
          <table:table-cell office:value-type="float" office:value="0.011761" calcext:value-type="float">
            <text:p>0.0118</text:p>
          </table:table-cell>
          <table:table-cell office:value-type="float" office:value="0.005037" calcext:value-type="float">
            <text:p>0.0050</text:p>
          </table:table-cell>
          <table:table-cell office:value-type="float" office:value="0.012548" calcext:value-type="float">
            <text:p>0.0125</text:p>
          </table:table-cell>
          <table:table-cell office:value-type="float" office:value="0.007601" calcext:value-type="float">
            <text:p>0.0076</text:p>
          </table:table-cell>
          <table:table-cell office:value-type="float" office:value="0.006611" calcext:value-type="float">
            <text:p>0.0066</text:p>
          </table:table-cell>
          <table:table-cell office:value-type="float" office:value="0.005554" calcext:value-type="float">
            <text:p>0.005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6551" calcext:value-type="float">
            <text:p>0.0166</text:p>
          </table:table-cell>
          <table:table-cell office:value-type="float" office:value="0.021161" calcext:value-type="float">
            <text:p>0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0.019069" calcext:value-type="float">
            <text:p>0.0191</text:p>
          </table:table-cell>
          <table:table-cell office:value-type="float" office:value="0.022667" calcext:value-type="float">
            <text:p>0.0227</text:p>
          </table:table-cell>
          <table:table-cell office:value-type="float" office:value="0.008793" calcext:value-type="float">
            <text:p>0.0088</text:p>
          </table:table-cell>
          <table:table-cell office:value-type="float" office:value="0.022398" calcext:value-type="float">
            <text:p>0.0224</text:p>
          </table:table-cell>
          <table:table-cell office:value-type="float" office:value="0.014819" calcext:value-type="float">
            <text:p>0.0148</text:p>
          </table:table-cell>
          <table:table-cell office:value-type="float" office:value="0.011131" calcext:value-type="float">
            <text:p>0.0111</text:p>
          </table:table-cell>
          <table:table-cell office:value-type="float" office:value="0.010906" calcext:value-type="float">
            <text:p>0.0109</text:p>
          </table:table-cell>
          <table:table-cell office:value-type="float" office:value="0.027457" calcext:value-type="float">
            <text:p>0.0275</text:p>
          </table:table-cell>
          <table:table-cell office:value-type="float" office:value="0.034473" calcext:value-type="float">
            <text:p>0.0345</text:p>
          </table:table-cell>
          <table:table-cell office:value-type="float" office:value="0.045267" calcext:value-type="float">
            <text:p>0.04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0.019182" calcext:value-type="float">
            <text:p>0.0192</text:p>
          </table:table-cell>
          <table:table-cell office:value-type="float" office:value="0.024174" calcext:value-type="float">
            <text:p>0.0242</text:p>
          </table:table-cell>
          <table:table-cell office:value-type="float" office:value="0.011671" calcext:value-type="float">
            <text:p>0.0117</text:p>
          </table:table-cell>
          <table:table-cell office:value-type="float" office:value="0.02676" calcext:value-type="float">
            <text:p>0.0268</text:p>
          </table:table-cell>
          <table:table-cell office:value-type="float" office:value="0.016686" calcext:value-type="float">
            <text:p>0.0167</text:p>
          </table:table-cell>
          <table:table-cell office:value-type="float" office:value="0.016259" calcext:value-type="float">
            <text:p>0.0163</text:p>
          </table:table-cell>
          <table:table-cell office:value-type="float" office:value="0.011716" calcext:value-type="float">
            <text:p>0.0117</text:p>
          </table:table-cell>
          <table:table-cell office:value-type="float" office:value="0.026288" calcext:value-type="float">
            <text:p>0.0263</text:p>
          </table:table-cell>
          <table:table-cell office:value-type="float" office:value="0.037757" calcext:value-type="float">
            <text:p>0.0378</text:p>
          </table:table-cell>
          <table:table-cell office:value-type="float" office:value="0.04547" calcext:value-type="float">
            <text:p>0.04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0.009872" calcext:value-type="float">
            <text:p>0.0099</text:p>
          </table:table-cell>
          <table:table-cell office:value-type="float" office:value="0.013493" calcext:value-type="float">
            <text:p>0.0135</text:p>
          </table:table-cell>
          <table:table-cell office:value-type="float" office:value="0.006162" calcext:value-type="float">
            <text:p>0.0062</text:p>
          </table:table-cell>
          <table:table-cell office:value-type="float" office:value="0.014752" calcext:value-type="float">
            <text:p>0.0148</text:p>
          </table:table-cell>
          <table:table-cell office:value-type="float" office:value="0.007376" calcext:value-type="float">
            <text:p>0.0074</text:p>
          </table:table-cell>
          <table:table-cell office:value-type="float" office:value="0.009018" calcext:value-type="float">
            <text:p>0.0090</text:p>
          </table:table-cell>
          <table:table-cell office:value-type="float" office:value="0.005509" calcext:value-type="float">
            <text:p>0.0055</text:p>
          </table:table-cell>
          <table:table-cell office:value-type="float" office:value="0.013785" calcext:value-type="float">
            <text:p>0.0138</text:p>
          </table:table-cell>
          <table:table-cell office:value-type="float" office:value="0.021633" calcext:value-type="float">
            <text:p>0.0216</text:p>
          </table:table-cell>
          <table:table-cell office:value-type="float" office:value="0.021813" calcext:value-type="float">
            <text:p>0.02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0.009805" calcext:value-type="float">
            <text:p>0.0098</text:p>
          </table:table-cell>
          <table:table-cell office:value-type="float" office:value="0.012436" calcext:value-type="float">
            <text:p>0.0124</text:p>
          </table:table-cell>
          <table:table-cell office:value-type="float" office:value="0.006611" calcext:value-type="float">
            <text:p>0.0066</text:p>
          </table:table-cell>
          <table:table-cell office:value-type="float" office:value="0.014392" calcext:value-type="float">
            <text:p>0.0144</text:p>
          </table:table-cell>
          <table:table-cell office:value-type="float" office:value="0.007263" calcext:value-type="float">
            <text:p>0.0073</text:p>
          </table:table-cell>
          <table:table-cell office:value-type="float" office:value="0.007556" calcext:value-type="float">
            <text:p>0.0076</text:p>
          </table:table-cell>
          <table:table-cell office:value-type="float" office:value="0.005127" calcext:value-type="float">
            <text:p>0.0051</text:p>
          </table:table-cell>
          <table:table-cell office:value-type="float" office:value="0.013133" calcext:value-type="float">
            <text:p>0.0131</text:p>
          </table:table-cell>
          <table:table-cell office:value-type="float" office:value="0.020194" calcext:value-type="float">
            <text:p>0.0202</text:p>
          </table:table-cell>
          <table:table-cell office:value-type="float" office:value="0.022195" calcext:value-type="float">
            <text:p>0.0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0.008118" calcext:value-type="float">
            <text:p>0.0081</text:p>
          </table:table-cell>
          <table:table-cell office:value-type="float" office:value="0.011289" calcext:value-type="float">
            <text:p>0.0113</text:p>
          </table:table-cell>
          <table:table-cell office:value-type="float" office:value="0.005015" calcext:value-type="float">
            <text:p>0.0050</text:p>
          </table:table-cell>
          <table:table-cell office:value-type="float" office:value="0.012481" calcext:value-type="float">
            <text:p>0.0125</text:p>
          </table:table-cell>
          <table:table-cell office:value-type="float" office:value="0.006566" calcext:value-type="float">
            <text:p>0.0066</text:p>
          </table:table-cell>
          <table:table-cell office:value-type="float" office:value="0.006904" calcext:value-type="float">
            <text:p>0.0069</text:p>
          </table:table-cell>
          <table:table-cell office:value-type="float" office:value="0.005172" calcext:value-type="float">
            <text:p>0.0052</text:p>
          </table:table-cell>
          <table:table-cell office:value-type="float" office:value="0.011221" calcext:value-type="float">
            <text:p>0.0112</text:p>
          </table:table-cell>
          <table:table-cell office:value-type="float" office:value="0.016551" calcext:value-type="float">
            <text:p>0.0166</text:p>
          </table:table-cell>
          <table:table-cell office:value-type="float" office:value="0.019024" calcext:value-type="float">
            <text:p>0.01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0.008073" calcext:value-type="float">
            <text:p>0.0081</text:p>
          </table:table-cell>
          <table:table-cell office:value-type="float" office:value="0.011041" calcext:value-type="float">
            <text:p>0.0110</text:p>
          </table:table-cell>
          <table:table-cell office:value-type="float" office:value="0.005195" calcext:value-type="float">
            <text:p>0.0052</text:p>
          </table:table-cell>
          <table:table-cell office:value-type="float" office:value="0.012728" calcext:value-type="float">
            <text:p>0.0127</text:p>
          </table:table-cell>
          <table:table-cell office:value-type="float" office:value="0.006521" calcext:value-type="float">
            <text:p>0.0065</text:p>
          </table:table-cell>
          <table:table-cell office:value-type="float" office:value="0.007353" calcext:value-type="float">
            <text:p>0.0074</text:p>
          </table:table-cell>
          <table:table-cell office:value-type="float" office:value="0.005509" calcext:value-type="float">
            <text:p>0.0055</text:p>
          </table:table-cell>
          <table:table-cell office:value-type="float" office:value="0.011559" calcext:value-type="float">
            <text:p>0.0116</text:p>
          </table:table-cell>
          <table:table-cell office:value-type="float" office:value="0.016551" calcext:value-type="float">
            <text:p>0.0166</text:p>
          </table:table-cell>
          <table:table-cell office:value-type="float" office:value="0.019249" calcext:value-type="float">
            <text:p>0.0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0.008163" calcext:value-type="float">
            <text:p>0.0082</text:p>
          </table:table-cell>
          <table:table-cell office:value-type="float" office:value="0.01275" calcext:value-type="float">
            <text:p>0.0128</text:p>
          </table:table-cell>
          <table:table-cell office:value-type="float" office:value="0.005689" calcext:value-type="float">
            <text:p>0.0057</text:p>
          </table:table-cell>
          <table:table-cell office:value-type="float" office:value="0.012548" calcext:value-type="float">
            <text:p>0.0125</text:p>
          </table:table-cell>
          <table:table-cell office:value-type="float" office:value="0.00859" calcext:value-type="float">
            <text:p>0.0086</text:p>
          </table:table-cell>
          <table:table-cell office:value-type="float" office:value="0.006994" calcext:value-type="float">
            <text:p>0.0070</text:p>
          </table:table-cell>
          <table:table-cell office:value-type="float" office:value="0.005937" calcext:value-type="float">
            <text:p>0.0059</text:p>
          </table:table-cell>
          <table:table-cell office:value-type="float" office:value="0.01392" calcext:value-type="float">
            <text:p>0.0139</text:p>
          </table:table-cell>
          <table:table-cell office:value-type="float" office:value="0.017788" calcext:value-type="float">
            <text:p>0.0178</text:p>
          </table:table-cell>
          <table:table-cell office:value-type="float" office:value="0.02332" calcext:value-type="float">
            <text:p>0.0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0.009512" calcext:value-type="float">
            <text:p>0.0095</text:p>
          </table:table-cell>
          <table:table-cell office:value-type="float" office:value="0.014684" calcext:value-type="float">
            <text:p>0.0147</text:p>
          </table:table-cell>
          <table:table-cell office:value-type="float" office:value="0.005622" calcext:value-type="float">
            <text:p>0.0056</text:p>
          </table:table-cell>
          <table:table-cell office:value-type="float" office:value="0.014842" calcext:value-type="float">
            <text:p>0.0148</text:p>
          </table:table-cell>
          <table:table-cell office:value-type="float" office:value="0.008118" calcext:value-type="float">
            <text:p>0.0081</text:p>
          </table:table-cell>
          <table:table-cell office:value-type="float" office:value="0.007871" calcext:value-type="float">
            <text:p>0.0079</text:p>
          </table:table-cell>
          <table:table-cell office:value-type="float" office:value="0.008635" calcext:value-type="float">
            <text:p>0.0086</text:p>
          </table:table-cell>
          <table:table-cell office:value-type="float" office:value="0.016933" calcext:value-type="float">
            <text:p>0.0169</text:p>
          </table:table-cell>
          <table:table-cell office:value-type="float" office:value="0.021183" calcext:value-type="float">
            <text:p>0.0212</text:p>
          </table:table-cell>
          <table:table-cell office:value-type="float" office:value="0.025074" calcext:value-type="float">
            <text:p>0.0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0.010209" calcext:value-type="float">
            <text:p>0.0102</text:p>
          </table:table-cell>
          <table:table-cell office:value-type="float" office:value="0.012953" calcext:value-type="float">
            <text:p>0.0130</text:p>
          </table:table-cell>
          <table:table-cell office:value-type="float" office:value="0.006521" calcext:value-type="float">
            <text:p>0.0065</text:p>
          </table:table-cell>
          <table:table-cell office:value-type="float" office:value="0.013695" calcext:value-type="float">
            <text:p>0.0137</text:p>
          </table:table-cell>
          <table:table-cell office:value-type="float" office:value="0.007691" calcext:value-type="float">
            <text:p>0.0077</text:p>
          </table:table-cell>
          <table:table-cell office:value-type="float" office:value="0.007916" calcext:value-type="float">
            <text:p>0.0079</text:p>
          </table:table-cell>
          <table:table-cell office:value-type="float" office:value="0.006634" calcext:value-type="float">
            <text:p>0.0066</text:p>
          </table:table-cell>
          <table:table-cell office:value-type="float" office:value="0.01365" calcext:value-type="float">
            <text:p>0.0137</text:p>
          </table:table-cell>
          <table:table-cell office:value-type="float" office:value="0.02287" calcext:value-type="float">
            <text:p>0.0229</text:p>
          </table:table-cell>
          <table:table-cell office:value-type="float" office:value="0.023027" calcext:value-type="float">
            <text:p>0.02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0.008006" calcext:value-type="float">
            <text:p>0.0080</text:p>
          </table:table-cell>
          <table:table-cell office:value-type="float" office:value="0.012188" calcext:value-type="float">
            <text:p>0.0122</text:p>
          </table:table-cell>
          <table:table-cell office:value-type="float" office:value="0.005307" calcext:value-type="float">
            <text:p>0.0053</text:p>
          </table:table-cell>
          <table:table-cell office:value-type="float" office:value="0.011649" calcext:value-type="float">
            <text:p>0.0116</text:p>
          </table:table-cell>
          <table:table-cell office:value-type="float" office:value="0.007713" calcext:value-type="float">
            <text:p>0.0077</text:p>
          </table:table-cell>
          <table:table-cell office:value-type="float" office:value="0.007646" calcext:value-type="float">
            <text:p>0.0076</text:p>
          </table:table-cell>
          <table:table-cell office:value-type="float" office:value="0.005577" calcext:value-type="float">
            <text:p>0.0056</text:p>
          </table:table-cell>
          <table:table-cell office:value-type="float" office:value="0.012908" calcext:value-type="float">
            <text:p>0.0129</text:p>
          </table:table-cell>
          <table:table-cell office:value-type="float" office:value="0.018035" calcext:value-type="float">
            <text:p>0.0180</text:p>
          </table:table-cell>
          <table:table-cell office:value-type="float" office:value="0.021228" calcext:value-type="float">
            <text:p>0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25</text:p>
          </table:table-cell>
          <table:table-cell office:value-type="float" office:value="0.010637" calcext:value-type="float">
            <text:p>0.0106</text:p>
          </table:table-cell>
          <table:table-cell office:value-type="float" office:value="0.012548" calcext:value-type="float">
            <text:p>0.0125</text:p>
          </table:table-cell>
          <table:table-cell office:value-type="float" office:value="0.006701" calcext:value-type="float">
            <text:p>0.0067</text:p>
          </table:table-cell>
          <table:table-cell office:value-type="float" office:value="0.015651" calcext:value-type="float">
            <text:p>0.0157</text:p>
          </table:table-cell>
          <table:table-cell office:value-type="float" office:value="0.007961" calcext:value-type="float">
            <text:p>0.0080</text:p>
          </table:table-cell>
          <table:table-cell office:value-type="float" office:value="0.009175" calcext:value-type="float">
            <text:p>0.0092</text:p>
          </table:table-cell>
          <table:table-cell office:value-type="float" office:value="0.006746" calcext:value-type="float">
            <text:p>0.0067</text:p>
          </table:table-cell>
          <table:table-cell office:value-type="float" office:value="0.015359" calcext:value-type="float">
            <text:p>0.0154</text:p>
          </table:table-cell>
          <table:table-cell office:value-type="float" office:value="0.022533" calcext:value-type="float">
            <text:p>0.0225</text:p>
          </table:table-cell>
          <table:table-cell office:value-type="float" office:value="0.023972" calcext:value-type="float">
            <text:p>0.02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0.009805" calcext:value-type="float">
            <text:p>0.0098</text:p>
          </table:table-cell>
          <table:table-cell office:value-type="float" office:value="0.014032" calcext:value-type="float">
            <text:p>0.0140</text:p>
          </table:table-cell>
          <table:table-cell office:value-type="float" office:value="0.006184" calcext:value-type="float">
            <text:p>0.0062</text:p>
          </table:table-cell>
          <table:table-cell office:value-type="float" office:value="0.015292" calcext:value-type="float">
            <text:p>0.0153</text:p>
          </table:table-cell>
          <table:table-cell office:value-type="float" office:value="0.00841" calcext:value-type="float">
            <text:p>0.0084</text:p>
          </table:table-cell>
          <table:table-cell office:value-type="float" office:value="0.008545" calcext:value-type="float">
            <text:p>0.0085</text:p>
          </table:table-cell>
          <table:table-cell office:value-type="float" office:value="0.006724" calcext:value-type="float">
            <text:p>0.0067</text:p>
          </table:table-cell>
          <table:table-cell office:value-type="float" office:value="0.01446" calcext:value-type="float">
            <text:p>0.0145</text:p>
          </table:table-cell>
          <table:table-cell office:value-type="float" office:value="0.020689" calcext:value-type="float">
            <text:p>0.0207</text:p>
          </table:table-cell>
          <table:table-cell office:value-type="float" office:value="0.023207" calcext:value-type="float">
            <text:p>0.0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0.010524" calcext:value-type="float">
            <text:p>0.0105</text:p>
          </table:table-cell>
          <table:table-cell office:value-type="float" office:value="0.014212" calcext:value-type="float">
            <text:p>0.0142</text:p>
          </table:table-cell>
          <table:table-cell office:value-type="float" office:value="0.006386" calcext:value-type="float">
            <text:p>0.0064</text:p>
          </table:table-cell>
          <table:table-cell office:value-type="float" office:value="0.016416" calcext:value-type="float">
            <text:p>0.0164</text:p>
          </table:table-cell>
          <table:table-cell office:value-type="float" office:value="0.009062" calcext:value-type="float">
            <text:p>0.0091</text:p>
          </table:table-cell>
          <table:table-cell office:value-type="float" office:value="0.008905" calcext:value-type="float">
            <text:p>0.0089</text:p>
          </table:table-cell>
          <table:table-cell office:value-type="float" office:value="0.007219" calcext:value-type="float">
            <text:p>0.0072</text:p>
          </table:table-cell>
          <table:table-cell office:value-type="float" office:value="0.015112" calcext:value-type="float">
            <text:p>0.0151</text:p>
          </table:table-cell>
          <table:table-cell office:value-type="float" office:value="0.021566" calcext:value-type="float">
            <text:p>0.0216</text:p>
          </table:table-cell>
          <table:table-cell office:value-type="float" office:value="0.025164" calcext:value-type="float">
            <text:p>0.0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19</text:p>
          </table:table-cell>
          <table:table-cell office:value-type="float" office:value="0.007061" calcext:value-type="float">
            <text:p>0.0071</text:p>
          </table:table-cell>
          <table:table-cell office:value-type="float" office:value="0.011221" calcext:value-type="float">
            <text:p>0.0112</text:p>
          </table:table-cell>
          <table:table-cell office:value-type="float" office:value="0.00506" calcext:value-type="float">
            <text:p>0.0051</text:p>
          </table:table-cell>
          <table:table-cell office:value-type="float" office:value="0.010817" calcext:value-type="float">
            <text:p>0.0108</text:p>
          </table:table-cell>
          <table:table-cell office:value-type="float" office:value="0.006904" calcext:value-type="float">
            <text:p>0.0069</text:p>
          </table:table-cell>
          <table:table-cell office:value-type="float" office:value="0.006746" calcext:value-type="float">
            <text:p>0.0067</text:p>
          </table:table-cell>
          <table:table-cell office:value-type="float" office:value="0.005082" calcext:value-type="float">
            <text:p>0.0051</text:p>
          </table:table-cell>
          <table:table-cell office:value-type="float" office:value="0.011559" calcext:value-type="float">
            <text:p>0.0116</text:p>
          </table:table-cell>
          <table:table-cell office:value-type="float" office:value="0.015741" calcext:value-type="float">
            <text:p>0.0157</text:p>
          </table:table-cell>
          <table:table-cell office:value-type="float" office:value="0.019002" calcext:value-type="float">
            <text:p>0.01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0.006926" calcext:value-type="float">
            <text:p>0.0069</text:p>
          </table:table-cell>
          <table:table-cell office:value-type="float" office:value="0.010929" calcext:value-type="float">
            <text:p>0.0109</text:p>
          </table:table-cell>
          <table:table-cell office:value-type="float" office:value="0.005037" calcext:value-type="float">
            <text:p>0.0050</text:p>
          </table:table-cell>
          <table:table-cell office:value-type="float" office:value="0.010434" calcext:value-type="float">
            <text:p>0.0104</text:p>
          </table:table-cell>
          <table:table-cell office:value-type="float" office:value="0.006836" calcext:value-type="float">
            <text:p>0.0068</text:p>
          </table:table-cell>
          <table:table-cell office:value-type="float" office:value="0.006634" calcext:value-type="float">
            <text:p>0.0066</text:p>
          </table:table-cell>
          <table:table-cell office:value-type="float" office:value="0.004812" calcext:value-type="float">
            <text:p>0.0048</text:p>
          </table:table-cell>
          <table:table-cell office:value-type="float" office:value="0.011716" calcext:value-type="float">
            <text:p>0.0117</text:p>
          </table:table-cell>
          <table:table-cell office:value-type="float" office:value="0.014797" calcext:value-type="float">
            <text:p>0.0148</text:p>
          </table:table-cell>
          <table:table-cell office:value-type="float" office:value="0.018665" calcext:value-type="float">
            <text:p>0.0187</text:p>
          </table:table-cell>
          <table:table-cell table:number-columns-repeated="1010"/>
        </table:table-row>
        <table:table-row table:style-name="ro1" table:number-rows-repeated="31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LABELLED" table:style-name="ta1">
        <table:shapes>
          <draw:frame draw:z-index="0" draw:style-name="gr1" draw:text-style-name="P1" svg:width="42.884cm" svg:height="17.836cm" svg:x="19.2cm" svg:y="0.6cm">
            <draw:object draw:notify-on-update-of-ranges="LABELLED.A2:LABELLED.A53 LABELLED.B1:LABELLED.B1 LABELLED.B2:LABELLED.B53 LABELLED.C1:LABELLED.C1 LABELLED.C2:LABELLED.C53 LABELLED.D1:LABELLED.D1 LABELLED.D2:LABELLED.D53 LABELLED.E1:LABELLED.E1 LABELLED.E2:LABELLED.E53 LABELLED.F1:LABELLED.F1 LABELLED.F2:LABELLED.F53 LABELLED.G1:LABELLED.G1 LABELLED.G2:LABELLED.G53 LABELLED.H1:LABELLED.H1 LABELLED.H2:LABELLED.H53 LABELLED.I1:LABELLED.I1 LABELLED.I2:LABELLED.I53 LABELLED.J1:LABELLED.J1 LABELLED.J2:LABELLED.J53 LABELLED.K1:LABELLED.K1 LABELLED.K2:LABELLED.K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3" svg:width="0.814cm" svg:height="0.507cm" svg:x="22.5cm" svg:y="15.92cm">
            <draw:text-box>
              <text:p text:style-name="P2"><text:span text:style-name="T1">WEF</text:span></text:p>
            </draw:text-box>
          </draw:frame>
          <draw:frame draw:z-index="2" draw:style-name="gr3" draw:text-style-name="P4" svg:width="1.275cm" svg:height="0.497cm" svg:x="45.824cm" svg:y="15.93cm">
            <draw:text-box>
              <text:p text:style-name="P2"><text:span text:style-name="T2">Dorian</text:span></text:p>
            </draw:text-box>
          </draw:frame>
          <draw:frame draw:z-index="3" draw:style-name="gr3" draw:text-style-name="P4" svg:width="1.089cm" svg:height="0.497cm" svg:x="35.592cm" svg:y="15.93cm">
            <draw:text-box>
              <text:p text:style-name="P2"><text:span text:style-name="T2">STK2</text:span></text:p>
            </draw:text-box>
          </draw:frame>
          <draw:frame draw:z-index="4" draw:style-name="gr4" draw:text-style-name="P4" svg:width="1.089cm" svg:height="0.469cm" svg:x="28.4cm" svg:y="15.93cm">
            <draw:text-box>
              <text:p text:style-name="P2"><text:span text:style-name="T2">STK1</text:span></text:p>
            </draw:text-box>
          </draw:frame>
          <draw:frame draw:z-index="5" draw:style-name="gr2" draw:text-style-name="P3" svg:width="0.814cm" svg:height="0.507cm" svg:x="48.95cm" svg:y="15.92cm">
            <draw:text-box>
              <text:p text:style-name="P2"><text:span text:style-name="T1">CAS</text:span></text:p>
            </draw:text-box>
          </draw:frame>
          <draw:frame draw:z-index="6" draw:style-name="gr3" draw:text-style-name="P4" svg:width="0.965cm" svg:height="0.497cm" svg:x="40.48cm" svg:y="15.93cm">
            <draw:text-box>
              <text:p text:style-name="P2"><text:span text:style-name="T2">Barry</text:span></text:p>
            </draw:text-box>
          </draw:frame>
          <draw:frame draw:z-index="7" draw:style-name="gr3" draw:text-style-name="P4" svg:width="0.965cm" svg:height="0.497cm" svg:x="41.78cm" svg:y="15.93cm">
            <draw:text-box>
              <text:p text:style-name="P2"><text:span text:style-name="T2">Heat</text:span></text:p>
            </draw:text-box>
          </draw:frame>
          <draw:frame draw:z-index="8" draw:style-name="gr2" draw:text-style-name="P3" svg:width="0.814cm" svg:height="0.507cm" svg:x="56.15cm" svg:y="15.92cm">
            <draw:text-box>
              <text:p text:style-name="P2"><text:span text:style-name="T1">COP</text:span></text:p>
            </draw:text-box>
          </draw:frame>
        </table:shapes>
        <table:table-column table:style-name="co5" table:default-cell-style-name="ce2"/>
        <table:table-column table:style-name="co1" table:number-columns-repeated="10" table:default-cell-style-name="ce5"/>
        <table:table-column table:style-name="co2" table:number-columns-repeated="1010" table:default-cell-style-name="Default"/>
        <table:table-row table:style-name="ro1">
          <table:table-cell table:style-name="ce1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.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>
            <text:p><text:s/>users: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table:number-columns-repeated="19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table:number-columns-repeated="979"/>
        </table:table-row>
        <table:table-row table:style-name="ro1">
          <table:table-cell office:value-type="string" calcext:value-type="string">
            <text:p>2019-01-01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52502" calcext:value-type="float">
            <text:p>0.0525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45102" calcext:value-type="float">
            <text:p>0.0451</text:p>
          </table:table-cell>
          <table:table-cell office:value-type="float" office:value="0.036293" calcext:value-type="float">
            <text:p>0.0363</text:p>
          </table:table-cell>
          <table:table-cell office:value-type="float" office:value="0.032417" calcext:value-type="float">
            <text:p>0.0324</text:p>
          </table:table-cell>
          <table:table-cell office:value-type="float" office:value="0.024313" calcext:value-type="float">
            <text:p>0.0243</text:p>
          </table:table-cell>
          <table:table-cell office:value-type="float" office:value="0.058492" calcext:value-type="float">
            <text:p>0.0585</text:p>
          </table:table-cell>
          <table:table-cell office:value-type="float" office:value="0.062016" calcext:value-type="float">
            <text:p>0.0620</text:p>
          </table:table-cell>
          <table:table-cell office:value-type="float" office:value="0.097252" calcext:value-type="float">
            <text:p>0.0973</text:p>
          </table:table-cell>
          <table:table-cell table:number-columns-repeated="20"/>
          <table:table-cell table:style-name="ce8" office:value-type="string" calcext:value-type="string">
            <text:p>Colours</text:p>
          </table:table-cell>
          <table:table-cell table:style-name="ce9" office:value-type="string" calcext:value-type="string">
            <text:p>FF0000</text:p>
          </table:table-cell>
          <table:table-cell table:style-name="ce9" office:value-type="string" calcext:value-type="string">
            <text:p>EA7500</text:p>
          </table:table-cell>
          <table:table-cell table:style-name="ce9" office:value-type="string" calcext:value-type="string">
            <text:p>D700FF</text:p>
          </table:table-cell>
          <table:table-cell table:style-name="ce9" office:value-type="string" calcext:value-type="string">
            <text:p>00AF00</text:p>
          </table:table-cell>
          <table:table-cell table:style-name="ce9" office:value-type="string" calcext:value-type="string">
            <text:p>FFD700</text:p>
          </table:table-cell>
          <table:table-cell table:style-name="ce9" office:value-type="string" calcext:value-type="string">
            <text:p>8700D7</text:p>
          </table:table-cell>
          <table:table-cell table:style-name="ce9" office:value-type="string" calcext:value-type="string">
            <text:p>00E0E0</text:p>
          </table:table-cell>
          <table:table-cell table:style-name="ce9" office:value-type="string" calcext:value-type="string">
            <text:p>00FF87</text:p>
          </table:table-cell>
          <table:table-cell table:style-name="ce9" office:value-type="string" calcext:value-type="string">
            <text:p>0087FF</text:p>
          </table:table-cell>
          <table:table-cell table:style-name="ce9" office:value-type="string" calcext:value-type="string">
            <text:p>E6E90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0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64482" calcext:value-type="float">
            <text:p>0.0645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67301" calcext:value-type="float">
            <text:p>0.0673</text:p>
          </table:table-cell>
          <table:table-cell office:value-type="float" office:value="0.036998" calcext:value-type="float">
            <text:p>0.0370</text:p>
          </table:table-cell>
          <table:table-cell office:value-type="float" office:value="0.04475" calcext:value-type="float">
            <text:p>0.0448</text:p>
          </table:table-cell>
          <table:table-cell office:value-type="float" office:value="0.050035" calcext:value-type="float">
            <text:p>0.0500</text:p>
          </table:table-cell>
          <table:table-cell office:value-type="float" office:value="0.059901" calcext:value-type="float">
            <text:p>0.0599</text:p>
          </table:table-cell>
          <table:table-cell office:value-type="float" office:value="0.085976" calcext:value-type="float">
            <text:p>0.0860</text:p>
          </table:table-cell>
          <table:table-cell office:value-type="float" office:value="0.110289" calcext:value-type="float">
            <text:p>0.1103</text:p>
          </table:table-cell>
          <table:table-cell table:number-columns-repeated="20"/>
          <table:table-cell table:style-name="ce8"/>
          <table:table-cell table:style-name="ce9" table:formula="of:=HEX2DEC([.AG2])" office:value-type="float" office:value="16711680" calcext:value-type="float">
            <text:p>16711680</text:p>
          </table:table-cell>
          <table:table-cell table:style-name="ce9" table:formula="of:=HEX2DEC([.AH2])" office:value-type="float" office:value="15365376" calcext:value-type="float">
            <text:p>15365376</text:p>
          </table:table-cell>
          <table:table-cell table:style-name="ce9" table:formula="of:=HEX2DEC([.AI2])" office:value-type="float" office:value="14090495" calcext:value-type="float">
            <text:p>14090495</text:p>
          </table:table-cell>
          <table:table-cell table:style-name="ce9" table:formula="of:=HEX2DEC([.AJ2])" office:value-type="float" office:value="44800" calcext:value-type="float">
            <text:p>44800</text:p>
          </table:table-cell>
          <table:table-cell table:style-name="ce9" table:formula="of:=HEX2DEC([.AK2])" office:value-type="float" office:value="16766720" calcext:value-type="float">
            <text:p>16766720</text:p>
          </table:table-cell>
          <table:table-cell table:style-name="ce9" table:formula="of:=HEX2DEC([.AL2])" office:value-type="float" office:value="8847575" calcext:value-type="float">
            <text:p>8847575</text:p>
          </table:table-cell>
          <table:table-cell table:style-name="ce9" table:formula="of:=HEX2DEC([.AM2])" office:value-type="float" office:value="57568" calcext:value-type="float">
            <text:p>57568</text:p>
          </table:table-cell>
          <table:table-cell table:style-name="ce9" table:formula="of:=HEX2DEC([.AN2])" office:value-type="float" office:value="65415" calcext:value-type="float">
            <text:p>65415</text:p>
          </table:table-cell>
          <table:table-cell table:style-name="ce9" table:formula="of:=HEX2DEC([.AO2])" office:value-type="float" office:value="34815" calcext:value-type="float">
            <text:p>34815</text:p>
          </table:table-cell>
          <table:table-cell table:style-name="ce9" table:formula="of:=HEX2DEC([.AP2])" office:value-type="float" office:value="15132933" calcext:value-type="float">
            <text:p>151329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0.042636" calcext:value-type="float">
            <text:p>0.0426</text:p>
          </table:table-cell>
          <table:table-cell office:value-type="float" office:value="0.054968" calcext:value-type="float">
            <text:p>0.0550</text:p>
          </table:table-cell>
          <table:table-cell office:value-type="float" office:value="0.021142" calcext:value-type="float">
            <text:p>0.0211</text:p>
          </table:table-cell>
          <table:table-cell office:value-type="float" office:value="0.057082" calcext:value-type="float">
            <text:p>0.0571</text:p>
          </table:table-cell>
          <table:table-cell office:value-type="float" office:value="0.029246" calcext:value-type="float">
            <text:p>0.0292</text:p>
          </table:table-cell>
          <table:table-cell office:value-type="float" office:value="0.047216" calcext:value-type="float">
            <text:p>0.0472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51445" calcext:value-type="float">
            <text:p>0.0514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102537" calcext:value-type="float">
            <text:p>0.1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2</text:p>
          </table:table-cell>
          <table:table-cell office:value-type="float" office:value="0.042988" calcext:value-type="float">
            <text:p>0.0430</text:p>
          </table:table-cell>
          <table:table-cell office:value-type="float" office:value="0.066949" calcext:value-type="float">
            <text:p>0.0669</text:p>
          </table:table-cell>
          <table:table-cell office:value-type="float" office:value="0.024313" calcext:value-type="float">
            <text:p>0.0243</text:p>
          </table:table-cell>
          <table:table-cell office:value-type="float" office:value="0.067653" calcext:value-type="float">
            <text:p>0.0677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40169" calcext:value-type="float">
            <text:p>0.0402</text:p>
          </table:table-cell>
          <table:table-cell office:value-type="float" office:value="0.03136" calcext:value-type="float">
            <text:p>0.0314</text:p>
          </table:table-cell>
          <table:table-cell office:value-type="float" office:value="0.068358" calcext:value-type="float">
            <text:p>0.0684</text:p>
          </table:table-cell>
          <table:table-cell office:value-type="float" office:value="0.101832" calcext:value-type="float">
            <text:p>0.1018</text:p>
          </table:table-cell>
          <table:table-cell office:value-type="float" office:value="0.12086" calcext:value-type="float">
            <text:p>0.1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0.059901" calcext:value-type="float">
            <text:p>0.0599</text:p>
          </table:table-cell>
          <table:table-cell office:value-type="float" office:value="0.075053" calcext:value-type="float">
            <text:p>0.0751</text:p>
          </table:table-cell>
          <table:table-cell office:value-type="float" office:value="0.044045" calcext:value-type="float">
            <text:p>0.0440</text:p>
          </table:table-cell>
          <table:table-cell office:value-type="float" office:value="0.076815" calcext:value-type="float">
            <text:p>0.0768</text:p>
          </table:table-cell>
          <table:table-cell office:value-type="float" office:value="0.045807" calcext:value-type="float">
            <text:p>0.0458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43693" calcext:value-type="float">
            <text:p>0.0437</text:p>
          </table:table-cell>
          <table:table-cell office:value-type="float" office:value="0.101128" calcext:value-type="float">
            <text:p>0.1011</text:p>
          </table:table-cell>
          <table:table-cell office:value-type="float" office:value="0.142354" calcext:value-type="float">
            <text:p>0.1424</text:p>
          </table:table-cell>
          <table:table-cell office:value-type="float" office:value="0.141649" calcext:value-type="float">
            <text:p>0.1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0.053559" calcext:value-type="float">
            <text:p>0.0536</text:p>
          </table:table-cell>
          <table:table-cell office:value-type="float" office:value="0.084919" calcext:value-type="float">
            <text:p>0.0849</text:p>
          </table:table-cell>
          <table:table-cell office:value-type="float" office:value="0.034179" calcext:value-type="float">
            <text:p>0.0342</text:p>
          </table:table-cell>
          <table:table-cell office:value-type="float" office:value="0.072939" calcext:value-type="float">
            <text:p>0.0729</text:p>
          </table:table-cell>
          <table:table-cell office:value-type="float" office:value="0.053206" calcext:value-type="float">
            <text:p>0.0532</text:p>
          </table:table-cell>
          <table:table-cell office:value-type="float" office:value="0.051445" calcext:value-type="float">
            <text:p>0.0514</text:p>
          </table:table-cell>
          <table:table-cell office:value-type="float" office:value="0.03876" calcext:value-type="float">
            <text:p>0.0388</text:p>
          </table:table-cell>
          <table:table-cell office:value-type="float" office:value="0.087385" calcext:value-type="float">
            <text:p>0.0874</text:p>
          </table:table-cell>
          <table:table-cell office:value-type="float" office:value="0.108879" calcext:value-type="float">
            <text:p>0.1089</text:p>
          </table:table-cell>
          <table:table-cell office:value-type="float" office:value="0.14623" calcext:value-type="float">
            <text:p>0.1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65187" calcext:value-type="float">
            <text:p>0.0652</text:p>
          </table:table-cell>
          <table:table-cell office:value-type="float" office:value="0.054616" calcext:value-type="float">
            <text:p>0.0546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40169" calcext:value-type="float">
            <text:p>0.0402</text:p>
          </table:table-cell>
          <table:table-cell office:value-type="float" office:value="0.095842" calcext:value-type="float">
            <text:p>0.0958</text:p>
          </table:table-cell>
          <table:table-cell office:value-type="float" office:value="0.110641" calcext:value-type="float">
            <text:p>0.1106</text:p>
          </table:table-cell>
          <table:table-cell office:value-type="float" office:value="0.151868" calcext:value-type="float">
            <text:p>0.1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9</text:p>
          </table:table-cell>
          <table:table-cell office:value-type="float" office:value="0.040521" calcext:value-type="float">
            <text:p>0.0405</text:p>
          </table:table-cell>
          <table:table-cell office:value-type="float" office:value="0.067653" calcext:value-type="float">
            <text:p>0.0677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61663" calcext:value-type="float">
            <text:p>0.0617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41931" calcext:value-type="float">
            <text:p>0.0419</text:p>
          </table:table-cell>
          <table:table-cell office:value-type="float" office:value="0.033474" calcext:value-type="float">
            <text:p>0.0335</text:p>
          </table:table-cell>
          <table:table-cell office:value-type="float" office:value="0.078224" calcext:value-type="float">
            <text:p>0.0782</text:p>
          </table:table-cell>
          <table:table-cell office:value-type="float" office:value="0.091614" calcext:value-type="float">
            <text:p>0.0916</text:p>
          </table:table-cell>
          <table:table-cell office:value-type="float" office:value="0.111346" calcext:value-type="float">
            <text:p>0.1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0.046864" calcext:value-type="float">
            <text:p>0.0469</text:p>
          </table:table-cell>
          <table:table-cell office:value-type="float" office:value="0.063073" calcext:value-type="float">
            <text:p>0.0631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67653" calcext:value-type="float">
            <text:p>0.0677</text:p>
          </table:table-cell>
          <table:table-cell office:value-type="float" office:value="0.047569" calcext:value-type="float">
            <text:p>0.0476</text:p>
          </table:table-cell>
          <table:table-cell office:value-type="float" office:value="0.044397" calcext:value-type="float">
            <text:p>0.0444</text:p>
          </table:table-cell>
          <table:table-cell office:value-type="float" office:value="0.03735" calcext:value-type="float">
            <text:p>0.0374</text:p>
          </table:table-cell>
          <table:table-cell office:value-type="float" office:value="0.073291" calcext:value-type="float">
            <text:p>0.0733</text:p>
          </table:table-cell>
          <table:table-cell office:value-type="float" office:value="0.099718" calcext:value-type="float">
            <text:p>0.0997</text:p>
          </table:table-cell>
          <table:table-cell office:value-type="float" office:value="0.136716" calcext:value-type="float">
            <text:p>0.1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0.047569" calcext:value-type="float">
            <text:p>0.0476</text:p>
          </table:table-cell>
          <table:table-cell office:value-type="float" office:value="0.061311" calcext:value-type="float">
            <text:p>0.0613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69767" calcext:value-type="float">
            <text:p>0.0698</text:p>
          </table:table-cell>
          <table:table-cell office:value-type="float" office:value="0.032417" calcext:value-type="float">
            <text:p>0.0324</text:p>
          </table:table-cell>
          <table:table-cell office:value-type="float" office:value="0.040169" calcext:value-type="float">
            <text:p>0.0402</text:p>
          </table:table-cell>
          <table:table-cell office:value-type="float" office:value="0.031008" calcext:value-type="float">
            <text:p>0.0310</text:p>
          </table:table-cell>
          <table:table-cell office:value-type="float" office:value="0.063777" calcext:value-type="float">
            <text:p>0.0638</text:p>
          </table:table-cell>
          <table:table-cell office:value-type="float" office:value="0.094433" calcext:value-type="float">
            <text:p>0.0944</text:p>
          </table:table-cell>
          <table:table-cell office:value-type="float" office:value="0.108879" calcext:value-type="float">
            <text:p>0.1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0.041931" calcext:value-type="float">
            <text:p>0.0419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53911" calcext:value-type="float">
            <text:p>0.0539</text:p>
          </table:table-cell>
          <table:table-cell office:value-type="float" office:value="0.031712" calcext:value-type="float">
            <text:p>0.0317</text:p>
          </table:table-cell>
          <table:table-cell office:value-type="float" office:value="0.033474" calcext:value-type="float">
            <text:p>0.0335</text:p>
          </table:table-cell>
          <table:table-cell office:value-type="float" office:value="0.028189" calcext:value-type="float">
            <text:p>0.0282</text:p>
          </table:table-cell>
          <table:table-cell office:value-type="float" office:value="0.055673" calcext:value-type="float">
            <text:p>0.0557</text:p>
          </table:table-cell>
          <table:table-cell office:value-type="float" office:value="0.081395" calcext:value-type="float">
            <text:p>0.0814</text:p>
          </table:table-cell>
          <table:table-cell office:value-type="float" office:value="0.096195" calcext:value-type="float">
            <text:p>0.09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42283" calcext:value-type="float">
            <text:p>0.0423</text:p>
          </table:table-cell>
          <table:table-cell office:value-type="float" office:value="0.027132" calcext:value-type="float">
            <text:p>0.0271</text:p>
          </table:table-cell>
          <table:table-cell office:value-type="float" office:value="0.063073" calcext:value-type="float">
            <text:p>0.0631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3876" calcext:value-type="float">
            <text:p>0.0388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45455" calcext:value-type="float">
            <text:p>0.0455</text:p>
          </table:table-cell>
          <table:table-cell office:value-type="float" office:value="0.092319" calcext:value-type="float">
            <text:p>0.0923</text:p>
          </table:table-cell>
          <table:table-cell office:value-type="float" office:value="0.086328" calcext:value-type="float">
            <text:p>0.0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57787" calcext:value-type="float">
            <text:p>0.0578</text:p>
          </table:table-cell>
          <table:table-cell office:value-type="float" office:value="0.021846" calcext:value-type="float">
            <text:p>0.0218</text:p>
          </table:table-cell>
          <table:table-cell office:value-type="float" office:value="0.048273" calcext:value-type="float">
            <text:p>0.0483</text:p>
          </table:table-cell>
          <table:table-cell office:value-type="float" office:value="0.03735" calcext:value-type="float">
            <text:p>0.0374</text:p>
          </table:table-cell>
          <table:table-cell office:value-type="float" office:value="0.032417" calcext:value-type="float">
            <text:p>0.0324</text:p>
          </table:table-cell>
          <table:table-cell office:value-type="float" office:value="0.022903" calcext:value-type="float">
            <text:p>0.0229</text:p>
          </table:table-cell>
          <table:table-cell office:value-type="float" office:value="0.063777" calcext:value-type="float">
            <text:p>0.0638</text:p>
          </table:table-cell>
          <table:table-cell office:value-type="float" office:value="0.073643" calcext:value-type="float">
            <text:p>0.0736</text:p>
          </table:table-cell>
          <table:table-cell office:value-type="float" office:value="0.105708" calcext:value-type="float">
            <text:p>0.1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0.040874" calcext:value-type="float">
            <text:p>0.0409</text:p>
          </table:table-cell>
          <table:table-cell office:value-type="float" office:value="0.046864" calcext:value-type="float">
            <text:p>0.0469</text:p>
          </table:table-cell>
          <table:table-cell office:value-type="float" office:value="0.027132" calcext:value-type="float">
            <text:p>0.0271</text:p>
          </table:table-cell>
          <table:table-cell office:value-type="float" office:value="0.051797" calcext:value-type="float">
            <text:p>0.0518</text:p>
          </table:table-cell>
          <table:table-cell office:value-type="float" office:value="0.031008" calcext:value-type="float">
            <text:p>0.0310</text:p>
          </table:table-cell>
          <table:table-cell office:value-type="float" office:value="0.039112" calcext:value-type="float">
            <text:p>0.0391</text:p>
          </table:table-cell>
          <table:table-cell office:value-type="float" office:value="0.027484" calcext:value-type="float">
            <text:p>0.0275</text:p>
          </table:table-cell>
          <table:table-cell office:value-type="float" office:value="0.05814" calcext:value-type="float">
            <text:p>0.0581</text:p>
          </table:table-cell>
          <table:table-cell office:value-type="float" office:value="0.082452" calcext:value-type="float">
            <text:p>0.0825</text:p>
          </table:table-cell>
          <table:table-cell office:value-type="float" office:value="0.105004" calcext:value-type="float">
            <text:p>0.10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1</text:p>
          </table:table-cell>
          <table:table-cell office:value-type="float" office:value="0.036293" calcext:value-type="float">
            <text:p>0.0363</text:p>
          </table:table-cell>
          <table:table-cell office:value-type="float" office:value="0.054616" calcext:value-type="float">
            <text:p>0.0546</text:p>
          </table:table-cell>
          <table:table-cell office:value-type="float" office:value="0.023256" calcext:value-type="float">
            <text:p>0.0233</text:p>
          </table:table-cell>
          <table:table-cell office:value-type="float" office:value="0.043693" calcext:value-type="float">
            <text:p>0.0437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57787" calcext:value-type="float">
            <text:p>0.0578</text:p>
          </table:table-cell>
          <table:table-cell office:value-type="float" office:value="0.069063" calcext:value-type="float">
            <text:p>0.0691</text:p>
          </table:table-cell>
          <table:table-cell office:value-type="float" office:value="0.094433" calcext:value-type="float">
            <text:p>0.09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0.042988" calcext:value-type="float">
            <text:p>0.0430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65187" calcext:value-type="float">
            <text:p>0.0652</text:p>
          </table:table-cell>
          <table:table-cell office:value-type="float" office:value="0.030655" calcext:value-type="float">
            <text:p>0.0307</text:p>
          </table:table-cell>
          <table:table-cell office:value-type="float" office:value="0.040521" calcext:value-type="float">
            <text:p>0.0405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6413" calcext:value-type="float">
            <text:p>0.0641</text:p>
          </table:table-cell>
          <table:table-cell office:value-type="float" office:value="0.08351" calcext:value-type="float">
            <text:p>0.0835</text:p>
          </table:table-cell>
          <table:table-cell office:value-type="float" office:value="0.104651" calcext:value-type="float">
            <text:p>0.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7</text:p>
          </table:table-cell>
          <table:table-cell office:value-type="float" office:value="0.054264" calcext:value-type="float">
            <text:p>0.0543</text:p>
          </table:table-cell>
          <table:table-cell office:value-type="float" office:value="0.06413" calcext:value-type="float">
            <text:p>0.0641</text:p>
          </table:table-cell>
          <table:table-cell office:value-type="float" office:value="0.039464" calcext:value-type="float">
            <text:p>0.0395</text:p>
          </table:table-cell>
          <table:table-cell office:value-type="float" office:value="0.070825" calcext:value-type="float">
            <text:p>0.0708</text:p>
          </table:table-cell>
          <table:table-cell office:value-type="float" office:value="0.036293" calcext:value-type="float">
            <text:p>0.0363</text:p>
          </table:table-cell>
          <table:table-cell office:value-type="float" office:value="0.044397" calcext:value-type="float">
            <text:p>0.0444</text:p>
          </table:table-cell>
          <table:table-cell office:value-type="float" office:value="0.029246" calcext:value-type="float">
            <text:p>0.0292</text:p>
          </table:table-cell>
          <table:table-cell office:value-type="float" office:value="0.066596" calcext:value-type="float">
            <text:p>0.0666</text:p>
          </table:table-cell>
          <table:table-cell office:value-type="float" office:value="0.098661" calcext:value-type="float">
            <text:p>0.0987</text:p>
          </table:table-cell>
          <table:table-cell office:value-type="float" office:value="0.125088" calcext:value-type="float">
            <text:p>0.1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0.03876" calcext:value-type="float">
            <text:p>0.0388</text:p>
          </table:table-cell>
          <table:table-cell office:value-type="float" office:value="0.054264" calcext:value-type="float">
            <text:p>0.0543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5814" calcext:value-type="float">
            <text:p>0.0581</text:p>
          </table:table-cell>
          <table:table-cell office:value-type="float" office:value="0.027837" calcext:value-type="float">
            <text:p>0.0278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26779" calcext:value-type="float">
            <text:p>0.0268</text:p>
          </table:table-cell>
          <table:table-cell office:value-type="float" office:value="0.057082" calcext:value-type="float">
            <text:p>0.0571</text:p>
          </table:table-cell>
          <table:table-cell office:value-type="float" office:value="0.084567" calcext:value-type="float">
            <text:p>0.0846</text:p>
          </table:table-cell>
          <table:table-cell office:value-type="float" office:value="0.091261" calcext:value-type="float">
            <text:p>0.0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0.03876" calcext:value-type="float">
            <text:p>0.0388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51445" calcext:value-type="float">
            <text:p>0.0514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51445" calcext:value-type="float">
            <text:p>0.0514</text:p>
          </table:table-cell>
          <table:table-cell office:value-type="float" office:value="0.076815" calcext:value-type="float">
            <text:p>0.0768</text:p>
          </table:table-cell>
          <table:table-cell office:value-type="float" office:value="0.102537" calcext:value-type="float">
            <text:p>0.1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0.043693" calcext:value-type="float">
            <text:p>0.0437</text:p>
          </table:table-cell>
          <table:table-cell office:value-type="float" office:value="0.070472" calcext:value-type="float">
            <text:p>0.0705</text:p>
          </table:table-cell>
          <table:table-cell office:value-type="float" office:value="0.030655" calcext:value-type="float">
            <text:p>0.0307</text:p>
          </table:table-cell>
          <table:table-cell office:value-type="float" office:value="0.068358" calcext:value-type="float">
            <text:p>0.0684</text:p>
          </table:table-cell>
          <table:table-cell office:value-type="float" office:value="0.046512" calcext:value-type="float">
            <text:p>0.0465</text:p>
          </table:table-cell>
          <table:table-cell office:value-type="float" office:value="0.039112" calcext:value-type="float">
            <text:p>0.0391</text:p>
          </table:table-cell>
          <table:table-cell office:value-type="float" office:value="0.031712" calcext:value-type="float">
            <text:p>0.0317</text:p>
          </table:table-cell>
          <table:table-cell office:value-type="float" office:value="0.093376" calcext:value-type="float">
            <text:p>0.0934</text:p>
          </table:table-cell>
          <table:table-cell office:value-type="float" office:value="0.094433" calcext:value-type="float">
            <text:p>0.0944</text:p>
          </table:table-cell>
          <table:table-cell office:value-type="float" office:value="0.152925" calcext:value-type="float">
            <text:p>0.1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0.03277" calcext:value-type="float">
            <text:p>0.0328</text:p>
          </table:table-cell>
          <table:table-cell office:value-type="float" office:value="0.049683" calcext:value-type="float">
            <text:p>0.0497</text:p>
          </table:table-cell>
          <table:table-cell office:value-type="float" office:value="0.020437" calcext:value-type="float">
            <text:p>0.0204</text:p>
          </table:table-cell>
          <table:table-cell office:value-type="float" office:value="0.057082" calcext:value-type="float">
            <text:p>0.0571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24313" calcext:value-type="float">
            <text:p>0.0243</text:p>
          </table:table-cell>
          <table:table-cell office:value-type="float" office:value="0.058844" calcext:value-type="float">
            <text:p>0.0588</text:p>
          </table:table-cell>
          <table:table-cell office:value-type="float" office:value="0.082452" calcext:value-type="float">
            <text:p>0.0825</text:p>
          </table:table-cell>
          <table:table-cell office:value-type="float" office:value="0.094785" calcext:value-type="float">
            <text:p>0.0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0.027837" calcext:value-type="float">
            <text:p>0.0278</text:p>
          </table:table-cell>
          <table:table-cell office:value-type="float" office:value="0.04475" calcext:value-type="float">
            <text:p>0.0448</text:p>
          </table:table-cell>
          <table:table-cell office:value-type="float" office:value="0.016209" calcext:value-type="float">
            <text:p>0.0162</text:p>
          </table:table-cell>
          <table:table-cell office:value-type="float" office:value="0.041579" calcext:value-type="float">
            <text:p>0.0416</text:p>
          </table:table-cell>
          <table:table-cell office:value-type="float" office:value="0.024665" calcext:value-type="float">
            <text:p>0.0247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47216" calcext:value-type="float">
            <text:p>0.0472</text:p>
          </table:table-cell>
          <table:table-cell office:value-type="float" office:value="0.060958" calcext:value-type="float">
            <text:p>0.0610</text:p>
          </table:table-cell>
          <table:table-cell office:value-type="float" office:value="0.075758" calcext:value-type="float">
            <text:p>0.0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0.037703" calcext:value-type="float">
            <text:p>0.0377</text:p>
          </table:table-cell>
          <table:table-cell office:value-type="float" office:value="0.047921" calcext:value-type="float">
            <text:p>0.0479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51092" calcext:value-type="float">
            <text:p>0.0511</text:p>
          </table:table-cell>
          <table:table-cell office:value-type="float" office:value="0.024313" calcext:value-type="float">
            <text:p>0.0243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20789" calcext:value-type="float">
            <text:p>0.0208</text:p>
          </table:table-cell>
          <table:table-cell office:value-type="float" office:value="0.051092" calcext:value-type="float">
            <text:p>0.0511</text:p>
          </table:table-cell>
          <table:table-cell office:value-type="float" office:value="0.072586" calcext:value-type="float">
            <text:p>0.0726</text:p>
          </table:table-cell>
          <table:table-cell office:value-type="float" office:value="0.085976" calcext:value-type="float">
            <text:p>0.08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0.030655" calcext:value-type="float">
            <text:p>0.0307</text:p>
          </table:table-cell>
          <table:table-cell office:value-type="float" office:value="0.041579" calcext:value-type="float">
            <text:p>0.0416</text:p>
          </table:table-cell>
          <table:table-cell office:value-type="float" office:value="0.022903" calcext:value-type="float">
            <text:p>0.0229</text:p>
          </table:table-cell>
          <table:table-cell office:value-type="float" office:value="0.04475" calcext:value-type="float">
            <text:p>0.0448</text:p>
          </table:table-cell>
          <table:table-cell office:value-type="float" office:value="0.020789" calcext:value-type="float">
            <text:p>0.0208</text:p>
          </table:table-cell>
          <table:table-cell office:value-type="float" office:value="0.031712" calcext:value-type="float">
            <text:p>0.0317</text:p>
          </table:table-cell>
          <table:table-cell office:value-type="float" office:value="0.01797" calcext:value-type="float">
            <text:p>0.0180</text:p>
          </table:table-cell>
          <table:table-cell office:value-type="float" office:value="0.041226" calcext:value-type="float">
            <text:p>0.0412</text:p>
          </table:table-cell>
          <table:table-cell office:value-type="float" office:value="0.071177" calcext:value-type="float">
            <text:p>0.0712</text:p>
          </table:table-cell>
          <table:table-cell office:value-type="float" office:value="0.075758" calcext:value-type="float">
            <text:p>0.0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0</text:p>
          </table:table-cell>
          <table:table-cell office:value-type="float" office:value="0.029246" calcext:value-type="float">
            <text:p>0.0292</text:p>
          </table:table-cell>
          <table:table-cell office:value-type="float" office:value="0.042988" calcext:value-type="float">
            <text:p>0.0430</text:p>
          </table:table-cell>
          <table:table-cell office:value-type="float" office:value="0.020085" calcext:value-type="float">
            <text:p>0.0201</text:p>
          </table:table-cell>
          <table:table-cell office:value-type="float" office:value="0.052502" calcext:value-type="float">
            <text:p>0.0525</text:p>
          </table:table-cell>
          <table:table-cell office:value-type="float" office:value="0.021142" calcext:value-type="float">
            <text:p>0.0211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15152" calcext:value-type="float">
            <text:p>0.0152</text:p>
          </table:table-cell>
          <table:table-cell office:value-type="float" office:value="0.046864" calcext:value-type="float">
            <text:p>0.0469</text:p>
          </table:table-cell>
          <table:table-cell office:value-type="float" office:value="0.063425" calcext:value-type="float">
            <text:p>0.0634</text:p>
          </table:table-cell>
          <table:table-cell office:value-type="float" office:value="0.082805" calcext:value-type="float">
            <text:p>0.0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0.030303" calcext:value-type="float">
            <text:p>0.0303</text:p>
          </table:table-cell>
          <table:table-cell office:value-type="float" office:value="0.049331" calcext:value-type="float">
            <text:p>0.0493</text:p>
          </table:table-cell>
          <table:table-cell office:value-type="float" office:value="0.019027" calcext:value-type="float">
            <text:p>0.0190</text:p>
          </table:table-cell>
          <table:table-cell office:value-type="float" office:value="0.050035" calcext:value-type="float">
            <text:p>0.0500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49683" calcext:value-type="float">
            <text:p>0.0497</text:p>
          </table:table-cell>
          <table:table-cell office:value-type="float" office:value="0.061311" calcext:value-type="float">
            <text:p>0.0613</text:p>
          </table:table-cell>
          <table:table-cell office:value-type="float" office:value="0.097956" calcext:value-type="float">
            <text:p>0.09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0.040874" calcext:value-type="float">
            <text:p>0.0409</text:p>
          </table:table-cell>
          <table:table-cell office:value-type="float" office:value="0.054968" calcext:value-type="float">
            <text:p>0.0550</text:p>
          </table:table-cell>
          <table:table-cell office:value-type="float" office:value="0.024313" calcext:value-type="float">
            <text:p>0.0243</text:p>
          </table:table-cell>
          <table:table-cell office:value-type="float" office:value="0.057787" calcext:value-type="float">
            <text:p>0.0578</text:p>
          </table:table-cell>
          <table:table-cell office:value-type="float" office:value="0.026779" calcext:value-type="float">
            <text:p>0.0268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47921" calcext:value-type="float">
            <text:p>0.0479</text:p>
          </table:table-cell>
          <table:table-cell office:value-type="float" office:value="0.084214" calcext:value-type="float">
            <text:p>0.0842</text:p>
          </table:table-cell>
          <table:table-cell office:value-type="float" office:value="0.089852" calcext:value-type="float">
            <text:p>0.0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4</text:p>
          </table:table-cell>
          <table:table-cell office:value-type="float" office:value="0.042636" calcext:value-type="float">
            <text:p>0.0426</text:p>
          </table:table-cell>
          <table:table-cell office:value-type="float" office:value="0.048978" calcext:value-type="float">
            <text:p>0.0490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52502" calcext:value-type="float">
            <text:p>0.0525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34531" calcext:value-type="float">
            <text:p>0.0345</text:p>
          </table:table-cell>
          <table:table-cell office:value-type="float" office:value="0.024665" calcext:value-type="float">
            <text:p>0.0247</text:p>
          </table:table-cell>
          <table:table-cell office:value-type="float" office:value="0.058492" calcext:value-type="float">
            <text:p>0.0585</text:p>
          </table:table-cell>
          <table:table-cell office:value-type="float" office:value="0.081043" calcext:value-type="float">
            <text:p>0.0810</text:p>
          </table:table-cell>
          <table:table-cell office:value-type="float" office:value="0.101832" calcext:value-type="float">
            <text:p>0.1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6</text:p>
          </table:table-cell>
          <table:table-cell office:value-type="float" office:value="0.036998" calcext:value-type="float">
            <text:p>0.0370</text:p>
          </table:table-cell>
          <table:table-cell office:value-type="float" office:value="0.051092" calcext:value-type="float">
            <text:p>0.0511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52502" calcext:value-type="float">
            <text:p>0.0525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23608" calcext:value-type="float">
            <text:p>0.0236</text:p>
          </table:table-cell>
          <table:table-cell office:value-type="float" office:value="0.051092" calcext:value-type="float">
            <text:p>0.0511</text:p>
          </table:table-cell>
          <table:table-cell office:value-type="float" office:value="0.073996" calcext:value-type="float">
            <text:p>0.0740</text:p>
          </table:table-cell>
          <table:table-cell office:value-type="float" office:value="0.094785" calcext:value-type="float">
            <text:p>0.0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0.036293" calcext:value-type="float">
            <text:p>0.0363</text:p>
          </table:table-cell>
          <table:table-cell office:value-type="float" office:value="0.048273" calcext:value-type="float">
            <text:p>0.0483</text:p>
          </table:table-cell>
          <table:table-cell office:value-type="float" office:value="0.022903" calcext:value-type="float">
            <text:p>0.0229</text:p>
          </table:table-cell>
          <table:table-cell office:value-type="float" office:value="0.055321" calcext:value-type="float">
            <text:p>0.0553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75053" calcext:value-type="float">
            <text:p>0.0751</text:p>
          </table:table-cell>
          <table:table-cell office:value-type="float" office:value="0.077872" calcext:value-type="float">
            <text:p>0.0779</text:p>
          </table:table-cell>
          <table:table-cell office:value-type="float" office:value="0.111698" calcext:value-type="float">
            <text:p>0.1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5814" calcext:value-type="float">
            <text:p>0.0581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62368" calcext:value-type="float">
            <text:p>0.0624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31008" calcext:value-type="float">
            <text:p>0.0310</text:p>
          </table:table-cell>
          <table:table-cell office:value-type="float" office:value="0.03277" calcext:value-type="float">
            <text:p>0.0328</text:p>
          </table:table-cell>
          <table:table-cell office:value-type="float" office:value="0.059901" calcext:value-type="float">
            <text:p>0.0599</text:p>
          </table:table-cell>
          <table:table-cell office:value-type="float" office:value="0.075053" calcext:value-type="float">
            <text:p>0.0751</text:p>
          </table:table-cell>
          <table:table-cell office:value-type="float" office:value="0.097252" calcext:value-type="float">
            <text:p>0.0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0.045455" calcext:value-type="float">
            <text:p>0.0455</text:p>
          </table:table-cell>
          <table:table-cell office:value-type="float" office:value="0.05673" calcext:value-type="float">
            <text:p>0.0567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62016" calcext:value-type="float">
            <text:p>0.0620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38407" calcext:value-type="float">
            <text:p>0.0384</text:p>
          </table:table-cell>
          <table:table-cell office:value-type="float" office:value="0.034179" calcext:value-type="float">
            <text:p>0.0342</text:p>
          </table:table-cell>
          <table:table-cell office:value-type="float" office:value="0.064482" calcext:value-type="float">
            <text:p>0.0645</text:p>
          </table:table-cell>
          <table:table-cell office:value-type="float" office:value="0.085271" calcext:value-type="float">
            <text:p>0.0853</text:p>
          </table:table-cell>
          <table:table-cell office:value-type="float" office:value="0.103946" calcext:value-type="float">
            <text:p>0.1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0.041226" calcext:value-type="float">
            <text:p>0.0412</text:p>
          </table:table-cell>
          <table:table-cell office:value-type="float" office:value="0.05074" calcext:value-type="float">
            <text:p>0.0507</text:p>
          </table:table-cell>
          <table:table-cell office:value-type="float" office:value="0.024665" calcext:value-type="float">
            <text:p>0.0247</text:p>
          </table:table-cell>
          <table:table-cell office:value-type="float" office:value="0.063425" calcext:value-type="float">
            <text:p>0.0634</text:p>
          </table:table-cell>
          <table:table-cell office:value-type="float" office:value="0.027484" calcext:value-type="float">
            <text:p>0.0275</text:p>
          </table:table-cell>
          <table:table-cell office:value-type="float" office:value="0.041579" calcext:value-type="float">
            <text:p>0.0416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60254" calcext:value-type="float">
            <text:p>0.0603</text:p>
          </table:table-cell>
          <table:table-cell office:value-type="float" office:value="0.086681" calcext:value-type="float">
            <text:p>0.0867</text:p>
          </table:table-cell>
          <table:table-cell office:value-type="float" office:value="0.108527" calcext:value-type="float">
            <text:p>0.10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0.04475" calcext:value-type="float">
            <text:p>0.0448</text:p>
          </table:table-cell>
          <table:table-cell office:value-type="float" office:value="0.061663" calcext:value-type="float">
            <text:p>0.0617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71882" calcext:value-type="float">
            <text:p>0.0719</text:p>
          </table:table-cell>
          <table:table-cell office:value-type="float" office:value="0.028541" calcext:value-type="float">
            <text:p>0.0285</text:p>
          </table:table-cell>
          <table:table-cell office:value-type="float" office:value="0.047216" calcext:value-type="float">
            <text:p>0.0472</text:p>
          </table:table-cell>
          <table:table-cell office:value-type="float" office:value="0.030303" calcext:value-type="float">
            <text:p>0.0303</text:p>
          </table:table-cell>
          <table:table-cell office:value-type="float" office:value="0.063777" calcext:value-type="float">
            <text:p>0.0638</text:p>
          </table:table-cell>
          <table:table-cell office:value-type="float" office:value="0.100775" calcext:value-type="float">
            <text:p>0.1008</text:p>
          </table:table-cell>
          <table:table-cell office:value-type="float" office:value="0.110289" calcext:value-type="float">
            <text:p>0.1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0.060606" calcext:value-type="float">
            <text:p>0.0606</text:p>
          </table:table-cell>
          <table:table-cell office:value-type="float" office:value="0.066596" calcext:value-type="float">
            <text:p>0.0666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66244" calcext:value-type="float">
            <text:p>0.0662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039112" calcext:value-type="float">
            <text:p>0.0391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72234" calcext:value-type="float">
            <text:p>0.0722</text:p>
          </table:table-cell>
          <table:table-cell office:value-type="float" office:value="0.099718" calcext:value-type="float">
            <text:p>0.0997</text:p>
          </table:table-cell>
          <table:table-cell office:value-type="float" office:value="0.133897" calcext:value-type="float">
            <text:p>0.1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2</text:p>
          </table:table-cell>
          <table:table-cell office:value-type="float" office:value="0.055673" calcext:value-type="float">
            <text:p>0.0557</text:p>
          </table:table-cell>
          <table:table-cell office:value-type="float" office:value="0.061663" calcext:value-type="float">
            <text:p>0.0617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70825" calcext:value-type="float">
            <text:p>0.0708</text:p>
          </table:table-cell>
          <table:table-cell office:value-type="float" office:value="0.03277" calcext:value-type="float">
            <text:p>0.0328</text:p>
          </table:table-cell>
          <table:table-cell office:value-type="float" office:value="0.047921" calcext:value-type="float">
            <text:p>0.0479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63777" calcext:value-type="float">
            <text:p>0.0638</text:p>
          </table:table-cell>
          <table:table-cell office:value-type="float" office:value="0.106413" calcext:value-type="float">
            <text:p>0.1064</text:p>
          </table:table-cell>
          <table:table-cell office:value-type="float" office:value="0.100775" calcext:value-type="float">
            <text:p>0.1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0.03735" calcext:value-type="float">
            <text:p>0.0374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23256" calcext:value-type="float">
            <text:p>0.0233</text:p>
          </table:table-cell>
          <table:table-cell office:value-type="float" office:value="0.053911" calcext:value-type="float">
            <text:p>0.0539</text:p>
          </table:table-cell>
          <table:table-cell table:number-columns-repeated="2" office:value-type="float" office:value="0.026427" calcext:value-type="float">
            <text:p>0.0264</text:p>
          </table:table-cell>
          <table:table-cell office:value-type="float" office:value="0.022199" calcext:value-type="float">
            <text:p>0.0222</text:p>
          </table:table-cell>
          <table:table-cell office:value-type="float" office:value="0.052502" calcext:value-type="float">
            <text:p>0.0525</text:p>
          </table:table-cell>
          <table:table-cell office:value-type="float" office:value="0.064834" calcext:value-type="float">
            <text:p>0.0648</text:p>
          </table:table-cell>
          <table:table-cell office:value-type="float" office:value="0.0895" calcext:value-type="float">
            <text:p>0.0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0.067301" calcext:value-type="float">
            <text:p>0.0673</text:p>
          </table:table-cell>
          <table:table-cell office:value-type="float" office:value="0.071882" calcext:value-type="float">
            <text:p>0.0719</text:p>
          </table:table-cell>
          <table:table-cell office:value-type="float" office:value="0.038407" calcext:value-type="float">
            <text:p>0.0384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41579" calcext:value-type="float">
            <text:p>0.0416</text:p>
          </table:table-cell>
          <table:table-cell office:value-type="float" office:value="0.038055" calcext:value-type="float">
            <text:p>0.0381</text:p>
          </table:table-cell>
          <table:table-cell office:value-type="float" office:value="0.071529" calcext:value-type="float">
            <text:p>0.0715</text:p>
          </table:table-cell>
          <table:table-cell office:value-type="float" office:value="0.12544" calcext:value-type="float">
            <text:p>0.1254</text:p>
          </table:table-cell>
          <table:table-cell office:value-type="float" office:value="0.114517" calcext:value-type="float">
            <text:p>0.1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0.060958" calcext:value-type="float">
            <text:p>0.0610</text:p>
          </table:table-cell>
          <table:table-cell office:value-type="float" office:value="0.072234" calcext:value-type="float">
            <text:p>0.0722</text:p>
          </table:table-cell>
          <table:table-cell office:value-type="float" office:value="0.040169" calcext:value-type="float">
            <text:p>0.0402</text:p>
          </table:table-cell>
          <table:table-cell office:value-type="float" office:value="0.084214" calcext:value-type="float">
            <text:p>0.0842</text:p>
          </table:table-cell>
          <table:table-cell office:value-type="float" office:value="0.047921" calcext:value-type="float">
            <text:p>0.0479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36998" calcext:value-type="float">
            <text:p>0.0370</text:p>
          </table:table-cell>
          <table:table-cell office:value-type="float" office:value="0.081748" calcext:value-type="float">
            <text:p>0.0817</text:p>
          </table:table-cell>
          <table:table-cell office:value-type="float" office:value="0.119803" calcext:value-type="float">
            <text:p>0.1198</text:p>
          </table:table-cell>
          <table:table-cell office:value-type="float" office:value="0.151515" calcext:value-type="float">
            <text:p>0.1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0.041226" calcext:value-type="float">
            <text:p>0.0412</text:p>
          </table:table-cell>
          <table:table-cell office:value-type="float" office:value="0.057435" calcext:value-type="float">
            <text:p>0.0574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58844" calcext:value-type="float">
            <text:p>0.0588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28541" calcext:value-type="float">
            <text:p>0.0285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66596" calcext:value-type="float">
            <text:p>0.0666</text:p>
          </table:table-cell>
          <table:table-cell office:value-type="float" office:value="0.083862" calcext:value-type="float">
            <text:p>0.0839</text:p>
          </table:table-cell>
          <table:table-cell office:value-type="float" office:value="0.090204" calcext:value-type="float">
            <text:p>0.0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0.038407" calcext:value-type="float">
            <text:p>0.0384</text:p>
          </table:table-cell>
          <table:table-cell office:value-type="float" office:value="0.050035" calcext:value-type="float">
            <text:p>0.0500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59901" calcext:value-type="float">
            <text:p>0.0599</text:p>
          </table:table-cell>
          <table:table-cell office:value-type="float" office:value="0.031712" calcext:value-type="float">
            <text:p>0.0317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17618" calcext:value-type="float">
            <text:p>0.0176</text:p>
          </table:table-cell>
          <table:table-cell office:value-type="float" office:value="0.05074" calcext:value-type="float">
            <text:p>0.0507</text:p>
          </table:table-cell>
          <table:table-cell office:value-type="float" office:value="0.080691" calcext:value-type="float">
            <text:p>0.0807</text:p>
          </table:table-cell>
          <table:table-cell office:value-type="float" office:value="0.094785" calcext:value-type="float">
            <text:p>0.0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0.039817" calcext:value-type="float">
            <text:p>0.0398</text:p>
          </table:table-cell>
          <table:table-cell office:value-type="float" office:value="0.046159" calcext:value-type="float">
            <text:p>0.0462</text:p>
          </table:table-cell>
          <table:table-cell office:value-type="float" office:value="0.022903" calcext:value-type="float">
            <text:p>0.0229</text:p>
          </table:table-cell>
          <table:table-cell office:value-type="float" office:value="0.053559" calcext:value-type="float">
            <text:p>0.0536</text:p>
          </table:table-cell>
          <table:table-cell table:number-columns-repeated="2" office:value-type="float" office:value="0.026427" calcext:value-type="float">
            <text:p>0.0264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49683" calcext:value-type="float">
            <text:p>0.0497</text:p>
          </table:table-cell>
          <table:table-cell office:value-type="float" office:value="0.072586" calcext:value-type="float">
            <text:p>0.0726</text:p>
          </table:table-cell>
          <table:table-cell office:value-type="float" office:value="0.087385" calcext:value-type="float">
            <text:p>0.0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0.035236" calcext:value-type="float">
            <text:p>0.0352</text:p>
          </table:table-cell>
          <table:table-cell office:value-type="float" office:value="0.054264" calcext:value-type="float">
            <text:p>0.0543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49683" calcext:value-type="float">
            <text:p>0.0497</text:p>
          </table:table-cell>
          <table:table-cell office:value-type="float" office:value="0.023961" calcext:value-type="float">
            <text:p>0.0240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46159" calcext:value-type="float">
            <text:p>0.0462</text:p>
          </table:table-cell>
          <table:table-cell office:value-type="float" office:value="0.07611" calcext:value-type="float">
            <text:p>0.0761</text:p>
          </table:table-cell>
          <table:table-cell office:value-type="float" office:value="0.097252" calcext:value-type="float">
            <text:p>0.0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0.032065" calcext:value-type="float">
            <text:p>0.0321</text:p>
          </table:table-cell>
          <table:table-cell office:value-type="float" office:value="0.051797" calcext:value-type="float">
            <text:p>0.0518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48626" calcext:value-type="float">
            <text:p>0.0486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24665" calcext:value-type="float">
            <text:p>0.0247</text:p>
          </table:table-cell>
          <table:table-cell office:value-type="float" office:value="0.054968" calcext:value-type="float">
            <text:p>0.0550</text:p>
          </table:table-cell>
          <table:table-cell office:value-type="float" office:value="0.072234" calcext:value-type="float">
            <text:p>0.0722</text:p>
          </table:table-cell>
          <table:table-cell office:value-type="float" office:value="0.108527" calcext:value-type="float">
            <text:p>0.10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0.034531" calcext:value-type="float">
            <text:p>0.0345</text:p>
          </table:table-cell>
          <table:table-cell office:value-type="float" office:value="0.057435" calcext:value-type="float">
            <text:p>0.0574</text:p>
          </table:table-cell>
          <table:table-cell office:value-type="float" office:value="0.020437" calcext:value-type="float">
            <text:p>0.0204</text:p>
          </table:table-cell>
          <table:table-cell office:value-type="float" office:value="0.050388" calcext:value-type="float">
            <text:p>0.0504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28189" calcext:value-type="float">
            <text:p>0.0282</text:p>
          </table:table-cell>
          <table:table-cell office:value-type="float" office:value="0.025722" calcext:value-type="float">
            <text:p>0.0257</text:p>
          </table:table-cell>
          <table:table-cell office:value-type="float" office:value="0.05673" calcext:value-type="float">
            <text:p>0.0567</text:p>
          </table:table-cell>
          <table:table-cell office:value-type="float" office:value="0.073643" calcext:value-type="float">
            <text:p>0.0736</text:p>
          </table:table-cell>
          <table:table-cell office:value-type="float" office:value="0.103594" calcext:value-type="float">
            <text:p>0.1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0.054264" calcext:value-type="float">
            <text:p>0.0543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024665" calcext:value-type="float">
            <text:p>0.0247</text:p>
          </table:table-cell>
          <table:table-cell office:value-type="float" office:value="0.05074" calcext:value-type="float">
            <text:p>0.0507</text:p>
          </table:table-cell>
          <table:table-cell office:value-type="float" office:value="0.027837" calcext:value-type="float">
            <text:p>0.0278</text:p>
          </table:table-cell>
          <table:table-cell office:value-type="float" office:value="0.028541" calcext:value-type="float">
            <text:p>0.0285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100775" calcext:value-type="float">
            <text:p>0.1008</text:p>
          </table:table-cell>
          <table:table-cell office:value-type="float" office:value="0.107118" calcext:value-type="float">
            <text:p>0.1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0.031008" calcext:value-type="float">
            <text:p>0.0310</text:p>
          </table:table-cell>
          <table:table-cell office:value-type="float" office:value="0.046159" calcext:value-type="float">
            <text:p>0.0462</text:p>
          </table:table-cell>
          <table:table-cell office:value-type="float" office:value="0.027484" calcext:value-type="float">
            <text:p>0.0275</text:p>
          </table:table-cell>
          <table:table-cell office:value-type="float" office:value="0.045455" calcext:value-type="float">
            <text:p>0.0455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29951" calcext:value-type="float">
            <text:p>0.0300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48978" calcext:value-type="float">
            <text:p>0.0490</text:p>
          </table:table-cell>
          <table:table-cell office:value-type="float" office:value="0.081043" calcext:value-type="float">
            <text:p>0.0810</text:p>
          </table:table-cell>
          <table:table-cell office:value-type="float" office:value="0.092671" calcext:value-type="float">
            <text:p>0.0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25</text:p>
          </table:table-cell>
          <table:table-cell office:value-type="float" office:value="0.054264" calcext:value-type="float">
            <text:p>0.0543</text:p>
          </table:table-cell>
          <table:table-cell office:value-type="float" office:value="0.064834" calcext:value-type="float">
            <text:p>0.0648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72586" calcext:value-type="float">
            <text:p>0.0726</text:p>
          </table:table-cell>
          <table:table-cell office:value-type="float" office:value="0.036293" calcext:value-type="float">
            <text:p>0.0363</text:p>
          </table:table-cell>
          <table:table-cell office:value-type="float" office:value="0.045102" calcext:value-type="float">
            <text:p>0.0451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64482" calcext:value-type="float">
            <text:p>0.0645</text:p>
          </table:table-cell>
          <table:table-cell office:value-type="float" office:value="0.103242" calcext:value-type="float">
            <text:p>0.1032</text:p>
          </table:table-cell>
          <table:table-cell office:value-type="float" office:value="0.115222" calcext:value-type="float">
            <text:p>0.1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0.042636" calcext:value-type="float">
            <text:p>0.0426</text:p>
          </table:table-cell>
          <table:table-cell office:value-type="float" office:value="0.053559" calcext:value-type="float">
            <text:p>0.0536</text:p>
          </table:table-cell>
          <table:table-cell office:value-type="float" office:value="0.02537" calcext:value-type="float">
            <text:p>0.0254</text:p>
          </table:table-cell>
          <table:table-cell office:value-type="float" office:value="0.060958" calcext:value-type="float">
            <text:p>0.0610</text:p>
          </table:table-cell>
          <table:table-cell office:value-type="float" office:value="0.026779" calcext:value-type="float">
            <text:p>0.0268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26779" calcext:value-type="float">
            <text:p>0.0268</text:p>
          </table:table-cell>
          <table:table-cell office:value-type="float" office:value="0.058492" calcext:value-type="float">
            <text:p>0.0585</text:p>
          </table:table-cell>
          <table:table-cell office:value-type="float" office:value="0.086328" calcext:value-type="float">
            <text:p>0.0863</text:p>
          </table:table-cell>
          <table:table-cell office:value-type="float" office:value="0.094785" calcext:value-type="float">
            <text:p>0.0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0.042283" calcext:value-type="float">
            <text:p>0.0423</text:p>
          </table:table-cell>
          <table:table-cell office:value-type="float" office:value="0.049683" calcext:value-type="float">
            <text:p>0.0497</text:p>
          </table:table-cell>
          <table:table-cell office:value-type="float" office:value="0.028541" calcext:value-type="float">
            <text:p>0.0285</text:p>
          </table:table-cell>
          <table:table-cell office:value-type="float" office:value="0.057082" calcext:value-type="float">
            <text:p>0.0571</text:p>
          </table:table-cell>
          <table:table-cell office:value-type="float" office:value="0.030303" calcext:value-type="float">
            <text:p>0.0303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25018" calcext:value-type="float">
            <text:p>0.0250</text:p>
          </table:table-cell>
          <table:table-cell office:value-type="float" office:value="0.053911" calcext:value-type="float">
            <text:p>0.0539</text:p>
          </table:table-cell>
          <table:table-cell office:value-type="float" office:value="0.08351" calcext:value-type="float">
            <text:p>0.0835</text:p>
          </table:table-cell>
          <table:table-cell office:value-type="float" office:value="0.103594" calcext:value-type="float">
            <text:p>0.1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19</text:p>
          </table:table-cell>
          <table:table-cell office:value-type="float" office:value="0.034884" calcext:value-type="float">
            <text:p>0.0349</text:p>
          </table:table-cell>
          <table:table-cell office:value-type="float" office:value="0.058492" calcext:value-type="float">
            <text:p>0.0585</text:p>
          </table:table-cell>
          <table:table-cell office:value-type="float" office:value="0.026427" calcext:value-type="float">
            <text:p>0.0264</text:p>
          </table:table-cell>
          <table:table-cell office:value-type="float" office:value="0.052854" calcext:value-type="float">
            <text:p>0.0529</text:p>
          </table:table-cell>
          <table:table-cell office:value-type="float" office:value="0.034531" calcext:value-type="float">
            <text:p>0.0345</text:p>
          </table:table-cell>
          <table:table-cell office:value-type="float" office:value="0.036646" calcext:value-type="float">
            <text:p>0.0366</text:p>
          </table:table-cell>
          <table:table-cell office:value-type="float" office:value="0.029598" calcext:value-type="float">
            <text:p>0.0296</text:p>
          </table:table-cell>
          <table:table-cell office:value-type="float" office:value="0.060958" calcext:value-type="float">
            <text:p>0.0610</text:p>
          </table:table-cell>
          <table:table-cell office:value-type="float" office:value="0.072939" calcext:value-type="float">
            <text:p>0.0729</text:p>
          </table:table-cell>
          <table:table-cell office:value-type="float" office:value="0.116984" calcext:value-type="float">
            <text:p>0.11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0.035941" calcext:value-type="float">
            <text:p>0.0359</text:p>
          </table:table-cell>
          <table:table-cell office:value-type="float" office:value="0.041579" calcext:value-type="float">
            <text:p>0.0416</text:p>
          </table:table-cell>
          <table:table-cell office:value-type="float" office:value="0.026779" calcext:value-type="float">
            <text:p>0.0268</text:p>
          </table:table-cell>
          <table:table-cell office:value-type="float" office:value="0.048978" calcext:value-type="float">
            <text:p>0.0490</text:p>
          </table:table-cell>
          <table:table-cell office:value-type="float" office:value="0.026075" calcext:value-type="float">
            <text:p>0.0261</text:p>
          </table:table-cell>
          <table:table-cell office:value-type="float" office:value="0.034531" calcext:value-type="float">
            <text:p>0.0345</text:p>
          </table:table-cell>
          <table:table-cell office:value-type="float" office:value="0.01938" calcext:value-type="float">
            <text:p>0.0194</text:p>
          </table:table-cell>
          <table:table-cell office:value-type="float" office:value="0.053206" calcext:value-type="float">
            <text:p>0.0532</text:p>
          </table:table-cell>
          <table:table-cell office:value-type="float" office:value="0.071529" calcext:value-type="float">
            <text:p>0.0715</text:p>
          </table:table-cell>
          <table:table-cell office:value-type="float" office:value="0.085624" calcext:value-type="float">
            <text:p>0.0856</text:p>
          </table:table-cell>
          <table:table-cell table:number-columns-repeated="1010"/>
        </table:table-row>
        <table:table-row table:style-name="ro1" table:number-rows-repeated="31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GREEN" table:style-name="ta1">
        <table:shapes>
          <draw:frame draw:z-index="0" draw:style-name="gr1" draw:text-style-name="P1" svg:width="42.884cm" svg:height="17.836cm" svg:x="19.2cm" svg:y="0.6cm">
            <draw:object draw:notify-on-update-of-ranges="GREEN.A2:GREEN.A53 GREEN.B1:GREEN.B1 GREEN.B2:GREEN.B53 GREEN.C1:GREEN.C1 GREEN.C2:GREEN.C53 GREEN.D1:GREEN.D1 GREEN.D2:GREEN.D53 GREEN.E1:GREEN.E1 GREEN.E2:GREEN.E53 GREEN.F1:GREEN.F1 GREEN.F2:GREEN.F53 GREEN.G1:GREEN.G1 GREEN.G2:GREEN.G53 GREEN.H1:GREEN.H1 GREEN.H2:GREEN.H53 GREEN.I1:GREEN.I1 GREEN.I2:GREEN.I53 GREEN.J1:GREEN.J1 GREEN.J2:GREEN.J53 GREEN.K1:GREEN.K1 GREEN.K2:GREEN.K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3" svg:width="0.814cm" svg:height="0.507cm" svg:x="22.5cm" svg:y="15.92cm">
            <draw:text-box>
              <text:p text:style-name="P2"><text:span text:style-name="T1">WEF</text:span></text:p>
            </draw:text-box>
          </draw:frame>
          <draw:frame draw:z-index="2" draw:style-name="gr3" draw:text-style-name="P4" svg:width="1.275cm" svg:height="0.497cm" svg:x="45.824cm" svg:y="15.93cm">
            <draw:text-box>
              <text:p text:style-name="P2"><text:span text:style-name="T2">Dorian</text:span></text:p>
            </draw:text-box>
          </draw:frame>
          <draw:frame draw:z-index="3" draw:style-name="gr3" draw:text-style-name="P4" svg:width="1.089cm" svg:height="0.497cm" svg:x="35.592cm" svg:y="15.93cm">
            <draw:text-box>
              <text:p text:style-name="P2"><text:span text:style-name="T2">STK2</text:span></text:p>
            </draw:text-box>
          </draw:frame>
          <draw:frame draw:z-index="4" draw:style-name="gr4" draw:text-style-name="P4" svg:width="1.089cm" svg:height="0.469cm" svg:x="28.4cm" svg:y="15.93cm">
            <draw:text-box>
              <text:p text:style-name="P2"><text:span text:style-name="T2">STK1</text:span></text:p>
            </draw:text-box>
          </draw:frame>
          <draw:frame draw:z-index="5" draw:style-name="gr2" draw:text-style-name="P3" svg:width="0.814cm" svg:height="0.507cm" svg:x="48.95cm" svg:y="15.92cm">
            <draw:text-box>
              <text:p text:style-name="P2"><text:span text:style-name="T1">CAS</text:span></text:p>
            </draw:text-box>
          </draw:frame>
          <draw:frame draw:z-index="6" draw:style-name="gr3" draw:text-style-name="P4" svg:width="0.965cm" svg:height="0.497cm" svg:x="40.48cm" svg:y="15.93cm">
            <draw:text-box>
              <text:p text:style-name="P2"><text:span text:style-name="T2">Barry</text:span></text:p>
            </draw:text-box>
          </draw:frame>
          <draw:frame draw:z-index="7" draw:style-name="gr3" draw:text-style-name="P4" svg:width="0.965cm" svg:height="0.497cm" svg:x="41.78cm" svg:y="15.93cm">
            <draw:text-box>
              <text:p text:style-name="P2"><text:span text:style-name="T2">Heat</text:span></text:p>
            </draw:text-box>
          </draw:frame>
          <draw:frame draw:z-index="8" draw:style-name="gr2" draw:text-style-name="P3" svg:width="0.814cm" svg:height="0.507cm" svg:x="56.15cm" svg:y="15.92cm">
            <draw:text-box>
              <text:p text:style-name="P2"><text:span text:style-name="T1">COP</text:span></text:p>
            </draw:text-box>
          </draw:frame>
        </table:shapes>
        <table:table-column table:style-name="co5" table:default-cell-style-name="ce2"/>
        <table:table-column table:style-name="co1" table:number-columns-repeated="10" table:default-cell-style-name="ce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.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>
            <text:p><text:s/>users:</text:p>
          </table:table-cell>
          <table:table-cell table:style-name="ce1" office:value-type="float" office:value="1948" calcext:value-type="float">
            <text:p>1948</text:p>
          </table:table-cell>
          <table:table-cell table:style-name="ce1" table:number-columns-repeated="19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table:number-columns-repeated="979"/>
        </table:table-row>
        <table:table-row table:style-name="ro1">
          <table:table-cell office:value-type="string" calcext:value-type="string">
            <text:p>2019-01-01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63142" calcext:value-type="float">
            <text:p>0.0631</text:p>
          </table:table-cell>
          <table:table-cell office:value-type="float" office:value="0.020534" calcext:value-type="float">
            <text:p>0.0205</text:p>
          </table:table-cell>
          <table:table-cell office:value-type="float" office:value="0.055955" calcext:value-type="float">
            <text:p>0.0560</text:p>
          </table:table-cell>
          <table:table-cell office:value-type="float" office:value="0.048255" calcext:value-type="float">
            <text:p>0.0483</text:p>
          </table:table-cell>
          <table:table-cell office:value-type="float" office:value="0.035934" calcext:value-type="float">
            <text:p>0.0359</text:p>
          </table:table-cell>
          <table:table-cell office:value-type="float" office:value="0.025154" calcext:value-type="float">
            <text:p>0.0252</text:p>
          </table:table-cell>
          <table:table-cell office:value-type="float" office:value="0.067248" calcext:value-type="float">
            <text:p>0.0672</text:p>
          </table:table-cell>
          <table:table-cell office:value-type="float" office:value="0.067762" calcext:value-type="float">
            <text:p>0.0678</text:p>
          </table:table-cell>
          <table:table-cell office:value-type="float" office:value="0.124743" calcext:value-type="float">
            <text:p>0.1247</text:p>
          </table:table-cell>
          <table:table-cell table:number-columns-repeated="20"/>
          <table:table-cell table:style-name="ce8" office:value-type="string" calcext:value-type="string">
            <text:p>Colours</text:p>
          </table:table-cell>
          <table:table-cell table:style-name="ce9" office:value-type="string" calcext:value-type="string">
            <text:p>FF0000</text:p>
          </table:table-cell>
          <table:table-cell table:style-name="ce9" office:value-type="string" calcext:value-type="string">
            <text:p>EA7500</text:p>
          </table:table-cell>
          <table:table-cell table:style-name="ce9" office:value-type="string" calcext:value-type="string">
            <text:p>D700FF</text:p>
          </table:table-cell>
          <table:table-cell table:style-name="ce9" office:value-type="string" calcext:value-type="string">
            <text:p>00AF00</text:p>
          </table:table-cell>
          <table:table-cell table:style-name="ce9" office:value-type="string" calcext:value-type="string">
            <text:p>FFD700</text:p>
          </table:table-cell>
          <table:table-cell table:style-name="ce9" office:value-type="string" calcext:value-type="string">
            <text:p>8700D7</text:p>
          </table:table-cell>
          <table:table-cell table:style-name="ce9" office:value-type="string" calcext:value-type="string">
            <text:p>00E0E0</text:p>
          </table:table-cell>
          <table:table-cell table:style-name="ce9" office:value-type="string" calcext:value-type="string">
            <text:p>00FF87</text:p>
          </table:table-cell>
          <table:table-cell table:style-name="ce9" office:value-type="string" calcext:value-type="string">
            <text:p>0087FF</text:p>
          </table:table-cell>
          <table:table-cell table:style-name="ce9" office:value-type="string" calcext:value-type="string">
            <text:p>E6E90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0</text:p>
          </table:table-cell>
          <table:table-cell office:value-type="float" office:value="0.054415" calcext:value-type="float">
            <text:p>0.0544</text:p>
          </table:table-cell>
          <table:table-cell office:value-type="float" office:value="0.072895" calcext:value-type="float">
            <text:p>0.0729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81622" calcext:value-type="float">
            <text:p>0.0816</text:p>
          </table:table-cell>
          <table:table-cell office:value-type="float" office:value="0.043121" calcext:value-type="float">
            <text:p>0.0431</text:p>
          </table:table-cell>
          <table:table-cell office:value-type="float" office:value="0.050308" calcext:value-type="float">
            <text:p>0.0503</text:p>
          </table:table-cell>
          <table:table-cell office:value-type="float" office:value="0.058522" calcext:value-type="float">
            <text:p>0.0585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93943" calcext:value-type="float">
            <text:p>0.0939</text:p>
          </table:table-cell>
          <table:table-cell office:value-type="float" office:value="0.129363" calcext:value-type="float">
            <text:p>0.1294</text:p>
          </table:table-cell>
          <table:table-cell table:number-columns-repeated="20"/>
          <table:table-cell table:style-name="ce8"/>
          <table:table-cell table:style-name="ce9" table:formula="of:=HEX2DEC([.AG2])" office:value-type="float" office:value="16711680" calcext:value-type="float">
            <text:p>16711680</text:p>
          </table:table-cell>
          <table:table-cell table:style-name="ce9" table:formula="of:=HEX2DEC([.AH2])" office:value-type="float" office:value="15365376" calcext:value-type="float">
            <text:p>15365376</text:p>
          </table:table-cell>
          <table:table-cell table:style-name="ce9" table:formula="of:=HEX2DEC([.AI2])" office:value-type="float" office:value="14090495" calcext:value-type="float">
            <text:p>14090495</text:p>
          </table:table-cell>
          <table:table-cell table:style-name="ce9" table:formula="of:=HEX2DEC([.AJ2])" office:value-type="float" office:value="44800" calcext:value-type="float">
            <text:p>44800</text:p>
          </table:table-cell>
          <table:table-cell table:style-name="ce9" table:formula="of:=HEX2DEC([.AK2])" office:value-type="float" office:value="16766720" calcext:value-type="float">
            <text:p>16766720</text:p>
          </table:table-cell>
          <table:table-cell table:style-name="ce9" table:formula="of:=HEX2DEC([.AL2])" office:value-type="float" office:value="8847575" calcext:value-type="float">
            <text:p>8847575</text:p>
          </table:table-cell>
          <table:table-cell table:style-name="ce9" table:formula="of:=HEX2DEC([.AM2])" office:value-type="float" office:value="57568" calcext:value-type="float">
            <text:p>57568</text:p>
          </table:table-cell>
          <table:table-cell table:style-name="ce9" table:formula="of:=HEX2DEC([.AN2])" office:value-type="float" office:value="65415" calcext:value-type="float">
            <text:p>65415</text:p>
          </table:table-cell>
          <table:table-cell table:style-name="ce9" table:formula="of:=HEX2DEC([.AO2])" office:value-type="float" office:value="34815" calcext:value-type="float">
            <text:p>34815</text:p>
          </table:table-cell>
          <table:table-cell table:style-name="ce9" table:formula="of:=HEX2DEC([.AP2])" office:value-type="float" office:value="15132933" calcext:value-type="float">
            <text:p>151329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0.049281" calcext:value-type="float">
            <text:p>0.0493</text:p>
          </table:table-cell>
          <table:table-cell office:value-type="float" office:value="0.067248" calcext:value-type="float">
            <text:p>0.0672</text:p>
          </table:table-cell>
          <table:table-cell office:value-type="float" office:value="0.023614" calcext:value-type="float">
            <text:p>0.0236</text:p>
          </table:table-cell>
          <table:table-cell office:value-type="float" office:value="0.068789" calcext:value-type="float">
            <text:p>0.0688</text:p>
          </table:table-cell>
          <table:table-cell office:value-type="float" office:value="0.035934" calcext:value-type="float">
            <text:p>0.0359</text:p>
          </table:table-cell>
          <table:table-cell office:value-type="float" office:value="0.054928" calcext:value-type="float">
            <text:p>0.0549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55955" calcext:value-type="float">
            <text:p>0.0560</text:p>
          </table:table-cell>
          <table:table-cell office:value-type="float" office:value="0.103183" calcext:value-type="float">
            <text:p>0.1032</text:p>
          </table:table-cell>
          <table:table-cell office:value-type="float" office:value="0.123203" calcext:value-type="float">
            <text:p>0.1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2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72895" calcext:value-type="float">
            <text:p>0.0729</text:p>
          </table:table-cell>
          <table:table-cell office:value-type="float" office:value="0.020534" calcext:value-type="float">
            <text:p>0.0205</text:p>
          </table:table-cell>
          <table:table-cell office:value-type="float" office:value="0.069302" calcext:value-type="float">
            <text:p>0.0693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35934" calcext:value-type="float">
            <text:p>0.0359</text:p>
          </table:table-cell>
          <table:table-cell office:value-type="float" office:value="0.029774" calcext:value-type="float">
            <text:p>0.0298</text:p>
          </table:table-cell>
          <table:table-cell office:value-type="float" office:value="0.071869" calcext:value-type="float">
            <text:p>0.0719</text:p>
          </table:table-cell>
          <table:table-cell office:value-type="float" office:value="0.090349" calcext:value-type="float">
            <text:p>0.0903</text:p>
          </table:table-cell>
          <table:table-cell office:value-type="float" office:value="0.124743" calcext:value-type="float">
            <text:p>0.1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74949" calcext:value-type="float">
            <text:p>0.0749</text:p>
          </table:table-cell>
          <table:table-cell office:value-type="float" office:value="0.033368" calcext:value-type="float">
            <text:p>0.0334</text:p>
          </table:table-cell>
          <table:table-cell office:value-type="float" office:value="0.068789" calcext:value-type="float">
            <text:p>0.0688</text:p>
          </table:table-cell>
          <table:table-cell office:value-type="float" office:value="0.048255" calcext:value-type="float">
            <text:p>0.0483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38501" calcext:value-type="float">
            <text:p>0.0385</text:p>
          </table:table-cell>
          <table:table-cell office:value-type="float" office:value="0.102156" calcext:value-type="float">
            <text:p>0.1022</text:p>
          </table:table-cell>
          <table:table-cell office:value-type="float" office:value="0.116016" calcext:value-type="float">
            <text:p>0.1160</text:p>
          </table:table-cell>
          <table:table-cell office:value-type="float" office:value="0.147844" calcext:value-type="float">
            <text:p>0.1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0.051335" calcext:value-type="float">
            <text:p>0.0513</text:p>
          </table:table-cell>
          <table:table-cell office:value-type="float" office:value="0.094969" calcext:value-type="float">
            <text:p>0.0950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81622" calcext:value-type="float">
            <text:p>0.0816</text:p>
          </table:table-cell>
          <table:table-cell office:value-type="float" office:value="0.058522" calcext:value-type="float">
            <text:p>0.0585</text:p>
          </table:table-cell>
          <table:table-cell office:value-type="float" office:value="0.050821" calcext:value-type="float">
            <text:p>0.0508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95483" calcext:value-type="float">
            <text:p>0.0955</text:p>
          </table:table-cell>
          <table:table-cell office:value-type="float" office:value="0.104723" calcext:value-type="float">
            <text:p>0.1047</text:p>
          </table:table-cell>
          <table:table-cell office:value-type="float" office:value="0.158624" calcext:value-type="float">
            <text:p>0.1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0.048255" calcext:value-type="float">
            <text:p>0.0483</text:p>
          </table:table-cell>
          <table:table-cell office:value-type="float" office:value="0.087782" calcext:value-type="float">
            <text:p>0.0878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061088" calcext:value-type="float">
            <text:p>0.0611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93943" calcext:value-type="float">
            <text:p>0.0939</text:p>
          </table:table-cell>
          <table:table-cell office:value-type="float" office:value="0.100616" calcext:value-type="float">
            <text:p>0.1006</text:p>
          </table:table-cell>
          <table:table-cell office:value-type="float" office:value="0.165811" calcext:value-type="float">
            <text:p>0.1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9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72895" calcext:value-type="float">
            <text:p>0.0729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62628" calcext:value-type="float">
            <text:p>0.0626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74435" calcext:value-type="float">
            <text:p>0.0744</text:p>
          </table:table-cell>
          <table:table-cell office:value-type="float" office:value="0.070329" calcext:value-type="float">
            <text:p>0.0703</text:p>
          </table:table-cell>
          <table:table-cell office:value-type="float" office:value="0.113963" calcext:value-type="float">
            <text:p>0.11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020021" calcext:value-type="float">
            <text:p>0.0200</text:p>
          </table:table-cell>
          <table:table-cell office:value-type="float" office:value="0.077002" calcext:value-type="float">
            <text:p>0.0770</text:p>
          </table:table-cell>
          <table:table-cell office:value-type="float" office:value="0.053901" calcext:value-type="float">
            <text:p>0.0539</text:p>
          </table:table-cell>
          <table:table-cell office:value-type="float" office:value="0.045175" calcext:value-type="float">
            <text:p>0.0452</text:p>
          </table:table-cell>
          <table:table-cell office:value-type="float" office:value="0.040554" calcext:value-type="float">
            <text:p>0.0406</text:p>
          </table:table-cell>
          <table:table-cell office:value-type="float" office:value="0.087782" calcext:value-type="float">
            <text:p>0.0878</text:p>
          </table:table-cell>
          <table:table-cell office:value-type="float" office:value="0.102669" calcext:value-type="float">
            <text:p>0.1027</text:p>
          </table:table-cell>
          <table:table-cell office:value-type="float" office:value="0.161704" calcext:value-type="float">
            <text:p>0.1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17967" calcext:value-type="float">
            <text:p>0.0180</text:p>
          </table:table-cell>
          <table:table-cell office:value-type="float" office:value="0.074949" calcext:value-type="float">
            <text:p>0.0749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25667" calcext:value-type="float">
            <text:p>0.0257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72895" calcext:value-type="float">
            <text:p>0.0729</text:p>
          </table:table-cell>
          <table:table-cell office:value-type="float" office:value="0.121663" calcext:value-type="float">
            <text:p>0.1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0.040554" calcext:value-type="float">
            <text:p>0.0406</text:p>
          </table:table-cell>
          <table:table-cell office:value-type="float" office:value="0.060575" calcext:value-type="float">
            <text:p>0.0606</text:p>
          </table:table-cell>
          <table:table-cell office:value-type="float" office:value="0.016427" calcext:value-type="float">
            <text:p>0.0164</text:p>
          </table:table-cell>
          <table:table-cell office:value-type="float" office:value="0.058522" calcext:value-type="float">
            <text:p>0.0585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29774" calcext:value-type="float">
            <text:p>0.0298</text:p>
          </table:table-cell>
          <table:table-cell office:value-type="float" office:value="0.056468" calcext:value-type="float">
            <text:p>0.0565</text:p>
          </table:table-cell>
          <table:table-cell office:value-type="float" office:value="0.076489" calcext:value-type="float">
            <text:p>0.0765</text:p>
          </table:table-cell>
          <table:table-cell office:value-type="float" office:value="0.108316" calcext:value-type="float">
            <text:p>0.1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0.052361" calcext:value-type="float">
            <text:p>0.0524</text:p>
          </table:table-cell>
          <table:table-cell office:value-type="float" office:value="0.047741" calcext:value-type="float">
            <text:p>0.0477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71869" calcext:value-type="float">
            <text:p>0.0719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41581" calcext:value-type="float">
            <text:p>0.0416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52875" calcext:value-type="float">
            <text:p>0.0529</text:p>
          </table:table-cell>
          <table:table-cell office:value-type="float" office:value="0.094969" calcext:value-type="float">
            <text:p>0.0950</text:p>
          </table:table-cell>
          <table:table-cell office:value-type="float" office:value="0.099589" calcext:value-type="float">
            <text:p>0.09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0.033368" calcext:value-type="float">
            <text:p>0.0334</text:p>
          </table:table-cell>
          <table:table-cell office:value-type="float" office:value="0.067248" calcext:value-type="float">
            <text:p>0.0672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55441" calcext:value-type="float">
            <text:p>0.0554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25154" calcext:value-type="float">
            <text:p>0.0252</text:p>
          </table:table-cell>
          <table:table-cell office:value-type="float" office:value="0.072382" calcext:value-type="float">
            <text:p>0.0724</text:p>
          </table:table-cell>
          <table:table-cell office:value-type="float" office:value="0.078542" calcext:value-type="float">
            <text:p>0.0785</text:p>
          </table:table-cell>
          <table:table-cell office:value-type="float" office:value="0.127823" calcext:value-type="float">
            <text:p>0.1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0.048255" calcext:value-type="float">
            <text:p>0.0483</text:p>
          </table:table-cell>
          <table:table-cell office:value-type="float" office:value="0.059035" calcext:value-type="float">
            <text:p>0.0590</text:p>
          </table:table-cell>
          <table:table-cell office:value-type="float" office:value="0.030287" calcext:value-type="float">
            <text:p>0.0303</text:p>
          </table:table-cell>
          <table:table-cell office:value-type="float" office:value="0.066735" calcext:value-type="float">
            <text:p>0.0667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67762" calcext:value-type="float">
            <text:p>0.0678</text:p>
          </table:table-cell>
          <table:table-cell office:value-type="float" office:value="0.095483" calcext:value-type="float">
            <text:p>0.0955</text:p>
          </table:table-cell>
          <table:table-cell office:value-type="float" office:value="0.12731" calcext:value-type="float">
            <text:p>0.1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1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66735" calcext:value-type="float">
            <text:p>0.0667</text:p>
          </table:table-cell>
          <table:table-cell office:value-type="float" office:value="0.017967" calcext:value-type="float">
            <text:p>0.0180</text:p>
          </table:table-cell>
          <table:table-cell office:value-type="float" office:value="0.052361" calcext:value-type="float">
            <text:p>0.0524</text:p>
          </table:table-cell>
          <table:table-cell office:value-type="float" office:value="0.041581" calcext:value-type="float">
            <text:p>0.0416</text:p>
          </table:table-cell>
          <table:table-cell office:value-type="float" office:value="0.031314" calcext:value-type="float">
            <text:p>0.0313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71355" calcext:value-type="float">
            <text:p>0.0714</text:p>
          </table:table-cell>
          <table:table-cell office:value-type="float" office:value="0.106263" calcext:value-type="float">
            <text:p>0.1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0.046715" calcext:value-type="float">
            <text:p>0.0467</text:p>
          </table:table-cell>
          <table:table-cell office:value-type="float" office:value="0.062628" calcext:value-type="float">
            <text:p>0.0626</text:p>
          </table:table-cell>
          <table:table-cell office:value-type="float" office:value="0.033368" calcext:value-type="float">
            <text:p>0.0334</text:p>
          </table:table-cell>
          <table:table-cell office:value-type="float" office:value="0.082136" calcext:value-type="float">
            <text:p>0.0821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46715" calcext:value-type="float">
            <text:p>0.0467</text:p>
          </table:table-cell>
          <table:table-cell office:value-type="float" office:value="0.031828" calcext:value-type="float">
            <text:p>0.0318</text:p>
          </table:table-cell>
          <table:table-cell office:value-type="float" office:value="0.077002" calcext:value-type="float">
            <text:p>0.0770</text:p>
          </table:table-cell>
          <table:table-cell office:value-type="float" office:value="0.097536" calcext:value-type="float">
            <text:p>0.0975</text:p>
          </table:table-cell>
          <table:table-cell office:value-type="float" office:value="0.129363" calcext:value-type="float">
            <text:p>0.12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7</text:p>
          </table:table-cell>
          <table:table-cell office:value-type="float" office:value="0.064682" calcext:value-type="float">
            <text:p>0.0647</text:p>
          </table:table-cell>
          <table:table-cell office:value-type="float" office:value="0.077515" calcext:value-type="float">
            <text:p>0.0775</text:p>
          </table:table-cell>
          <table:table-cell office:value-type="float" office:value="0.044661" calcext:value-type="float">
            <text:p>0.0447</text:p>
          </table:table-cell>
          <table:table-cell office:value-type="float" office:value="0.087782" calcext:value-type="float">
            <text:p>0.0878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51335" calcext:value-type="float">
            <text:p>0.0513</text:p>
          </table:table-cell>
          <table:table-cell office:value-type="float" office:value="0.030287" calcext:value-type="float">
            <text:p>0.0303</text:p>
          </table:table-cell>
          <table:table-cell office:value-type="float" office:value="0.079055" calcext:value-type="float">
            <text:p>0.0791</text:p>
          </table:table-cell>
          <table:table-cell office:value-type="float" office:value="0.11807" calcext:value-type="float">
            <text:p>0.1181</text:p>
          </table:table-cell>
          <table:table-cell office:value-type="float" office:value="0.155544" calcext:value-type="float">
            <text:p>0.15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25154" calcext:value-type="float">
            <text:p>0.0252</text:p>
          </table:table-cell>
          <table:table-cell office:value-type="float" office:value="0.073409" calcext:value-type="float">
            <text:p>0.0734</text:p>
          </table:table-cell>
          <table:table-cell office:value-type="float" office:value="0.033368" calcext:value-type="float">
            <text:p>0.0334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67248" calcext:value-type="float">
            <text:p>0.0672</text:p>
          </table:table-cell>
          <table:table-cell office:value-type="float" office:value="0.090862" calcext:value-type="float">
            <text:p>0.0909</text:p>
          </table:table-cell>
          <table:table-cell office:value-type="float" office:value="0.107803" calcext:value-type="float">
            <text:p>0.1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29261" calcext:value-type="float">
            <text:p>0.0293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39014" calcext:value-type="float">
            <text:p>0.0390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62115" calcext:value-type="float">
            <text:p>0.0621</text:p>
          </table:table-cell>
          <table:table-cell office:value-type="float" office:value="0.086756" calcext:value-type="float">
            <text:p>0.0868</text:p>
          </table:table-cell>
          <table:table-cell office:value-type="float" office:value="0.128337" calcext:value-type="float">
            <text:p>0.1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0.050821" calcext:value-type="float">
            <text:p>0.0508</text:p>
          </table:table-cell>
          <table:table-cell office:value-type="float" office:value="0.089322" calcext:value-type="float">
            <text:p>0.0893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88809" calcext:value-type="float">
            <text:p>0.0888</text:p>
          </table:table-cell>
          <table:table-cell office:value-type="float" office:value="0.059035" calcext:value-type="float">
            <text:p>0.0590</text:p>
          </table:table-cell>
          <table:table-cell office:value-type="float" office:value="0.045688" calcext:value-type="float">
            <text:p>0.0457</text:p>
          </table:table-cell>
          <table:table-cell office:value-type="float" office:value="0.040554" calcext:value-type="float">
            <text:p>0.0406</text:p>
          </table:table-cell>
          <table:table-cell office:value-type="float" office:value="0.116016" calcext:value-type="float">
            <text:p>0.1160</text:p>
          </table:table-cell>
          <table:table-cell office:value-type="float" office:value="0.106263" calcext:value-type="float">
            <text:p>0.1063</text:p>
          </table:table-cell>
          <table:table-cell office:value-type="float" office:value="0.196612" calcext:value-type="float">
            <text:p>0.19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0.032341" calcext:value-type="float">
            <text:p>0.0323</text:p>
          </table:table-cell>
          <table:table-cell office:value-type="float" office:value="0.056982" calcext:value-type="float">
            <text:p>0.0570</text:p>
          </table:table-cell>
          <table:table-cell office:value-type="float" office:value="0.021561" calcext:value-type="float">
            <text:p>0.0216</text:p>
          </table:table-cell>
          <table:table-cell office:value-type="float" office:value="0.069302" calcext:value-type="float">
            <text:p>0.0693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91376" calcext:value-type="float">
            <text:p>0.0914</text:p>
          </table:table-cell>
          <table:table-cell office:value-type="float" office:value="0.115503" calcext:value-type="float">
            <text:p>0.11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0.025667" calcext:value-type="float">
            <text:p>0.0257</text:p>
          </table:table-cell>
          <table:table-cell office:value-type="float" office:value="0.049795" calcext:value-type="float">
            <text:p>0.049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44661" calcext:value-type="float">
            <text:p>0.0447</text:p>
          </table:table-cell>
          <table:table-cell office:value-type="float" office:value="0.025667" calcext:value-type="float">
            <text:p>0.0257</text:p>
          </table:table-cell>
          <table:table-cell office:value-type="float" office:value="0.024641" calcext:value-type="float">
            <text:p>0.0246</text:p>
          </table:table-cell>
          <table:table-cell office:value-type="float" office:value="0.022587" calcext:value-type="float">
            <text:p>0.0226</text:p>
          </table:table-cell>
          <table:table-cell office:value-type="float" office:value="0.049281" calcext:value-type="float">
            <text:p>0.0493</text:p>
          </table:table-cell>
          <table:table-cell office:value-type="float" office:value="0.061088" calcext:value-type="float">
            <text:p>0.0611</text:p>
          </table:table-cell>
          <table:table-cell office:value-type="float" office:value="0.086242" calcext:value-type="float">
            <text:p>0.0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0.037474" calcext:value-type="float">
            <text:p>0.0375</text:p>
          </table:table-cell>
          <table:table-cell office:value-type="float" office:value="0.049795" calcext:value-type="float">
            <text:p>0.0498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58008" calcext:value-type="float">
            <text:p>0.0580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30801" calcext:value-type="float">
            <text:p>0.0308</text:p>
          </table:table-cell>
          <table:table-cell office:value-type="float" office:value="0.020534" calcext:value-type="float">
            <text:p>0.0205</text:p>
          </table:table-cell>
          <table:table-cell office:value-type="float" office:value="0.048768" calcext:value-type="float">
            <text:p>0.0488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91376" calcext:value-type="float">
            <text:p>0.0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52361" calcext:value-type="float">
            <text:p>0.0524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58008" calcext:value-type="float">
            <text:p>0.0580</text:p>
          </table:table-cell>
          <table:table-cell office:value-type="float" office:value="0.024641" calcext:value-type="float">
            <text:p>0.0246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49281" calcext:value-type="float">
            <text:p>0.0493</text:p>
          </table:table-cell>
          <table:table-cell office:value-type="float" office:value="0.082136" calcext:value-type="float">
            <text:p>0.0821</text:p>
          </table:table-cell>
          <table:table-cell office:value-type="float" office:value="0.093429" calcext:value-type="float">
            <text:p>0.0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0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49795" calcext:value-type="float">
            <text:p>0.0498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68789" calcext:value-type="float">
            <text:p>0.0688</text:p>
          </table:table-cell>
          <table:table-cell office:value-type="float" office:value="0.026181" calcext:value-type="float">
            <text:p>0.0262</text:p>
          </table:table-cell>
          <table:table-cell office:value-type="float" office:value="0.031828" calcext:value-type="float">
            <text:p>0.0318</text:p>
          </table:table-cell>
          <table:table-cell office:value-type="float" office:value="0.01694" calcext:value-type="float">
            <text:p>0.0169</text:p>
          </table:table-cell>
          <table:table-cell office:value-type="float" office:value="0.056468" calcext:value-type="float">
            <text:p>0.0565</text:p>
          </table:table-cell>
          <table:table-cell office:value-type="float" office:value="0.075975" calcext:value-type="float">
            <text:p>0.0760</text:p>
          </table:table-cell>
          <table:table-cell office:value-type="float" office:value="0.10729" calcext:value-type="float">
            <text:p>0.1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0.036961" calcext:value-type="float">
            <text:p>0.0370</text:p>
          </table:table-cell>
          <table:table-cell office:value-type="float" office:value="0.059548" calcext:value-type="float">
            <text:p>0.0595</text:p>
          </table:table-cell>
          <table:table-cell office:value-type="float" office:value="0.022587" calcext:value-type="float">
            <text:p>0.0226</text:p>
          </table:table-cell>
          <table:table-cell office:value-type="float" office:value="0.064682" calcext:value-type="float">
            <text:p>0.0647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26181" calcext:value-type="float">
            <text:p>0.0262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74435" calcext:value-type="float">
            <text:p>0.0744</text:p>
          </table:table-cell>
          <table:table-cell office:value-type="float" office:value="0.12731" calcext:value-type="float">
            <text:p>0.1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0.050821" calcext:value-type="float">
            <text:p>0.0508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31314" calcext:value-type="float">
            <text:p>0.0313</text:p>
          </table:table-cell>
          <table:table-cell office:value-type="float" office:value="0.072382" calcext:value-type="float">
            <text:p>0.0724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39528" calcext:value-type="float">
            <text:p>0.0395</text:p>
          </table:table-cell>
          <table:table-cell office:value-type="float" office:value="0.030801" calcext:value-type="float">
            <text:p>0.0308</text:p>
          </table:table-cell>
          <table:table-cell office:value-type="float" office:value="0.059548" calcext:value-type="float">
            <text:p>0.0595</text:p>
          </table:table-cell>
          <table:table-cell office:value-type="float" office:value="0.101643" calcext:value-type="float">
            <text:p>0.1016</text:p>
          </table:table-cell>
          <table:table-cell office:value-type="float" office:value="0.116016" calcext:value-type="float">
            <text:p>0.11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4</text:p>
          </table:table-cell>
          <table:table-cell office:value-type="float" office:value="0.041068" calcext:value-type="float">
            <text:p>0.0411</text:p>
          </table:table-cell>
          <table:table-cell office:value-type="float" office:value="0.053901" calcext:value-type="float">
            <text:p>0.0539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59035" calcext:value-type="float">
            <text:p>0.0590</text:p>
          </table:table-cell>
          <table:table-cell table:number-columns-repeated="2" office:value-type="float" office:value="0.034908" calcext:value-type="float">
            <text:p>0.0349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63142" calcext:value-type="float">
            <text:p>0.0631</text:p>
          </table:table-cell>
          <table:table-cell office:value-type="float" office:value="0.079055" calcext:value-type="float">
            <text:p>0.0791</text:p>
          </table:table-cell>
          <table:table-cell office:value-type="float" office:value="0.11961" calcext:value-type="float">
            <text:p>0.1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6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64682" calcext:value-type="float">
            <text:p>0.0647</text:p>
          </table:table-cell>
          <table:table-cell office:value-type="float" office:value="0.030287" calcext:value-type="float">
            <text:p>0.0303</text:p>
          </table:table-cell>
          <table:table-cell office:value-type="float" office:value="0.064682" calcext:value-type="float">
            <text:p>0.0647</text:p>
          </table:table-cell>
          <table:table-cell office:value-type="float" office:value="0.037474" calcext:value-type="float">
            <text:p>0.0375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61088" calcext:value-type="float">
            <text:p>0.0611</text:p>
          </table:table-cell>
          <table:table-cell office:value-type="float" office:value="0.089836" calcext:value-type="float">
            <text:p>0.0898</text:p>
          </table:table-cell>
          <table:table-cell office:value-type="float" office:value="0.12115" calcext:value-type="float">
            <text:p>0.1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0.044661" calcext:value-type="float">
            <text:p>0.0447</text:p>
          </table:table-cell>
          <table:table-cell office:value-type="float" office:value="0.060575" calcext:value-type="float">
            <text:p>0.0606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45175" calcext:value-type="float">
            <text:p>0.0452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91376" calcext:value-type="float">
            <text:p>0.0914</text:p>
          </table:table-cell>
          <table:table-cell office:value-type="float" office:value="0.099076" calcext:value-type="float">
            <text:p>0.0991</text:p>
          </table:table-cell>
          <table:table-cell office:value-type="float" office:value="0.141684" calcext:value-type="float">
            <text:p>0.1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65195" calcext:value-type="float">
            <text:p>0.0652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72895" calcext:value-type="float">
            <text:p>0.0729</text:p>
          </table:table-cell>
          <table:table-cell office:value-type="float" office:value="0.032341" calcext:value-type="float">
            <text:p>0.0323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36961" calcext:value-type="float">
            <text:p>0.0370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83162" calcext:value-type="float">
            <text:p>0.0832</text:p>
          </table:table-cell>
          <table:table-cell office:value-type="float" office:value="0.120637" calcext:value-type="float">
            <text:p>0.1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0.047741" calcext:value-type="float">
            <text:p>0.0477</text:p>
          </table:table-cell>
          <table:table-cell office:value-type="float" office:value="0.058008" calcext:value-type="float">
            <text:p>0.0580</text:p>
          </table:table-cell>
          <table:table-cell office:value-type="float" office:value="0.026181" calcext:value-type="float">
            <text:p>0.0262</text:p>
          </table:table-cell>
          <table:table-cell office:value-type="float" office:value="0.071869" calcext:value-type="float">
            <text:p>0.0719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42608" calcext:value-type="float">
            <text:p>0.0426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94456" calcext:value-type="float">
            <text:p>0.0945</text:p>
          </table:table-cell>
          <table:table-cell office:value-type="float" office:value="0.12423" calcext:value-type="float">
            <text:p>0.1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0.040041" calcext:value-type="float">
            <text:p>0.0400</text:p>
          </table:table-cell>
          <table:table-cell office:value-type="float" office:value="0.059548" calcext:value-type="float">
            <text:p>0.0595</text:p>
          </table:table-cell>
          <table:table-cell office:value-type="float" office:value="0.021561" calcext:value-type="float">
            <text:p>0.0216</text:p>
          </table:table-cell>
          <table:table-cell office:value-type="float" office:value="0.066735" calcext:value-type="float">
            <text:p>0.0667</text:p>
          </table:table-cell>
          <table:table-cell office:value-type="float" office:value="0.029774" calcext:value-type="float">
            <text:p>0.0298</text:p>
          </table:table-cell>
          <table:table-cell office:value-type="float" office:value="0.044148" calcext:value-type="float">
            <text:p>0.0441</text:p>
          </table:table-cell>
          <table:table-cell office:value-type="float" office:value="0.026181" calcext:value-type="float">
            <text:p>0.0262</text:p>
          </table:table-cell>
          <table:table-cell office:value-type="float" office:value="0.068275" calcext:value-type="float">
            <text:p>0.0683</text:p>
          </table:table-cell>
          <table:table-cell office:value-type="float" office:value="0.087269" calcext:value-type="float">
            <text:p>0.0873</text:p>
          </table:table-cell>
          <table:table-cell office:value-type="float" office:value="0.123203" calcext:value-type="float">
            <text:p>0.1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0.039528" calcext:value-type="float">
            <text:p>0.0395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21561" calcext:value-type="float">
            <text:p>0.0216</text:p>
          </table:table-cell>
          <table:table-cell office:value-type="float" office:value="0.079569" calcext:value-type="float">
            <text:p>0.0796</text:p>
          </table:table-cell>
          <table:table-cell office:value-type="float" office:value="0.026181" calcext:value-type="float">
            <text:p>0.0262</text:p>
          </table:table-cell>
          <table:table-cell office:value-type="float" office:value="0.045688" calcext:value-type="float">
            <text:p>0.0457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93943" calcext:value-type="float">
            <text:p>0.0939</text:p>
          </table:table-cell>
          <table:table-cell office:value-type="float" office:value="0.11499" calcext:value-type="float">
            <text:p>0.11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0.043121" calcext:value-type="float">
            <text:p>0.0431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22587" calcext:value-type="float">
            <text:p>0.0226</text:p>
          </table:table-cell>
          <table:table-cell office:value-type="float" office:value="0.069302" calcext:value-type="float">
            <text:p>0.0693</text:p>
          </table:table-cell>
          <table:table-cell office:value-type="float" office:value="0.043121" calcext:value-type="float">
            <text:p>0.0431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62115" calcext:value-type="float">
            <text:p>0.0621</text:p>
          </table:table-cell>
          <table:table-cell office:value-type="float" office:value="0.088296" calcext:value-type="float">
            <text:p>0.0883</text:p>
          </table:table-cell>
          <table:table-cell office:value-type="float" office:value="0.123203" calcext:value-type="float">
            <text:p>0.1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2</text:p>
          </table:table-cell>
          <table:table-cell office:value-type="float" office:value="0.049281" calcext:value-type="float">
            <text:p>0.0493</text:p>
          </table:table-cell>
          <table:table-cell office:value-type="float" office:value="0.060062" calcext:value-type="float">
            <text:p>0.0601</text:p>
          </table:table-cell>
          <table:table-cell office:value-type="float" office:value="0.029774" calcext:value-type="float">
            <text:p>0.0298</text:p>
          </table:table-cell>
          <table:table-cell office:value-type="float" office:value="0.067762" calcext:value-type="float">
            <text:p>0.0678</text:p>
          </table:table-cell>
          <table:table-cell office:value-type="float" office:value="0.031314" calcext:value-type="float">
            <text:p>0.0313</text:p>
          </table:table-cell>
          <table:table-cell office:value-type="float" office:value="0.040041" calcext:value-type="float">
            <text:p>0.0400</text:p>
          </table:table-cell>
          <table:table-cell office:value-type="float" office:value="0.030287" calcext:value-type="float">
            <text:p>0.0303</text:p>
          </table:table-cell>
          <table:table-cell office:value-type="float" office:value="0.067762" calcext:value-type="float">
            <text:p>0.0678</text:p>
          </table:table-cell>
          <table:table-cell office:value-type="float" office:value="0.092402" calcext:value-type="float">
            <text:p>0.0924</text:p>
          </table:table-cell>
          <table:table-cell office:value-type="float" office:value="0.11191" calcext:value-type="float">
            <text:p>0.1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0.037474" calcext:value-type="float">
            <text:p>0.0375</text:p>
          </table:table-cell>
          <table:table-cell office:value-type="float" office:value="0.039528" calcext:value-type="float">
            <text:p>0.0395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58522" calcext:value-type="float">
            <text:p>0.0585</text:p>
          </table:table-cell>
          <table:table-cell office:value-type="float" office:value="0.023101" calcext:value-type="float">
            <text:p>0.0231</text:p>
          </table:table-cell>
          <table:table-cell office:value-type="float" office:value="0.029261" calcext:value-type="float">
            <text:p>0.0293</text:p>
          </table:table-cell>
          <table:table-cell office:value-type="float" office:value="0.021047" calcext:value-type="float">
            <text:p>0.0210</text:p>
          </table:table-cell>
          <table:table-cell office:value-type="float" office:value="0.054415" calcext:value-type="float">
            <text:p>0.0544</text:p>
          </table:table-cell>
          <table:table-cell office:value-type="float" office:value="0.067248" calcext:value-type="float">
            <text:p>0.0672</text:p>
          </table:table-cell>
          <table:table-cell office:value-type="float" office:value="0.093943" calcext:value-type="float">
            <text:p>0.0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69815" calcext:value-type="float">
            <text:p>0.0698</text:p>
          </table:table-cell>
          <table:table-cell office:value-type="float" office:value="0.031314" calcext:value-type="float">
            <text:p>0.0313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67762" calcext:value-type="float">
            <text:p>0.0678</text:p>
          </table:table-cell>
          <table:table-cell office:value-type="float" office:value="0.11345" calcext:value-type="float">
            <text:p>0.1135</text:p>
          </table:table-cell>
          <table:table-cell office:value-type="float" office:value="0.109856" calcext:value-type="float">
            <text:p>0.1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0.051848" calcext:value-type="float">
            <text:p>0.0518</text:p>
          </table:table-cell>
          <table:table-cell office:value-type="float" office:value="0.066735" calcext:value-type="float">
            <text:p>0.0667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81109" calcext:value-type="float">
            <text:p>0.0811</text:p>
          </table:table-cell>
          <table:table-cell office:value-type="float" office:value="0.047228" calcext:value-type="float">
            <text:p>0.0472</text:p>
          </table:table-cell>
          <table:table-cell office:value-type="float" office:value="0.040554" calcext:value-type="float">
            <text:p>0.0406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83162" calcext:value-type="float">
            <text:p>0.0832</text:p>
          </table:table-cell>
          <table:table-cell office:value-type="float" office:value="0.099076" calcext:value-type="float">
            <text:p>0.0991</text:p>
          </table:table-cell>
          <table:table-cell office:value-type="float" office:value="0.158624" calcext:value-type="float">
            <text:p>0.1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61602" calcext:value-type="float">
            <text:p>0.0616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69302" calcext:value-type="float">
            <text:p>0.0693</text:p>
          </table:table-cell>
          <table:table-cell office:value-type="float" office:value="0.030801" calcext:value-type="float">
            <text:p>0.0308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080082" calcext:value-type="float">
            <text:p>0.0801</text:p>
          </table:table-cell>
          <table:table-cell office:value-type="float" office:value="0.104209" calcext:value-type="float">
            <text:p>0.1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0.037474" calcext:value-type="float">
            <text:p>0.0375</text:p>
          </table:table-cell>
          <table:table-cell office:value-type="float" office:value="0.052361" calcext:value-type="float">
            <text:p>0.0524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38501" calcext:value-type="float">
            <text:p>0.0385</text:p>
          </table:table-cell>
          <table:table-cell office:value-type="float" office:value="0.029261" calcext:value-type="float">
            <text:p>0.0293</text:p>
          </table:table-cell>
          <table:table-cell office:value-type="float" office:value="0.01694" calcext:value-type="float">
            <text:p>0.0169</text:p>
          </table:table-cell>
          <table:table-cell office:value-type="float" office:value="0.053901" calcext:value-type="float">
            <text:p>0.0539</text:p>
          </table:table-cell>
          <table:table-cell office:value-type="float" office:value="0.078542" calcext:value-type="float">
            <text:p>0.0785</text:p>
          </table:table-cell>
          <table:table-cell office:value-type="float" office:value="0.11037" calcext:value-type="float">
            <text:p>0.1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54415" calcext:value-type="float">
            <text:p>0.0544</text:p>
          </table:table-cell>
          <table:table-cell office:value-type="float" office:value="0.022587" calcext:value-type="float">
            <text:p>0.0226</text:p>
          </table:table-cell>
          <table:table-cell office:value-type="float" office:value="0.056468" calcext:value-type="float">
            <text:p>0.0565</text:p>
          </table:table-cell>
          <table:table-cell office:value-type="float" office:value="0.031828" calcext:value-type="float">
            <text:p>0.0318</text:p>
          </table:table-cell>
          <table:table-cell office:value-type="float" office:value="0.024641" calcext:value-type="float">
            <text:p>0.0246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51335" calcext:value-type="float">
            <text:p>0.0513</text:p>
          </table:table-cell>
          <table:table-cell office:value-type="float" office:value="0.070329" calcext:value-type="float">
            <text:p>0.0703</text:p>
          </table:table-cell>
          <table:table-cell office:value-type="float" office:value="0.104723" calcext:value-type="float">
            <text:p>0.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0.036448" calcext:value-type="float">
            <text:p>0.0364</text:p>
          </table:table-cell>
          <table:table-cell office:value-type="float" office:value="0.063142" calcext:value-type="float">
            <text:p>0.0631</text:p>
          </table:table-cell>
          <table:table-cell office:value-type="float" office:value="0.030801" calcext:value-type="float">
            <text:p>0.0308</text:p>
          </table:table-cell>
          <table:table-cell office:value-type="float" office:value="0.060575" calcext:value-type="float">
            <text:p>0.0606</text:p>
          </table:table-cell>
          <table:table-cell office:value-type="float" office:value="0.028234" calcext:value-type="float">
            <text:p>0.0282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52875" calcext:value-type="float">
            <text:p>0.0529</text:p>
          </table:table-cell>
          <table:table-cell office:value-type="float" office:value="0.084189" calcext:value-type="float">
            <text:p>0.0842</text:p>
          </table:table-cell>
          <table:table-cell office:value-type="float" office:value="0.12115" calcext:value-type="float">
            <text:p>0.1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0.032341" calcext:value-type="float">
            <text:p>0.0323</text:p>
          </table:table-cell>
          <table:table-cell office:value-type="float" office:value="0.060062" calcext:value-type="float">
            <text:p>0.0601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52361" calcext:value-type="float">
            <text:p>0.0524</text:p>
          </table:table-cell>
          <table:table-cell office:value-type="float" office:value="0.040554" calcext:value-type="float">
            <text:p>0.0406</text:p>
          </table:table-cell>
          <table:table-cell office:value-type="float" office:value="0.032341" calcext:value-type="float">
            <text:p>0.0323</text:p>
          </table:table-cell>
          <table:table-cell office:value-type="float" office:value="0.024641" calcext:value-type="float">
            <text:p>0.0246</text:p>
          </table:table-cell>
          <table:table-cell office:value-type="float" office:value="0.061088" calcext:value-type="float">
            <text:p>0.0611</text:p>
          </table:table-cell>
          <table:table-cell office:value-type="float" office:value="0.080595" calcext:value-type="float">
            <text:p>0.0806</text:p>
          </table:table-cell>
          <table:table-cell office:value-type="float" office:value="0.12885" calcext:value-type="float">
            <text:p>0.12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66735" calcext:value-type="float">
            <text:p>0.0667</text:p>
          </table:table-cell>
          <table:table-cell office:value-type="float" office:value="0.022587" calcext:value-type="float">
            <text:p>0.0226</text:p>
          </table:table-cell>
          <table:table-cell office:value-type="float" office:value="0.062115" calcext:value-type="float">
            <text:p>0.0621</text:p>
          </table:table-cell>
          <table:table-cell office:value-type="float" office:value="0.025154" calcext:value-type="float">
            <text:p>0.0252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23101" calcext:value-type="float">
            <text:p>0.0231</text:p>
          </table:table-cell>
          <table:table-cell office:value-type="float" office:value="0.059035" calcext:value-type="float">
            <text:p>0.0590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11961" calcext:value-type="float">
            <text:p>0.1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0.057495" calcext:value-type="float">
            <text:p>0.0575</text:p>
          </table:table-cell>
          <table:table-cell office:value-type="float" office:value="0.053388" calcext:value-type="float">
            <text:p>0.0534</text:p>
          </table:table-cell>
          <table:table-cell office:value-type="float" office:value="0.027721" calcext:value-type="float">
            <text:p>0.0277</text:p>
          </table:table-cell>
          <table:table-cell office:value-type="float" office:value="0.054415" calcext:value-type="float">
            <text:p>0.0544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29774" calcext:value-type="float">
            <text:p>0.0298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56982" calcext:value-type="float">
            <text:p>0.0570</text:p>
          </table:table-cell>
          <table:table-cell office:value-type="float" office:value="0.105749" calcext:value-type="float">
            <text:p>0.1057</text:p>
          </table:table-cell>
          <table:table-cell office:value-type="float" office:value="0.129363" calcext:value-type="float">
            <text:p>0.12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0.032854" calcext:value-type="float">
            <text:p>0.0329</text:p>
          </table:table-cell>
          <table:table-cell office:value-type="float" office:value="0.055441" calcext:value-type="float">
            <text:p>0.0554</text:p>
          </table:table-cell>
          <table:table-cell office:value-type="float" office:value="0.034394" calcext:value-type="float">
            <text:p>0.0344</text:p>
          </table:table-cell>
          <table:table-cell office:value-type="float" office:value="0.055955" calcext:value-type="float">
            <text:p>0.0560</text:p>
          </table:table-cell>
          <table:table-cell office:value-type="float" office:value="0.031314" calcext:value-type="float">
            <text:p>0.0313</text:p>
          </table:table-cell>
          <table:table-cell office:value-type="float" office:value="0.034908" calcext:value-type="float">
            <text:p>0.0349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58008" calcext:value-type="float">
            <text:p>0.0580</text:p>
          </table:table-cell>
          <table:table-cell office:value-type="float" office:value="0.090862" calcext:value-type="float">
            <text:p>0.0909</text:p>
          </table:table-cell>
          <table:table-cell office:value-type="float" office:value="0.117556" calcext:value-type="float">
            <text:p>0.11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25</text:p>
          </table:table-cell>
          <table:table-cell office:value-type="float" office:value="0.048255" calcext:value-type="float">
            <text:p>0.0483</text:p>
          </table:table-cell>
          <table:table-cell office:value-type="float" office:value="0.063655" calcext:value-type="float">
            <text:p>0.0637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78029" calcext:value-type="float">
            <text:p>0.0780</text:p>
          </table:table-cell>
          <table:table-cell office:value-type="float" office:value="0.029261" calcext:value-type="float">
            <text:p>0.0293</text:p>
          </table:table-cell>
          <table:table-cell office:value-type="float" office:value="0.046201" calcext:value-type="float">
            <text:p>0.0462</text:p>
          </table:table-cell>
          <table:table-cell office:value-type="float" office:value="0.032341" calcext:value-type="float">
            <text:p>0.0323</text:p>
          </table:table-cell>
          <table:table-cell office:value-type="float" office:value="0.060575" calcext:value-type="float">
            <text:p>0.0606</text:p>
          </table:table-cell>
          <table:table-cell office:value-type="float" office:value="0.104723" calcext:value-type="float">
            <text:p>0.1047</text:p>
          </table:table-cell>
          <table:table-cell office:value-type="float" office:value="0.123203" calcext:value-type="float">
            <text:p>0.1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0.041068" calcext:value-type="float">
            <text:p>0.0411</text:p>
          </table:table-cell>
          <table:table-cell office:value-type="float" office:value="0.061602" calcext:value-type="float">
            <text:p>0.0616</text:p>
          </table:table-cell>
          <table:table-cell office:value-type="float" office:value="0.027207" calcext:value-type="float">
            <text:p>0.0272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30287" calcext:value-type="float">
            <text:p>0.0303</text:p>
          </table:table-cell>
          <table:table-cell office:value-type="float" office:value="0.036961" calcext:value-type="float">
            <text:p>0.0370</text:p>
          </table:table-cell>
          <table:table-cell office:value-type="float" office:value="0.029261" calcext:value-type="float">
            <text:p>0.0293</text:p>
          </table:table-cell>
          <table:table-cell office:value-type="float" office:value="0.064168" calcext:value-type="float">
            <text:p>0.0642</text:p>
          </table:table-cell>
          <table:table-cell office:value-type="float" office:value="0.087782" calcext:value-type="float">
            <text:p>0.0878</text:p>
          </table:table-cell>
          <table:table-cell office:value-type="float" office:value="0.11653" calcext:value-type="float">
            <text:p>0.1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0.040041" calcext:value-type="float">
            <text:p>0.0400</text:p>
          </table:table-cell>
          <table:table-cell office:value-type="float" office:value="0.054928" calcext:value-type="float">
            <text:p>0.0549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68275" calcext:value-type="float">
            <text:p>0.0683</text:p>
          </table:table-cell>
          <table:table-cell office:value-type="float" office:value="0.033368" calcext:value-type="float">
            <text:p>0.0334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24127" calcext:value-type="float">
            <text:p>0.0241</text:p>
          </table:table-cell>
          <table:table-cell office:value-type="float" office:value="0.060575" calcext:value-type="float">
            <text:p>0.0606</text:p>
          </table:table-cell>
          <table:table-cell office:value-type="float" office:value="0.083676" calcext:value-type="float">
            <text:p>0.0837</text:p>
          </table:table-cell>
          <table:table-cell office:value-type="float" office:value="0.124743" calcext:value-type="float">
            <text:p>0.1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19</text:p>
          </table:table-cell>
          <table:table-cell office:value-type="float" office:value="0.035421" calcext:value-type="float">
            <text:p>0.0354</text:p>
          </table:table-cell>
          <table:table-cell office:value-type="float" office:value="0.070842" calcext:value-type="float">
            <text:p>0.0708</text:p>
          </table:table-cell>
          <table:table-cell office:value-type="float" office:value="0.026694" calcext:value-type="float">
            <text:p>0.0267</text:p>
          </table:table-cell>
          <table:table-cell office:value-type="float" office:value="0.064168" calcext:value-type="float">
            <text:p>0.0642</text:p>
          </table:table-cell>
          <table:table-cell table:number-columns-repeated="2" office:value-type="float" office:value="0.043634" calcext:value-type="float">
            <text:p>0.0436</text:p>
          </table:table-cell>
          <table:table-cell office:value-type="float" office:value="0.033881" calcext:value-type="float">
            <text:p>0.0339</text:p>
          </table:table-cell>
          <table:table-cell office:value-type="float" office:value="0.073409" calcext:value-type="float">
            <text:p>0.0734</text:p>
          </table:table-cell>
          <table:table-cell office:value-type="float" office:value="0.081622" calcext:value-type="float">
            <text:p>0.0816</text:p>
          </table:table-cell>
          <table:table-cell office:value-type="float" office:value="0.152464" calcext:value-type="float">
            <text:p>0.1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0.037988" calcext:value-type="float">
            <text:p>0.0380</text:p>
          </table:table-cell>
          <table:table-cell office:value-type="float" office:value="0.047741" calcext:value-type="float">
            <text:p>0.0477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58008" calcext:value-type="float">
            <text:p>0.0580</text:p>
          </table:table-cell>
          <table:table-cell office:value-type="float" office:value="0.028747" calcext:value-type="float">
            <text:p>0.0287</text:p>
          </table:table-cell>
          <table:table-cell office:value-type="float" office:value="0.038501" calcext:value-type="float">
            <text:p>0.0385</text:p>
          </table:table-cell>
          <table:table-cell office:value-type="float" office:value="0.022074" calcext:value-type="float">
            <text:p>0.0221</text:p>
          </table:table-cell>
          <table:table-cell office:value-type="float" office:value="0.063142" calcext:value-type="float">
            <text:p>0.0631</text:p>
          </table:table-cell>
          <table:table-cell office:value-type="float" office:value="0.080082" calcext:value-type="float">
            <text:p>0.0801</text:p>
          </table:table-cell>
          <table:table-cell office:value-type="float" office:value="0.106263" calcext:value-type="float">
            <text:p>0.1063</text:p>
          </table:table-cell>
          <table:table-cell table:number-columns-repeated="1010"/>
        </table:table-row>
        <table:table-row table:style-name="ro1" table:number-rows-repeated="31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ENIER" table:style-name="ta1">
        <table:shapes>
          <draw:frame draw:z-index="0" draw:style-name="gr1" draw:text-style-name="P1" svg:width="42.884cm" svg:height="17.836cm" svg:x="19.2cm" svg:y="0.6cm">
            <draw:object draw:notify-on-update-of-ranges="DENIER.A2:DENIER.A53 DENIER.B1:DENIER.B1 DENIER.B2:DENIER.B53 DENIER.C1:DENIER.C1 DENIER.C2:DENIER.C53 DENIER.D1:DENIER.D1 DENIER.D2:DENIER.D53 DENIER.E1:DENIER.E1 DENIER.E2:DENIER.E53 DENIER.F1:DENIER.F1 DENIER.F2:DENIER.F53 DENIER.G1:DENIER.G1 DENIER.G2:DENIER.G53 DENIER.H1:DENIER.H1 DENIER.H2:DENIER.H53 DENIER.I1:DENIER.I1 DENIER.I2:DENIER.I53 DENIER.J1:DENIER.J1 DENIER.J2:DENIER.J53 DENIER.K1:DENIER.K1 DENIER.K2:DENIER.K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3" svg:width="0.814cm" svg:height="0.507cm" svg:x="22.5cm" svg:y="15.92cm">
            <draw:text-box>
              <text:p text:style-name="P2"><text:span text:style-name="T1">WEF</text:span></text:p>
            </draw:text-box>
          </draw:frame>
          <draw:frame draw:z-index="2" draw:style-name="gr3" draw:text-style-name="P4" svg:width="1.275cm" svg:height="0.497cm" svg:x="45.824cm" svg:y="15.93cm">
            <draw:text-box>
              <text:p text:style-name="P2"><text:span text:style-name="T2">Dorian</text:span></text:p>
            </draw:text-box>
          </draw:frame>
          <draw:frame draw:z-index="3" draw:style-name="gr3" draw:text-style-name="P4" svg:width="1.089cm" svg:height="0.497cm" svg:x="35.592cm" svg:y="15.93cm">
            <draw:text-box>
              <text:p text:style-name="P2"><text:span text:style-name="T2">STK2</text:span></text:p>
            </draw:text-box>
          </draw:frame>
          <draw:frame draw:z-index="4" draw:style-name="gr4" draw:text-style-name="P4" svg:width="1.089cm" svg:height="0.469cm" svg:x="28.4cm" svg:y="15.93cm">
            <draw:text-box>
              <text:p text:style-name="P2"><text:span text:style-name="T2">STK1</text:span></text:p>
            </draw:text-box>
          </draw:frame>
          <draw:frame draw:z-index="5" draw:style-name="gr2" draw:text-style-name="P3" svg:width="0.814cm" svg:height="0.507cm" svg:x="48.95cm" svg:y="15.92cm">
            <draw:text-box>
              <text:p text:style-name="P2"><text:span text:style-name="T1">CAS</text:span></text:p>
            </draw:text-box>
          </draw:frame>
          <draw:frame draw:z-index="6" draw:style-name="gr3" draw:text-style-name="P4" svg:width="0.965cm" svg:height="0.497cm" svg:x="40.48cm" svg:y="15.93cm">
            <draw:text-box>
              <text:p text:style-name="P2"><text:span text:style-name="T2">Barry</text:span></text:p>
            </draw:text-box>
          </draw:frame>
          <draw:frame draw:z-index="7" draw:style-name="gr3" draw:text-style-name="P4" svg:width="0.965cm" svg:height="0.497cm" svg:x="41.78cm" svg:y="15.93cm">
            <draw:text-box>
              <text:p text:style-name="P2"><text:span text:style-name="T2">Heat</text:span></text:p>
            </draw:text-box>
          </draw:frame>
          <draw:frame draw:z-index="8" draw:style-name="gr2" draw:text-style-name="P3" svg:width="0.814cm" svg:height="0.507cm" svg:x="56.15cm" svg:y="15.92cm">
            <draw:text-box>
              <text:p text:style-name="P2"><text:span text:style-name="T1">COP</text:span></text:p>
            </draw:text-box>
          </draw:frame>
        </table:shapes>
        <table:table-column table:style-name="co5" table:default-cell-style-name="ce2"/>
        <table:table-column table:style-name="co1" table:number-columns-repeated="10" table:default-cell-style-name="ce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.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24" office:value-type="string" calcext:value-type="string">
            <text:p><text:s/>users:</text:p>
          </table:table-cell>
          <table:table-cell table:style-name="ce1" office:value-type="float" office:value="890" calcext:value-type="float">
            <text:p>890</text:p>
          </table:table-cell>
          <table:table-cell table:style-name="ce1" table:number-columns-repeated="19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table:number-columns-repeated="979"/>
        </table:table-row>
        <table:table-row table:style-name="ro1">
          <table:table-cell office:value-type="string" calcext:value-type="string">
            <text:p>2019-01-01</text:p>
          </table:table-cell>
          <table:table-cell table:number-columns-repeated="2" office:value-type="float" office:value="0.029213" calcext:value-type="float">
            <text:p>0.0292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10112" calcext:value-type="float">
            <text:p>0.0101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39326" calcext:value-type="float">
            <text:p>0.0393</text:p>
          </table:table-cell>
          <table:table-cell office:value-type="float" office:value="0.049438" calcext:value-type="float">
            <text:p>0.0494</text:p>
          </table:table-cell>
          <table:table-cell office:value-type="float" office:value="0.037079" calcext:value-type="float">
            <text:p>0.0371</text:p>
          </table:table-cell>
          <table:table-cell table:number-columns-repeated="20"/>
          <table:table-cell table:style-name="ce8" office:value-type="string" calcext:value-type="string">
            <text:p>Colours</text:p>
          </table:table-cell>
          <table:table-cell table:style-name="ce9" office:value-type="string" calcext:value-type="string">
            <text:p>FF0000</text:p>
          </table:table-cell>
          <table:table-cell table:style-name="ce9" office:value-type="string" calcext:value-type="string">
            <text:p>EA7500</text:p>
          </table:table-cell>
          <table:table-cell table:style-name="ce9" office:value-type="string" calcext:value-type="string">
            <text:p>D700FF</text:p>
          </table:table-cell>
          <table:table-cell table:style-name="ce9" office:value-type="string" calcext:value-type="string">
            <text:p>00AF00</text:p>
          </table:table-cell>
          <table:table-cell table:style-name="ce9" office:value-type="string" calcext:value-type="string">
            <text:p>FFD700</text:p>
          </table:table-cell>
          <table:table-cell table:style-name="ce9" office:value-type="string" calcext:value-type="string">
            <text:p>8700D7</text:p>
          </table:table-cell>
          <table:table-cell table:style-name="ce9" office:value-type="string" calcext:value-type="string">
            <text:p>00E0E0</text:p>
          </table:table-cell>
          <table:table-cell table:style-name="ce9" office:value-type="string" calcext:value-type="string">
            <text:p>00FF87</text:p>
          </table:table-cell>
          <table:table-cell table:style-name="ce9" office:value-type="string" calcext:value-type="string">
            <text:p>0087FF</text:p>
          </table:table-cell>
          <table:table-cell table:style-name="ce9" office:value-type="string" calcext:value-type="string">
            <text:p>E6E90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0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1685" calcext:value-type="float">
            <text:p>0.0517</text:p>
          </table:table-cell>
          <table:table-cell table:number-columns-repeated="2" office:value-type="float" office:value="0.068539" calcext:value-type="float">
            <text:p>0.0685</text:p>
          </table:table-cell>
          <table:table-cell table:number-columns-repeated="20"/>
          <table:table-cell table:style-name="ce8"/>
          <table:table-cell table:style-name="ce9" table:formula="of:=HEX2DEC([.AG2])" office:value-type="float" office:value="16711680" calcext:value-type="float">
            <text:p>16711680</text:p>
          </table:table-cell>
          <table:table-cell table:style-name="ce9" table:formula="of:=HEX2DEC([.AH2])" office:value-type="float" office:value="15365376" calcext:value-type="float">
            <text:p>15365376</text:p>
          </table:table-cell>
          <table:table-cell table:style-name="ce9" table:formula="of:=HEX2DEC([.AI2])" office:value-type="float" office:value="14090495" calcext:value-type="float">
            <text:p>14090495</text:p>
          </table:table-cell>
          <table:table-cell table:style-name="ce9" table:formula="of:=HEX2DEC([.AJ2])" office:value-type="float" office:value="44800" calcext:value-type="float">
            <text:p>44800</text:p>
          </table:table-cell>
          <table:table-cell table:style-name="ce9" table:formula="of:=HEX2DEC([.AK2])" office:value-type="float" office:value="16766720" calcext:value-type="float">
            <text:p>16766720</text:p>
          </table:table-cell>
          <table:table-cell table:style-name="ce9" table:formula="of:=HEX2DEC([.AL2])" office:value-type="float" office:value="8847575" calcext:value-type="float">
            <text:p>8847575</text:p>
          </table:table-cell>
          <table:table-cell table:style-name="ce9" table:formula="of:=HEX2DEC([.AM2])" office:value-type="float" office:value="57568" calcext:value-type="float">
            <text:p>57568</text:p>
          </table:table-cell>
          <table:table-cell table:style-name="ce9" table:formula="of:=HEX2DEC([.AN2])" office:value-type="float" office:value="65415" calcext:value-type="float">
            <text:p>65415</text:p>
          </table:table-cell>
          <table:table-cell table:style-name="ce9" table:formula="of:=HEX2DEC([.AO2])" office:value-type="float" office:value="34815" calcext:value-type="float">
            <text:p>34815</text:p>
          </table:table-cell>
          <table:table-cell table:style-name="ce9" table:formula="of:=HEX2DEC([.AP2])" office:value-type="float" office:value="15132933" calcext:value-type="float">
            <text:p>1513293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19-01-14</text:p>
          </table:table-cell>
          <table:table-cell table:number-columns-repeated="2" office:value-type="float" office:value="0.02809" calcext:value-type="float">
            <text:p>0.0281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59551" calcext:value-type="float">
            <text:p>0.0596</text:p>
          </table:table-cell>
          <table:table-cell office:value-type="float" office:value="0.057303" calcext:value-type="float">
            <text:p>0.0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2</text:p>
          </table:table-cell>
          <table:table-cell office:value-type="float" office:value="0.057303" calcext:value-type="float">
            <text:p>0.0573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64045" calcext:value-type="float">
            <text:p>0.0640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49438" calcext:value-type="float">
            <text:p>0.0494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60674" calcext:value-type="float">
            <text:p>0.0607</text:p>
          </table:table-cell>
          <table:table-cell office:value-type="float" office:value="0.126966" calcext:value-type="float">
            <text:p>0.1270</text:p>
          </table:table-cell>
          <table:table-cell office:value-type="float" office:value="0.11236" calcext:value-type="float">
            <text:p>0.1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1-29</text:p>
          </table:table-cell>
          <table:table-cell office:value-type="float" office:value="0.097753" calcext:value-type="float">
            <text:p>0.0978</text:p>
          </table:table-cell>
          <table:table-cell office:value-type="float" office:value="0.075281" calcext:value-type="float">
            <text:p>0.0753</text:p>
          </table:table-cell>
          <table:table-cell office:value-type="float" office:value="0.067416" calcext:value-type="float">
            <text:p>0.0674</text:p>
          </table:table-cell>
          <table:table-cell office:value-type="float" office:value="0.094382" calcext:value-type="float">
            <text:p>0.0944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75281" calcext:value-type="float">
            <text:p>0.0753</text:p>
          </table:table-cell>
          <table:table-cell office:value-type="float" office:value="0.055056" calcext:value-type="float">
            <text:p>0.0551</text:p>
          </table:table-cell>
          <table:table-cell office:value-type="float" office:value="0.098876" calcext:value-type="float">
            <text:p>0.0989</text:p>
          </table:table-cell>
          <table:table-cell office:value-type="float" office:value="0.2" calcext:value-type="float">
            <text:p>0.2000</text:p>
          </table:table-cell>
          <table:table-cell office:value-type="float" office:value="0.12809" calcext:value-type="float">
            <text:p>0.12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0.058427" calcext:value-type="float">
            <text:p>0.0584</text:p>
          </table:table-cell>
          <table:table-cell office:value-type="float" office:value="0.062921" calcext:value-type="float">
            <text:p>0.0629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69663" calcext:value-type="float">
            <text:p>0.0697</text:p>
          </table:table-cell>
          <table:table-cell office:value-type="float" office:value="0.117978" calcext:value-type="float">
            <text:p>0.1180</text:p>
          </table:table-cell>
          <table:table-cell office:value-type="float" office:value="0.119101" calcext:value-type="float">
            <text:p>0.1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1</text:p>
          </table:table-cell>
          <table:table-cell office:value-type="float" office:value="0.062921" calcext:value-type="float">
            <text:p>0.0629</text:p>
          </table:table-cell>
          <table:table-cell office:value-type="float" office:value="0.069663" calcext:value-type="float">
            <text:p>0.0697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40449" calcext:value-type="float">
            <text:p>0.0404</text:p>
          </table:table-cell>
          <table:table-cell table:number-columns-repeated="2" office:value-type="float" office:value="0.034831" calcext:value-type="float">
            <text:p>0.0348</text:p>
          </table:table-cell>
          <table:table-cell office:value-type="float" office:value="0.1" calcext:value-type="float">
            <text:p>0.1000</text:p>
          </table:table-cell>
          <table:table-cell office:value-type="float" office:value="0.132584" calcext:value-type="float">
            <text:p>0.1326</text:p>
          </table:table-cell>
          <table:table-cell office:value-type="float" office:value="0.121348" calcext:value-type="float">
            <text:p>0.1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19</text:p>
          </table:table-cell>
          <table:table-cell office:value-type="float" office:value="0.057303" calcext:value-type="float">
            <text:p>0.0573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59551" calcext:value-type="float">
            <text:p>0.0596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58427" calcext:value-type="float">
            <text:p>0.0584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86517" calcext:value-type="float">
            <text:p>0.0865</text:p>
          </table:table-cell>
          <table:table-cell office:value-type="float" office:value="0.138202" calcext:value-type="float">
            <text:p>0.1382</text:p>
          </table:table-cell>
          <table:table-cell office:value-type="float" office:value="0.105618" calcext:value-type="float">
            <text:p>0.1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93258" calcext:value-type="float">
            <text:p>0.0933</text:p>
          </table:table-cell>
          <table:table-cell office:value-type="float" office:value="0.082022" calcext:value-type="float">
            <text:p>0.08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0.068539" calcext:value-type="float">
            <text:p>0.0685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58427" calcext:value-type="float">
            <text:p>0.0584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64045" calcext:value-type="float">
            <text:p>0.0640</text:p>
          </table:table-cell>
          <table:table-cell office:value-type="float" office:value="0.141573" calcext:value-type="float">
            <text:p>0.1416</text:p>
          </table:table-cell>
          <table:table-cell office:value-type="float" office:value="0.080899" calcext:value-type="float">
            <text:p>0.08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0.044944" calcext:value-type="float">
            <text:p>0.0449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92135" calcext:value-type="float">
            <text:p>0.0921</text:p>
          </table:table-cell>
          <table:table-cell office:value-type="float" office:value="0.069663" calcext:value-type="float">
            <text:p>0.0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86517" calcext:value-type="float">
            <text:p>0.0865</text:p>
          </table:table-cell>
          <table:table-cell office:value-type="float" office:value="0.057303" calcext:value-type="float">
            <text:p>0.0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44944" calcext:value-type="float">
            <text:p>0.0449</text:p>
          </table:table-cell>
          <table:table-cell office:value-type="float" office:value="0.062921" calcext:value-type="float">
            <text:p>0.0629</text:p>
          </table:table-cell>
          <table:table-cell office:value-type="float" office:value="0.057303" calcext:value-type="float">
            <text:p>0.0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0.024719" calcext:value-type="float">
            <text:p>0.0247</text:p>
          </table:table-cell>
          <table:table-cell table:number-columns-repeated="2" office:value-type="float" office:value="0.020225" calcext:value-type="float">
            <text:p>0.0202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11236" calcext:value-type="float">
            <text:p>0.0112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5618" calcext:value-type="float">
            <text:p>0.0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1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64045" calcext:value-type="float">
            <text:p>0.0640</text:p>
          </table:table-cell>
          <table:table-cell office:value-type="float" office:value="0.068539" calcext:value-type="float">
            <text:p>0.0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50562" calcext:value-type="float">
            <text:p>0.0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7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39326" calcext:value-type="float">
            <text:p>0.0393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58427" calcext:value-type="float">
            <text:p>0.0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20225" calcext:value-type="float">
            <text:p>0.0202</text:p>
          </table:table-cell>
          <table:table-cell table:number-columns-repeated="2" office:value-type="float" office:value="0.024719" calcext:value-type="float">
            <text:p>0.0247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16854" calcext:value-type="float">
            <text:p>0.0169</text:p>
          </table:table-cell>
          <table:table-cell office:value-type="float" office:value="0.011236" calcext:value-type="float">
            <text:p>0.0112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70787" calcext:value-type="float">
            <text:p>0.0708</text:p>
          </table:table-cell>
          <table:table-cell office:value-type="float" office:value="0.055056" calcext:value-type="float">
            <text:p>0.0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0.030337" calcext:value-type="float">
            <text:p>0.0303</text:p>
          </table:table-cell>
          <table:table-cell table:number-columns-repeated="2" office:value-type="float" office:value="0.020225" calcext:value-type="float">
            <text:p>0.0202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55056" calcext:value-type="float">
            <text:p>0.0551</text:p>
          </table:table-cell>
          <table:table-cell office:value-type="float" office:value="0.046067" calcext:value-type="float">
            <text:p>0.0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1236" calcext:value-type="float">
            <text:p>0.0124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68539" calcext:value-type="float">
            <text:p>0.0685</text:p>
          </table:table-cell>
          <table:table-cell office:value-type="float" office:value="0.057303" calcext:value-type="float">
            <text:p>0.0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0</text:p>
          </table:table-cell>
          <table:table-cell table:number-columns-repeated="2" office:value-type="float" office:value="0.033708" calcext:value-type="float">
            <text:p>0.0337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48315" calcext:value-type="float">
            <text:p>0.0483</text:p>
          </table:table-cell>
          <table:table-cell office:value-type="float" office:value="0.062921" calcext:value-type="float">
            <text:p>0.0629</text:p>
          </table:table-cell>
          <table:table-cell office:value-type="float" office:value="0.049438" calcext:value-type="float">
            <text:p>0.0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60674" calcext:value-type="float">
            <text:p>0.0607</text:p>
          </table:table-cell>
          <table:table-cell office:value-type="float" office:value="0.052809" calcext:value-type="float">
            <text:p>0.0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78652" calcext:value-type="float">
            <text:p>0.0787</text:p>
          </table:table-cell>
          <table:table-cell office:value-type="float" office:value="0.074157" calcext:value-type="float">
            <text:p>0.0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10</text:p>
          </table:table-cell>
          <table:table-cell table:number-columns-repeated="2" office:value-type="float" office:value="0.017978" calcext:value-type="float">
            <text:p>0.0180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1236" calcext:value-type="float">
            <text:p>0.0124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08989" calcext:value-type="float">
            <text:p>0.0090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37079" calcext:value-type="float">
            <text:p>0.0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0</text:p>
          </table:table-cell>
          <table:table-cell office:value-type="float" office:value="0.016854" calcext:value-type="float">
            <text:p>0.0169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16854" calcext:value-type="float">
            <text:p>0.0169</text:p>
          </table:table-cell>
          <table:table-cell office:value-type="float" office:value="0.010112" calcext:value-type="float">
            <text:p>0.0101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11236" calcext:value-type="float">
            <text:p>0.0112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9213" calcext:value-type="float">
            <text:p>0.0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11236" calcext:value-type="float">
            <text:p>0.0112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08989" calcext:value-type="float">
            <text:p>0.0090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33708" calcext:value-type="float">
            <text:p>0.0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08989" calcext:value-type="float">
            <text:p>0.0090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08989" calcext:value-type="float">
            <text:p>0.0090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32584" calcext:value-type="float">
            <text:p>0.0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4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48315" calcext:value-type="float">
            <text:p>0.0483</text:p>
          </table:table-cell>
          <table:table-cell office:value-type="float" office:value="0.085393" calcext:value-type="float">
            <text:p>0.0854</text:p>
          </table:table-cell>
          <table:table-cell office:value-type="float" office:value="0.062921" calcext:value-type="float">
            <text:p>0.0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16</text:p>
          </table:table-cell>
          <table:table-cell table:number-columns-repeated="2" office:value-type="float" office:value="0.021348" calcext:value-type="float">
            <text:p>0.0213</text:p>
          </table:table-cell>
          <table:table-cell office:value-type="float" office:value="0.010112" calcext:value-type="float">
            <text:p>0.0101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1236" calcext:value-type="float">
            <text:p>0.0124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39326" calcext:value-type="float">
            <text:p>0.0393</text:p>
          </table:table-cell>
          <table:table-cell office:value-type="float" office:value="0.037079" calcext:value-type="float">
            <text:p>0.0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1236" calcext:value-type="float">
            <text:p>0.0124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08989" calcext:value-type="float">
            <text:p>0.0090</text:p>
          </table:table-cell>
          <table:table-cell office:value-type="float" office:value="0.039326" calcext:value-type="float">
            <text:p>0.0393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46067" calcext:value-type="float">
            <text:p>0.0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39326" calcext:value-type="float">
            <text:p>0.0393</text:p>
          </table:table-cell>
          <table:table-cell table:number-columns-repeated="3" office:value-type="float" office:value="0.023596" calcext:value-type="float">
            <text:p>0.0236</text:p>
          </table:table-cell>
          <table:table-cell office:value-type="float" office:value="0.038202" calcext:value-type="float">
            <text:p>0.0382</text:p>
          </table:table-cell>
          <table:table-cell office:value-type="float" office:value="0.057303" calcext:value-type="float">
            <text:p>0.0573</text:p>
          </table:table-cell>
          <table:table-cell office:value-type="float" office:value="0.046067" calcext:value-type="float">
            <text:p>0.0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65169" calcext:value-type="float">
            <text:p>0.0652</text:p>
          </table:table-cell>
          <table:table-cell office:value-type="float" office:value="0.059551" calcext:value-type="float">
            <text:p>0.0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0.04382" calcext:value-type="float">
            <text:p>0.0438</text:p>
          </table:table-cell>
          <table:table-cell table:number-columns-repeated="2" office:value-type="float" office:value="0.031461" calcext:value-type="float">
            <text:p>0.0315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85393" calcext:value-type="float">
            <text:p>0.0854</text:p>
          </table:table-cell>
          <table:table-cell office:value-type="float" office:value="0.076404" calcext:value-type="float">
            <text:p>0.0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0.05618" calcext:value-type="float">
            <text:p>0.0562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55056" calcext:value-type="float">
            <text:p>0.0551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50562" calcext:value-type="float">
            <text:p>0.0506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64045" calcext:value-type="float">
            <text:p>0.0640</text:p>
          </table:table-cell>
          <table:table-cell office:value-type="float" office:value="0.11573" calcext:value-type="float">
            <text:p>0.1157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0.098876" calcext:value-type="float">
            <text:p>0.0989</text:p>
          </table:table-cell>
          <table:table-cell office:value-type="float" office:value="0.073034" calcext:value-type="float">
            <text:p>0.0730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59551" calcext:value-type="float">
            <text:p>0.0596</text:p>
          </table:table-cell>
          <table:table-cell office:value-type="float" office:value="0.074157" calcext:value-type="float">
            <text:p>0.0742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94382" calcext:value-type="float">
            <text:p>0.0944</text:p>
          </table:table-cell>
          <table:table-cell office:value-type="float" office:value="0.124719" calcext:value-type="float">
            <text:p>0.1247</text:p>
          </table:table-cell>
          <table:table-cell office:value-type="float" office:value="0.157303" calcext:value-type="float">
            <text:p>0.1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2</text:p>
          </table:table-cell>
          <table:table-cell office:value-type="float" office:value="0.069663" calcext:value-type="float">
            <text:p>0.0697</text:p>
          </table:table-cell>
          <table:table-cell office:value-type="float" office:value="0.065169" calcext:value-type="float">
            <text:p>0.0652</text:p>
          </table:table-cell>
          <table:table-cell office:value-type="float" office:value="0.051685" calcext:value-type="float">
            <text:p>0.0517</text:p>
          </table:table-cell>
          <table:table-cell office:value-type="float" office:value="0.077528" calcext:value-type="float">
            <text:p>0.0775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65169" calcext:value-type="float">
            <text:p>0.0652</text:p>
          </table:table-cell>
          <table:table-cell office:value-type="float" office:value="0.044944" calcext:value-type="float">
            <text:p>0.0449</text:p>
          </table:table-cell>
          <table:table-cell office:value-type="float" office:value="0.055056" calcext:value-type="float">
            <text:p>0.0551</text:p>
          </table:table-cell>
          <table:table-cell office:value-type="float" office:value="0.137079" calcext:value-type="float">
            <text:p>0.1371</text:p>
          </table:table-cell>
          <table:table-cell office:value-type="float" office:value="0.076404" calcext:value-type="float">
            <text:p>0.0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74157" calcext:value-type="float">
            <text:p>0.0742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48315" calcext:value-type="float">
            <text:p>0.0483</text:p>
          </table:table-cell>
          <table:table-cell office:value-type="float" office:value="0.059551" calcext:value-type="float">
            <text:p>0.0596</text:p>
          </table:table-cell>
          <table:table-cell office:value-type="float" office:value="0.079775" calcext:value-type="float">
            <text:p>0.0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0.074157" calcext:value-type="float">
            <text:p>0.0742</text:p>
          </table:table-cell>
          <table:table-cell office:value-type="float" office:value="0.089888" calcext:value-type="float">
            <text:p>0.0899</text:p>
          </table:table-cell>
          <table:table-cell office:value-type="float" office:value="0.048315" calcext:value-type="float">
            <text:p>0.0483</text:p>
          </table:table-cell>
          <table:table-cell office:value-type="float" office:value="0.085393" calcext:value-type="float">
            <text:p>0.0854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57303" calcext:value-type="float">
            <text:p>0.0573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79775" calcext:value-type="float">
            <text:p>0.0798</text:p>
          </table:table-cell>
          <table:table-cell office:value-type="float" office:value="0.151685" calcext:value-type="float">
            <text:p>0.1517</text:p>
          </table:table-cell>
          <table:table-cell office:value-type="float" office:value="0.124719" calcext:value-type="float">
            <text:p>0.1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0.080899" calcext:value-type="float">
            <text:p>0.0809</text:p>
          </table:table-cell>
          <table:table-cell office:value-type="float" office:value="0.08427" calcext:value-type="float">
            <text:p>0.0843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91011" calcext:value-type="float">
            <text:p>0.0910</text:p>
          </table:table-cell>
          <table:table-cell office:value-type="float" office:value="0.049438" calcext:value-type="float">
            <text:p>0.0494</text:p>
          </table:table-cell>
          <table:table-cell office:value-type="float" office:value="0.07191" calcext:value-type="float">
            <text:p>0.0719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78652" calcext:value-type="float">
            <text:p>0.0787</text:p>
          </table:table-cell>
          <table:table-cell office:value-type="float" office:value="0.165169" calcext:value-type="float">
            <text:p>0.1652</text:p>
          </table:table-cell>
          <table:table-cell office:value-type="float" office:value="0.135955" calcext:value-type="float">
            <text:p>0.13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0.051685" calcext:value-type="float">
            <text:p>0.0517</text:p>
          </table:table-cell>
          <table:table-cell office:value-type="float" office:value="0.048315" calcext:value-type="float">
            <text:p>0.0483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57303" calcext:value-type="float">
            <text:p>0.0573</text:p>
          </table:table-cell>
          <table:table-cell office:value-type="float" office:value="0.092135" calcext:value-type="float">
            <text:p>0.0921</text:p>
          </table:table-cell>
          <table:table-cell office:value-type="float" office:value="0.059551" calcext:value-type="float">
            <text:p>0.0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44944" calcext:value-type="float">
            <text:p>0.0449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50562" calcext:value-type="float">
            <text:p>0.0506</text:p>
          </table:table-cell>
          <table:table-cell office:value-type="float" office:value="0.016854" calcext:value-type="float">
            <text:p>0.0169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85393" calcext:value-type="float">
            <text:p>0.0854</text:p>
          </table:table-cell>
          <table:table-cell office:value-type="float" office:value="0.060674" calcext:value-type="float">
            <text:p>0.0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77528" calcext:value-type="float">
            <text:p>0.0775</text:p>
          </table:table-cell>
          <table:table-cell office:value-type="float" office:value="0.049438" calcext:value-type="float">
            <text:p>0.0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8427" calcext:value-type="float">
            <text:p>0.0584</text:p>
          </table:table-cell>
          <table:table-cell office:value-type="float" office:value="0.044944" calcext:value-type="float">
            <text:p>0.0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40449" calcext:value-type="float">
            <text:p>0.0404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41573" calcext:value-type="float">
            <text:p>0.0416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64045" calcext:value-type="float">
            <text:p>0.06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0.032584" calcext:value-type="float">
            <text:p>0.0326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1573" calcext:value-type="float">
            <text:p>0.0157</text:p>
          </table:table-cell>
          <table:table-cell office:value-type="float" office:value="0.024719" calcext:value-type="float">
            <text:p>0.0247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1685" calcext:value-type="float">
            <text:p>0.0517</text:p>
          </table:table-cell>
          <table:table-cell office:value-type="float" office:value="0.079775" calcext:value-type="float">
            <text:p>0.0798</text:p>
          </table:table-cell>
          <table:table-cell office:value-type="float" office:value="0.068539" calcext:value-type="float">
            <text:p>0.0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51685" calcext:value-type="float">
            <text:p>0.0517</text:p>
          </table:table-cell>
          <table:table-cell office:value-type="float" office:value="0.017978" calcext:value-type="float">
            <text:p>0.0180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30337" calcext:value-type="float">
            <text:p>0.0303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34831" calcext:value-type="float">
            <text:p>0.0348</text:p>
          </table:table-cell>
          <table:table-cell office:value-type="float" office:value="0.04382" calcext:value-type="float">
            <text:p>0.0438</text:p>
          </table:table-cell>
          <table:table-cell office:value-type="float" office:value="0.089888" calcext:value-type="float">
            <text:p>0.0899</text:p>
          </table:table-cell>
          <table:table-cell office:value-type="float" office:value="0.058427" calcext:value-type="float">
            <text:p>0.0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236" calcext:value-type="float">
            <text:p>0.0124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59551" calcext:value-type="float">
            <text:p>0.0596</text:p>
          </table:table-cell>
          <table:table-cell office:value-type="float" office:value="0.038202" calcext:value-type="float">
            <text:p>0.0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1-25</text:p>
          </table:table-cell>
          <table:table-cell table:number-columns-repeated="2" office:value-type="float" office:value="0.067416" calcext:value-type="float">
            <text:p>0.0674</text:p>
          </table:table-cell>
          <table:table-cell office:value-type="float" office:value="0.037079" calcext:value-type="float">
            <text:p>0.0371</text:p>
          </table:table-cell>
          <table:table-cell office:value-type="float" office:value="0.060674" calcext:value-type="float">
            <text:p>0.0607</text:p>
          </table:table-cell>
          <table:table-cell office:value-type="float" office:value="0.051685" calcext:value-type="float">
            <text:p>0.0517</text:p>
          </table:table-cell>
          <table:table-cell office:value-type="float" office:value="0.042697" calcext:value-type="float">
            <text:p>0.0427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73034" calcext:value-type="float">
            <text:p>0.0730</text:p>
          </table:table-cell>
          <table:table-cell office:value-type="float" office:value="0.1" calcext:value-type="float">
            <text:p>0.1000</text:p>
          </table:table-cell>
          <table:table-cell office:value-type="float" office:value="0.097753" calcext:value-type="float">
            <text:p>0.0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35955" calcext:value-type="float">
            <text:p>0.0360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19101" calcext:value-type="float">
            <text:p>0.0191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46067" calcext:value-type="float">
            <text:p>0.0461</text:p>
          </table:table-cell>
          <table:table-cell office:value-type="float" office:value="0.083146" calcext:value-type="float">
            <text:p>0.0831</text:p>
          </table:table-cell>
          <table:table-cell office:value-type="float" office:value="0.047191" calcext:value-type="float">
            <text:p>0.0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0.047191" calcext:value-type="float">
            <text:p>0.0472</text:p>
          </table:table-cell>
          <table:table-cell office:value-type="float" office:value="0.038202" calcext:value-type="float">
            <text:p>0.0382</text:p>
          </table:table-cell>
          <table:table-cell table:number-columns-repeated="2" office:value-type="float" office:value="0.032584" calcext:value-type="float">
            <text:p>0.0326</text:p>
          </table:table-cell>
          <table:table-cell office:value-type="float" office:value="0.023596" calcext:value-type="float">
            <text:p>0.0236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6966" calcext:value-type="float">
            <text:p>0.0270</text:p>
          </table:table-cell>
          <table:table-cell office:value-type="float" office:value="0.039326" calcext:value-type="float">
            <text:p>0.0393</text:p>
          </table:table-cell>
          <table:table-cell office:value-type="float" office:value="0.083146" calcext:value-type="float">
            <text:p>0.0831</text:p>
          </table:table-cell>
          <table:table-cell office:value-type="float" office:value="0.057303" calcext:value-type="float">
            <text:p>0.0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19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14607" calcext:value-type="float">
            <text:p>0.0146</text:p>
          </table:table-cell>
          <table:table-cell office:value-type="float" office:value="0.021348" calcext:value-type="float">
            <text:p>0.0213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33708" calcext:value-type="float">
            <text:p>0.0337</text:p>
          </table:table-cell>
          <table:table-cell office:value-type="float" office:value="0.053933" calcext:value-type="float">
            <text:p>0.0539</text:p>
          </table:table-cell>
          <table:table-cell office:value-type="float" office:value="0.039326" calcext:value-type="float">
            <text:p>0.0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2809" calcext:value-type="float">
            <text:p>0.0281</text:p>
          </table:table-cell>
          <table:table-cell office:value-type="float" office:value="0.022472" calcext:value-type="float">
            <text:p>0.0225</text:p>
          </table:table-cell>
          <table:table-cell office:value-type="float" office:value="0.029213" calcext:value-type="float">
            <text:p>0.0292</text:p>
          </table:table-cell>
          <table:table-cell office:value-type="float" office:value="0.020225" calcext:value-type="float">
            <text:p>0.0202</text:p>
          </table:table-cell>
          <table:table-cell office:value-type="float" office:value="0.025843" calcext:value-type="float">
            <text:p>0.0258</text:p>
          </table:table-cell>
          <table:table-cell office:value-type="float" office:value="0.013483" calcext:value-type="float">
            <text:p>0.0135</text:p>
          </table:table-cell>
          <table:table-cell office:value-type="float" office:value="0.031461" calcext:value-type="float">
            <text:p>0.0315</text:p>
          </table:table-cell>
          <table:table-cell office:value-type="float" office:value="0.052809" calcext:value-type="float">
            <text:p>0.0528</text:p>
          </table:table-cell>
          <table:table-cell office:value-type="float" office:value="0.040449" calcext:value-type="float">
            <text:p>0.0404</text:p>
          </table:table-cell>
          <table:table-cell table:number-columns-repeated="1010"/>
        </table:table-row>
        <table:table-row table:style-name="ro1" table:number-rows-repeated="31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00-00-00</text:date>, <text:time style:data-style-name="N2" text:time-value="19:10:22.050714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6T19:11:12.525657635</dc:date>
    <meta:editing-duration>PT8H58M36S</meta:editing-duration>
    <meta:editing-cycles>49</meta:editing-cycles>
    <meta:generator>LibreOffice/6.4.7.2$Linux_X86_64 LibreOffice_project/40$Build-2</meta:generator>
    <meta:document-statistic meta:table-count="5" meta:cell-count="2529" meta:object-count="3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d700ff" draw:fill-color="#d7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f00" draw:fill-color="#00a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700" draw:fill-color="#ffd7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700d7" draw:fill-color="#8700d7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e0e0" draw:fill-color="#00e0e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ff87" draw:fill-color="#00ff87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7ff" draw:fill-color="#0087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2.885cm" svg:height="17.837cm" xlink:href=".." xlink:type="simple" chart:class="chart:line" chart:style-name="ch1">
        <chart:legend chart:legend-position="end" svg:x="40.245cm" svg:y="6.378cm" style:legend-expansion="high" chart:style-name="ch2"/>
        <chart:plot-area chart:style-name="ch3" table:cell-range-address="UNLABELLED.A2:UNLABELLED.K53 UNLABELLED.B1:UNLABELLED.K1" chart:data-source-has-labels="both" svg:x="0.857cm" svg:y="0.356cm" svg:width="38.531cm" svg:height="17.125cm">
          <chartooo:coordinate-region svg:x="2.14cm" svg:y="0.356cm" svg:width="37.051cm" svg:height="15.197cm"/>
          <chart:axis chart:dimension="x" chart:name="primary-x" chart:style-name="ch4" chartooo:axis-type="auto">
            <chartooo:date-scale/>
            <chart:categories table:cell-range-address="UNLABELLED.A2:UNLABELLED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LABELLED.B2:UNLABELLED.B53" chart:label-cell-address="UNLABELLED.B1:UNLABELLED.B1" chart:class="chart:line">
            <chart:data-point chart:repeated="52"/>
          </chart:series>
          <chart:series chart:style-name="ch8" chart:values-cell-range-address="UNLABELLED.C2:UNLABELLED.C53" chart:label-cell-address="UNLABELLED.C1:UNLABELLED.C1" chart:class="chart:line">
            <chart:data-point chart:repeated="52"/>
          </chart:series>
          <chart:series chart:style-name="ch9" chart:values-cell-range-address="UNLABELLED.D2:UNLABELLED.D53" chart:label-cell-address="UNLABELLED.D1:UNLABELLED.D1" chart:class="chart:line">
            <chart:data-point chart:repeated="52"/>
          </chart:series>
          <chart:series chart:style-name="ch10" chart:values-cell-range-address="UNLABELLED.E2:UNLABELLED.E53" chart:label-cell-address="UNLABELLED.E1:UNLABELLED.E1" chart:class="chart:line">
            <chart:data-point chart:repeated="52"/>
          </chart:series>
          <chart:series chart:style-name="ch11" chart:values-cell-range-address="UNLABELLED.F2:UNLABELLED.F53" chart:label-cell-address="UNLABELLED.F1:UNLABELLED.F1" chart:class="chart:line">
            <chart:data-point chart:repeated="52"/>
          </chart:series>
          <chart:series chart:style-name="ch12" chart:values-cell-range-address="UNLABELLED.G2:UNLABELLED.G53" chart:label-cell-address="UNLABELLED.G1:UNLABELLED.G1" chart:class="chart:line">
            <chart:data-point chart:repeated="52"/>
          </chart:series>
          <chart:series chart:style-name="ch13" chart:values-cell-range-address="UNLABELLED.H2:UNLABELLED.H53" chart:label-cell-address="UNLABELLED.H1:UNLABELLED.H1" chart:class="chart:line">
            <chart:data-point chart:repeated="52"/>
          </chart:series>
          <chart:series chart:style-name="ch14" chart:values-cell-range-address="UNLABELLED.I2:UNLABELLED.I53" chart:label-cell-address="UNLABELLED.I1:UNLABELLED.I1" chart:class="chart:line">
            <chart:data-point chart:repeated="52"/>
          </chart:series>
          <chart:series chart:style-name="ch15" chart:values-cell-range-address="UNLABELLED.J2:UNLABELLED.J53" chart:label-cell-address="UNLABELLED.J1:UNLABELLED.J1" chart:class="chart:line">
            <chart:data-point chart:repeated="52"/>
          </chart:series>
          <chart:series chart:style-name="ch16" chart:values-cell-range-address="UNLABELLED.K2:UNLABELLED.K53" chart:label-cell-address="UNLABELLED.K1:UNLABELLED.K1" chart:class="chart:line">
            <chart:data-point chart:repeated="5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UNLABELLED.B1:UNLABELLED.B1</svg:desc>
                </draw:g>
              </table:table-cell>
              <table:table-cell office:value-type="string">
                <text:p>anticip.</text:p>
                <draw:g>
                  <svg:desc>UNLABELLED.C1:UNLABELLED.C1</svg:desc>
                </draw:g>
              </table:table-cell>
              <table:table-cell office:value-type="string">
                <text:p>disgust</text:p>
                <draw:g>
                  <svg:desc>UNLABELLED.D1:UNLABELLED.D1</svg:desc>
                </draw:g>
              </table:table-cell>
              <table:table-cell office:value-type="string">
                <text:p>fear</text:p>
                <draw:g>
                  <svg:desc>UNLABELLED.E1:UNLABELLED.E1</svg:desc>
                </draw:g>
              </table:table-cell>
              <table:table-cell office:value-type="string">
                <text:p>joy</text:p>
                <draw:g>
                  <svg:desc>UNLABELLED.F1:UNLABELLED.F1</svg:desc>
                </draw:g>
              </table:table-cell>
              <table:table-cell office:value-type="string">
                <text:p>sadness</text:p>
                <draw:g>
                  <svg:desc>UNLABELLED.G1:UNLABELLED.G1</svg:desc>
                </draw:g>
              </table:table-cell>
              <table:table-cell office:value-type="string">
                <text:p>surprise</text:p>
                <draw:g>
                  <svg:desc>UNLABELLED.H1:UNLABELLED.H1</svg:desc>
                </draw:g>
              </table:table-cell>
              <table:table-cell office:value-type="string">
                <text:p>trust</text:p>
                <draw:g>
                  <svg:desc>UNLABELLED.I1:UNLABELLED.I1</svg:desc>
                </draw:g>
              </table:table-cell>
              <table:table-cell office:value-type="string">
                <text:p>negative</text:p>
                <draw:g>
                  <svg:desc>UNLABELLED.J1:UNLABELLED.J1</svg:desc>
                </draw:g>
              </table:table-cell>
              <table:table-cell office:value-type="string">
                <text:p>positive</text:p>
                <draw:g>
                  <svg:desc>UNLABELLED.K1:UNLABELLED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01</text:p>
                <draw:g>
                  <svg:desc>UNLABELLED.A2:UNLABELLED.A53</svg:desc>
                </draw:g>
              </table:table-cell>
              <table:table-cell office:value-type="float" office:value="0.006859">
                <text:p>0.006859</text:p>
                <draw:g>
                  <svg:desc>UNLABELLED.B2:UNLABELLED.B53</svg:desc>
                </draw:g>
              </table:table-cell>
              <table:table-cell office:value-type="float" office:value="0.011221">
                <text:p>0.011221</text:p>
                <draw:g>
                  <svg:desc>UNLABELLED.C2:UNLABELLED.C53</svg:desc>
                </draw:g>
              </table:table-cell>
              <table:table-cell office:value-type="float" office:value="0.004565">
                <text:p>0.004565</text:p>
                <draw:g>
                  <svg:desc>UNLABELLED.D2:UNLABELLED.D53</svg:desc>
                </draw:g>
              </table:table-cell>
              <table:table-cell office:value-type="float" office:value="0.010434">
                <text:p>0.010434</text:p>
                <draw:g>
                  <svg:desc>UNLABELLED.E2:UNLABELLED.E53</svg:desc>
                </draw:g>
              </table:table-cell>
              <table:table-cell office:value-type="float" office:value="0.006949">
                <text:p>0.006949</text:p>
                <draw:g>
                  <svg:desc>UNLABELLED.F2:UNLABELLED.F53</svg:desc>
                </draw:g>
              </table:table-cell>
              <table:table-cell office:value-type="float" office:value="0.006117">
                <text:p>0.006117</text:p>
                <draw:g>
                  <svg:desc>UNLABELLED.G2:UNLABELLED.G53</svg:desc>
                </draw:g>
              </table:table-cell>
              <table:table-cell office:value-type="float" office:value="0.004722">
                <text:p>0.004722</text:p>
                <draw:g>
                  <svg:desc>UNLABELLED.H2:UNLABELLED.H53</svg:desc>
                </draw:g>
              </table:table-cell>
              <table:table-cell office:value-type="float" office:value="0.011559">
                <text:p>0.011559</text:p>
                <draw:g>
                  <svg:desc>UNLABELLED.I2:UNLABELLED.I53</svg:desc>
                </draw:g>
              </table:table-cell>
              <table:table-cell office:value-type="float" office:value="0.0132">
                <text:p>0.0132</text:p>
                <draw:g>
                  <svg:desc>UNLABELLED.J2:UNLABELLED.J53</svg:desc>
                </draw:g>
              </table:table-cell>
              <table:table-cell office:value-type="float" office:value="0.018912">
                <text:p>0.018912</text:p>
                <draw:g>
                  <svg:desc>UNLABELLED.K2:UNLABELLED.K53</svg:desc>
                </draw:g>
              </table:table-cell>
            </table:table-row>
            <table:table-row>
              <table:table-cell office:value-type="string">
                <text:p>2019-01-10</text:p>
              </table:table-cell>
              <table:table-cell office:value-type="float" office:value="0.010074">
                <text:p>0.010074</text:p>
              </table:table-cell>
              <table:table-cell office:value-type="float" office:value="0.01419">
                <text:p>0.01419</text:p>
              </table:table-cell>
              <table:table-cell office:value-type="float" office:value="0.005464">
                <text:p>0.005464</text:p>
              </table:table-cell>
              <table:table-cell office:value-type="float" office:value="0.013695">
                <text:p>0.013695</text:p>
              </table:table-cell>
              <table:table-cell office:value-type="float" office:value="0.008073">
                <text:p>0.008073</text:p>
              </table:table-cell>
              <table:table-cell office:value-type="float" office:value="0.00895">
                <text:p>0.00895</text:p>
              </table:table-cell>
              <table:table-cell office:value-type="float" office:value="0.008185">
                <text:p>0.008185</text:p>
              </table:table-cell>
              <table:table-cell office:value-type="float" office:value="0.013605">
                <text:p>0.013605</text:p>
              </table:table-cell>
              <table:table-cell office:value-type="float" office:value="0.019092">
                <text:p>0.019092</text:p>
              </table:table-cell>
              <table:table-cell office:value-type="float" office:value="0.02314">
                <text:p>0.02314</text:p>
              </table:table-cell>
            </table:table-row>
            <table:table-row>
              <table:table-cell office:value-type="string">
                <text:p>2019-01-14</text:p>
              </table:table-cell>
              <table:table-cell office:value-type="float" office:value="0.011761">
                <text:p>0.011761</text:p>
              </table:table-cell>
              <table:table-cell office:value-type="float" office:value="0.01401">
                <text:p>0.01401</text:p>
              </table:table-cell>
              <table:table-cell office:value-type="float" office:value="0.006454">
                <text:p>0.006454</text:p>
              </table:table-cell>
              <table:table-cell office:value-type="float" office:value="0.016911">
                <text:p>0.016911</text:p>
              </table:table-cell>
              <table:table-cell office:value-type="float" office:value="0.007736">
                <text:p>0.007736</text:p>
              </table:table-cell>
              <table:table-cell office:value-type="float" office:value="0.010929">
                <text:p>0.010929</text:p>
              </table:table-cell>
              <table:table-cell office:value-type="float" office:value="0.007106">
                <text:p>0.007106</text:p>
              </table:table-cell>
              <table:table-cell office:value-type="float" office:value="0.014842">
                <text:p>0.014842</text:p>
              </table:table-cell>
              <table:table-cell office:value-type="float" office:value="0.025973">
                <text:p>0.025973</text:p>
              </table:table-cell>
              <table:table-cell office:value-type="float" office:value="0.024287">
                <text:p>0.024287</text:p>
              </table:table-cell>
            </table:table-row>
            <table:table-row>
              <table:table-cell office:value-type="string">
                <text:p>2019-01-22</text:p>
              </table:table-cell>
              <table:table-cell office:value-type="float" office:value="0.011649">
                <text:p>0.011649</text:p>
              </table:table-cell>
              <table:table-cell office:value-type="float" office:value="0.017473">
                <text:p>0.017473</text:p>
              </table:table-cell>
              <table:table-cell office:value-type="float" office:value="0.007376">
                <text:p>0.007376</text:p>
              </table:table-cell>
              <table:table-cell office:value-type="float" office:value="0.0179">
                <text:p>0.0179</text:p>
              </table:table-cell>
              <table:table-cell office:value-type="float" office:value="0.009512">
                <text:p>0.009512</text:p>
              </table:table-cell>
              <table:table-cell office:value-type="float" office:value="0.011064">
                <text:p>0.011064</text:p>
              </table:table-cell>
              <table:table-cell office:value-type="float" office:value="0.007826">
                <text:p>0.007826</text:p>
              </table:table-cell>
              <table:table-cell office:value-type="float" office:value="0.01772">
                <text:p>0.01772</text:p>
              </table:table-cell>
              <table:table-cell office:value-type="float" office:value="0.026423">
                <text:p>0.026423</text:p>
              </table:table-cell>
              <table:table-cell office:value-type="float" office:value="0.02775">
                <text:p>0.02775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0.022578">
                <text:p>0.022578</text:p>
              </table:table-cell>
              <table:table-cell office:value-type="float" office:value="0.02748">
                <text:p>0.02748</text:p>
              </table:table-cell>
              <table:table-cell office:value-type="float" office:value="0.016011">
                <text:p>0.016011</text:p>
              </table:table-cell>
              <table:table-cell office:value-type="float" office:value="0.029391">
                <text:p>0.029391</text:p>
              </table:table-cell>
              <table:table-cell office:value-type="float" office:value="0.017091">
                <text:p>0.017091</text:p>
              </table:table-cell>
              <table:table-cell office:value-type="float" office:value="0.019879">
                <text:p>0.019879</text:p>
              </table:table-cell>
              <table:table-cell office:value-type="float" office:value="0.015629">
                <text:p>0.015629</text:p>
              </table:table-cell>
              <table:table-cell office:value-type="float" office:value="0.03634">
                <text:p>0.03634</text:p>
              </table:table-cell>
              <table:table-cell office:value-type="float" office:value="0.058265">
                <text:p>0.058265</text:p>
              </table:table-cell>
              <table:table-cell office:value-type="float" office:value="0.052441">
                <text:p>0.052441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0.01293">
                <text:p>0.01293</text:p>
              </table:table-cell>
              <table:table-cell office:value-type="float" office:value="0.020868">
                <text:p>0.020868</text:p>
              </table:table-cell>
              <table:table-cell office:value-type="float" office:value="0.008748">
                <text:p>0.008748</text:p>
              </table:table-cell>
              <table:table-cell office:value-type="float" office:value="0.019699">
                <text:p>0.019699</text:p>
              </table:table-cell>
              <table:table-cell office:value-type="float" office:value="0.012188">
                <text:p>0.012188</text:p>
              </table:table-cell>
              <table:table-cell office:value-type="float" office:value="0.012391">
                <text:p>0.012391</text:p>
              </table:table-cell>
              <table:table-cell office:value-type="float" office:value="0.009355">
                <text:p>0.009355</text:p>
              </table:table-cell>
              <table:table-cell office:value-type="float" office:value="0.022105">
                <text:p>0.022105</text:p>
              </table:table-cell>
              <table:table-cell office:value-type="float" office:value="0.027862">
                <text:p>0.027862</text:p>
              </table:table-cell>
              <table:table-cell office:value-type="float" office:value="0.034496">
                <text:p>0.034496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0.016146">
                <text:p>0.016146</text:p>
              </table:table-cell>
              <table:table-cell office:value-type="float" office:value="0.020913">
                <text:p>0.020913</text:p>
              </table:table-cell>
              <table:table-cell office:value-type="float" office:value="0.009895">
                <text:p>0.009895</text:p>
              </table:table-cell>
              <table:table-cell office:value-type="float" office:value="0.020599">
                <text:p>0.020599</text:p>
              </table:table-cell>
              <table:table-cell office:value-type="float" office:value="0.012705">
                <text:p>0.012705</text:p>
              </table:table-cell>
              <table:table-cell office:value-type="float" office:value="0.012008">
                <text:p>0.012008</text:p>
              </table:table-cell>
              <table:table-cell office:value-type="float" office:value="0.010524">
                <text:p>0.010524</text:p>
              </table:table-cell>
              <table:table-cell office:value-type="float" office:value="0.023859">
                <text:p>0.023859</text:p>
              </table:table-cell>
              <table:table-cell office:value-type="float" office:value="0.032112">
                <text:p>0.032112</text:p>
              </table:table-cell>
              <table:table-cell office:value-type="float" office:value="0.035778">
                <text:p>0.035778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0.013313">
                <text:p>0.013313</text:p>
              </table:table-cell>
              <table:table-cell office:value-type="float" office:value="0.018867">
                <text:p>0.018867</text:p>
              </table:table-cell>
              <table:table-cell office:value-type="float" office:value="0.00823">
                <text:p>0.00823</text:p>
              </table:table-cell>
              <table:table-cell office:value-type="float" office:value="0.019969">
                <text:p>0.019969</text:p>
              </table:table-cell>
              <table:table-cell office:value-type="float" office:value="0.012323">
                <text:p>0.012323</text:p>
              </table:table-cell>
              <table:table-cell office:value-type="float" office:value="0.013807">
                <text:p>0.013807</text:p>
              </table:table-cell>
              <table:table-cell office:value-type="float" office:value="0.00922">
                <text:p>0.00922</text:p>
              </table:table-cell>
              <table:table-cell office:value-type="float" office:value="0.021701">
                <text:p>0.021701</text:p>
              </table:table-cell>
              <table:table-cell office:value-type="float" office:value="0.029256">
                <text:p>0.029256</text:p>
              </table:table-cell>
              <table:table-cell office:value-type="float" office:value="0.032382">
                <text:p>0.032382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0.015584">
                <text:p>0.015584</text:p>
              </table:table-cell>
              <table:table-cell office:value-type="float" office:value="0.022195">
                <text:p>0.022195</text:p>
              </table:table-cell>
              <table:table-cell office:value-type="float" office:value="0.009602">
                <text:p>0.009602</text:p>
              </table:table-cell>
              <table:table-cell office:value-type="float" office:value="0.02188">
                <text:p>0.02188</text:p>
              </table:table-cell>
              <table:table-cell office:value-type="float" office:value="0.015921">
                <text:p>0.015921</text:p>
              </table:table-cell>
              <table:table-cell office:value-type="float" office:value="0.013942">
                <text:p>0.013942</text:p>
              </table:table-cell>
              <table:table-cell office:value-type="float" office:value="0.011873">
                <text:p>0.011873</text:p>
              </table:table-cell>
              <table:table-cell office:value-type="float" office:value="0.024062">
                <text:p>0.024062</text:p>
              </table:table-cell>
              <table:table-cell office:value-type="float" office:value="0.030448">
                <text:p>0.030448</text:p>
              </table:table-cell>
              <table:table-cell office:value-type="float" office:value="0.040005">
                <text:p>0.040005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0.011671">
                <text:p>0.011671</text:p>
              </table:table-cell>
              <table:table-cell office:value-type="float" office:value="0.014707">
                <text:p>0.014707</text:p>
              </table:table-cell>
              <table:table-cell office:value-type="float" office:value="0.007736">
                <text:p>0.007736</text:p>
              </table:table-cell>
              <table:table-cell office:value-type="float" office:value="0.015382">
                <text:p>0.015382</text:p>
              </table:table-cell>
              <table:table-cell office:value-type="float" office:value="0.00859">
                <text:p>0.00859</text:p>
              </table:table-cell>
              <table:table-cell office:value-type="float" office:value="0.010817">
                <text:p>0.010817</text:p>
              </table:table-cell>
              <table:table-cell office:value-type="float" office:value="0.007601">
                <text:p>0.007601</text:p>
              </table:table-cell>
              <table:table-cell office:value-type="float" office:value="0.015202">
                <text:p>0.015202</text:p>
              </table:table-cell>
              <table:table-cell office:value-type="float" office:value="0.022802">
                <text:p>0.022802</text:p>
              </table:table-cell>
              <table:table-cell office:value-type="float" office:value="0.024894">
                <text:p>0.024894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0.011694">
                <text:p>0.011694</text:p>
              </table:table-cell>
              <table:table-cell office:value-type="float" office:value="0.01419">
                <text:p>0.01419</text:p>
              </table:table-cell>
              <table:table-cell office:value-type="float" office:value="0.006184">
                <text:p>0.006184</text:p>
              </table:table-cell>
              <table:table-cell office:value-type="float" office:value="0.015606">
                <text:p>0.015606</text:p>
              </table:table-cell>
              <table:table-cell office:value-type="float" office:value="0.009647">
                <text:p>0.009647</text:p>
              </table:table-cell>
              <table:table-cell office:value-type="float" office:value="0.008455">
                <text:p>0.008455</text:p>
              </table:table-cell>
              <table:table-cell office:value-type="float" office:value="0.008275">
                <text:p>0.008275</text:p>
              </table:table-cell>
              <table:table-cell office:value-type="float" office:value="0.015516">
                <text:p>0.015516</text:p>
              </table:table-cell>
              <table:table-cell office:value-type="float" office:value="0.022173">
                <text:p>0.022173</text:p>
              </table:table-cell>
              <table:table-cell office:value-type="float" office:value="0.026221">
                <text:p>0.026221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0.009827">
                <text:p>0.009827</text:p>
              </table:table-cell>
              <table:table-cell office:value-type="float" office:value="0.012885">
                <text:p>0.012885</text:p>
              </table:table-cell>
              <table:table-cell office:value-type="float" office:value="0.005307">
                <text:p>0.005307</text:p>
              </table:table-cell>
              <table:table-cell office:value-type="float" office:value="0.014707">
                <text:p>0.014707</text:p>
              </table:table-cell>
              <table:table-cell office:value-type="float" office:value="0.008208">
                <text:p>0.008208</text:p>
              </table:table-cell>
              <table:table-cell office:value-type="float" office:value="0.008455">
                <text:p>0.008455</text:p>
              </table:table-cell>
              <table:table-cell office:value-type="float" office:value="0.007196">
                <text:p>0.007196</text:p>
              </table:table-cell>
              <table:table-cell office:value-type="float" office:value="0.013335">
                <text:p>0.013335</text:p>
              </table:table-cell>
              <table:table-cell office:value-type="float" office:value="0.020554">
                <text:p>0.020554</text:p>
              </table:table-cell>
              <table:table-cell office:value-type="float" office:value="0.023365">
                <text:p>0.023365</text:p>
              </table:table-cell>
            </table:table-row>
            <table:table-row>
              <table:table-cell office:value-type="string">
                <text:p>2019-03-25</text:p>
              </table:table-cell>
              <table:table-cell office:value-type="float" office:value="0.010524">
                <text:p>0.010524</text:p>
              </table:table-cell>
              <table:table-cell office:value-type="float" office:value="0.013155">
                <text:p>0.013155</text:p>
              </table:table-cell>
              <table:table-cell office:value-type="float" office:value="0.006274">
                <text:p>0.006274</text:p>
              </table:table-cell>
              <table:table-cell office:value-type="float" office:value="0.01419">
                <text:p>0.01419</text:p>
              </table:table-cell>
              <table:table-cell office:value-type="float" office:value="0.009062">
                <text:p>0.009062</text:p>
              </table:table-cell>
              <table:table-cell office:value-type="float" office:value="0.008523">
                <text:p>0.008523</text:p>
              </table:table-cell>
              <table:table-cell office:value-type="float" office:value="0.006611">
                <text:p>0.006611</text:p>
              </table:table-cell>
              <table:table-cell office:value-type="float" office:value="0.016146">
                <text:p>0.016146</text:p>
              </table:table-cell>
              <table:table-cell office:value-type="float" office:value="0.019407">
                <text:p>0.019407</text:p>
              </table:table-cell>
              <table:table-cell office:value-type="float" office:value="0.024691">
                <text:p>0.024691</text:p>
              </table:table-cell>
            </table:table-row>
            <table:table-row>
              <table:table-cell office:value-type="string">
                <text:p>2019-04-01</text:p>
              </table:table-cell>
              <table:table-cell office:value-type="float" office:value="0.009062">
                <text:p>0.009062</text:p>
              </table:table-cell>
              <table:table-cell office:value-type="float" office:value="0.010906">
                <text:p>0.010906</text:p>
              </table:table-cell>
              <table:table-cell office:value-type="float" office:value="0.006859">
                <text:p>0.006859</text:p>
              </table:table-cell>
              <table:table-cell office:value-type="float" office:value="0.01329">
                <text:p>0.01329</text:p>
              </table:table-cell>
              <table:table-cell office:value-type="float" office:value="0.007353">
                <text:p>0.007353</text:p>
              </table:table-cell>
              <table:table-cell office:value-type="float" office:value="0.008343">
                <text:p>0.008343</text:p>
              </table:table-cell>
              <table:table-cell office:value-type="float" office:value="0.005847">
                <text:p>0.005847</text:p>
              </table:table-cell>
              <table:table-cell office:value-type="float" office:value="0.012278">
                <text:p>0.012278</text:p>
              </table:table-cell>
              <table:table-cell office:value-type="float" office:value="0.019362">
                <text:p>0.019362</text:p>
              </table:table-cell>
              <table:table-cell office:value-type="float" office:value="0.021161">
                <text:p>0.021161</text:p>
              </table:table-cell>
            </table:table-row>
            <table:table-row>
              <table:table-cell office:value-type="string">
                <text:p>2019-04-11</text:p>
              </table:table-cell>
              <table:table-cell office:value-type="float" office:value="0.009175">
                <text:p>0.009175</text:p>
              </table:table-cell>
              <table:table-cell office:value-type="float" office:value="0.01302">
                <text:p>0.01302</text:p>
              </table:table-cell>
              <table:table-cell office:value-type="float" office:value="0.005802">
                <text:p>0.005802</text:p>
              </table:table-cell>
              <table:table-cell office:value-type="float" office:value="0.012773">
                <text:p>0.012773</text:p>
              </table:table-cell>
              <table:table-cell office:value-type="float" office:value="0.007916">
                <text:p>0.007916</text:p>
              </table:table-cell>
              <table:table-cell office:value-type="float" office:value="0.008568">
                <text:p>0.008568</text:p>
              </table:table-cell>
              <table:table-cell office:value-type="float" office:value="0.006049">
                <text:p>0.006049</text:p>
              </table:table-cell>
              <table:table-cell office:value-type="float" office:value="0.01302">
                <text:p>0.01302</text:p>
              </table:table-cell>
              <table:table-cell office:value-type="float" office:value="0.018575">
                <text:p>0.018575</text:p>
              </table:table-cell>
              <table:table-cell office:value-type="float" office:value="0.022173">
                <text:p>0.022173</text:p>
              </table:table-cell>
            </table:table-row>
            <table:table-row>
              <table:table-cell office:value-type="string">
                <text:p>2019-04-15</text:p>
              </table:table-cell>
              <table:table-cell office:value-type="float" office:value="0.011289">
                <text:p>0.011289</text:p>
              </table:table-cell>
              <table:table-cell office:value-type="float" office:value="0.017518">
                <text:p>0.017518</text:p>
              </table:table-cell>
              <table:table-cell office:value-type="float" office:value="0.007691">
                <text:p>0.007691</text:p>
              </table:table-cell>
              <table:table-cell office:value-type="float" office:value="0.016776">
                <text:p>0.016776</text:p>
              </table:table-cell>
              <table:table-cell office:value-type="float" office:value="0.013493">
                <text:p>0.013493</text:p>
              </table:table-cell>
              <table:table-cell office:value-type="float" office:value="0.00913">
                <text:p>0.00913</text:p>
              </table:table-cell>
              <table:table-cell office:value-type="float" office:value="0.008163">
                <text:p>0.008163</text:p>
              </table:table-cell>
              <table:table-cell office:value-type="float" office:value="0.020306">
                <text:p>0.020306</text:p>
              </table:table-cell>
              <table:table-cell office:value-type="float" office:value="0.020891">
                <text:p>0.020891</text:p>
              </table:table-cell>
              <table:table-cell office:value-type="float" office:value="0.03218">
                <text:p>0.03218</text:p>
              </table:table-cell>
            </table:table-row>
            <table:table-row>
              <table:table-cell office:value-type="string">
                <text:p>2019-04-27</text:p>
              </table:table-cell>
              <table:table-cell office:value-type="float" office:value="0.011941">
                <text:p>0.011941</text:p>
              </table:table-cell>
              <table:table-cell office:value-type="float" office:value="0.016056">
                <text:p>0.016056</text:p>
              </table:table-cell>
              <table:table-cell office:value-type="float" office:value="0.008096">
                <text:p>0.008096</text:p>
              </table:table-cell>
              <table:table-cell office:value-type="float" office:value="0.017293">
                <text:p>0.017293</text:p>
              </table:table-cell>
              <table:table-cell office:value-type="float" office:value="0.011356">
                <text:p>0.011356</text:p>
              </table:table-cell>
              <table:table-cell office:value-type="float" office:value="0.010322">
                <text:p>0.010322</text:p>
              </table:table-cell>
              <table:table-cell office:value-type="float" office:value="0.007286">
                <text:p>0.007286</text:p>
              </table:table-cell>
              <table:table-cell office:value-type="float" office:value="0.01844">
                <text:p>0.01844</text:p>
              </table:table-cell>
              <table:table-cell office:value-type="float" office:value="0.022892">
                <text:p>0.022892</text:p>
              </table:table-cell>
              <table:table-cell office:value-type="float" office:value="0.030651">
                <text:p>0.030651</text:p>
              </table:table-cell>
            </table:table-row>
            <table:table-row>
              <table:table-cell office:value-type="string">
                <text:p>2019-04-29</text:p>
              </table:table-cell>
              <table:table-cell office:value-type="float" office:value="0.009512">
                <text:p>0.009512</text:p>
              </table:table-cell>
              <table:table-cell office:value-type="float" office:value="0.014954">
                <text:p>0.014954</text:p>
              </table:table-cell>
              <table:table-cell office:value-type="float" office:value="0.005802">
                <text:p>0.005802</text:p>
              </table:table-cell>
              <table:table-cell office:value-type="float" office:value="0.015292">
                <text:p>0.015292</text:p>
              </table:table-cell>
              <table:table-cell office:value-type="float" office:value="0.00868">
                <text:p>0.00868</text:p>
              </table:table-cell>
              <table:table-cell office:value-type="float" office:value="0.008208">
                <text:p>0.008208</text:p>
              </table:table-cell>
              <table:table-cell office:value-type="float" office:value="0.007106">
                <text:p>0.007106</text:p>
              </table:table-cell>
              <table:table-cell office:value-type="float" office:value="0.014999">
                <text:p>0.014999</text:p>
              </table:table-cell>
              <table:table-cell office:value-type="float" office:value="0.020711">
                <text:p>0.020711</text:p>
              </table:table-cell>
              <table:table-cell office:value-type="float" office:value="0.023185">
                <text:p>0.023185</text:p>
              </table:table-cell>
            </table:table-row>
            <table:table-row>
              <table:table-cell office:value-type="string">
                <text:p>2019-05-06</text:p>
              </table:table-cell>
              <table:table-cell office:value-type="float" office:value="0.009692">
                <text:p>0.009692</text:p>
              </table:table-cell>
              <table:table-cell office:value-type="float" office:value="0.014797">
                <text:p>0.014797</text:p>
              </table:table-cell>
              <table:table-cell office:value-type="float" office:value="0.006139">
                <text:p>0.006139</text:p>
              </table:table-cell>
              <table:table-cell office:value-type="float" office:value="0.015224">
                <text:p>0.015224</text:p>
              </table:table-cell>
              <table:table-cell office:value-type="float" office:value="0.0085">
                <text:p>0.0085</text:p>
              </table:table-cell>
              <table:table-cell office:value-type="float" office:value="0.008298">
                <text:p>0.008298</text:p>
              </table:table-cell>
              <table:table-cell office:value-type="float" office:value="0.006656">
                <text:p>0.006656</text:p>
              </table:table-cell>
              <table:table-cell office:value-type="float" office:value="0.015989">
                <text:p>0.015989</text:p>
              </table:table-cell>
              <table:table-cell office:value-type="float" office:value="0.019699">
                <text:p>0.019699</text:p>
              </table:table-cell>
              <table:table-cell office:value-type="float" office:value="0.025703">
                <text:p>0.025703</text:p>
              </table:table-cell>
            </table:table-row>
            <table:table-row>
              <table:table-cell office:value-type="string">
                <text:p>2019-05-13</text:p>
              </table:table-cell>
              <table:table-cell office:value-type="float" office:value="0.011783">
                <text:p>0.011783</text:p>
              </table:table-cell>
              <table:table-cell office:value-type="float" office:value="0.016371">
                <text:p>0.016371</text:p>
              </table:table-cell>
              <table:table-cell office:value-type="float" office:value="0.006994">
                <text:p>0.006994</text:p>
              </table:table-cell>
              <table:table-cell office:value-type="float" office:value="0.017293">
                <text:p>0.017293</text:p>
              </table:table-cell>
              <table:table-cell office:value-type="float" office:value="0.010727">
                <text:p>0.010727</text:p>
              </table:table-cell>
              <table:table-cell office:value-type="float" office:value="0.010412">
                <text:p>0.010412</text:p>
              </table:table-cell>
              <table:table-cell office:value-type="float" office:value="0.007106">
                <text:p>0.007106</text:p>
              </table:table-cell>
              <table:table-cell office:value-type="float" office:value="0.018597">
                <text:p>0.018597</text:p>
              </table:table-cell>
              <table:table-cell office:value-type="float" office:value="0.023544">
                <text:p>0.023544</text:p>
              </table:table-cell>
              <table:table-cell office:value-type="float" office:value="0.029751">
                <text:p>0.029751</text:p>
              </table:table-cell>
            </table:table-row>
            <table:table-row>
              <table:table-cell office:value-type="string">
                <text:p>2019-05-20</text:p>
              </table:table-cell>
              <table:table-cell office:value-type="float" office:value="0.00823">
                <text:p>0.00823</text:p>
              </table:table-cell>
              <table:table-cell office:value-type="float" office:value="0.012661">
                <text:p>0.012661</text:p>
              </table:table-cell>
              <table:table-cell office:value-type="float" office:value="0.005217">
                <text:p>0.005217</text:p>
              </table:table-cell>
              <table:table-cell office:value-type="float" office:value="0.012728">
                <text:p>0.012728</text:p>
              </table:table-cell>
              <table:table-cell office:value-type="float" office:value="0.007826">
                <text:p>0.007826</text:p>
              </table:table-cell>
              <table:table-cell office:value-type="float" office:value="0.007826">
                <text:p>0.007826</text:p>
              </table:table-cell>
              <table:table-cell office:value-type="float" office:value="0.005757">
                <text:p>0.005757</text:p>
              </table:table-cell>
              <table:table-cell office:value-type="float" office:value="0.012818">
                <text:p>0.012818</text:p>
              </table:table-cell>
              <table:table-cell office:value-type="float" office:value="0.01826">
                <text:p>0.01826</text:p>
              </table:table-cell>
              <table:table-cell office:value-type="float" office:value="0.022015">
                <text:p>0.022015</text:p>
              </table:table-cell>
            </table:table-row>
            <table:table-row>
              <table:table-cell office:value-type="string">
                <text:p>2019-05-27</text:p>
              </table:table-cell>
              <table:table-cell office:value-type="float" office:value="0.007533">
                <text:p>0.007533</text:p>
              </table:table-cell>
              <table:table-cell office:value-type="float" office:value="0.010052">
                <text:p>0.010052</text:p>
              </table:table-cell>
              <table:table-cell office:value-type="float" office:value="0.0047">
                <text:p>0.0047</text:p>
              </table:table-cell>
              <table:table-cell office:value-type="float" office:value="0.010996">
                <text:p>0.010996</text:p>
              </table:table-cell>
              <table:table-cell office:value-type="float" office:value="0.006859">
                <text:p>0.006859</text:p>
              </table:table-cell>
              <table:table-cell office:value-type="float" office:value="0.006521">
                <text:p>0.006521</text:p>
              </table:table-cell>
              <table:table-cell office:value-type="float" office:value="0.004992">
                <text:p>0.004992</text:p>
              </table:table-cell>
              <table:table-cell office:value-type="float" office:value="0.011401">
                <text:p>0.011401</text:p>
              </table:table-cell>
              <table:table-cell office:value-type="float" office:value="0.015516">
                <text:p>0.015516</text:p>
              </table:table-cell>
              <table:table-cell office:value-type="float" office:value="0.018552">
                <text:p>0.018552</text:p>
              </table:table-cell>
            </table:table-row>
            <table:table-row>
              <table:table-cell office:value-type="string">
                <text:p>2019-06-03</text:p>
              </table:table-cell>
              <table:table-cell office:value-type="float" office:value="0.009467">
                <text:p>0.009467</text:p>
              </table:table-cell>
              <table:table-cell office:value-type="float" office:value="0.011514">
                <text:p>0.011514</text:p>
              </table:table-cell>
              <table:table-cell office:value-type="float" office:value="0.005937">
                <text:p>0.005937</text:p>
              </table:table-cell>
              <table:table-cell office:value-type="float" office:value="0.014684">
                <text:p>0.014684</text:p>
              </table:table-cell>
              <table:table-cell office:value-type="float" office:value="0.006791">
                <text:p>0.006791</text:p>
              </table:table-cell>
              <table:table-cell office:value-type="float" office:value="0.009152">
                <text:p>0.009152</text:p>
              </table:table-cell>
              <table:table-cell office:value-type="float" office:value="0.005869">
                <text:p>0.005869</text:p>
              </table:table-cell>
              <table:table-cell office:value-type="float" office:value="0.012436">
                <text:p>0.012436</text:p>
              </table:table-cell>
              <table:table-cell office:value-type="float" office:value="0.020081">
                <text:p>0.020081</text:p>
              </table:table-cell>
              <table:table-cell office:value-type="float" office:value="0.021543">
                <text:p>0.021543</text:p>
              </table:table-cell>
            </table:table-row>
            <table:table-row>
              <table:table-cell office:value-type="string">
                <text:p>2019-06-10</text:p>
              </table:table-cell>
              <table:table-cell office:value-type="float" office:value="0.008883">
                <text:p>0.008883</text:p>
              </table:table-cell>
              <table:table-cell office:value-type="float" office:value="0.012008">
                <text:p>0.012008</text:p>
              </table:table-cell>
              <table:table-cell office:value-type="float" office:value="0.005667">
                <text:p>0.005667</text:p>
              </table:table-cell>
              <table:table-cell office:value-type="float" office:value="0.013065">
                <text:p>0.013065</text:p>
              </table:table-cell>
              <table:table-cell office:value-type="float" office:value="0.007511">
                <text:p>0.007511</text:p>
              </table:table-cell>
              <table:table-cell office:value-type="float" office:value="0.008096">
                <text:p>0.008096</text:p>
              </table:table-cell>
              <table:table-cell office:value-type="float" office:value="0.005577">
                <text:p>0.005577</text:p>
              </table:table-cell>
              <table:table-cell office:value-type="float" office:value="0.012818">
                <text:p>0.012818</text:p>
              </table:table-cell>
              <table:table-cell office:value-type="float" office:value="0.018395">
                <text:p>0.018395</text:p>
              </table:table-cell>
              <table:table-cell office:value-type="float" office:value="0.020059">
                <text:p>0.020059</text:p>
              </table:table-cell>
            </table:table-row>
            <table:table-row>
              <table:table-cell office:value-type="string">
                <text:p>2019-06-20</text:p>
              </table:table-cell>
              <table:table-cell office:value-type="float" office:value="0.009085">
                <text:p>0.009085</text:p>
              </table:table-cell>
              <table:table-cell office:value-type="float" office:value="0.011963">
                <text:p>0.011963</text:p>
              </table:table-cell>
              <table:table-cell office:value-type="float" office:value="0.005217">
                <text:p>0.005217</text:p>
              </table:table-cell>
              <table:table-cell office:value-type="float" office:value="0.015809">
                <text:p>0.015809</text:p>
              </table:table-cell>
              <table:table-cell office:value-type="float" office:value="0.007016">
                <text:p>0.007016</text:p>
              </table:table-cell>
              <table:table-cell office:value-type="float" office:value="0.008365">
                <text:p>0.008365</text:p>
              </table:table-cell>
              <table:table-cell office:value-type="float" office:value="0.006027">
                <text:p>0.006027</text:p>
              </table:table-cell>
              <table:table-cell office:value-type="float" office:value="0.014954">
                <text:p>0.014954</text:p>
              </table:table-cell>
              <table:table-cell office:value-type="float" office:value="0.019699">
                <text:p>0.019699</text:p>
              </table:table-cell>
              <table:table-cell office:value-type="float" office:value="0.022398">
                <text:p>0.022398</text:p>
              </table:table-cell>
            </table:table-row>
            <table:table-row>
              <table:table-cell office:value-type="string">
                <text:p>2019-06-24</text:p>
              </table:table-cell>
              <table:table-cell office:value-type="float" office:value="0.010322">
                <text:p>0.010322</text:p>
              </table:table-cell>
              <table:table-cell office:value-type="float" office:value="0.013448">
                <text:p>0.013448</text:p>
              </table:table-cell>
              <table:table-cell office:value-type="float" office:value="0.006566">
                <text:p>0.006566</text:p>
              </table:table-cell>
              <table:table-cell office:value-type="float" office:value="0.015044">
                <text:p>0.015044</text:p>
              </table:table-cell>
              <table:table-cell office:value-type="float" office:value="0.008051">
                <text:p>0.008051</text:p>
              </table:table-cell>
              <table:table-cell office:value-type="float" office:value="0.00868">
                <text:p>0.00868</text:p>
              </table:table-cell>
              <table:table-cell office:value-type="float" office:value="0.007938">
                <text:p>0.007938</text:p>
              </table:table-cell>
              <table:table-cell office:value-type="float" office:value="0.014999">
                <text:p>0.014999</text:p>
              </table:table-cell>
              <table:table-cell office:value-type="float" office:value="0.021273">
                <text:p>0.021273</text:p>
              </table:table-cell>
              <table:table-cell office:value-type="float" office:value="0.024242">
                <text:p>0.024242</text:p>
              </table:table-cell>
            </table:table-row>
            <table:table-row>
              <table:table-cell office:value-type="string">
                <text:p>2019-07-01</text:p>
              </table:table-cell>
              <table:table-cell office:value-type="float" office:value="0.012436">
                <text:p>0.012436</text:p>
              </table:table-cell>
              <table:table-cell office:value-type="float" office:value="0.014594">
                <text:p>0.014594</text:p>
              </table:table-cell>
              <table:table-cell office:value-type="float" office:value="0.007106">
                <text:p>0.007106</text:p>
              </table:table-cell>
              <table:table-cell office:value-type="float" office:value="0.015292">
                <text:p>0.015292</text:p>
              </table:table-cell>
              <table:table-cell office:value-type="float" office:value="0.008455">
                <text:p>0.008455</text:p>
              </table:table-cell>
              <table:table-cell office:value-type="float" office:value="0.009602">
                <text:p>0.009602</text:p>
              </table:table-cell>
              <table:table-cell office:value-type="float" office:value="0.007286">
                <text:p>0.007286</text:p>
              </table:table-cell>
              <table:table-cell office:value-type="float" office:value="0.015561">
                <text:p>0.015561</text:p>
              </table:table-cell>
              <table:table-cell office:value-type="float" office:value="0.022533">
                <text:p>0.022533</text:p>
              </table:table-cell>
              <table:table-cell office:value-type="float" office:value="0.025051">
                <text:p>0.025051</text:p>
              </table:table-cell>
            </table:table-row>
            <table:table-row>
              <table:table-cell office:value-type="string">
                <text:p>2019-07-14</text:p>
              </table:table-cell>
              <table:table-cell office:value-type="float" office:value="0.010187">
                <text:p>0.010187</text:p>
              </table:table-cell>
              <table:table-cell office:value-type="float" office:value="0.013762">
                <text:p>0.013762</text:p>
              </table:table-cell>
              <table:table-cell office:value-type="float" office:value="0.006207">
                <text:p>0.006207</text:p>
              </table:table-cell>
              <table:table-cell office:value-type="float" office:value="0.014032">
                <text:p>0.014032</text:p>
              </table:table-cell>
              <table:table-cell office:value-type="float" office:value="0.008208">
                <text:p>0.008208</text:p>
              </table:table-cell>
              <table:table-cell office:value-type="float" office:value="0.008725">
                <text:p>0.008725</text:p>
              </table:table-cell>
              <table:table-cell office:value-type="float" office:value="0.006476">
                <text:p>0.006476</text:p>
              </table:table-cell>
              <table:table-cell office:value-type="float" office:value="0.0141">
                <text:p>0.0141</text:p>
              </table:table-cell>
              <table:table-cell office:value-type="float" office:value="0.020531">
                <text:p>0.020531</text:p>
              </table:table-cell>
              <table:table-cell office:value-type="float" office:value="0.023387">
                <text:p>0.023387</text:p>
              </table:table-cell>
            </table:table-row>
            <table:table-row>
              <table:table-cell office:value-type="string">
                <text:p>2019-07-16</text:p>
              </table:table-cell>
              <table:table-cell office:value-type="float" office:value="0.010479">
                <text:p>0.010479</text:p>
              </table:table-cell>
              <table:table-cell office:value-type="float" office:value="0.013538">
                <text:p>0.013538</text:p>
              </table:table-cell>
              <table:table-cell office:value-type="float" office:value="0.005779">
                <text:p>0.005779</text:p>
              </table:table-cell>
              <table:table-cell office:value-type="float" office:value="0.013627">
                <text:p>0.013627</text:p>
              </table:table-cell>
              <table:table-cell office:value-type="float" office:value="0.007961">
                <text:p>0.007961</text:p>
              </table:table-cell>
              <table:table-cell office:value-type="float" office:value="0.009175">
                <text:p>0.009175</text:p>
              </table:table-cell>
              <table:table-cell office:value-type="float" office:value="0.005509">
                <text:p>0.005509</text:p>
              </table:table-cell>
              <table:table-cell office:value-type="float" office:value="0.014392">
                <text:p>0.014392</text:p>
              </table:table-cell>
              <table:table-cell office:value-type="float" office:value="0.019294">
                <text:p>0.019294</text:p>
              </table:table-cell>
              <table:table-cell office:value-type="float" office:value="0.02305">
                <text:p>0.02305</text:p>
              </table:table-cell>
            </table:table-row>
            <table:table-row>
              <table:table-cell office:value-type="string">
                <text:p>2019-07-22</text:p>
              </table:table-cell>
              <table:table-cell office:value-type="float" office:value="0.011873">
                <text:p>0.011873</text:p>
              </table:table-cell>
              <table:table-cell office:value-type="float" office:value="0.016618">
                <text:p>0.016618</text:p>
              </table:table-cell>
              <table:table-cell office:value-type="float" office:value="0.006949">
                <text:p>0.006949</text:p>
              </table:table-cell>
              <table:table-cell office:value-type="float" office:value="0.017068">
                <text:p>0.017068</text:p>
              </table:table-cell>
              <table:table-cell office:value-type="float" office:value="0.00967">
                <text:p>0.00967</text:p>
              </table:table-cell>
              <table:table-cell office:value-type="float" office:value="0.010479">
                <text:p>0.010479</text:p>
              </table:table-cell>
              <table:table-cell office:value-type="float" office:value="0.007533">
                <text:p>0.007533</text:p>
              </table:table-cell>
              <table:table-cell office:value-type="float" office:value="0.020171">
                <text:p>0.020171</text:p>
              </table:table-cell>
              <table:table-cell office:value-type="float" office:value="0.023252">
                <text:p>0.023252</text:p>
              </table:table-cell>
              <table:table-cell office:value-type="float" office:value="0.030223">
                <text:p>0.030223</text:p>
              </table:table-cell>
            </table:table-row>
            <table:table-row>
              <table:table-cell office:value-type="string">
                <text:p>2019-07-29</text:p>
              </table:table-cell>
              <table:table-cell office:value-type="float" office:value="0.010569">
                <text:p>0.010569</text:p>
              </table:table-cell>
              <table:table-cell office:value-type="float" office:value="0.015134">
                <text:p>0.015134</text:p>
              </table:table-cell>
              <table:table-cell office:value-type="float" office:value="0.006589">
                <text:p>0.006589</text:p>
              </table:table-cell>
              <table:table-cell office:value-type="float" office:value="0.016888">
                <text:p>0.016888</text:p>
              </table:table-cell>
              <table:table-cell office:value-type="float" office:value="0.00922">
                <text:p>0.00922</text:p>
              </table:table-cell>
              <table:table-cell office:value-type="float" office:value="0.009062">
                <text:p>0.009062</text:p>
              </table:table-cell>
              <table:table-cell office:value-type="float" office:value="0.007826">
                <text:p>0.007826</text:p>
              </table:table-cell>
              <table:table-cell office:value-type="float" office:value="0.016866">
                <text:p>0.016866</text:p>
              </table:table-cell>
              <table:table-cell office:value-type="float" office:value="0.022195">
                <text:p>0.022195</text:p>
              </table:table-cell>
              <table:table-cell office:value-type="float" office:value="0.025074">
                <text:p>0.025074</text:p>
              </table:table-cell>
            </table:table-row>
            <table:table-row>
              <table:table-cell office:value-type="string">
                <text:p>2019-08-05</text:p>
              </table:table-cell>
              <table:table-cell office:value-type="float" office:value="0.011334">
                <text:p>0.011334</text:p>
              </table:table-cell>
              <table:table-cell office:value-type="float" office:value="0.016169">
                <text:p>0.016169</text:p>
              </table:table-cell>
              <table:table-cell office:value-type="float" office:value="0.006094">
                <text:p>0.006094</text:p>
              </table:table-cell>
              <table:table-cell office:value-type="float" office:value="0.018575">
                <text:p>0.018575</text:p>
              </table:table-cell>
              <table:table-cell office:value-type="float" office:value="0.00976">
                <text:p>0.00976</text:p>
              </table:table-cell>
              <table:table-cell office:value-type="float" office:value="0.00967">
                <text:p>0.00967</text:p>
              </table:table-cell>
              <table:table-cell office:value-type="float" office:value="0.006769">
                <text:p>0.006769</text:p>
              </table:table-cell>
              <table:table-cell office:value-type="float" office:value="0.01727">
                <text:p>0.01727</text:p>
              </table:table-cell>
              <table:table-cell office:value-type="float" office:value="0.022195">
                <text:p>0.022195</text:p>
              </table:table-cell>
              <table:table-cell office:value-type="float" office:value="0.029976">
                <text:p>0.029976</text:p>
              </table:table-cell>
            </table:table-row>
            <table:table-row>
              <table:table-cell office:value-type="string">
                <text:p>2019-08-12</text:p>
              </table:table-cell>
              <table:table-cell office:value-type="float" office:value="0.010794">
                <text:p>0.010794</text:p>
              </table:table-cell>
              <table:table-cell office:value-type="float" office:value="0.013582">
                <text:p>0.013582</text:p>
              </table:table-cell>
              <table:table-cell office:value-type="float" office:value="0.006791">
                <text:p>0.006791</text:p>
              </table:table-cell>
              <table:table-cell office:value-type="float" office:value="0.015539">
                <text:p>0.015539</text:p>
              </table:table-cell>
              <table:table-cell office:value-type="float" office:value="0.008658">
                <text:p>0.008658</text:p>
              </table:table-cell>
              <table:table-cell office:value-type="float" office:value="0.009962">
                <text:p>0.009962</text:p>
              </table:table-cell>
              <table:table-cell office:value-type="float" office:value="0.007376">
                <text:p>0.007376</text:p>
              </table:table-cell>
              <table:table-cell office:value-type="float" office:value="0.016191">
                <text:p>0.016191</text:p>
              </table:table-cell>
              <table:table-cell office:value-type="float" office:value="0.02233">
                <text:p>0.02233</text:p>
              </table:table-cell>
              <table:table-cell office:value-type="float" office:value="0.026648">
                <text:p>0.026648</text:p>
              </table:table-cell>
            </table:table-row>
            <table:table-row>
              <table:table-cell office:value-type="string">
                <text:p>2019-08-19</text:p>
              </table:table-cell>
              <table:table-cell office:value-type="float" office:value="0.016956">
                <text:p>0.016956</text:p>
              </table:table-cell>
              <table:table-cell office:value-type="float" office:value="0.021566">
                <text:p>0.021566</text:p>
              </table:table-cell>
              <table:table-cell office:value-type="float" office:value="0.008905">
                <text:p>0.008905</text:p>
              </table:table-cell>
              <table:table-cell office:value-type="float" office:value="0.022195">
                <text:p>0.022195</text:p>
              </table:table-cell>
              <table:table-cell office:value-type="float" office:value="0.012998">
                <text:p>0.012998</text:p>
              </table:table-cell>
              <table:table-cell office:value-type="float" office:value="0.016888">
                <text:p>0.016888</text:p>
              </table:table-cell>
              <table:table-cell office:value-type="float" office:value="0.009265">
                <text:p>0.009265</text:p>
              </table:table-cell>
              <table:table-cell office:value-type="float" office:value="0.021453">
                <text:p>0.021453</text:p>
              </table:table-cell>
              <table:table-cell office:value-type="float" office:value="0.032787">
                <text:p>0.032787</text:p>
              </table:table-cell>
              <table:table-cell office:value-type="float" office:value="0.033619">
                <text:p>0.033619</text:p>
              </table:table-cell>
            </table:table-row>
            <table:table-row>
              <table:table-cell office:value-type="string">
                <text:p>2019-08-26</text:p>
              </table:table-cell>
              <table:table-cell office:value-type="float" office:value="0.01374">
                <text:p>0.01374</text:p>
              </table:table-cell>
              <table:table-cell office:value-type="float" office:value="0.016303">
                <text:p>0.016303</text:p>
              </table:table-cell>
              <table:table-cell office:value-type="float" office:value="0.007151">
                <text:p>0.007151</text:p>
              </table:table-cell>
              <table:table-cell office:value-type="float" office:value="0.016641">
                <text:p>0.016641</text:p>
              </table:table-cell>
              <table:table-cell office:value-type="float" office:value="0.011514">
                <text:p>0.011514</text:p>
              </table:table-cell>
              <table:table-cell office:value-type="float" office:value="0.010951">
                <text:p>0.010951</text:p>
              </table:table-cell>
              <table:table-cell office:value-type="float" office:value="0.00841">
                <text:p>0.00841</text:p>
              </table:table-cell>
              <table:table-cell office:value-type="float" office:value="0.017855">
                <text:p>0.017855</text:p>
              </table:table-cell>
              <table:table-cell office:value-type="float" office:value="0.026198">
                <text:p>0.026198</text:p>
              </table:table-cell>
              <table:table-cell office:value-type="float" office:value="0.030021">
                <text:p>0.030021</text:p>
              </table:table-cell>
            </table:table-row>
            <table:table-row>
              <table:table-cell office:value-type="string">
                <text:p>2019-09-02</text:p>
              </table:table-cell>
              <table:table-cell office:value-type="float" office:value="0.013852">
                <text:p>0.013852</text:p>
              </table:table-cell>
              <table:table-cell office:value-type="float" office:value="0.015337">
                <text:p>0.015337</text:p>
              </table:table-cell>
              <table:table-cell office:value-type="float" office:value="0.008185">
                <text:p>0.008185</text:p>
              </table:table-cell>
              <table:table-cell office:value-type="float" office:value="0.020464">
                <text:p>0.020464</text:p>
              </table:table-cell>
              <table:table-cell office:value-type="float" office:value="0.009422">
                <text:p>0.009422</text:p>
              </table:table-cell>
              <table:table-cell office:value-type="float" office:value="0.011671">
                <text:p>0.011671</text:p>
              </table:table-cell>
              <table:table-cell office:value-type="float" office:value="0.007758">
                <text:p>0.007758</text:p>
              </table:table-cell>
              <table:table-cell office:value-type="float" office:value="0.017945">
                <text:p>0.017945</text:p>
              </table:table-cell>
              <table:table-cell office:value-type="float" office:value="0.027098">
                <text:p>0.027098</text:p>
              </table:table-cell>
              <table:table-cell office:value-type="float" office:value="0.028649">
                <text:p>0.028649</text:p>
              </table:table-cell>
            </table:table-row>
            <table:table-row>
              <table:table-cell office:value-type="string">
                <text:p>2019-09-09</text:p>
              </table:table-cell>
              <table:table-cell office:value-type="float" office:value="0.00859">
                <text:p>0.00859</text:p>
              </table:table-cell>
              <table:table-cell office:value-type="float" office:value="0.011761">
                <text:p>0.011761</text:p>
              </table:table-cell>
              <table:table-cell office:value-type="float" office:value="0.005037">
                <text:p>0.005037</text:p>
              </table:table-cell>
              <table:table-cell office:value-type="float" office:value="0.012548">
                <text:p>0.012548</text:p>
              </table:table-cell>
              <table:table-cell office:value-type="float" office:value="0.007601">
                <text:p>0.007601</text:p>
              </table:table-cell>
              <table:table-cell office:value-type="float" office:value="0.006611">
                <text:p>0.006611</text:p>
              </table:table-cell>
              <table:table-cell office:value-type="float" office:value="0.005554">
                <text:p>0.005554</text:p>
              </table:table-cell>
              <table:table-cell office:value-type="float" office:value="0.0132">
                <text:p>0.0132</text:p>
              </table:table-cell>
              <table:table-cell office:value-type="float" office:value="0.016551">
                <text:p>0.016551</text:p>
              </table:table-cell>
              <table:table-cell office:value-type="float" office:value="0.021161">
                <text:p>0.021161</text:p>
              </table:table-cell>
            </table:table-row>
            <table:table-row>
              <table:table-cell office:value-type="string">
                <text:p>2019-09-16</text:p>
              </table:table-cell>
              <table:table-cell office:value-type="float" office:value="0.019069">
                <text:p>0.019069</text:p>
              </table:table-cell>
              <table:table-cell office:value-type="float" office:value="0.022667">
                <text:p>0.022667</text:p>
              </table:table-cell>
              <table:table-cell office:value-type="float" office:value="0.008793">
                <text:p>0.008793</text:p>
              </table:table-cell>
              <table:table-cell office:value-type="float" office:value="0.022398">
                <text:p>0.022398</text:p>
              </table:table-cell>
              <table:table-cell office:value-type="float" office:value="0.014819">
                <text:p>0.014819</text:p>
              </table:table-cell>
              <table:table-cell office:value-type="float" office:value="0.011131">
                <text:p>0.011131</text:p>
              </table:table-cell>
              <table:table-cell office:value-type="float" office:value="0.010906">
                <text:p>0.010906</text:p>
              </table:table-cell>
              <table:table-cell office:value-type="float" office:value="0.027457">
                <text:p>0.027457</text:p>
              </table:table-cell>
              <table:table-cell office:value-type="float" office:value="0.034473">
                <text:p>0.034473</text:p>
              </table:table-cell>
              <table:table-cell office:value-type="float" office:value="0.045267">
                <text:p>0.045267</text:p>
              </table:table-cell>
            </table:table-row>
            <table:table-row>
              <table:table-cell office:value-type="string">
                <text:p>2019-09-23</text:p>
              </table:table-cell>
              <table:table-cell office:value-type="float" office:value="0.019182">
                <text:p>0.019182</text:p>
              </table:table-cell>
              <table:table-cell office:value-type="float" office:value="0.024174">
                <text:p>0.024174</text:p>
              </table:table-cell>
              <table:table-cell office:value-type="float" office:value="0.011671">
                <text:p>0.011671</text:p>
              </table:table-cell>
              <table:table-cell office:value-type="float" office:value="0.02676">
                <text:p>0.02676</text:p>
              </table:table-cell>
              <table:table-cell office:value-type="float" office:value="0.016686">
                <text:p>0.016686</text:p>
              </table:table-cell>
              <table:table-cell office:value-type="float" office:value="0.016259">
                <text:p>0.016259</text:p>
              </table:table-cell>
              <table:table-cell office:value-type="float" office:value="0.011716">
                <text:p>0.011716</text:p>
              </table:table-cell>
              <table:table-cell office:value-type="float" office:value="0.026288">
                <text:p>0.026288</text:p>
              </table:table-cell>
              <table:table-cell office:value-type="float" office:value="0.037757">
                <text:p>0.037757</text:p>
              </table:table-cell>
              <table:table-cell office:value-type="float" office:value="0.04547">
                <text:p>0.04547</text:p>
              </table:table-cell>
            </table:table-row>
            <table:table-row>
              <table:table-cell office:value-type="string">
                <text:p>2019-09-30</text:p>
              </table:table-cell>
              <table:table-cell office:value-type="float" office:value="0.009872">
                <text:p>0.009872</text:p>
              </table:table-cell>
              <table:table-cell office:value-type="float" office:value="0.013493">
                <text:p>0.013493</text:p>
              </table:table-cell>
              <table:table-cell office:value-type="float" office:value="0.006162">
                <text:p>0.006162</text:p>
              </table:table-cell>
              <table:table-cell office:value-type="float" office:value="0.014752">
                <text:p>0.014752</text:p>
              </table:table-cell>
              <table:table-cell office:value-type="float" office:value="0.007376">
                <text:p>0.007376</text:p>
              </table:table-cell>
              <table:table-cell office:value-type="float" office:value="0.009018">
                <text:p>0.009018</text:p>
              </table:table-cell>
              <table:table-cell office:value-type="float" office:value="0.005509">
                <text:p>0.005509</text:p>
              </table:table-cell>
              <table:table-cell office:value-type="float" office:value="0.013785">
                <text:p>0.013785</text:p>
              </table:table-cell>
              <table:table-cell office:value-type="float" office:value="0.021633">
                <text:p>0.021633</text:p>
              </table:table-cell>
              <table:table-cell office:value-type="float" office:value="0.021813">
                <text:p>0.021813</text:p>
              </table:table-cell>
            </table:table-row>
            <table:table-row>
              <table:table-cell office:value-type="string">
                <text:p>2019-10-07</text:p>
              </table:table-cell>
              <table:table-cell office:value-type="float" office:value="0.009805">
                <text:p>0.009805</text:p>
              </table:table-cell>
              <table:table-cell office:value-type="float" office:value="0.012436">
                <text:p>0.012436</text:p>
              </table:table-cell>
              <table:table-cell office:value-type="float" office:value="0.006611">
                <text:p>0.006611</text:p>
              </table:table-cell>
              <table:table-cell office:value-type="float" office:value="0.014392">
                <text:p>0.014392</text:p>
              </table:table-cell>
              <table:table-cell office:value-type="float" office:value="0.007263">
                <text:p>0.007263</text:p>
              </table:table-cell>
              <table:table-cell office:value-type="float" office:value="0.007556">
                <text:p>0.007556</text:p>
              </table:table-cell>
              <table:table-cell office:value-type="float" office:value="0.005127">
                <text:p>0.005127</text:p>
              </table:table-cell>
              <table:table-cell office:value-type="float" office:value="0.013133">
                <text:p>0.013133</text:p>
              </table:table-cell>
              <table:table-cell office:value-type="float" office:value="0.020194">
                <text:p>0.020194</text:p>
              </table:table-cell>
              <table:table-cell office:value-type="float" office:value="0.022195">
                <text:p>0.022195</text:p>
              </table:table-cell>
            </table:table-row>
            <table:table-row>
              <table:table-cell office:value-type="string">
                <text:p>2019-10-14</text:p>
              </table:table-cell>
              <table:table-cell office:value-type="float" office:value="0.008118">
                <text:p>0.008118</text:p>
              </table:table-cell>
              <table:table-cell office:value-type="float" office:value="0.011289">
                <text:p>0.011289</text:p>
              </table:table-cell>
              <table:table-cell office:value-type="float" office:value="0.005015">
                <text:p>0.005015</text:p>
              </table:table-cell>
              <table:table-cell office:value-type="float" office:value="0.012481">
                <text:p>0.012481</text:p>
              </table:table-cell>
              <table:table-cell office:value-type="float" office:value="0.006566">
                <text:p>0.006566</text:p>
              </table:table-cell>
              <table:table-cell office:value-type="float" office:value="0.006904">
                <text:p>0.006904</text:p>
              </table:table-cell>
              <table:table-cell office:value-type="float" office:value="0.005172">
                <text:p>0.005172</text:p>
              </table:table-cell>
              <table:table-cell office:value-type="float" office:value="0.011221">
                <text:p>0.011221</text:p>
              </table:table-cell>
              <table:table-cell office:value-type="float" office:value="0.016551">
                <text:p>0.016551</text:p>
              </table:table-cell>
              <table:table-cell office:value-type="float" office:value="0.019024">
                <text:p>0.019024</text:p>
              </table:table-cell>
            </table:table-row>
            <table:table-row>
              <table:table-cell office:value-type="string">
                <text:p>2019-10-21</text:p>
              </table:table-cell>
              <table:table-cell office:value-type="float" office:value="0.008073">
                <text:p>0.008073</text:p>
              </table:table-cell>
              <table:table-cell office:value-type="float" office:value="0.011041">
                <text:p>0.011041</text:p>
              </table:table-cell>
              <table:table-cell office:value-type="float" office:value="0.005195">
                <text:p>0.005195</text:p>
              </table:table-cell>
              <table:table-cell office:value-type="float" office:value="0.012728">
                <text:p>0.012728</text:p>
              </table:table-cell>
              <table:table-cell office:value-type="float" office:value="0.006521">
                <text:p>0.006521</text:p>
              </table:table-cell>
              <table:table-cell office:value-type="float" office:value="0.007353">
                <text:p>0.007353</text:p>
              </table:table-cell>
              <table:table-cell office:value-type="float" office:value="0.005509">
                <text:p>0.005509</text:p>
              </table:table-cell>
              <table:table-cell office:value-type="float" office:value="0.011559">
                <text:p>0.011559</text:p>
              </table:table-cell>
              <table:table-cell office:value-type="float" office:value="0.016551">
                <text:p>0.016551</text:p>
              </table:table-cell>
              <table:table-cell office:value-type="float" office:value="0.019249">
                <text:p>0.019249</text:p>
              </table:table-cell>
            </table:table-row>
            <table:table-row>
              <table:table-cell office:value-type="string">
                <text:p>2019-10-28</text:p>
              </table:table-cell>
              <table:table-cell office:value-type="float" office:value="0.008163">
                <text:p>0.008163</text:p>
              </table:table-cell>
              <table:table-cell office:value-type="float" office:value="0.01275">
                <text:p>0.01275</text:p>
              </table:table-cell>
              <table:table-cell office:value-type="float" office:value="0.005689">
                <text:p>0.005689</text:p>
              </table:table-cell>
              <table:table-cell office:value-type="float" office:value="0.012548">
                <text:p>0.012548</text:p>
              </table:table-cell>
              <table:table-cell office:value-type="float" office:value="0.00859">
                <text:p>0.00859</text:p>
              </table:table-cell>
              <table:table-cell office:value-type="float" office:value="0.006994">
                <text:p>0.006994</text:p>
              </table:table-cell>
              <table:table-cell office:value-type="float" office:value="0.005937">
                <text:p>0.005937</text:p>
              </table:table-cell>
              <table:table-cell office:value-type="float" office:value="0.01392">
                <text:p>0.01392</text:p>
              </table:table-cell>
              <table:table-cell office:value-type="float" office:value="0.017788">
                <text:p>0.017788</text:p>
              </table:table-cell>
              <table:table-cell office:value-type="float" office:value="0.02332">
                <text:p>0.02332</text:p>
              </table:table-cell>
            </table:table-row>
            <table:table-row>
              <table:table-cell office:value-type="string">
                <text:p>2019-11-04</text:p>
              </table:table-cell>
              <table:table-cell office:value-type="float" office:value="0.009512">
                <text:p>0.009512</text:p>
              </table:table-cell>
              <table:table-cell office:value-type="float" office:value="0.014684">
                <text:p>0.014684</text:p>
              </table:table-cell>
              <table:table-cell office:value-type="float" office:value="0.005622">
                <text:p>0.005622</text:p>
              </table:table-cell>
              <table:table-cell office:value-type="float" office:value="0.014842">
                <text:p>0.014842</text:p>
              </table:table-cell>
              <table:table-cell office:value-type="float" office:value="0.008118">
                <text:p>0.008118</text:p>
              </table:table-cell>
              <table:table-cell office:value-type="float" office:value="0.007871">
                <text:p>0.007871</text:p>
              </table:table-cell>
              <table:table-cell office:value-type="float" office:value="0.008635">
                <text:p>0.008635</text:p>
              </table:table-cell>
              <table:table-cell office:value-type="float" office:value="0.016933">
                <text:p>0.016933</text:p>
              </table:table-cell>
              <table:table-cell office:value-type="float" office:value="0.021183">
                <text:p>0.021183</text:p>
              </table:table-cell>
              <table:table-cell office:value-type="float" office:value="0.025074">
                <text:p>0.025074</text:p>
              </table:table-cell>
            </table:table-row>
            <table:table-row>
              <table:table-cell office:value-type="string">
                <text:p>2019-11-11</text:p>
              </table:table-cell>
              <table:table-cell office:value-type="float" office:value="0.010209">
                <text:p>0.010209</text:p>
              </table:table-cell>
              <table:table-cell office:value-type="float" office:value="0.012953">
                <text:p>0.012953</text:p>
              </table:table-cell>
              <table:table-cell office:value-type="float" office:value="0.006521">
                <text:p>0.006521</text:p>
              </table:table-cell>
              <table:table-cell office:value-type="float" office:value="0.013695">
                <text:p>0.013695</text:p>
              </table:table-cell>
              <table:table-cell office:value-type="float" office:value="0.007691">
                <text:p>0.007691</text:p>
              </table:table-cell>
              <table:table-cell office:value-type="float" office:value="0.007916">
                <text:p>0.007916</text:p>
              </table:table-cell>
              <table:table-cell office:value-type="float" office:value="0.006634">
                <text:p>0.006634</text:p>
              </table:table-cell>
              <table:table-cell office:value-type="float" office:value="0.01365">
                <text:p>0.01365</text:p>
              </table:table-cell>
              <table:table-cell office:value-type="float" office:value="0.02287">
                <text:p>0.02287</text:p>
              </table:table-cell>
              <table:table-cell office:value-type="float" office:value="0.023027">
                <text:p>0.023027</text:p>
              </table:table-cell>
            </table:table-row>
            <table:table-row>
              <table:table-cell office:value-type="string">
                <text:p>2019-11-18</text:p>
              </table:table-cell>
              <table:table-cell office:value-type="float" office:value="0.008006">
                <text:p>0.008006</text:p>
              </table:table-cell>
              <table:table-cell office:value-type="float" office:value="0.012188">
                <text:p>0.012188</text:p>
              </table:table-cell>
              <table:table-cell office:value-type="float" office:value="0.005307">
                <text:p>0.005307</text:p>
              </table:table-cell>
              <table:table-cell office:value-type="float" office:value="0.011649">
                <text:p>0.011649</text:p>
              </table:table-cell>
              <table:table-cell office:value-type="float" office:value="0.007713">
                <text:p>0.007713</text:p>
              </table:table-cell>
              <table:table-cell office:value-type="float" office:value="0.007646">
                <text:p>0.007646</text:p>
              </table:table-cell>
              <table:table-cell office:value-type="float" office:value="0.005577">
                <text:p>0.005577</text:p>
              </table:table-cell>
              <table:table-cell office:value-type="float" office:value="0.012908">
                <text:p>0.012908</text:p>
              </table:table-cell>
              <table:table-cell office:value-type="float" office:value="0.018035">
                <text:p>0.018035</text:p>
              </table:table-cell>
              <table:table-cell office:value-type="float" office:value="0.021228">
                <text:p>0.021228</text:p>
              </table:table-cell>
            </table:table-row>
            <table:table-row>
              <table:table-cell office:value-type="string">
                <text:p>2019-11-25</text:p>
              </table:table-cell>
              <table:table-cell office:value-type="float" office:value="0.010637">
                <text:p>0.010637</text:p>
              </table:table-cell>
              <table:table-cell office:value-type="float" office:value="0.012548">
                <text:p>0.012548</text:p>
              </table:table-cell>
              <table:table-cell office:value-type="float" office:value="0.006701">
                <text:p>0.006701</text:p>
              </table:table-cell>
              <table:table-cell office:value-type="float" office:value="0.015651">
                <text:p>0.015651</text:p>
              </table:table-cell>
              <table:table-cell office:value-type="float" office:value="0.007961">
                <text:p>0.007961</text:p>
              </table:table-cell>
              <table:table-cell office:value-type="float" office:value="0.009175">
                <text:p>0.009175</text:p>
              </table:table-cell>
              <table:table-cell office:value-type="float" office:value="0.006746">
                <text:p>0.006746</text:p>
              </table:table-cell>
              <table:table-cell office:value-type="float" office:value="0.015359">
                <text:p>0.015359</text:p>
              </table:table-cell>
              <table:table-cell office:value-type="float" office:value="0.022533">
                <text:p>0.022533</text:p>
              </table:table-cell>
              <table:table-cell office:value-type="float" office:value="0.023972">
                <text:p>0.023972</text:p>
              </table:table-cell>
            </table:table-row>
            <table:table-row>
              <table:table-cell office:value-type="string">
                <text:p>2019-12-02</text:p>
              </table:table-cell>
              <table:table-cell office:value-type="float" office:value="0.009805">
                <text:p>0.009805</text:p>
              </table:table-cell>
              <table:table-cell office:value-type="float" office:value="0.014032">
                <text:p>0.014032</text:p>
              </table:table-cell>
              <table:table-cell office:value-type="float" office:value="0.006184">
                <text:p>0.006184</text:p>
              </table:table-cell>
              <table:table-cell office:value-type="float" office:value="0.015292">
                <text:p>0.015292</text:p>
              </table:table-cell>
              <table:table-cell office:value-type="float" office:value="0.00841">
                <text:p>0.00841</text:p>
              </table:table-cell>
              <table:table-cell office:value-type="float" office:value="0.008545">
                <text:p>0.008545</text:p>
              </table:table-cell>
              <table:table-cell office:value-type="float" office:value="0.006724">
                <text:p>0.006724</text:p>
              </table:table-cell>
              <table:table-cell office:value-type="float" office:value="0.01446">
                <text:p>0.01446</text:p>
              </table:table-cell>
              <table:table-cell office:value-type="float" office:value="0.020689">
                <text:p>0.020689</text:p>
              </table:table-cell>
              <table:table-cell office:value-type="float" office:value="0.023207">
                <text:p>0.023207</text:p>
              </table:table-cell>
            </table:table-row>
            <table:table-row>
              <table:table-cell office:value-type="string">
                <text:p>2019-12-09</text:p>
              </table:table-cell>
              <table:table-cell office:value-type="float" office:value="0.010524">
                <text:p>0.010524</text:p>
              </table:table-cell>
              <table:table-cell office:value-type="float" office:value="0.014212">
                <text:p>0.014212</text:p>
              </table:table-cell>
              <table:table-cell office:value-type="float" office:value="0.006386">
                <text:p>0.006386</text:p>
              </table:table-cell>
              <table:table-cell office:value-type="float" office:value="0.016416">
                <text:p>0.016416</text:p>
              </table:table-cell>
              <table:table-cell office:value-type="float" office:value="0.009062">
                <text:p>0.009062</text:p>
              </table:table-cell>
              <table:table-cell office:value-type="float" office:value="0.008905">
                <text:p>0.008905</text:p>
              </table:table-cell>
              <table:table-cell office:value-type="float" office:value="0.007219">
                <text:p>0.007219</text:p>
              </table:table-cell>
              <table:table-cell office:value-type="float" office:value="0.015112">
                <text:p>0.015112</text:p>
              </table:table-cell>
              <table:table-cell office:value-type="float" office:value="0.021566">
                <text:p>0.021566</text:p>
              </table:table-cell>
              <table:table-cell office:value-type="float" office:value="0.025164">
                <text:p>0.025164</text:p>
              </table:table-cell>
            </table:table-row>
            <table:table-row>
              <table:table-cell office:value-type="string">
                <text:p>2019-12-19</text:p>
              </table:table-cell>
              <table:table-cell office:value-type="float" office:value="0.007061">
                <text:p>0.007061</text:p>
              </table:table-cell>
              <table:table-cell office:value-type="float" office:value="0.011221">
                <text:p>0.011221</text:p>
              </table:table-cell>
              <table:table-cell office:value-type="float" office:value="0.00506">
                <text:p>0.00506</text:p>
              </table:table-cell>
              <table:table-cell office:value-type="float" office:value="0.010817">
                <text:p>0.010817</text:p>
              </table:table-cell>
              <table:table-cell office:value-type="float" office:value="0.006904">
                <text:p>0.006904</text:p>
              </table:table-cell>
              <table:table-cell office:value-type="float" office:value="0.006746">
                <text:p>0.006746</text:p>
              </table:table-cell>
              <table:table-cell office:value-type="float" office:value="0.005082">
                <text:p>0.005082</text:p>
              </table:table-cell>
              <table:table-cell office:value-type="float" office:value="0.011559">
                <text:p>0.011559</text:p>
              </table:table-cell>
              <table:table-cell office:value-type="float" office:value="0.015741">
                <text:p>0.015741</text:p>
              </table:table-cell>
              <table:table-cell office:value-type="float" office:value="0.019002">
                <text:p>0.019002</text:p>
              </table:table-cell>
            </table:table-row>
            <table:table-row>
              <table:table-cell office:value-type="string">
                <text:p>2019-12-23</text:p>
              </table:table-cell>
              <table:table-cell office:value-type="float" office:value="0.006926">
                <text:p>0.006926</text:p>
              </table:table-cell>
              <table:table-cell office:value-type="float" office:value="0.010929">
                <text:p>0.010929</text:p>
              </table:table-cell>
              <table:table-cell office:value-type="float" office:value="0.005037">
                <text:p>0.005037</text:p>
              </table:table-cell>
              <table:table-cell office:value-type="float" office:value="0.010434">
                <text:p>0.010434</text:p>
              </table:table-cell>
              <table:table-cell office:value-type="float" office:value="0.006836">
                <text:p>0.006836</text:p>
              </table:table-cell>
              <table:table-cell office:value-type="float" office:value="0.006634">
                <text:p>0.006634</text:p>
              </table:table-cell>
              <table:table-cell office:value-type="float" office:value="0.004812">
                <text:p>0.004812</text:p>
              </table:table-cell>
              <table:table-cell office:value-type="float" office:value="0.011716">
                <text:p>0.011716</text:p>
              </table:table-cell>
              <table:table-cell office:value-type="float" office:value="0.014797">
                <text:p>0.014797</text:p>
              </table:table-cell>
              <table:table-cell office:value-type="float" office:value="0.018665">
                <text:p>0.018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d700ff" draw:fill-color="#d7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f00" draw:fill-color="#00a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700" draw:fill-color="#ffd7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700d7" draw:fill-color="#8700d7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e0e0" draw:fill-color="#00e0e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ff87" draw:fill-color="#00ff87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7ff" draw:fill-color="#0087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2.885cm" svg:height="17.837cm" xlink:href=".." xlink:type="simple" chart:class="chart:line" chart:style-name="ch1">
        <chart:legend chart:legend-position="end" svg:x="40.245cm" svg:y="6.378cm" style:legend-expansion="high" chart:style-name="ch2"/>
        <chart:plot-area chart:style-name="ch3" table:cell-range-address="LABELLED.A2:LABELLED.K53 LABELLED.B1:LABELLED.K1" chart:data-source-has-labels="both" svg:x="0.857cm" svg:y="0.356cm" svg:width="38.531cm" svg:height="17.125cm">
          <chartooo:coordinate-region svg:x="2.14cm" svg:y="0.356cm" svg:width="37.051cm" svg:height="15.198cm"/>
          <chart:axis chart:dimension="x" chart:name="primary-x" chart:style-name="ch4" chartooo:axis-type="auto">
            <chartooo:date-scale/>
            <chart:categories table:cell-range-address="LABELLED.A2:LABELLED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BELLED.B2:LABELLED.B53" chart:label-cell-address="LABELLED.B1:LABELLED.B1" chart:class="chart:line">
            <chart:data-point chart:repeated="52"/>
          </chart:series>
          <chart:series chart:style-name="ch8" chart:values-cell-range-address="LABELLED.C2:LABELLED.C53" chart:label-cell-address="LABELLED.C1:LABELLED.C1" chart:class="chart:line">
            <chart:data-point chart:repeated="52"/>
          </chart:series>
          <chart:series chart:style-name="ch9" chart:values-cell-range-address="LABELLED.D2:LABELLED.D53" chart:label-cell-address="LABELLED.D1:LABELLED.D1" chart:class="chart:line">
            <chart:data-point chart:repeated="52"/>
          </chart:series>
          <chart:series chart:style-name="ch10" chart:values-cell-range-address="LABELLED.E2:LABELLED.E53" chart:label-cell-address="LABELLED.E1:LABELLED.E1" chart:class="chart:line">
            <chart:data-point chart:repeated="52"/>
          </chart:series>
          <chart:series chart:style-name="ch11" chart:values-cell-range-address="LABELLED.F2:LABELLED.F53" chart:label-cell-address="LABELLED.F1:LABELLED.F1" chart:class="chart:line">
            <chart:data-point chart:repeated="52"/>
          </chart:series>
          <chart:series chart:style-name="ch12" chart:values-cell-range-address="LABELLED.G2:LABELLED.G53" chart:label-cell-address="LABELLED.G1:LABELLED.G1" chart:class="chart:line">
            <chart:data-point chart:repeated="52"/>
          </chart:series>
          <chart:series chart:style-name="ch13" chart:values-cell-range-address="LABELLED.H2:LABELLED.H53" chart:label-cell-address="LABELLED.H1:LABELLED.H1" chart:class="chart:line">
            <chart:data-point chart:repeated="52"/>
          </chart:series>
          <chart:series chart:style-name="ch14" chart:values-cell-range-address="LABELLED.I2:LABELLED.I53" chart:label-cell-address="LABELLED.I1:LABELLED.I1" chart:class="chart:line">
            <chart:data-point chart:repeated="52"/>
          </chart:series>
          <chart:series chart:style-name="ch15" chart:values-cell-range-address="LABELLED.J2:LABELLED.J53" chart:label-cell-address="LABELLED.J1:LABELLED.J1" chart:class="chart:line">
            <chart:data-point chart:repeated="52"/>
          </chart:series>
          <chart:series chart:style-name="ch16" chart:values-cell-range-address="LABELLED.K2:LABELLED.K53" chart:label-cell-address="LABELLED.K1:LABELLED.K1" chart:class="chart:line">
            <chart:data-point chart:repeated="5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LABELLED.B1:LABELLED.B1</svg:desc>
                </draw:g>
              </table:table-cell>
              <table:table-cell office:value-type="string">
                <text:p>anticip.</text:p>
                <draw:g>
                  <svg:desc>LABELLED.C1:LABELLED.C1</svg:desc>
                </draw:g>
              </table:table-cell>
              <table:table-cell office:value-type="string">
                <text:p>disgust</text:p>
                <draw:g>
                  <svg:desc>LABELLED.D1:LABELLED.D1</svg:desc>
                </draw:g>
              </table:table-cell>
              <table:table-cell office:value-type="string">
                <text:p>fear</text:p>
                <draw:g>
                  <svg:desc>LABELLED.E1:LABELLED.E1</svg:desc>
                </draw:g>
              </table:table-cell>
              <table:table-cell office:value-type="string">
                <text:p>joy</text:p>
                <draw:g>
                  <svg:desc>LABELLED.F1:LABELLED.F1</svg:desc>
                </draw:g>
              </table:table-cell>
              <table:table-cell office:value-type="string">
                <text:p>sadness</text:p>
                <draw:g>
                  <svg:desc>LABELLED.G1:LABELLED.G1</svg:desc>
                </draw:g>
              </table:table-cell>
              <table:table-cell office:value-type="string">
                <text:p>surprise</text:p>
                <draw:g>
                  <svg:desc>LABELLED.H1:LABELLED.H1</svg:desc>
                </draw:g>
              </table:table-cell>
              <table:table-cell office:value-type="string">
                <text:p>trust</text:p>
                <draw:g>
                  <svg:desc>LABELLED.I1:LABELLED.I1</svg:desc>
                </draw:g>
              </table:table-cell>
              <table:table-cell office:value-type="string">
                <text:p>negative</text:p>
                <draw:g>
                  <svg:desc>LABELLED.J1:LABELLED.J1</svg:desc>
                </draw:g>
              </table:table-cell>
              <table:table-cell office:value-type="string">
                <text:p>positive</text:p>
                <draw:g>
                  <svg:desc>LABELLED.K1:LABELLED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01</text:p>
                <draw:g>
                  <svg:desc>LABELLED.A2:LABELLED.A53</svg:desc>
                </draw:g>
              </table:table-cell>
              <table:table-cell office:value-type="float" office:value="0.035941">
                <text:p>0.035941</text:p>
                <draw:g>
                  <svg:desc>LABELLED.B2:LABELLED.B53</svg:desc>
                </draw:g>
              </table:table-cell>
              <table:table-cell office:value-type="float" office:value="0.052502">
                <text:p>0.052502</text:p>
                <draw:g>
                  <svg:desc>LABELLED.C2:LABELLED.C53</svg:desc>
                </draw:g>
              </table:table-cell>
              <table:table-cell office:value-type="float" office:value="0.022199">
                <text:p>0.022199</text:p>
                <draw:g>
                  <svg:desc>LABELLED.D2:LABELLED.D53</svg:desc>
                </draw:g>
              </table:table-cell>
              <table:table-cell office:value-type="float" office:value="0.045102">
                <text:p>0.045102</text:p>
                <draw:g>
                  <svg:desc>LABELLED.E2:LABELLED.E53</svg:desc>
                </draw:g>
              </table:table-cell>
              <table:table-cell office:value-type="float" office:value="0.036293">
                <text:p>0.036293</text:p>
                <draw:g>
                  <svg:desc>LABELLED.F2:LABELLED.F53</svg:desc>
                </draw:g>
              </table:table-cell>
              <table:table-cell office:value-type="float" office:value="0.032417">
                <text:p>0.032417</text:p>
                <draw:g>
                  <svg:desc>LABELLED.G2:LABELLED.G53</svg:desc>
                </draw:g>
              </table:table-cell>
              <table:table-cell office:value-type="float" office:value="0.024313">
                <text:p>0.024313</text:p>
                <draw:g>
                  <svg:desc>LABELLED.H2:LABELLED.H53</svg:desc>
                </draw:g>
              </table:table-cell>
              <table:table-cell office:value-type="float" office:value="0.058492">
                <text:p>0.058492</text:p>
                <draw:g>
                  <svg:desc>LABELLED.I2:LABELLED.I53</svg:desc>
                </draw:g>
              </table:table-cell>
              <table:table-cell office:value-type="float" office:value="0.062016">
                <text:p>0.062016</text:p>
                <draw:g>
                  <svg:desc>LABELLED.J2:LABELLED.J53</svg:desc>
                </draw:g>
              </table:table-cell>
              <table:table-cell office:value-type="float" office:value="0.097252">
                <text:p>0.097252</text:p>
                <draw:g>
                  <svg:desc>LABELLED.K2:LABELLED.K53</svg:desc>
                </draw:g>
              </table:table-cell>
            </table:table-row>
            <table:table-row>
              <table:table-cell office:value-type="string">
                <text:p>2019-01-10</text:p>
              </table:table-cell>
              <table:table-cell office:value-type="float" office:value="0.050388">
                <text:p>0.050388</text:p>
              </table:table-cell>
              <table:table-cell office:value-type="float" office:value="0.064482">
                <text:p>0.064482</text:p>
              </table:table-cell>
              <table:table-cell office:value-type="float" office:value="0.025722">
                <text:p>0.025722</text:p>
              </table:table-cell>
              <table:table-cell office:value-type="float" office:value="0.067301">
                <text:p>0.067301</text:p>
              </table:table-cell>
              <table:table-cell office:value-type="float" office:value="0.036998">
                <text:p>0.036998</text:p>
              </table:table-cell>
              <table:table-cell office:value-type="float" office:value="0.04475">
                <text:p>0.04475</text:p>
              </table:table-cell>
              <table:table-cell office:value-type="float" office:value="0.050035">
                <text:p>0.050035</text:p>
              </table:table-cell>
              <table:table-cell office:value-type="float" office:value="0.059901">
                <text:p>0.059901</text:p>
              </table:table-cell>
              <table:table-cell office:value-type="float" office:value="0.085976">
                <text:p>0.085976</text:p>
              </table:table-cell>
              <table:table-cell office:value-type="float" office:value="0.110289">
                <text:p>0.110289</text:p>
              </table:table-cell>
            </table:table-row>
            <table:table-row>
              <table:table-cell office:value-type="string">
                <text:p>2019-01-14</text:p>
              </table:table-cell>
              <table:table-cell office:value-type="float" office:value="0.042636">
                <text:p>0.042636</text:p>
              </table:table-cell>
              <table:table-cell office:value-type="float" office:value="0.054968">
                <text:p>0.054968</text:p>
              </table:table-cell>
              <table:table-cell office:value-type="float" office:value="0.021142">
                <text:p>0.021142</text:p>
              </table:table-cell>
              <table:table-cell office:value-type="float" office:value="0.057082">
                <text:p>0.057082</text:p>
              </table:table-cell>
              <table:table-cell office:value-type="float" office:value="0.029246">
                <text:p>0.029246</text:p>
              </table:table-cell>
              <table:table-cell office:value-type="float" office:value="0.047216">
                <text:p>0.047216</text:p>
              </table:table-cell>
              <table:table-cell office:value-type="float" office:value="0.029598">
                <text:p>0.029598</text:p>
              </table:table-cell>
              <table:table-cell office:value-type="float" office:value="0.051445">
                <text:p>0.051445</text:p>
              </table:table-cell>
              <table:table-cell office:value-type="float" office:value="0.0895">
                <text:p>0.0895</text:p>
              </table:table-cell>
              <table:table-cell office:value-type="float" office:value="0.102537">
                <text:p>0.102537</text:p>
              </table:table-cell>
            </table:table-row>
            <table:table-row>
              <table:table-cell office:value-type="string">
                <text:p>2019-01-22</text:p>
              </table:table-cell>
              <table:table-cell office:value-type="float" office:value="0.042988">
                <text:p>0.042988</text:p>
              </table:table-cell>
              <table:table-cell office:value-type="float" office:value="0.066949">
                <text:p>0.066949</text:p>
              </table:table-cell>
              <table:table-cell office:value-type="float" office:value="0.024313">
                <text:p>0.024313</text:p>
              </table:table-cell>
              <table:table-cell office:value-type="float" office:value="0.067653">
                <text:p>0.067653</text:p>
              </table:table-cell>
              <table:table-cell office:value-type="float" office:value="0.036646">
                <text:p>0.036646</text:p>
              </table:table-cell>
              <table:table-cell office:value-type="float" office:value="0.040169">
                <text:p>0.040169</text:p>
              </table:table-cell>
              <table:table-cell office:value-type="float" office:value="0.03136">
                <text:p>0.03136</text:p>
              </table:table-cell>
              <table:table-cell office:value-type="float" office:value="0.068358">
                <text:p>0.068358</text:p>
              </table:table-cell>
              <table:table-cell office:value-type="float" office:value="0.101832">
                <text:p>0.101832</text:p>
              </table:table-cell>
              <table:table-cell office:value-type="float" office:value="0.12086">
                <text:p>0.12086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0.059901">
                <text:p>0.059901</text:p>
              </table:table-cell>
              <table:table-cell office:value-type="float" office:value="0.075053">
                <text:p>0.075053</text:p>
              </table:table-cell>
              <table:table-cell office:value-type="float" office:value="0.044045">
                <text:p>0.044045</text:p>
              </table:table-cell>
              <table:table-cell office:value-type="float" office:value="0.076815">
                <text:p>0.076815</text:p>
              </table:table-cell>
              <table:table-cell office:value-type="float" office:value="0.045807">
                <text:p>0.045807</text:p>
              </table:table-cell>
              <table:table-cell office:value-type="float" office:value="0.050388">
                <text:p>0.050388</text:p>
              </table:table-cell>
              <table:table-cell office:value-type="float" office:value="0.043693">
                <text:p>0.043693</text:p>
              </table:table-cell>
              <table:table-cell office:value-type="float" office:value="0.101128">
                <text:p>0.101128</text:p>
              </table:table-cell>
              <table:table-cell office:value-type="float" office:value="0.142354">
                <text:p>0.142354</text:p>
              </table:table-cell>
              <table:table-cell office:value-type="float" office:value="0.141649">
                <text:p>0.141649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0.053559">
                <text:p>0.053559</text:p>
              </table:table-cell>
              <table:table-cell office:value-type="float" office:value="0.084919">
                <text:p>0.084919</text:p>
              </table:table-cell>
              <table:table-cell office:value-type="float" office:value="0.034179">
                <text:p>0.034179</text:p>
              </table:table-cell>
              <table:table-cell office:value-type="float" office:value="0.072939">
                <text:p>0.072939</text:p>
              </table:table-cell>
              <table:table-cell office:value-type="float" office:value="0.053206">
                <text:p>0.053206</text:p>
              </table:table-cell>
              <table:table-cell office:value-type="float" office:value="0.051445">
                <text:p>0.051445</text:p>
              </table:table-cell>
              <table:table-cell office:value-type="float" office:value="0.03876">
                <text:p>0.03876</text:p>
              </table:table-cell>
              <table:table-cell office:value-type="float" office:value="0.087385">
                <text:p>0.087385</text:p>
              </table:table-cell>
              <table:table-cell office:value-type="float" office:value="0.108879">
                <text:p>0.108879</text:p>
              </table:table-cell>
              <table:table-cell office:value-type="float" office:value="0.14623">
                <text:p>0.14623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0.052854">
                <text:p>0.052854</text:p>
              </table:table-cell>
              <table:table-cell office:value-type="float" office:value="0.0821">
                <text:p>0.0821</text:p>
              </table:table-cell>
              <table:table-cell office:value-type="float" office:value="0.029951">
                <text:p>0.029951</text:p>
              </table:table-cell>
              <table:table-cell office:value-type="float" office:value="0.065187">
                <text:p>0.065187</text:p>
              </table:table-cell>
              <table:table-cell office:value-type="float" office:value="0.054616">
                <text:p>0.054616</text:p>
              </table:table-cell>
              <table:table-cell office:value-type="float" office:value="0.035941">
                <text:p>0.035941</text:p>
              </table:table-cell>
              <table:table-cell office:value-type="float" office:value="0.040169">
                <text:p>0.040169</text:p>
              </table:table-cell>
              <table:table-cell office:value-type="float" office:value="0.095842">
                <text:p>0.095842</text:p>
              </table:table-cell>
              <table:table-cell office:value-type="float" office:value="0.110641">
                <text:p>0.110641</text:p>
              </table:table-cell>
              <table:table-cell office:value-type="float" office:value="0.151868">
                <text:p>0.151868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0.040521">
                <text:p>0.040521</text:p>
              </table:table-cell>
              <table:table-cell office:value-type="float" office:value="0.067653">
                <text:p>0.067653</text:p>
              </table:table-cell>
              <table:table-cell office:value-type="float" office:value="0.023961">
                <text:p>0.023961</text:p>
              </table:table-cell>
              <table:table-cell office:value-type="float" office:value="0.061663">
                <text:p>0.061663</text:p>
              </table:table-cell>
              <table:table-cell office:value-type="float" office:value="0.035941">
                <text:p>0.035941</text:p>
              </table:table-cell>
              <table:table-cell office:value-type="float" office:value="0.041931">
                <text:p>0.041931</text:p>
              </table:table-cell>
              <table:table-cell office:value-type="float" office:value="0.033474">
                <text:p>0.033474</text:p>
              </table:table-cell>
              <table:table-cell office:value-type="float" office:value="0.078224">
                <text:p>0.078224</text:p>
              </table:table-cell>
              <table:table-cell office:value-type="float" office:value="0.091614">
                <text:p>0.091614</text:p>
              </table:table-cell>
              <table:table-cell office:value-type="float" office:value="0.111346">
                <text:p>0.111346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0.046864">
                <text:p>0.046864</text:p>
              </table:table-cell>
              <table:table-cell office:value-type="float" office:value="0.063073">
                <text:p>0.063073</text:p>
              </table:table-cell>
              <table:table-cell office:value-type="float" office:value="0.025018">
                <text:p>0.025018</text:p>
              </table:table-cell>
              <table:table-cell office:value-type="float" office:value="0.067653">
                <text:p>0.067653</text:p>
              </table:table-cell>
              <table:table-cell office:value-type="float" office:value="0.047569">
                <text:p>0.047569</text:p>
              </table:table-cell>
              <table:table-cell office:value-type="float" office:value="0.044397">
                <text:p>0.044397</text:p>
              </table:table-cell>
              <table:table-cell office:value-type="float" office:value="0.03735">
                <text:p>0.03735</text:p>
              </table:table-cell>
              <table:table-cell office:value-type="float" office:value="0.073291">
                <text:p>0.073291</text:p>
              </table:table-cell>
              <table:table-cell office:value-type="float" office:value="0.099718">
                <text:p>0.099718</text:p>
              </table:table-cell>
              <table:table-cell office:value-type="float" office:value="0.136716">
                <text:p>0.136716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0.047569">
                <text:p>0.047569</text:p>
              </table:table-cell>
              <table:table-cell office:value-type="float" office:value="0.061311">
                <text:p>0.061311</text:p>
              </table:table-cell>
              <table:table-cell office:value-type="float" office:value="0.02537">
                <text:p>0.02537</text:p>
              </table:table-cell>
              <table:table-cell office:value-type="float" office:value="0.069767">
                <text:p>0.069767</text:p>
              </table:table-cell>
              <table:table-cell office:value-type="float" office:value="0.032417">
                <text:p>0.032417</text:p>
              </table:table-cell>
              <table:table-cell office:value-type="float" office:value="0.040169">
                <text:p>0.040169</text:p>
              </table:table-cell>
              <table:table-cell office:value-type="float" office:value="0.031008">
                <text:p>0.031008</text:p>
              </table:table-cell>
              <table:table-cell office:value-type="float" office:value="0.063777">
                <text:p>0.063777</text:p>
              </table:table-cell>
              <table:table-cell office:value-type="float" office:value="0.094433">
                <text:p>0.094433</text:p>
              </table:table-cell>
              <table:table-cell office:value-type="float" office:value="0.108879">
                <text:p>0.108879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0.041931">
                <text:p>0.041931</text:p>
              </table:table-cell>
              <table:table-cell office:value-type="float" office:value="0.050388">
                <text:p>0.050388</text:p>
              </table:table-cell>
              <table:table-cell office:value-type="float" office:value="0.022199">
                <text:p>0.022199</text:p>
              </table:table-cell>
              <table:table-cell office:value-type="float" office:value="0.053911">
                <text:p>0.053911</text:p>
              </table:table-cell>
              <table:table-cell office:value-type="float" office:value="0.031712">
                <text:p>0.031712</text:p>
              </table:table-cell>
              <table:table-cell office:value-type="float" office:value="0.033474">
                <text:p>0.033474</text:p>
              </table:table-cell>
              <table:table-cell office:value-type="float" office:value="0.028189">
                <text:p>0.028189</text:p>
              </table:table-cell>
              <table:table-cell office:value-type="float" office:value="0.055673">
                <text:p>0.055673</text:p>
              </table:table-cell>
              <table:table-cell office:value-type="float" office:value="0.081395">
                <text:p>0.081395</text:p>
              </table:table-cell>
              <table:table-cell office:value-type="float" office:value="0.096195">
                <text:p>0.096195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0.050388">
                <text:p>0.050388</text:p>
              </table:table-cell>
              <table:table-cell office:value-type="float" office:value="0.042283">
                <text:p>0.042283</text:p>
              </table:table-cell>
              <table:table-cell office:value-type="float" office:value="0.027132">
                <text:p>0.027132</text:p>
              </table:table-cell>
              <table:table-cell office:value-type="float" office:value="0.063073">
                <text:p>0.063073</text:p>
              </table:table-cell>
              <table:table-cell office:value-type="float" office:value="0.02537">
                <text:p>0.02537</text:p>
              </table:table-cell>
              <table:table-cell office:value-type="float" office:value="0.03876">
                <text:p>0.03876</text:p>
              </table:table-cell>
              <table:table-cell office:value-type="float" office:value="0.026427">
                <text:p>0.026427</text:p>
              </table:table-cell>
              <table:table-cell office:value-type="float" office:value="0.045455">
                <text:p>0.045455</text:p>
              </table:table-cell>
              <table:table-cell office:value-type="float" office:value="0.092319">
                <text:p>0.092319</text:p>
              </table:table-cell>
              <table:table-cell office:value-type="float" office:value="0.086328">
                <text:p>0.086328</text:p>
              </table:table-cell>
            </table:table-row>
            <table:table-row>
              <table:table-cell office:value-type="string">
                <text:p>2019-03-25</text:p>
              </table:table-cell>
              <table:table-cell office:value-type="float" office:value="0.034884">
                <text:p>0.034884</text:p>
              </table:table-cell>
              <table:table-cell office:value-type="float" office:value="0.057787">
                <text:p>0.057787</text:p>
              </table:table-cell>
              <table:table-cell office:value-type="float" office:value="0.021846">
                <text:p>0.021846</text:p>
              </table:table-cell>
              <table:table-cell office:value-type="float" office:value="0.048273">
                <text:p>0.048273</text:p>
              </table:table-cell>
              <table:table-cell office:value-type="float" office:value="0.03735">
                <text:p>0.03735</text:p>
              </table:table-cell>
              <table:table-cell office:value-type="float" office:value="0.032417">
                <text:p>0.032417</text:p>
              </table:table-cell>
              <table:table-cell office:value-type="float" office:value="0.022903">
                <text:p>0.022903</text:p>
              </table:table-cell>
              <table:table-cell office:value-type="float" office:value="0.063777">
                <text:p>0.063777</text:p>
              </table:table-cell>
              <table:table-cell office:value-type="float" office:value="0.073643">
                <text:p>0.073643</text:p>
              </table:table-cell>
              <table:table-cell office:value-type="float" office:value="0.105708">
                <text:p>0.105708</text:p>
              </table:table-cell>
            </table:table-row>
            <table:table-row>
              <table:table-cell office:value-type="string">
                <text:p>2019-04-01</text:p>
              </table:table-cell>
              <table:table-cell office:value-type="float" office:value="0.040874">
                <text:p>0.040874</text:p>
              </table:table-cell>
              <table:table-cell office:value-type="float" office:value="0.046864">
                <text:p>0.046864</text:p>
              </table:table-cell>
              <table:table-cell office:value-type="float" office:value="0.027132">
                <text:p>0.027132</text:p>
              </table:table-cell>
              <table:table-cell office:value-type="float" office:value="0.051797">
                <text:p>0.051797</text:p>
              </table:table-cell>
              <table:table-cell office:value-type="float" office:value="0.031008">
                <text:p>0.031008</text:p>
              </table:table-cell>
              <table:table-cell office:value-type="float" office:value="0.039112">
                <text:p>0.039112</text:p>
              </table:table-cell>
              <table:table-cell office:value-type="float" office:value="0.027484">
                <text:p>0.027484</text:p>
              </table:table-cell>
              <table:table-cell office:value-type="float" office:value="0.05814">
                <text:p>0.05814</text:p>
              </table:table-cell>
              <table:table-cell office:value-type="float" office:value="0.082452">
                <text:p>0.082452</text:p>
              </table:table-cell>
              <table:table-cell office:value-type="float" office:value="0.105004">
                <text:p>0.105004</text:p>
              </table:table-cell>
            </table:table-row>
            <table:table-row>
              <table:table-cell office:value-type="string">
                <text:p>2019-04-11</text:p>
              </table:table-cell>
              <table:table-cell office:value-type="float" office:value="0.036293">
                <text:p>0.036293</text:p>
              </table:table-cell>
              <table:table-cell office:value-type="float" office:value="0.054616">
                <text:p>0.054616</text:p>
              </table:table-cell>
              <table:table-cell office:value-type="float" office:value="0.023256">
                <text:p>0.023256</text:p>
              </table:table-cell>
              <table:table-cell office:value-type="float" office:value="0.043693">
                <text:p>0.043693</text:p>
              </table:table-cell>
              <table:table-cell office:value-type="float" office:value="0.036646">
                <text:p>0.036646</text:p>
              </table:table-cell>
              <table:table-cell office:value-type="float" office:value="0.032065">
                <text:p>0.032065</text:p>
              </table:table-cell>
              <table:table-cell office:value-type="float" office:value="0.026427">
                <text:p>0.026427</text:p>
              </table:table-cell>
              <table:table-cell office:value-type="float" office:value="0.057787">
                <text:p>0.057787</text:p>
              </table:table-cell>
              <table:table-cell office:value-type="float" office:value="0.069063">
                <text:p>0.069063</text:p>
              </table:table-cell>
              <table:table-cell office:value-type="float" office:value="0.094433">
                <text:p>0.094433</text:p>
              </table:table-cell>
            </table:table-row>
            <table:table-row>
              <table:table-cell office:value-type="string">
                <text:p>2019-04-15</text:p>
              </table:table-cell>
              <table:table-cell office:value-type="float" office:value="0.042988">
                <text:p>0.042988</text:p>
              </table:table-cell>
              <table:table-cell office:value-type="float" office:value="0.052854">
                <text:p>0.052854</text:p>
              </table:table-cell>
              <table:table-cell office:value-type="float" office:value="0.029598">
                <text:p>0.029598</text:p>
              </table:table-cell>
              <table:table-cell office:value-type="float" office:value="0.065187">
                <text:p>0.065187</text:p>
              </table:table-cell>
              <table:table-cell office:value-type="float" office:value="0.030655">
                <text:p>0.030655</text:p>
              </table:table-cell>
              <table:table-cell office:value-type="float" office:value="0.040521">
                <text:p>0.040521</text:p>
              </table:table-cell>
              <table:table-cell office:value-type="float" office:value="0.029598">
                <text:p>0.029598</text:p>
              </table:table-cell>
              <table:table-cell office:value-type="float" office:value="0.06413">
                <text:p>0.06413</text:p>
              </table:table-cell>
              <table:table-cell office:value-type="float" office:value="0.08351">
                <text:p>0.08351</text:p>
              </table:table-cell>
              <table:table-cell office:value-type="float" office:value="0.104651">
                <text:p>0.104651</text:p>
              </table:table-cell>
            </table:table-row>
            <table:table-row>
              <table:table-cell office:value-type="string">
                <text:p>2019-04-27</text:p>
              </table:table-cell>
              <table:table-cell office:value-type="float" office:value="0.054264">
                <text:p>0.054264</text:p>
              </table:table-cell>
              <table:table-cell office:value-type="float" office:value="0.06413">
                <text:p>0.06413</text:p>
              </table:table-cell>
              <table:table-cell office:value-type="float" office:value="0.039464">
                <text:p>0.039464</text:p>
              </table:table-cell>
              <table:table-cell office:value-type="float" office:value="0.070825">
                <text:p>0.070825</text:p>
              </table:table-cell>
              <table:table-cell office:value-type="float" office:value="0.036293">
                <text:p>0.036293</text:p>
              </table:table-cell>
              <table:table-cell office:value-type="float" office:value="0.044397">
                <text:p>0.044397</text:p>
              </table:table-cell>
              <table:table-cell office:value-type="float" office:value="0.029246">
                <text:p>0.029246</text:p>
              </table:table-cell>
              <table:table-cell office:value-type="float" office:value="0.066596">
                <text:p>0.066596</text:p>
              </table:table-cell>
              <table:table-cell office:value-type="float" office:value="0.098661">
                <text:p>0.098661</text:p>
              </table:table-cell>
              <table:table-cell office:value-type="float" office:value="0.125088">
                <text:p>0.125088</text:p>
              </table:table-cell>
            </table:table-row>
            <table:table-row>
              <table:table-cell office:value-type="string">
                <text:p>2019-04-29</text:p>
              </table:table-cell>
              <table:table-cell office:value-type="float" office:value="0.03876">
                <text:p>0.03876</text:p>
              </table:table-cell>
              <table:table-cell office:value-type="float" office:value="0.054264">
                <text:p>0.054264</text:p>
              </table:table-cell>
              <table:table-cell office:value-type="float" office:value="0.025018">
                <text:p>0.025018</text:p>
              </table:table-cell>
              <table:table-cell office:value-type="float" office:value="0.05814">
                <text:p>0.05814</text:p>
              </table:table-cell>
              <table:table-cell office:value-type="float" office:value="0.027837">
                <text:p>0.027837</text:p>
              </table:table-cell>
              <table:table-cell office:value-type="float" office:value="0.032065">
                <text:p>0.032065</text:p>
              </table:table-cell>
              <table:table-cell office:value-type="float" office:value="0.026779">
                <text:p>0.026779</text:p>
              </table:table-cell>
              <table:table-cell office:value-type="float" office:value="0.057082">
                <text:p>0.057082</text:p>
              </table:table-cell>
              <table:table-cell office:value-type="float" office:value="0.084567">
                <text:p>0.084567</text:p>
              </table:table-cell>
              <table:table-cell office:value-type="float" office:value="0.091261">
                <text:p>0.091261</text:p>
              </table:table-cell>
            </table:table-row>
            <table:table-row>
              <table:table-cell office:value-type="string">
                <text:p>2019-05-06</text:p>
              </table:table-cell>
              <table:table-cell office:value-type="float" office:value="0.03876">
                <text:p>0.03876</text:p>
              </table:table-cell>
              <table:table-cell office:value-type="float" office:value="0.050388">
                <text:p>0.050388</text:p>
              </table:table-cell>
              <table:table-cell office:value-type="float" office:value="0.026427">
                <text:p>0.026427</text:p>
              </table:table-cell>
              <table:table-cell office:value-type="float" office:value="0.051445">
                <text:p>0.051445</text:p>
              </table:table-cell>
              <table:table-cell office:value-type="float" office:value="0.029598">
                <text:p>0.029598</text:p>
              </table:table-cell>
              <table:table-cell office:value-type="float" office:value="0.034884">
                <text:p>0.034884</text:p>
              </table:table-cell>
              <table:table-cell office:value-type="float" office:value="0.025722">
                <text:p>0.025722</text:p>
              </table:table-cell>
              <table:table-cell office:value-type="float" office:value="0.051445">
                <text:p>0.051445</text:p>
              </table:table-cell>
              <table:table-cell office:value-type="float" office:value="0.076815">
                <text:p>0.076815</text:p>
              </table:table-cell>
              <table:table-cell office:value-type="float" office:value="0.102537">
                <text:p>0.102537</text:p>
              </table:table-cell>
            </table:table-row>
            <table:table-row>
              <table:table-cell office:value-type="string">
                <text:p>2019-05-13</text:p>
              </table:table-cell>
              <table:table-cell office:value-type="float" office:value="0.043693">
                <text:p>0.043693</text:p>
              </table:table-cell>
              <table:table-cell office:value-type="float" office:value="0.070472">
                <text:p>0.070472</text:p>
              </table:table-cell>
              <table:table-cell office:value-type="float" office:value="0.030655">
                <text:p>0.030655</text:p>
              </table:table-cell>
              <table:table-cell office:value-type="float" office:value="0.068358">
                <text:p>0.068358</text:p>
              </table:table-cell>
              <table:table-cell office:value-type="float" office:value="0.046512">
                <text:p>0.046512</text:p>
              </table:table-cell>
              <table:table-cell office:value-type="float" office:value="0.039112">
                <text:p>0.039112</text:p>
              </table:table-cell>
              <table:table-cell office:value-type="float" office:value="0.031712">
                <text:p>0.031712</text:p>
              </table:table-cell>
              <table:table-cell office:value-type="float" office:value="0.093376">
                <text:p>0.093376</text:p>
              </table:table-cell>
              <table:table-cell office:value-type="float" office:value="0.094433">
                <text:p>0.094433</text:p>
              </table:table-cell>
              <table:table-cell office:value-type="float" office:value="0.152925">
                <text:p>0.152925</text:p>
              </table:table-cell>
            </table:table-row>
            <table:table-row>
              <table:table-cell office:value-type="string">
                <text:p>2019-05-20</text:p>
              </table:table-cell>
              <table:table-cell office:value-type="float" office:value="0.03277">
                <text:p>0.03277</text:p>
              </table:table-cell>
              <table:table-cell office:value-type="float" office:value="0.049683">
                <text:p>0.049683</text:p>
              </table:table-cell>
              <table:table-cell office:value-type="float" office:value="0.020437">
                <text:p>0.020437</text:p>
              </table:table-cell>
              <table:table-cell office:value-type="float" office:value="0.057082">
                <text:p>0.057082</text:p>
              </table:table-cell>
              <table:table-cell office:value-type="float" office:value="0.029951">
                <text:p>0.029951</text:p>
              </table:table-cell>
              <table:table-cell office:value-type="float" office:value="0.032065">
                <text:p>0.032065</text:p>
              </table:table-cell>
              <table:table-cell office:value-type="float" office:value="0.024313">
                <text:p>0.024313</text:p>
              </table:table-cell>
              <table:table-cell office:value-type="float" office:value="0.058844">
                <text:p>0.058844</text:p>
              </table:table-cell>
              <table:table-cell office:value-type="float" office:value="0.082452">
                <text:p>0.082452</text:p>
              </table:table-cell>
              <table:table-cell office:value-type="float" office:value="0.094785">
                <text:p>0.094785</text:p>
              </table:table-cell>
            </table:table-row>
            <table:table-row>
              <table:table-cell office:value-type="string">
                <text:p>2019-05-27</text:p>
              </table:table-cell>
              <table:table-cell office:value-type="float" office:value="0.027837">
                <text:p>0.027837</text:p>
              </table:table-cell>
              <table:table-cell office:value-type="float" office:value="0.04475">
                <text:p>0.04475</text:p>
              </table:table-cell>
              <table:table-cell office:value-type="float" office:value="0.016209">
                <text:p>0.016209</text:p>
              </table:table-cell>
              <table:table-cell office:value-type="float" office:value="0.041579">
                <text:p>0.041579</text:p>
              </table:table-cell>
              <table:table-cell office:value-type="float" office:value="0.024665">
                <text:p>0.024665</text:p>
              </table:table-cell>
              <table:table-cell office:value-type="float" office:value="0.026427">
                <text:p>0.026427</text:p>
              </table:table-cell>
              <table:table-cell office:value-type="float" office:value="0.022199">
                <text:p>0.022199</text:p>
              </table:table-cell>
              <table:table-cell office:value-type="float" office:value="0.047216">
                <text:p>0.047216</text:p>
              </table:table-cell>
              <table:table-cell office:value-type="float" office:value="0.060958">
                <text:p>0.060958</text:p>
              </table:table-cell>
              <table:table-cell office:value-type="float" office:value="0.075758">
                <text:p>0.075758</text:p>
              </table:table-cell>
            </table:table-row>
            <table:table-row>
              <table:table-cell office:value-type="string">
                <text:p>2019-06-03</text:p>
              </table:table-cell>
              <table:table-cell office:value-type="float" office:value="0.037703">
                <text:p>0.037703</text:p>
              </table:table-cell>
              <table:table-cell office:value-type="float" office:value="0.047921">
                <text:p>0.047921</text:p>
              </table:table-cell>
              <table:table-cell office:value-type="float" office:value="0.025018">
                <text:p>0.025018</text:p>
              </table:table-cell>
              <table:table-cell office:value-type="float" office:value="0.051092">
                <text:p>0.051092</text:p>
              </table:table-cell>
              <table:table-cell office:value-type="float" office:value="0.024313">
                <text:p>0.024313</text:p>
              </table:table-cell>
              <table:table-cell office:value-type="float" office:value="0.029598">
                <text:p>0.029598</text:p>
              </table:table-cell>
              <table:table-cell office:value-type="float" office:value="0.020789">
                <text:p>0.020789</text:p>
              </table:table-cell>
              <table:table-cell office:value-type="float" office:value="0.051092">
                <text:p>0.051092</text:p>
              </table:table-cell>
              <table:table-cell office:value-type="float" office:value="0.072586">
                <text:p>0.072586</text:p>
              </table:table-cell>
              <table:table-cell office:value-type="float" office:value="0.085976">
                <text:p>0.085976</text:p>
              </table:table-cell>
            </table:table-row>
            <table:table-row>
              <table:table-cell office:value-type="string">
                <text:p>2019-06-10</text:p>
              </table:table-cell>
              <table:table-cell office:value-type="float" office:value="0.030655">
                <text:p>0.030655</text:p>
              </table:table-cell>
              <table:table-cell office:value-type="float" office:value="0.041579">
                <text:p>0.041579</text:p>
              </table:table-cell>
              <table:table-cell office:value-type="float" office:value="0.022903">
                <text:p>0.022903</text:p>
              </table:table-cell>
              <table:table-cell office:value-type="float" office:value="0.04475">
                <text:p>0.04475</text:p>
              </table:table-cell>
              <table:table-cell office:value-type="float" office:value="0.020789">
                <text:p>0.020789</text:p>
              </table:table-cell>
              <table:table-cell office:value-type="float" office:value="0.031712">
                <text:p>0.031712</text:p>
              </table:table-cell>
              <table:table-cell office:value-type="float" office:value="0.01797">
                <text:p>0.01797</text:p>
              </table:table-cell>
              <table:table-cell office:value-type="float" office:value="0.041226">
                <text:p>0.041226</text:p>
              </table:table-cell>
              <table:table-cell office:value-type="float" office:value="0.071177">
                <text:p>0.071177</text:p>
              </table:table-cell>
              <table:table-cell office:value-type="float" office:value="0.075758">
                <text:p>0.075758</text:p>
              </table:table-cell>
            </table:table-row>
            <table:table-row>
              <table:table-cell office:value-type="string">
                <text:p>2019-06-20</text:p>
              </table:table-cell>
              <table:table-cell office:value-type="float" office:value="0.029246">
                <text:p>0.029246</text:p>
              </table:table-cell>
              <table:table-cell office:value-type="float" office:value="0.042988">
                <text:p>0.042988</text:p>
              </table:table-cell>
              <table:table-cell office:value-type="float" office:value="0.020085">
                <text:p>0.020085</text:p>
              </table:table-cell>
              <table:table-cell office:value-type="float" office:value="0.052502">
                <text:p>0.052502</text:p>
              </table:table-cell>
              <table:table-cell office:value-type="float" office:value="0.021142">
                <text:p>0.021142</text:p>
              </table:table-cell>
              <table:table-cell office:value-type="float" office:value="0.026075">
                <text:p>0.026075</text:p>
              </table:table-cell>
              <table:table-cell office:value-type="float" office:value="0.015152">
                <text:p>0.015152</text:p>
              </table:table-cell>
              <table:table-cell office:value-type="float" office:value="0.046864">
                <text:p>0.046864</text:p>
              </table:table-cell>
              <table:table-cell office:value-type="float" office:value="0.063425">
                <text:p>0.063425</text:p>
              </table:table-cell>
              <table:table-cell office:value-type="float" office:value="0.082805">
                <text:p>0.082805</text:p>
              </table:table-cell>
            </table:table-row>
            <table:table-row>
              <table:table-cell office:value-type="string">
                <text:p>2019-06-24</text:p>
              </table:table-cell>
              <table:table-cell office:value-type="float" office:value="0.030303">
                <text:p>0.030303</text:p>
              </table:table-cell>
              <table:table-cell office:value-type="float" office:value="0.049331">
                <text:p>0.049331</text:p>
              </table:table-cell>
              <table:table-cell office:value-type="float" office:value="0.019027">
                <text:p>0.019027</text:p>
              </table:table-cell>
              <table:table-cell office:value-type="float" office:value="0.050035">
                <text:p>0.050035</text:p>
              </table:table-cell>
              <table:table-cell office:value-type="float" office:value="0.026075">
                <text:p>0.026075</text:p>
              </table:table-cell>
              <table:table-cell office:value-type="float" office:value="0.023961">
                <text:p>0.023961</text:p>
              </table:table-cell>
              <table:table-cell office:value-type="float" office:value="0.022199">
                <text:p>0.022199</text:p>
              </table:table-cell>
              <table:table-cell office:value-type="float" office:value="0.049683">
                <text:p>0.049683</text:p>
              </table:table-cell>
              <table:table-cell office:value-type="float" office:value="0.061311">
                <text:p>0.061311</text:p>
              </table:table-cell>
              <table:table-cell office:value-type="float" office:value="0.097956">
                <text:p>0.097956</text:p>
              </table:table-cell>
            </table:table-row>
            <table:table-row>
              <table:table-cell office:value-type="string">
                <text:p>2019-07-01</text:p>
              </table:table-cell>
              <table:table-cell office:value-type="float" office:value="0.040874">
                <text:p>0.040874</text:p>
              </table:table-cell>
              <table:table-cell office:value-type="float" office:value="0.054968">
                <text:p>0.054968</text:p>
              </table:table-cell>
              <table:table-cell office:value-type="float" office:value="0.024313">
                <text:p>0.024313</text:p>
              </table:table-cell>
              <table:table-cell office:value-type="float" office:value="0.057787">
                <text:p>0.057787</text:p>
              </table:table-cell>
              <table:table-cell office:value-type="float" office:value="0.026779">
                <text:p>0.026779</text:p>
              </table:table-cell>
              <table:table-cell office:value-type="float" office:value="0.032065">
                <text:p>0.032065</text:p>
              </table:table-cell>
              <table:table-cell office:value-type="float" office:value="0.023961">
                <text:p>0.023961</text:p>
              </table:table-cell>
              <table:table-cell office:value-type="float" office:value="0.047921">
                <text:p>0.047921</text:p>
              </table:table-cell>
              <table:table-cell office:value-type="float" office:value="0.084214">
                <text:p>0.084214</text:p>
              </table:table-cell>
              <table:table-cell office:value-type="float" office:value="0.089852">
                <text:p>0.089852</text:p>
              </table:table-cell>
            </table:table-row>
            <table:table-row>
              <table:table-cell office:value-type="string">
                <text:p>2019-07-14</text:p>
              </table:table-cell>
              <table:table-cell office:value-type="float" office:value="0.042636">
                <text:p>0.042636</text:p>
              </table:table-cell>
              <table:table-cell office:value-type="float" office:value="0.048978">
                <text:p>0.048978</text:p>
              </table:table-cell>
              <table:table-cell office:value-type="float" office:value="0.02537">
                <text:p>0.02537</text:p>
              </table:table-cell>
              <table:table-cell office:value-type="float" office:value="0.052502">
                <text:p>0.052502</text:p>
              </table:table-cell>
              <table:table-cell office:value-type="float" office:value="0.032065">
                <text:p>0.032065</text:p>
              </table:table-cell>
              <table:table-cell office:value-type="float" office:value="0.034531">
                <text:p>0.034531</text:p>
              </table:table-cell>
              <table:table-cell office:value-type="float" office:value="0.024665">
                <text:p>0.024665</text:p>
              </table:table-cell>
              <table:table-cell office:value-type="float" office:value="0.058492">
                <text:p>0.058492</text:p>
              </table:table-cell>
              <table:table-cell office:value-type="float" office:value="0.081043">
                <text:p>0.081043</text:p>
              </table:table-cell>
              <table:table-cell office:value-type="float" office:value="0.101832">
                <text:p>0.101832</text:p>
              </table:table-cell>
            </table:table-row>
            <table:table-row>
              <table:table-cell office:value-type="string">
                <text:p>2019-07-16</text:p>
              </table:table-cell>
              <table:table-cell office:value-type="float" office:value="0.036998">
                <text:p>0.036998</text:p>
              </table:table-cell>
              <table:table-cell office:value-type="float" office:value="0.051092">
                <text:p>0.051092</text:p>
              </table:table-cell>
              <table:table-cell office:value-type="float" office:value="0.023961">
                <text:p>0.023961</text:p>
              </table:table-cell>
              <table:table-cell office:value-type="float" office:value="0.052502">
                <text:p>0.052502</text:p>
              </table:table-cell>
              <table:table-cell office:value-type="float" office:value="0.029951">
                <text:p>0.029951</text:p>
              </table:table-cell>
              <table:table-cell office:value-type="float" office:value="0.035236">
                <text:p>0.035236</text:p>
              </table:table-cell>
              <table:table-cell office:value-type="float" office:value="0.023608">
                <text:p>0.023608</text:p>
              </table:table-cell>
              <table:table-cell office:value-type="float" office:value="0.051092">
                <text:p>0.051092</text:p>
              </table:table-cell>
              <table:table-cell office:value-type="float" office:value="0.073996">
                <text:p>0.073996</text:p>
              </table:table-cell>
              <table:table-cell office:value-type="float" office:value="0.094785">
                <text:p>0.094785</text:p>
              </table:table-cell>
            </table:table-row>
            <table:table-row>
              <table:table-cell office:value-type="string">
                <text:p>2019-07-22</text:p>
              </table:table-cell>
              <table:table-cell office:value-type="float" office:value="0.036293">
                <text:p>0.036293</text:p>
              </table:table-cell>
              <table:table-cell office:value-type="float" office:value="0.048273">
                <text:p>0.048273</text:p>
              </table:table-cell>
              <table:table-cell office:value-type="float" office:value="0.022903">
                <text:p>0.022903</text:p>
              </table:table-cell>
              <table:table-cell office:value-type="float" office:value="0.055321">
                <text:p>0.055321</text:p>
              </table:table-cell>
              <table:table-cell office:value-type="float" office:value="0.029951">
                <text:p>0.029951</text:p>
              </table:table-cell>
              <table:table-cell office:value-type="float" office:value="0.035236">
                <text:p>0.035236</text:p>
              </table:table-cell>
              <table:table-cell office:value-type="float" office:value="0.022199">
                <text:p>0.022199</text:p>
              </table:table-cell>
              <table:table-cell office:value-type="float" office:value="0.075053">
                <text:p>0.075053</text:p>
              </table:table-cell>
              <table:table-cell office:value-type="float" office:value="0.077872">
                <text:p>0.077872</text:p>
              </table:table-cell>
              <table:table-cell office:value-type="float" office:value="0.111698">
                <text:p>0.111698</text:p>
              </table:table-cell>
            </table:table-row>
            <table:table-row>
              <table:table-cell office:value-type="string">
                <text:p>2019-07-29</text:p>
              </table:table-cell>
              <table:table-cell office:value-type="float" office:value="0.036646">
                <text:p>0.036646</text:p>
              </table:table-cell>
              <table:table-cell office:value-type="float" office:value="0.05814">
                <text:p>0.05814</text:p>
              </table:table-cell>
              <table:table-cell office:value-type="float" office:value="0.026075">
                <text:p>0.026075</text:p>
              </table:table-cell>
              <table:table-cell office:value-type="float" office:value="0.062368">
                <text:p>0.062368</text:p>
              </table:table-cell>
              <table:table-cell office:value-type="float" office:value="0.029598">
                <text:p>0.029598</text:p>
              </table:table-cell>
              <table:table-cell office:value-type="float" office:value="0.031008">
                <text:p>0.031008</text:p>
              </table:table-cell>
              <table:table-cell office:value-type="float" office:value="0.03277">
                <text:p>0.03277</text:p>
              </table:table-cell>
              <table:table-cell office:value-type="float" office:value="0.059901">
                <text:p>0.059901</text:p>
              </table:table-cell>
              <table:table-cell office:value-type="float" office:value="0.075053">
                <text:p>0.075053</text:p>
              </table:table-cell>
              <table:table-cell office:value-type="float" office:value="0.097252">
                <text:p>0.097252</text:p>
              </table:table-cell>
            </table:table-row>
            <table:table-row>
              <table:table-cell office:value-type="string">
                <text:p>2019-08-05</text:p>
              </table:table-cell>
              <table:table-cell office:value-type="float" office:value="0.045455">
                <text:p>0.045455</text:p>
              </table:table-cell>
              <table:table-cell office:value-type="float" office:value="0.05673">
                <text:p>0.05673</text:p>
              </table:table-cell>
              <table:table-cell office:value-type="float" office:value="0.02537">
                <text:p>0.02537</text:p>
              </table:table-cell>
              <table:table-cell office:value-type="float" office:value="0.062016">
                <text:p>0.062016</text:p>
              </table:table-cell>
              <table:table-cell office:value-type="float" office:value="0.035236">
                <text:p>0.035236</text:p>
              </table:table-cell>
              <table:table-cell office:value-type="float" office:value="0.038407">
                <text:p>0.038407</text:p>
              </table:table-cell>
              <table:table-cell office:value-type="float" office:value="0.034179">
                <text:p>0.034179</text:p>
              </table:table-cell>
              <table:table-cell office:value-type="float" office:value="0.064482">
                <text:p>0.064482</text:p>
              </table:table-cell>
              <table:table-cell office:value-type="float" office:value="0.085271">
                <text:p>0.085271</text:p>
              </table:table-cell>
              <table:table-cell office:value-type="float" office:value="0.103946">
                <text:p>0.103946</text:p>
              </table:table-cell>
            </table:table-row>
            <table:table-row>
              <table:table-cell office:value-type="string">
                <text:p>2019-08-12</text:p>
              </table:table-cell>
              <table:table-cell office:value-type="float" office:value="0.041226">
                <text:p>0.041226</text:p>
              </table:table-cell>
              <table:table-cell office:value-type="float" office:value="0.05074">
                <text:p>0.05074</text:p>
              </table:table-cell>
              <table:table-cell office:value-type="float" office:value="0.024665">
                <text:p>0.024665</text:p>
              </table:table-cell>
              <table:table-cell office:value-type="float" office:value="0.063425">
                <text:p>0.063425</text:p>
              </table:table-cell>
              <table:table-cell office:value-type="float" office:value="0.027484">
                <text:p>0.027484</text:p>
              </table:table-cell>
              <table:table-cell office:value-type="float" office:value="0.041579">
                <text:p>0.041579</text:p>
              </table:table-cell>
              <table:table-cell office:value-type="float" office:value="0.025722">
                <text:p>0.025722</text:p>
              </table:table-cell>
              <table:table-cell office:value-type="float" office:value="0.060254">
                <text:p>0.060254</text:p>
              </table:table-cell>
              <table:table-cell office:value-type="float" office:value="0.086681">
                <text:p>0.086681</text:p>
              </table:table-cell>
              <table:table-cell office:value-type="float" office:value="0.108527">
                <text:p>0.108527</text:p>
              </table:table-cell>
            </table:table-row>
            <table:table-row>
              <table:table-cell office:value-type="string">
                <text:p>2019-08-19</text:p>
              </table:table-cell>
              <table:table-cell office:value-type="float" office:value="0.04475">
                <text:p>0.04475</text:p>
              </table:table-cell>
              <table:table-cell office:value-type="float" office:value="0.061663">
                <text:p>0.061663</text:p>
              </table:table-cell>
              <table:table-cell office:value-type="float" office:value="0.026075">
                <text:p>0.026075</text:p>
              </table:table-cell>
              <table:table-cell office:value-type="float" office:value="0.071882">
                <text:p>0.071882</text:p>
              </table:table-cell>
              <table:table-cell office:value-type="float" office:value="0.028541">
                <text:p>0.028541</text:p>
              </table:table-cell>
              <table:table-cell office:value-type="float" office:value="0.047216">
                <text:p>0.047216</text:p>
              </table:table-cell>
              <table:table-cell office:value-type="float" office:value="0.030303">
                <text:p>0.030303</text:p>
              </table:table-cell>
              <table:table-cell office:value-type="float" office:value="0.063777">
                <text:p>0.063777</text:p>
              </table:table-cell>
              <table:table-cell office:value-type="float" office:value="0.100775">
                <text:p>0.100775</text:p>
              </table:table-cell>
              <table:table-cell office:value-type="float" office:value="0.110289">
                <text:p>0.110289</text:p>
              </table:table-cell>
            </table:table-row>
            <table:table-row>
              <table:table-cell office:value-type="string">
                <text:p>2019-08-26</text:p>
              </table:table-cell>
              <table:table-cell office:value-type="float" office:value="0.060606">
                <text:p>0.060606</text:p>
              </table:table-cell>
              <table:table-cell office:value-type="float" office:value="0.066596">
                <text:p>0.066596</text:p>
              </table:table-cell>
              <table:table-cell office:value-type="float" office:value="0.025722">
                <text:p>0.025722</text:p>
              </table:table-cell>
              <table:table-cell office:value-type="float" office:value="0.066244">
                <text:p>0.066244</text:p>
              </table:table-cell>
              <table:table-cell office:value-type="float" office:value="0.052854">
                <text:p>0.052854</text:p>
              </table:table-cell>
              <table:table-cell office:value-type="float" office:value="0.039112">
                <text:p>0.039112</text:p>
              </table:table-cell>
              <table:table-cell office:value-type="float" office:value="0.035236">
                <text:p>0.035236</text:p>
              </table:table-cell>
              <table:table-cell office:value-type="float" office:value="0.072234">
                <text:p>0.072234</text:p>
              </table:table-cell>
              <table:table-cell office:value-type="float" office:value="0.099718">
                <text:p>0.099718</text:p>
              </table:table-cell>
              <table:table-cell office:value-type="float" office:value="0.133897">
                <text:p>0.133897</text:p>
              </table:table-cell>
            </table:table-row>
            <table:table-row>
              <table:table-cell office:value-type="string">
                <text:p>2019-09-02</text:p>
              </table:table-cell>
              <table:table-cell office:value-type="float" office:value="0.055673">
                <text:p>0.055673</text:p>
              </table:table-cell>
              <table:table-cell office:value-type="float" office:value="0.061663">
                <text:p>0.061663</text:p>
              </table:table-cell>
              <table:table-cell office:value-type="float" office:value="0.036646">
                <text:p>0.036646</text:p>
              </table:table-cell>
              <table:table-cell office:value-type="float" office:value="0.070825">
                <text:p>0.070825</text:p>
              </table:table-cell>
              <table:table-cell office:value-type="float" office:value="0.03277">
                <text:p>0.03277</text:p>
              </table:table-cell>
              <table:table-cell office:value-type="float" office:value="0.047921">
                <text:p>0.047921</text:p>
              </table:table-cell>
              <table:table-cell office:value-type="float" office:value="0.034884">
                <text:p>0.034884</text:p>
              </table:table-cell>
              <table:table-cell office:value-type="float" office:value="0.063777">
                <text:p>0.063777</text:p>
              </table:table-cell>
              <table:table-cell office:value-type="float" office:value="0.106413">
                <text:p>0.106413</text:p>
              </table:table-cell>
              <table:table-cell office:value-type="float" office:value="0.100775">
                <text:p>0.100775</text:p>
              </table:table-cell>
            </table:table-row>
            <table:table-row>
              <table:table-cell office:value-type="string">
                <text:p>2019-09-09</text:p>
              </table:table-cell>
              <table:table-cell office:value-type="float" office:value="0.03735">
                <text:p>0.03735</text:p>
              </table:table-cell>
              <table:table-cell office:value-type="float" office:value="0.050388">
                <text:p>0.050388</text:p>
              </table:table-cell>
              <table:table-cell office:value-type="float" office:value="0.023256">
                <text:p>0.023256</text:p>
              </table:table-cell>
              <table:table-cell office:value-type="float" office:value="0.053911">
                <text:p>0.053911</text:p>
              </table:table-cell>
              <table:table-cell office:value-type="float" office:value="0.026427">
                <text:p>0.026427</text:p>
              </table:table-cell>
              <table:table-cell office:value-type="float" office:value="0.026427">
                <text:p>0.026427</text:p>
              </table:table-cell>
              <table:table-cell office:value-type="float" office:value="0.022199">
                <text:p>0.022199</text:p>
              </table:table-cell>
              <table:table-cell office:value-type="float" office:value="0.052502">
                <text:p>0.052502</text:p>
              </table:table-cell>
              <table:table-cell office:value-type="float" office:value="0.064834">
                <text:p>0.064834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2019-09-16</text:p>
              </table:table-cell>
              <table:table-cell office:value-type="float" office:value="0.067301">
                <text:p>0.067301</text:p>
              </table:table-cell>
              <table:table-cell office:value-type="float" office:value="0.071882">
                <text:p>0.071882</text:p>
              </table:table-cell>
              <table:table-cell office:value-type="float" office:value="0.038407">
                <text:p>0.038407</text:p>
              </table:table-cell>
              <table:table-cell office:value-type="float" office:value="0.0747">
                <text:p>0.0747</text:p>
              </table:table-cell>
              <table:table-cell office:value-type="float" office:value="0.035236">
                <text:p>0.035236</text:p>
              </table:table-cell>
              <table:table-cell office:value-type="float" office:value="0.041579">
                <text:p>0.041579</text:p>
              </table:table-cell>
              <table:table-cell office:value-type="float" office:value="0.038055">
                <text:p>0.038055</text:p>
              </table:table-cell>
              <table:table-cell office:value-type="float" office:value="0.071529">
                <text:p>0.071529</text:p>
              </table:table-cell>
              <table:table-cell office:value-type="float" office:value="0.12544">
                <text:p>0.12544</text:p>
              </table:table-cell>
              <table:table-cell office:value-type="float" office:value="0.114517">
                <text:p>0.114517</text:p>
              </table:table-cell>
            </table:table-row>
            <table:table-row>
              <table:table-cell office:value-type="string">
                <text:p>2019-09-23</text:p>
              </table:table-cell>
              <table:table-cell office:value-type="float" office:value="0.060958">
                <text:p>0.060958</text:p>
              </table:table-cell>
              <table:table-cell office:value-type="float" office:value="0.072234">
                <text:p>0.072234</text:p>
              </table:table-cell>
              <table:table-cell office:value-type="float" office:value="0.040169">
                <text:p>0.040169</text:p>
              </table:table-cell>
              <table:table-cell office:value-type="float" office:value="0.084214">
                <text:p>0.084214</text:p>
              </table:table-cell>
              <table:table-cell office:value-type="float" office:value="0.047921">
                <text:p>0.047921</text:p>
              </table:table-cell>
              <table:table-cell office:value-type="float" office:value="0.050388">
                <text:p>0.050388</text:p>
              </table:table-cell>
              <table:table-cell office:value-type="float" office:value="0.036998">
                <text:p>0.036998</text:p>
              </table:table-cell>
              <table:table-cell office:value-type="float" office:value="0.081748">
                <text:p>0.081748</text:p>
              </table:table-cell>
              <table:table-cell office:value-type="float" office:value="0.119803">
                <text:p>0.119803</text:p>
              </table:table-cell>
              <table:table-cell office:value-type="float" office:value="0.151515">
                <text:p>0.151515</text:p>
              </table:table-cell>
            </table:table-row>
            <table:table-row>
              <table:table-cell office:value-type="string">
                <text:p>2019-09-30</text:p>
              </table:table-cell>
              <table:table-cell office:value-type="float" office:value="0.041226">
                <text:p>0.041226</text:p>
              </table:table-cell>
              <table:table-cell office:value-type="float" office:value="0.057435">
                <text:p>0.057435</text:p>
              </table:table-cell>
              <table:table-cell office:value-type="float" office:value="0.025722">
                <text:p>0.025722</text:p>
              </table:table-cell>
              <table:table-cell office:value-type="float" office:value="0.058844">
                <text:p>0.058844</text:p>
              </table:table-cell>
              <table:table-cell office:value-type="float" office:value="0.029598">
                <text:p>0.029598</text:p>
              </table:table-cell>
              <table:table-cell office:value-type="float" office:value="0.028541">
                <text:p>0.028541</text:p>
              </table:table-cell>
              <table:table-cell office:value-type="float" office:value="0.023961">
                <text:p>0.023961</text:p>
              </table:table-cell>
              <table:table-cell office:value-type="float" office:value="0.066596">
                <text:p>0.066596</text:p>
              </table:table-cell>
              <table:table-cell office:value-type="float" office:value="0.083862">
                <text:p>0.083862</text:p>
              </table:table-cell>
              <table:table-cell office:value-type="float" office:value="0.090204">
                <text:p>0.090204</text:p>
              </table:table-cell>
            </table:table-row>
            <table:table-row>
              <table:table-cell office:value-type="string">
                <text:p>2019-10-07</text:p>
              </table:table-cell>
              <table:table-cell office:value-type="float" office:value="0.038407">
                <text:p>0.038407</text:p>
              </table:table-cell>
              <table:table-cell office:value-type="float" office:value="0.050035">
                <text:p>0.050035</text:p>
              </table:table-cell>
              <table:table-cell office:value-type="float" office:value="0.029951">
                <text:p>0.029951</text:p>
              </table:table-cell>
              <table:table-cell office:value-type="float" office:value="0.059901">
                <text:p>0.059901</text:p>
              </table:table-cell>
              <table:table-cell office:value-type="float" office:value="0.031712">
                <text:p>0.031712</text:p>
              </table:table-cell>
              <table:table-cell office:value-type="float" office:value="0.029951">
                <text:p>0.029951</text:p>
              </table:table-cell>
              <table:table-cell office:value-type="float" office:value="0.017618">
                <text:p>0.017618</text:p>
              </table:table-cell>
              <table:table-cell office:value-type="float" office:value="0.05074">
                <text:p>0.05074</text:p>
              </table:table-cell>
              <table:table-cell office:value-type="float" office:value="0.080691">
                <text:p>0.080691</text:p>
              </table:table-cell>
              <table:table-cell office:value-type="float" office:value="0.094785">
                <text:p>0.094785</text:p>
              </table:table-cell>
            </table:table-row>
            <table:table-row>
              <table:table-cell office:value-type="string">
                <text:p>2019-10-14</text:p>
              </table:table-cell>
              <table:table-cell office:value-type="float" office:value="0.039817">
                <text:p>0.039817</text:p>
              </table:table-cell>
              <table:table-cell office:value-type="float" office:value="0.046159">
                <text:p>0.046159</text:p>
              </table:table-cell>
              <table:table-cell office:value-type="float" office:value="0.022903">
                <text:p>0.022903</text:p>
              </table:table-cell>
              <table:table-cell office:value-type="float" office:value="0.053559">
                <text:p>0.053559</text:p>
              </table:table-cell>
              <table:table-cell office:value-type="float" office:value="0.026427">
                <text:p>0.026427</text:p>
              </table:table-cell>
              <table:table-cell office:value-type="float" office:value="0.026427">
                <text:p>0.026427</text:p>
              </table:table-cell>
              <table:table-cell office:value-type="float" office:value="0.023961">
                <text:p>0.023961</text:p>
              </table:table-cell>
              <table:table-cell office:value-type="float" office:value="0.049683">
                <text:p>0.049683</text:p>
              </table:table-cell>
              <table:table-cell office:value-type="float" office:value="0.072586">
                <text:p>0.072586</text:p>
              </table:table-cell>
              <table:table-cell office:value-type="float" office:value="0.087385">
                <text:p>0.087385</text:p>
              </table:table-cell>
            </table:table-row>
            <table:table-row>
              <table:table-cell office:value-type="string">
                <text:p>2019-10-21</text:p>
              </table:table-cell>
              <table:table-cell office:value-type="float" office:value="0.035236">
                <text:p>0.035236</text:p>
              </table:table-cell>
              <table:table-cell office:value-type="float" office:value="0.054264">
                <text:p>0.054264</text:p>
              </table:table-cell>
              <table:table-cell office:value-type="float" office:value="0.02537">
                <text:p>0.02537</text:p>
              </table:table-cell>
              <table:table-cell office:value-type="float" office:value="0.049683">
                <text:p>0.049683</text:p>
              </table:table-cell>
              <table:table-cell office:value-type="float" office:value="0.023961">
                <text:p>0.023961</text:p>
              </table:table-cell>
              <table:table-cell office:value-type="float" office:value="0.029598">
                <text:p>0.029598</text:p>
              </table:table-cell>
              <table:table-cell office:value-type="float" office:value="0.025018">
                <text:p>0.025018</text:p>
              </table:table-cell>
              <table:table-cell office:value-type="float" office:value="0.046159">
                <text:p>0.046159</text:p>
              </table:table-cell>
              <table:table-cell office:value-type="float" office:value="0.07611">
                <text:p>0.07611</text:p>
              </table:table-cell>
              <table:table-cell office:value-type="float" office:value="0.097252">
                <text:p>0.097252</text:p>
              </table:table-cell>
            </table:table-row>
            <table:table-row>
              <table:table-cell office:value-type="string">
                <text:p>2019-10-28</text:p>
              </table:table-cell>
              <table:table-cell office:value-type="float" office:value="0.032065">
                <text:p>0.032065</text:p>
              </table:table-cell>
              <table:table-cell office:value-type="float" office:value="0.051797">
                <text:p>0.051797</text:p>
              </table:table-cell>
              <table:table-cell office:value-type="float" office:value="0.025018">
                <text:p>0.025018</text:p>
              </table:table-cell>
              <table:table-cell office:value-type="float" office:value="0.048626">
                <text:p>0.048626</text:p>
              </table:table-cell>
              <table:table-cell office:value-type="float" office:value="0.035941">
                <text:p>0.035941</text:p>
              </table:table-cell>
              <table:table-cell office:value-type="float" office:value="0.026427">
                <text:p>0.026427</text:p>
              </table:table-cell>
              <table:table-cell office:value-type="float" office:value="0.024665">
                <text:p>0.024665</text:p>
              </table:table-cell>
              <table:table-cell office:value-type="float" office:value="0.054968">
                <text:p>0.054968</text:p>
              </table:table-cell>
              <table:table-cell office:value-type="float" office:value="0.072234">
                <text:p>0.072234</text:p>
              </table:table-cell>
              <table:table-cell office:value-type="float" office:value="0.108527">
                <text:p>0.108527</text:p>
              </table:table-cell>
            </table:table-row>
            <table:table-row>
              <table:table-cell office:value-type="string">
                <text:p>2019-11-04</text:p>
              </table:table-cell>
              <table:table-cell office:value-type="float" office:value="0.034531">
                <text:p>0.034531</text:p>
              </table:table-cell>
              <table:table-cell office:value-type="float" office:value="0.057435">
                <text:p>0.057435</text:p>
              </table:table-cell>
              <table:table-cell office:value-type="float" office:value="0.020437">
                <text:p>0.020437</text:p>
              </table:table-cell>
              <table:table-cell office:value-type="float" office:value="0.050388">
                <text:p>0.050388</text:p>
              </table:table-cell>
              <table:table-cell office:value-type="float" office:value="0.026075">
                <text:p>0.026075</text:p>
              </table:table-cell>
              <table:table-cell office:value-type="float" office:value="0.028189">
                <text:p>0.028189</text:p>
              </table:table-cell>
              <table:table-cell office:value-type="float" office:value="0.025722">
                <text:p>0.025722</text:p>
              </table:table-cell>
              <table:table-cell office:value-type="float" office:value="0.05673">
                <text:p>0.05673</text:p>
              </table:table-cell>
              <table:table-cell office:value-type="float" office:value="0.073643">
                <text:p>0.073643</text:p>
              </table:table-cell>
              <table:table-cell office:value-type="float" office:value="0.103594">
                <text:p>0.103594</text:p>
              </table:table-cell>
            </table:table-row>
            <table:table-row>
              <table:table-cell office:value-type="string">
                <text:p>2019-11-11</text:p>
              </table:table-cell>
              <table:table-cell office:value-type="float" office:value="0.054264">
                <text:p>0.054264</text:p>
              </table:table-cell>
              <table:table-cell office:value-type="float" office:value="0.052854">
                <text:p>0.052854</text:p>
              </table:table-cell>
              <table:table-cell office:value-type="float" office:value="0.024665">
                <text:p>0.024665</text:p>
              </table:table-cell>
              <table:table-cell office:value-type="float" office:value="0.05074">
                <text:p>0.05074</text:p>
              </table:table-cell>
              <table:table-cell office:value-type="float" office:value="0.027837">
                <text:p>0.027837</text:p>
              </table:table-cell>
              <table:table-cell office:value-type="float" office:value="0.028541">
                <text:p>0.028541</text:p>
              </table:table-cell>
              <table:table-cell office:value-type="float" office:value="0.026075">
                <text:p>0.026075</text:p>
              </table:table-cell>
              <table:table-cell office:value-type="float" office:value="0.052854">
                <text:p>0.052854</text:p>
              </table:table-cell>
              <table:table-cell office:value-type="float" office:value="0.100775">
                <text:p>0.100775</text:p>
              </table:table-cell>
              <table:table-cell office:value-type="float" office:value="0.107118">
                <text:p>0.107118</text:p>
              </table:table-cell>
            </table:table-row>
            <table:table-row>
              <table:table-cell office:value-type="string">
                <text:p>2019-11-18</text:p>
              </table:table-cell>
              <table:table-cell office:value-type="float" office:value="0.031008">
                <text:p>0.031008</text:p>
              </table:table-cell>
              <table:table-cell office:value-type="float" office:value="0.046159">
                <text:p>0.046159</text:p>
              </table:table-cell>
              <table:table-cell office:value-type="float" office:value="0.027484">
                <text:p>0.027484</text:p>
              </table:table-cell>
              <table:table-cell office:value-type="float" office:value="0.045455">
                <text:p>0.045455</text:p>
              </table:table-cell>
              <table:table-cell office:value-type="float" office:value="0.026075">
                <text:p>0.026075</text:p>
              </table:table-cell>
              <table:table-cell office:value-type="float" office:value="0.029951">
                <text:p>0.029951</text:p>
              </table:table-cell>
              <table:table-cell office:value-type="float" office:value="0.025018">
                <text:p>0.025018</text:p>
              </table:table-cell>
              <table:table-cell office:value-type="float" office:value="0.048978">
                <text:p>0.048978</text:p>
              </table:table-cell>
              <table:table-cell office:value-type="float" office:value="0.081043">
                <text:p>0.081043</text:p>
              </table:table-cell>
              <table:table-cell office:value-type="float" office:value="0.092671">
                <text:p>0.092671</text:p>
              </table:table-cell>
            </table:table-row>
            <table:table-row>
              <table:table-cell office:value-type="string">
                <text:p>2019-11-25</text:p>
              </table:table-cell>
              <table:table-cell office:value-type="float" office:value="0.054264">
                <text:p>0.054264</text:p>
              </table:table-cell>
              <table:table-cell office:value-type="float" office:value="0.064834">
                <text:p>0.064834</text:p>
              </table:table-cell>
              <table:table-cell office:value-type="float" office:value="0.034884">
                <text:p>0.034884</text:p>
              </table:table-cell>
              <table:table-cell office:value-type="float" office:value="0.072586">
                <text:p>0.072586</text:p>
              </table:table-cell>
              <table:table-cell office:value-type="float" office:value="0.036293">
                <text:p>0.036293</text:p>
              </table:table-cell>
              <table:table-cell office:value-type="float" office:value="0.045102">
                <text:p>0.045102</text:p>
              </table:table-cell>
              <table:table-cell office:value-type="float" office:value="0.036646">
                <text:p>0.036646</text:p>
              </table:table-cell>
              <table:table-cell office:value-type="float" office:value="0.064482">
                <text:p>0.064482</text:p>
              </table:table-cell>
              <table:table-cell office:value-type="float" office:value="0.103242">
                <text:p>0.103242</text:p>
              </table:table-cell>
              <table:table-cell office:value-type="float" office:value="0.115222">
                <text:p>0.115222</text:p>
              </table:table-cell>
            </table:table-row>
            <table:table-row>
              <table:table-cell office:value-type="string">
                <text:p>2019-12-02</text:p>
              </table:table-cell>
              <table:table-cell office:value-type="float" office:value="0.042636">
                <text:p>0.042636</text:p>
              </table:table-cell>
              <table:table-cell office:value-type="float" office:value="0.053559">
                <text:p>0.053559</text:p>
              </table:table-cell>
              <table:table-cell office:value-type="float" office:value="0.02537">
                <text:p>0.02537</text:p>
              </table:table-cell>
              <table:table-cell office:value-type="float" office:value="0.060958">
                <text:p>0.060958</text:p>
              </table:table-cell>
              <table:table-cell office:value-type="float" office:value="0.026779">
                <text:p>0.026779</text:p>
              </table:table-cell>
              <table:table-cell office:value-type="float" office:value="0.035941">
                <text:p>0.035941</text:p>
              </table:table-cell>
              <table:table-cell office:value-type="float" office:value="0.026779">
                <text:p>0.026779</text:p>
              </table:table-cell>
              <table:table-cell office:value-type="float" office:value="0.058492">
                <text:p>0.058492</text:p>
              </table:table-cell>
              <table:table-cell office:value-type="float" office:value="0.086328">
                <text:p>0.086328</text:p>
              </table:table-cell>
              <table:table-cell office:value-type="float" office:value="0.094785">
                <text:p>0.094785</text:p>
              </table:table-cell>
            </table:table-row>
            <table:table-row>
              <table:table-cell office:value-type="string">
                <text:p>2019-12-09</text:p>
              </table:table-cell>
              <table:table-cell office:value-type="float" office:value="0.042283">
                <text:p>0.042283</text:p>
              </table:table-cell>
              <table:table-cell office:value-type="float" office:value="0.049683">
                <text:p>0.049683</text:p>
              </table:table-cell>
              <table:table-cell office:value-type="float" office:value="0.028541">
                <text:p>0.028541</text:p>
              </table:table-cell>
              <table:table-cell office:value-type="float" office:value="0.057082">
                <text:p>0.057082</text:p>
              </table:table-cell>
              <table:table-cell office:value-type="float" office:value="0.030303">
                <text:p>0.030303</text:p>
              </table:table-cell>
              <table:table-cell office:value-type="float" office:value="0.034884">
                <text:p>0.034884</text:p>
              </table:table-cell>
              <table:table-cell office:value-type="float" office:value="0.025018">
                <text:p>0.025018</text:p>
              </table:table-cell>
              <table:table-cell office:value-type="float" office:value="0.053911">
                <text:p>0.053911</text:p>
              </table:table-cell>
              <table:table-cell office:value-type="float" office:value="0.08351">
                <text:p>0.08351</text:p>
              </table:table-cell>
              <table:table-cell office:value-type="float" office:value="0.103594">
                <text:p>0.103594</text:p>
              </table:table-cell>
            </table:table-row>
            <table:table-row>
              <table:table-cell office:value-type="string">
                <text:p>2019-12-19</text:p>
              </table:table-cell>
              <table:table-cell office:value-type="float" office:value="0.034884">
                <text:p>0.034884</text:p>
              </table:table-cell>
              <table:table-cell office:value-type="float" office:value="0.058492">
                <text:p>0.058492</text:p>
              </table:table-cell>
              <table:table-cell office:value-type="float" office:value="0.026427">
                <text:p>0.026427</text:p>
              </table:table-cell>
              <table:table-cell office:value-type="float" office:value="0.052854">
                <text:p>0.052854</text:p>
              </table:table-cell>
              <table:table-cell office:value-type="float" office:value="0.034531">
                <text:p>0.034531</text:p>
              </table:table-cell>
              <table:table-cell office:value-type="float" office:value="0.036646">
                <text:p>0.036646</text:p>
              </table:table-cell>
              <table:table-cell office:value-type="float" office:value="0.029598">
                <text:p>0.029598</text:p>
              </table:table-cell>
              <table:table-cell office:value-type="float" office:value="0.060958">
                <text:p>0.060958</text:p>
              </table:table-cell>
              <table:table-cell office:value-type="float" office:value="0.072939">
                <text:p>0.072939</text:p>
              </table:table-cell>
              <table:table-cell office:value-type="float" office:value="0.116984">
                <text:p>0.116984</text:p>
              </table:table-cell>
            </table:table-row>
            <table:table-row>
              <table:table-cell office:value-type="string">
                <text:p>2019-12-23</text:p>
              </table:table-cell>
              <table:table-cell office:value-type="float" office:value="0.035941">
                <text:p>0.035941</text:p>
              </table:table-cell>
              <table:table-cell office:value-type="float" office:value="0.041579">
                <text:p>0.041579</text:p>
              </table:table-cell>
              <table:table-cell office:value-type="float" office:value="0.026779">
                <text:p>0.026779</text:p>
              </table:table-cell>
              <table:table-cell office:value-type="float" office:value="0.048978">
                <text:p>0.048978</text:p>
              </table:table-cell>
              <table:table-cell office:value-type="float" office:value="0.026075">
                <text:p>0.026075</text:p>
              </table:table-cell>
              <table:table-cell office:value-type="float" office:value="0.034531">
                <text:p>0.034531</text:p>
              </table:table-cell>
              <table:table-cell office:value-type="float" office:value="0.01938">
                <text:p>0.01938</text:p>
              </table:table-cell>
              <table:table-cell office:value-type="float" office:value="0.053206">
                <text:p>0.053206</text:p>
              </table:table-cell>
              <table:table-cell office:value-type="float" office:value="0.071529">
                <text:p>0.071529</text:p>
              </table:table-cell>
              <table:table-cell office:value-type="float" office:value="0.085624">
                <text:p>0.0856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d700ff" draw:fill-color="#d7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f00" draw:fill-color="#00a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700" draw:fill-color="#ffd7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700d7" draw:fill-color="#8700d7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e0e0" draw:fill-color="#00e0e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ff87" draw:fill-color="#00ff87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7ff" draw:fill-color="#0087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2.885cm" svg:height="17.837cm" xlink:href=".." xlink:type="simple" chart:class="chart:line" chart:style-name="ch1">
        <chart:legend chart:legend-position="end" svg:x="40.245cm" svg:y="6.378cm" style:legend-expansion="high" chart:style-name="ch2"/>
        <chart:plot-area chart:style-name="ch3" table:cell-range-address="GREEN.A2:GREEN.K53 GREEN.B1:GREEN.K1" chart:data-source-has-labels="both" svg:x="0.81cm" svg:y="0.157cm" svg:width="38.671cm" svg:height="17.123cm">
          <chartooo:coordinate-region svg:x="2.149cm" svg:y="0.356cm" svg:width="37.191cm" svg:height="15.196cm"/>
          <chart:axis chart:dimension="x" chart:name="primary-x" chart:style-name="ch4" chartooo:axis-type="auto">
            <chartooo:date-scale/>
            <chart:categories table:cell-range-address="GREEN.A2:GREEN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B2:GREEN.B53" chart:label-cell-address="GREEN.B1:GREEN.B1" chart:class="chart:line">
            <chart:data-point chart:repeated="52"/>
          </chart:series>
          <chart:series chart:style-name="ch8" chart:values-cell-range-address="GREEN.C2:GREEN.C53" chart:label-cell-address="GREEN.C1:GREEN.C1" chart:class="chart:line">
            <chart:data-point chart:repeated="52"/>
          </chart:series>
          <chart:series chart:style-name="ch9" chart:values-cell-range-address="GREEN.D2:GREEN.D53" chart:label-cell-address="GREEN.D1:GREEN.D1" chart:class="chart:line">
            <chart:data-point chart:repeated="52"/>
          </chart:series>
          <chart:series chart:style-name="ch10" chart:values-cell-range-address="GREEN.E2:GREEN.E53" chart:label-cell-address="GREEN.E1:GREEN.E1" chart:class="chart:line">
            <chart:data-point chart:repeated="52"/>
          </chart:series>
          <chart:series chart:style-name="ch11" chart:values-cell-range-address="GREEN.F2:GREEN.F53" chart:label-cell-address="GREEN.F1:GREEN.F1" chart:class="chart:line">
            <chart:data-point chart:repeated="52"/>
          </chart:series>
          <chart:series chart:style-name="ch12" chart:values-cell-range-address="GREEN.G2:GREEN.G53" chart:label-cell-address="GREEN.G1:GREEN.G1" chart:class="chart:line">
            <chart:data-point chart:repeated="52"/>
          </chart:series>
          <chart:series chart:style-name="ch13" chart:values-cell-range-address="GREEN.H2:GREEN.H53" chart:label-cell-address="GREEN.H1:GREEN.H1" chart:class="chart:line">
            <chart:data-point chart:repeated="52"/>
          </chart:series>
          <chart:series chart:style-name="ch14" chart:values-cell-range-address="GREEN.I2:GREEN.I53" chart:label-cell-address="GREEN.I1:GREEN.I1" chart:class="chart:line">
            <chart:data-point chart:repeated="52"/>
          </chart:series>
          <chart:series chart:style-name="ch15" chart:values-cell-range-address="GREEN.J2:GREEN.J53" chart:label-cell-address="GREEN.J1:GREEN.J1" chart:class="chart:line">
            <chart:data-point chart:repeated="52"/>
          </chart:series>
          <chart:series chart:style-name="ch16" chart:values-cell-range-address="GREEN.K2:GREEN.K53" chart:label-cell-address="GREEN.K1:GREEN.K1" chart:class="chart:line">
            <chart:data-point chart:repeated="5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GREEN.B1:GREEN.B1</svg:desc>
                </draw:g>
              </table:table-cell>
              <table:table-cell office:value-type="string">
                <text:p>anticip.</text:p>
                <draw:g>
                  <svg:desc>GREEN.C1:GREEN.C1</svg:desc>
                </draw:g>
              </table:table-cell>
              <table:table-cell office:value-type="string">
                <text:p>disgust</text:p>
                <draw:g>
                  <svg:desc>GREEN.D1:GREEN.D1</svg:desc>
                </draw:g>
              </table:table-cell>
              <table:table-cell office:value-type="string">
                <text:p>fear</text:p>
                <draw:g>
                  <svg:desc>GREEN.E1:GREEN.E1</svg:desc>
                </draw:g>
              </table:table-cell>
              <table:table-cell office:value-type="string">
                <text:p>joy</text:p>
                <draw:g>
                  <svg:desc>GREEN.F1:GREEN.F1</svg:desc>
                </draw:g>
              </table:table-cell>
              <table:table-cell office:value-type="string">
                <text:p>sadness</text:p>
                <draw:g>
                  <svg:desc>GREEN.G1:GREEN.G1</svg:desc>
                </draw:g>
              </table:table-cell>
              <table:table-cell office:value-type="string">
                <text:p>surprise</text:p>
                <draw:g>
                  <svg:desc>GREEN.H1:GREEN.H1</svg:desc>
                </draw:g>
              </table:table-cell>
              <table:table-cell office:value-type="string">
                <text:p>trust</text:p>
                <draw:g>
                  <svg:desc>GREEN.I1:GREEN.I1</svg:desc>
                </draw:g>
              </table:table-cell>
              <table:table-cell office:value-type="string">
                <text:p>negative</text:p>
                <draw:g>
                  <svg:desc>GREEN.J1:GREEN.J1</svg:desc>
                </draw:g>
              </table:table-cell>
              <table:table-cell office:value-type="string">
                <text:p>positive</text:p>
                <draw:g>
                  <svg:desc>GREEN.K1:GREEN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01</text:p>
                <draw:g>
                  <svg:desc>GREEN.A2:GREEN.A53</svg:desc>
                </draw:g>
              </table:table-cell>
              <table:table-cell office:value-type="float" office:value="0.039014">
                <text:p>0.039014</text:p>
                <draw:g>
                  <svg:desc>GREEN.B2:GREEN.B53</svg:desc>
                </draw:g>
              </table:table-cell>
              <table:table-cell office:value-type="float" office:value="0.063142">
                <text:p>0.063142</text:p>
                <draw:g>
                  <svg:desc>GREEN.C2:GREEN.C53</svg:desc>
                </draw:g>
              </table:table-cell>
              <table:table-cell office:value-type="float" office:value="0.020534">
                <text:p>0.020534</text:p>
                <draw:g>
                  <svg:desc>GREEN.D2:GREEN.D53</svg:desc>
                </draw:g>
              </table:table-cell>
              <table:table-cell office:value-type="float" office:value="0.055955">
                <text:p>0.055955</text:p>
                <draw:g>
                  <svg:desc>GREEN.E2:GREEN.E53</svg:desc>
                </draw:g>
              </table:table-cell>
              <table:table-cell office:value-type="float" office:value="0.048255">
                <text:p>0.048255</text:p>
                <draw:g>
                  <svg:desc>GREEN.F2:GREEN.F53</svg:desc>
                </draw:g>
              </table:table-cell>
              <table:table-cell office:value-type="float" office:value="0.035934">
                <text:p>0.035934</text:p>
                <draw:g>
                  <svg:desc>GREEN.G2:GREEN.G53</svg:desc>
                </draw:g>
              </table:table-cell>
              <table:table-cell office:value-type="float" office:value="0.025154">
                <text:p>0.025154</text:p>
                <draw:g>
                  <svg:desc>GREEN.H2:GREEN.H53</svg:desc>
                </draw:g>
              </table:table-cell>
              <table:table-cell office:value-type="float" office:value="0.067248">
                <text:p>0.067248</text:p>
                <draw:g>
                  <svg:desc>GREEN.I2:GREEN.I53</svg:desc>
                </draw:g>
              </table:table-cell>
              <table:table-cell office:value-type="float" office:value="0.067762">
                <text:p>0.067762</text:p>
                <draw:g>
                  <svg:desc>GREEN.J2:GREEN.J53</svg:desc>
                </draw:g>
              </table:table-cell>
              <table:table-cell office:value-type="float" office:value="0.124743">
                <text:p>0.124743</text:p>
                <draw:g>
                  <svg:desc>GREEN.K2:GREEN.K53</svg:desc>
                </draw:g>
              </table:table-cell>
            </table:table-row>
            <table:table-row>
              <table:table-cell office:value-type="string">
                <text:p>2019-01-10</text:p>
              </table:table-cell>
              <table:table-cell office:value-type="float" office:value="0.054415">
                <text:p>0.054415</text:p>
              </table:table-cell>
              <table:table-cell office:value-type="float" office:value="0.072895">
                <text:p>0.072895</text:p>
              </table:table-cell>
              <table:table-cell office:value-type="float" office:value="0.024127">
                <text:p>0.024127</text:p>
              </table:table-cell>
              <table:table-cell office:value-type="float" office:value="0.081622">
                <text:p>0.081622</text:p>
              </table:table-cell>
              <table:table-cell office:value-type="float" office:value="0.043121">
                <text:p>0.043121</text:p>
              </table:table-cell>
              <table:table-cell office:value-type="float" office:value="0.050308">
                <text:p>0.050308</text:p>
              </table:table-cell>
              <table:table-cell office:value-type="float" office:value="0.058522">
                <text:p>0.058522</text:p>
              </table:table-cell>
              <table:table-cell office:value-type="float" office:value="0.063655">
                <text:p>0.063655</text:p>
              </table:table-cell>
              <table:table-cell office:value-type="float" office:value="0.093943">
                <text:p>0.093943</text:p>
              </table:table-cell>
              <table:table-cell office:value-type="float" office:value="0.129363">
                <text:p>0.129363</text:p>
              </table:table-cell>
            </table:table-row>
            <table:table-row>
              <table:table-cell office:value-type="string">
                <text:p>2019-01-14</text:p>
              </table:table-cell>
              <table:table-cell office:value-type="float" office:value="0.049281">
                <text:p>0.049281</text:p>
              </table:table-cell>
              <table:table-cell office:value-type="float" office:value="0.067248">
                <text:p>0.067248</text:p>
              </table:table-cell>
              <table:table-cell office:value-type="float" office:value="0.023614">
                <text:p>0.023614</text:p>
              </table:table-cell>
              <table:table-cell office:value-type="float" office:value="0.068789">
                <text:p>0.068789</text:p>
              </table:table-cell>
              <table:table-cell office:value-type="float" office:value="0.035934">
                <text:p>0.035934</text:p>
              </table:table-cell>
              <table:table-cell office:value-type="float" office:value="0.054928">
                <text:p>0.054928</text:p>
              </table:table-cell>
              <table:table-cell office:value-type="float" office:value="0.034908">
                <text:p>0.034908</text:p>
              </table:table-cell>
              <table:table-cell office:value-type="float" office:value="0.055955">
                <text:p>0.055955</text:p>
              </table:table-cell>
              <table:table-cell office:value-type="float" office:value="0.103183">
                <text:p>0.103183</text:p>
              </table:table-cell>
              <table:table-cell office:value-type="float" office:value="0.123203">
                <text:p>0.123203</text:p>
              </table:table-cell>
            </table:table-row>
            <table:table-row>
              <table:table-cell office:value-type="string">
                <text:p>2019-01-22</text:p>
              </table:table-cell>
              <table:table-cell office:value-type="float" office:value="0.036448">
                <text:p>0.036448</text:p>
              </table:table-cell>
              <table:table-cell office:value-type="float" office:value="0.072895">
                <text:p>0.072895</text:p>
              </table:table-cell>
              <table:table-cell office:value-type="float" office:value="0.020534">
                <text:p>0.020534</text:p>
              </table:table-cell>
              <table:table-cell office:value-type="float" office:value="0.069302">
                <text:p>0.069302</text:p>
              </table:table-cell>
              <table:table-cell office:value-type="float" office:value="0.034394">
                <text:p>0.034394</text:p>
              </table:table-cell>
              <table:table-cell office:value-type="float" office:value="0.035934">
                <text:p>0.035934</text:p>
              </table:table-cell>
              <table:table-cell office:value-type="float" office:value="0.029774">
                <text:p>0.029774</text:p>
              </table:table-cell>
              <table:table-cell office:value-type="float" office:value="0.071869">
                <text:p>0.071869</text:p>
              </table:table-cell>
              <table:table-cell office:value-type="float" office:value="0.090349">
                <text:p>0.090349</text:p>
              </table:table-cell>
              <table:table-cell office:value-type="float" office:value="0.124743">
                <text:p>0.124743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0.042608">
                <text:p>0.042608</text:p>
              </table:table-cell>
              <table:table-cell office:value-type="float" office:value="0.074949">
                <text:p>0.074949</text:p>
              </table:table-cell>
              <table:table-cell office:value-type="float" office:value="0.033368">
                <text:p>0.033368</text:p>
              </table:table-cell>
              <table:table-cell office:value-type="float" office:value="0.068789">
                <text:p>0.068789</text:p>
              </table:table-cell>
              <table:table-cell office:value-type="float" office:value="0.048255">
                <text:p>0.048255</text:p>
              </table:table-cell>
              <table:table-cell office:value-type="float" office:value="0.039014">
                <text:p>0.039014</text:p>
              </table:table-cell>
              <table:table-cell office:value-type="float" office:value="0.038501">
                <text:p>0.038501</text:p>
              </table:table-cell>
              <table:table-cell office:value-type="float" office:value="0.102156">
                <text:p>0.102156</text:p>
              </table:table-cell>
              <table:table-cell office:value-type="float" office:value="0.116016">
                <text:p>0.116016</text:p>
              </table:table-cell>
              <table:table-cell office:value-type="float" office:value="0.147844">
                <text:p>0.147844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0.051335">
                <text:p>0.051335</text:p>
              </table:table-cell>
              <table:table-cell office:value-type="float" office:value="0.094969">
                <text:p>0.094969</text:p>
              </table:table-cell>
              <table:table-cell office:value-type="float" office:value="0.028747">
                <text:p>0.028747</text:p>
              </table:table-cell>
              <table:table-cell office:value-type="float" office:value="0.081622">
                <text:p>0.081622</text:p>
              </table:table-cell>
              <table:table-cell office:value-type="float" office:value="0.058522">
                <text:p>0.058522</text:p>
              </table:table-cell>
              <table:table-cell office:value-type="float" office:value="0.050821">
                <text:p>0.050821</text:p>
              </table:table-cell>
              <table:table-cell office:value-type="float" office:value="0.037988">
                <text:p>0.037988</text:p>
              </table:table-cell>
              <table:table-cell office:value-type="float" office:value="0.095483">
                <text:p>0.095483</text:p>
              </table:table-cell>
              <table:table-cell office:value-type="float" office:value="0.104723">
                <text:p>0.104723</text:p>
              </table:table-cell>
              <table:table-cell office:value-type="float" office:value="0.158624">
                <text:p>0.158624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0.048255">
                <text:p>0.048255</text:p>
              </table:table-cell>
              <table:table-cell office:value-type="float" office:value="0.087782">
                <text:p>0.087782</text:p>
              </table:table-cell>
              <table:table-cell office:value-type="float" office:value="0.027207">
                <text:p>0.027207</text:p>
              </table:table-cell>
              <table:table-cell office:value-type="float" office:value="0.070842">
                <text:p>0.070842</text:p>
              </table:table-cell>
              <table:table-cell office:value-type="float" office:value="0.061088">
                <text:p>0.061088</text:p>
              </table:table-cell>
              <table:table-cell office:value-type="float" office:value="0.036448">
                <text:p>0.036448</text:p>
              </table:table-cell>
              <table:table-cell office:value-type="float" office:value="0.042608">
                <text:p>0.042608</text:p>
              </table:table-cell>
              <table:table-cell office:value-type="float" office:value="0.093943">
                <text:p>0.093943</text:p>
              </table:table-cell>
              <table:table-cell office:value-type="float" office:value="0.100616">
                <text:p>0.100616</text:p>
              </table:table-cell>
              <table:table-cell office:value-type="float" office:value="0.165811">
                <text:p>0.165811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0.032854">
                <text:p>0.032854</text:p>
              </table:table-cell>
              <table:table-cell office:value-type="float" office:value="0.072895">
                <text:p>0.072895</text:p>
              </table:table-cell>
              <table:table-cell office:value-type="float" office:value="0.0154">
                <text:p>0.0154</text:p>
              </table:table-cell>
              <table:table-cell office:value-type="float" office:value="0.062628">
                <text:p>0.062628</text:p>
              </table:table-cell>
              <table:table-cell office:value-type="float" office:value="0.039014">
                <text:p>0.039014</text:p>
              </table:table-cell>
              <table:table-cell office:value-type="float" office:value="0.034394">
                <text:p>0.034394</text:p>
              </table:table-cell>
              <table:table-cell office:value-type="float" office:value="0.034908">
                <text:p>0.034908</text:p>
              </table:table-cell>
              <table:table-cell office:value-type="float" office:value="0.074435">
                <text:p>0.074435</text:p>
              </table:table-cell>
              <table:table-cell office:value-type="float" office:value="0.070329">
                <text:p>0.070329</text:p>
              </table:table-cell>
              <table:table-cell office:value-type="float" office:value="0.113963">
                <text:p>0.113963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0.044148">
                <text:p>0.044148</text:p>
              </table:table-cell>
              <table:table-cell office:value-type="float" office:value="0.070842">
                <text:p>0.070842</text:p>
              </table:table-cell>
              <table:table-cell office:value-type="float" office:value="0.020021">
                <text:p>0.020021</text:p>
              </table:table-cell>
              <table:table-cell office:value-type="float" office:value="0.077002">
                <text:p>0.077002</text:p>
              </table:table-cell>
              <table:table-cell office:value-type="float" office:value="0.053901">
                <text:p>0.053901</text:p>
              </table:table-cell>
              <table:table-cell office:value-type="float" office:value="0.045175">
                <text:p>0.045175</text:p>
              </table:table-cell>
              <table:table-cell office:value-type="float" office:value="0.040554">
                <text:p>0.040554</text:p>
              </table:table-cell>
              <table:table-cell office:value-type="float" office:value="0.087782">
                <text:p>0.087782</text:p>
              </table:table-cell>
              <table:table-cell office:value-type="float" office:value="0.102669">
                <text:p>0.102669</text:p>
              </table:table-cell>
              <table:table-cell office:value-type="float" office:value="0.161704">
                <text:p>0.161704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0.037988">
                <text:p>0.037988</text:p>
              </table:table-cell>
              <table:table-cell office:value-type="float" office:value="0.063655">
                <text:p>0.063655</text:p>
              </table:table-cell>
              <table:table-cell office:value-type="float" office:value="0.017967">
                <text:p>0.017967</text:p>
              </table:table-cell>
              <table:table-cell office:value-type="float" office:value="0.074949">
                <text:p>0.074949</text:p>
              </table:table-cell>
              <table:table-cell office:value-type="float" office:value="0.032854">
                <text:p>0.032854</text:p>
              </table:table-cell>
              <table:table-cell office:value-type="float" office:value="0.033881">
                <text:p>0.033881</text:p>
              </table:table-cell>
              <table:table-cell office:value-type="float" office:value="0.025667">
                <text:p>0.025667</text:p>
              </table:table-cell>
              <table:table-cell office:value-type="float" office:value="0.063655">
                <text:p>0.063655</text:p>
              </table:table-cell>
              <table:table-cell office:value-type="float" office:value="0.072895">
                <text:p>0.072895</text:p>
              </table:table-cell>
              <table:table-cell office:value-type="float" office:value="0.121663">
                <text:p>0.121663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0.040554">
                <text:p>0.040554</text:p>
              </table:table-cell>
              <table:table-cell office:value-type="float" office:value="0.060575">
                <text:p>0.060575</text:p>
              </table:table-cell>
              <table:table-cell office:value-type="float" office:value="0.016427">
                <text:p>0.016427</text:p>
              </table:table-cell>
              <table:table-cell office:value-type="float" office:value="0.058522">
                <text:p>0.058522</text:p>
              </table:table-cell>
              <table:table-cell office:value-type="float" office:value="0.035421">
                <text:p>0.035421</text:p>
              </table:table-cell>
              <table:table-cell office:value-type="float" office:value="0.034394">
                <text:p>0.034394</text:p>
              </table:table-cell>
              <table:table-cell office:value-type="float" office:value="0.029774">
                <text:p>0.029774</text:p>
              </table:table-cell>
              <table:table-cell office:value-type="float" office:value="0.056468">
                <text:p>0.056468</text:p>
              </table:table-cell>
              <table:table-cell office:value-type="float" office:value="0.076489">
                <text:p>0.076489</text:p>
              </table:table-cell>
              <table:table-cell office:value-type="float" office:value="0.108316">
                <text:p>0.108316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0.052361">
                <text:p>0.052361</text:p>
              </table:table-cell>
              <table:table-cell office:value-type="float" office:value="0.047741">
                <text:p>0.047741</text:p>
              </table:table-cell>
              <table:table-cell office:value-type="float" office:value="0.027207">
                <text:p>0.027207</text:p>
              </table:table-cell>
              <table:table-cell office:value-type="float" office:value="0.071869">
                <text:p>0.071869</text:p>
              </table:table-cell>
              <table:table-cell office:value-type="float" office:value="0.028234">
                <text:p>0.028234</text:p>
              </table:table-cell>
              <table:table-cell office:value-type="float" office:value="0.041581">
                <text:p>0.041581</text:p>
              </table:table-cell>
              <table:table-cell office:value-type="float" office:value="0.028234">
                <text:p>0.028234</text:p>
              </table:table-cell>
              <table:table-cell office:value-type="float" office:value="0.052875">
                <text:p>0.052875</text:p>
              </table:table-cell>
              <table:table-cell office:value-type="float" office:value="0.094969">
                <text:p>0.094969</text:p>
              </table:table-cell>
              <table:table-cell office:value-type="float" office:value="0.099589">
                <text:p>0.099589</text:p>
              </table:table-cell>
            </table:table-row>
            <table:table-row>
              <table:table-cell office:value-type="string">
                <text:p>2019-03-25</text:p>
              </table:table-cell>
              <table:table-cell office:value-type="float" office:value="0.033368">
                <text:p>0.033368</text:p>
              </table:table-cell>
              <table:table-cell office:value-type="float" office:value="0.067248">
                <text:p>0.067248</text:p>
              </table:table-cell>
              <table:table-cell office:value-type="float" office:value="0.022074">
                <text:p>0.022074</text:p>
              </table:table-cell>
              <table:table-cell office:value-type="float" office:value="0.055441">
                <text:p>0.055441</text:p>
              </table:table-cell>
              <table:table-cell office:value-type="float" office:value="0.044148">
                <text:p>0.044148</text:p>
              </table:table-cell>
              <table:table-cell office:value-type="float" office:value="0.032854">
                <text:p>0.032854</text:p>
              </table:table-cell>
              <table:table-cell office:value-type="float" office:value="0.025154">
                <text:p>0.025154</text:p>
              </table:table-cell>
              <table:table-cell office:value-type="float" office:value="0.072382">
                <text:p>0.072382</text:p>
              </table:table-cell>
              <table:table-cell office:value-type="float" office:value="0.078542">
                <text:p>0.078542</text:p>
              </table:table-cell>
              <table:table-cell office:value-type="float" office:value="0.127823">
                <text:p>0.127823</text:p>
              </table:table-cell>
            </table:table-row>
            <table:table-row>
              <table:table-cell office:value-type="string">
                <text:p>2019-04-01</text:p>
              </table:table-cell>
              <table:table-cell office:value-type="float" office:value="0.048255">
                <text:p>0.048255</text:p>
              </table:table-cell>
              <table:table-cell office:value-type="float" office:value="0.059035">
                <text:p>0.059035</text:p>
              </table:table-cell>
              <table:table-cell office:value-type="float" office:value="0.030287">
                <text:p>0.030287</text:p>
              </table:table-cell>
              <table:table-cell office:value-type="float" office:value="0.066735">
                <text:p>0.066735</text:p>
              </table:table-cell>
              <table:table-cell office:value-type="float" office:value="0.039014">
                <text:p>0.039014</text:p>
              </table:table-cell>
              <table:table-cell office:value-type="float" office:value="0.044148">
                <text:p>0.044148</text:p>
              </table:table-cell>
              <table:table-cell office:value-type="float" office:value="0.034908">
                <text:p>0.034908</text:p>
              </table:table-cell>
              <table:table-cell office:value-type="float" office:value="0.067762">
                <text:p>0.067762</text:p>
              </table:table-cell>
              <table:table-cell office:value-type="float" office:value="0.095483">
                <text:p>0.095483</text:p>
              </table:table-cell>
              <table:table-cell office:value-type="float" office:value="0.12731">
                <text:p>0.12731</text:p>
              </table:table-cell>
            </table:table-row>
            <table:table-row>
              <table:table-cell office:value-type="string">
                <text:p>2019-04-11</text:p>
              </table:table-cell>
              <table:table-cell office:value-type="float" office:value="0.035421">
                <text:p>0.035421</text:p>
              </table:table-cell>
              <table:table-cell office:value-type="float" office:value="0.066735">
                <text:p>0.066735</text:p>
              </table:table-cell>
              <table:table-cell office:value-type="float" office:value="0.017967">
                <text:p>0.017967</text:p>
              </table:table-cell>
              <table:table-cell office:value-type="float" office:value="0.052361">
                <text:p>0.052361</text:p>
              </table:table-cell>
              <table:table-cell office:value-type="float" office:value="0.041581">
                <text:p>0.041581</text:p>
              </table:table-cell>
              <table:table-cell office:value-type="float" office:value="0.031314">
                <text:p>0.031314</text:p>
              </table:table-cell>
              <table:table-cell office:value-type="float" office:value="0.028747">
                <text:p>0.028747</text:p>
              </table:table-cell>
              <table:table-cell office:value-type="float" office:value="0.064168">
                <text:p>0.064168</text:p>
              </table:table-cell>
              <table:table-cell office:value-type="float" office:value="0.071355">
                <text:p>0.071355</text:p>
              </table:table-cell>
              <table:table-cell office:value-type="float" office:value="0.106263">
                <text:p>0.106263</text:p>
              </table:table-cell>
            </table:table-row>
            <table:table-row>
              <table:table-cell office:value-type="string">
                <text:p>2019-04-15</text:p>
              </table:table-cell>
              <table:table-cell office:value-type="float" office:value="0.046715">
                <text:p>0.046715</text:p>
              </table:table-cell>
              <table:table-cell office:value-type="float" office:value="0.062628">
                <text:p>0.062628</text:p>
              </table:table-cell>
              <table:table-cell office:value-type="float" office:value="0.033368">
                <text:p>0.033368</text:p>
              </table:table-cell>
              <table:table-cell office:value-type="float" office:value="0.082136">
                <text:p>0.082136</text:p>
              </table:table-cell>
              <table:table-cell office:value-type="float" office:value="0.035421">
                <text:p>0.035421</text:p>
              </table:table-cell>
              <table:table-cell office:value-type="float" office:value="0.046715">
                <text:p>0.046715</text:p>
              </table:table-cell>
              <table:table-cell office:value-type="float" office:value="0.031828">
                <text:p>0.031828</text:p>
              </table:table-cell>
              <table:table-cell office:value-type="float" office:value="0.077002">
                <text:p>0.077002</text:p>
              </table:table-cell>
              <table:table-cell office:value-type="float" office:value="0.097536">
                <text:p>0.097536</text:p>
              </table:table-cell>
              <table:table-cell office:value-type="float" office:value="0.129363">
                <text:p>0.129363</text:p>
              </table:table-cell>
            </table:table-row>
            <table:table-row>
              <table:table-cell office:value-type="string">
                <text:p>2019-04-27</text:p>
              </table:table-cell>
              <table:table-cell office:value-type="float" office:value="0.064682">
                <text:p>0.064682</text:p>
              </table:table-cell>
              <table:table-cell office:value-type="float" office:value="0.077515">
                <text:p>0.077515</text:p>
              </table:table-cell>
              <table:table-cell office:value-type="float" office:value="0.044661">
                <text:p>0.044661</text:p>
              </table:table-cell>
              <table:table-cell office:value-type="float" office:value="0.087782">
                <text:p>0.087782</text:p>
              </table:table-cell>
              <table:table-cell office:value-type="float" office:value="0.042608">
                <text:p>0.042608</text:p>
              </table:table-cell>
              <table:table-cell office:value-type="float" office:value="0.051335">
                <text:p>0.051335</text:p>
              </table:table-cell>
              <table:table-cell office:value-type="float" office:value="0.030287">
                <text:p>0.030287</text:p>
              </table:table-cell>
              <table:table-cell office:value-type="float" office:value="0.079055">
                <text:p>0.079055</text:p>
              </table:table-cell>
              <table:table-cell office:value-type="float" office:value="0.11807">
                <text:p>0.11807</text:p>
              </table:table-cell>
              <table:table-cell office:value-type="float" office:value="0.155544">
                <text:p>0.155544</text:p>
              </table:table-cell>
            </table:table-row>
            <table:table-row>
              <table:table-cell office:value-type="string">
                <text:p>2019-04-29</text:p>
              </table:table-cell>
              <table:table-cell office:value-type="float" office:value="0.044148">
                <text:p>0.044148</text:p>
              </table:table-cell>
              <table:table-cell office:value-type="float" office:value="0.069815">
                <text:p>0.069815</text:p>
              </table:table-cell>
              <table:table-cell office:value-type="float" office:value="0.025154">
                <text:p>0.025154</text:p>
              </table:table-cell>
              <table:table-cell office:value-type="float" office:value="0.073409">
                <text:p>0.073409</text:p>
              </table:table-cell>
              <table:table-cell office:value-type="float" office:value="0.033368">
                <text:p>0.033368</text:p>
              </table:table-cell>
              <table:table-cell office:value-type="float" office:value="0.039014">
                <text:p>0.039014</text:p>
              </table:table-cell>
              <table:table-cell office:value-type="float" office:value="0.033881">
                <text:p>0.033881</text:p>
              </table:table-cell>
              <table:table-cell office:value-type="float" office:value="0.067248">
                <text:p>0.067248</text:p>
              </table:table-cell>
              <table:table-cell office:value-type="float" office:value="0.090862">
                <text:p>0.090862</text:p>
              </table:table-cell>
              <table:table-cell office:value-type="float" office:value="0.107803">
                <text:p>0.107803</text:p>
              </table:table-cell>
            </table:table-row>
            <table:table-row>
              <table:table-cell office:value-type="string">
                <text:p>2019-05-06</text:p>
              </table:table-cell>
              <table:table-cell office:value-type="float" office:value="0.042608">
                <text:p>0.042608</text:p>
              </table:table-cell>
              <table:table-cell office:value-type="float" office:value="0.064168">
                <text:p>0.064168</text:p>
              </table:table-cell>
              <table:table-cell office:value-type="float" office:value="0.029261">
                <text:p>0.029261</text:p>
              </table:table-cell>
              <table:table-cell office:value-type="float" office:value="0.064168">
                <text:p>0.064168</text:p>
              </table:table-cell>
              <table:table-cell office:value-type="float" office:value="0.034394">
                <text:p>0.034394</text:p>
              </table:table-cell>
              <table:table-cell office:value-type="float" office:value="0.039014">
                <text:p>0.039014</text:p>
              </table:table-cell>
              <table:table-cell office:value-type="float" office:value="0.028747">
                <text:p>0.028747</text:p>
              </table:table-cell>
              <table:table-cell office:value-type="float" office:value="0.062115">
                <text:p>0.062115</text:p>
              </table:table-cell>
              <table:table-cell office:value-type="float" office:value="0.086756">
                <text:p>0.086756</text:p>
              </table:table-cell>
              <table:table-cell office:value-type="float" office:value="0.128337">
                <text:p>0.128337</text:p>
              </table:table-cell>
            </table:table-row>
            <table:table-row>
              <table:table-cell office:value-type="string">
                <text:p>2019-05-13</text:p>
              </table:table-cell>
              <table:table-cell office:value-type="float" office:value="0.050821">
                <text:p>0.050821</text:p>
              </table:table-cell>
              <table:table-cell office:value-type="float" office:value="0.089322">
                <text:p>0.089322</text:p>
              </table:table-cell>
              <table:table-cell office:value-type="float" office:value="0.034908">
                <text:p>0.034908</text:p>
              </table:table-cell>
              <table:table-cell office:value-type="float" office:value="0.088809">
                <text:p>0.088809</text:p>
              </table:table-cell>
              <table:table-cell office:value-type="float" office:value="0.059035">
                <text:p>0.059035</text:p>
              </table:table-cell>
              <table:table-cell office:value-type="float" office:value="0.045688">
                <text:p>0.045688</text:p>
              </table:table-cell>
              <table:table-cell office:value-type="float" office:value="0.040554">
                <text:p>0.040554</text:p>
              </table:table-cell>
              <table:table-cell office:value-type="float" office:value="0.116016">
                <text:p>0.116016</text:p>
              </table:table-cell>
              <table:table-cell office:value-type="float" office:value="0.106263">
                <text:p>0.106263</text:p>
              </table:table-cell>
              <table:table-cell office:value-type="float" office:value="0.196612">
                <text:p>0.196612</text:p>
              </table:table-cell>
            </table:table-row>
            <table:table-row>
              <table:table-cell office:value-type="string">
                <text:p>2019-05-20</text:p>
              </table:table-cell>
              <table:table-cell office:value-type="float" office:value="0.032341">
                <text:p>0.032341</text:p>
              </table:table-cell>
              <table:table-cell office:value-type="float" office:value="0.056982">
                <text:p>0.056982</text:p>
              </table:table-cell>
              <table:table-cell office:value-type="float" office:value="0.021561">
                <text:p>0.021561</text:p>
              </table:table-cell>
              <table:table-cell office:value-type="float" office:value="0.069302">
                <text:p>0.069302</text:p>
              </table:table-cell>
              <table:table-cell office:value-type="float" office:value="0.033881">
                <text:p>0.033881</text:p>
              </table:table-cell>
              <table:table-cell office:value-type="float" office:value="0.035421">
                <text:p>0.035421</text:p>
              </table:table-cell>
              <table:table-cell office:value-type="float" office:value="0.028747">
                <text:p>0.028747</text:p>
              </table:table-cell>
              <table:table-cell office:value-type="float" office:value="0.063655">
                <text:p>0.063655</text:p>
              </table:table-cell>
              <table:table-cell office:value-type="float" office:value="0.091376">
                <text:p>0.091376</text:p>
              </table:table-cell>
              <table:table-cell office:value-type="float" office:value="0.115503">
                <text:p>0.115503</text:p>
              </table:table-cell>
            </table:table-row>
            <table:table-row>
              <table:table-cell office:value-type="string">
                <text:p>2019-05-27</text:p>
              </table:table-cell>
              <table:table-cell office:value-type="float" office:value="0.025667">
                <text:p>0.025667</text:p>
              </table:table-cell>
              <table:table-cell office:value-type="float" office:value="0.049795">
                <text:p>0.049795</text:p>
              </table:table-cell>
              <table:table-cell office:value-type="float" office:value="0.0154">
                <text:p>0.0154</text:p>
              </table:table-cell>
              <table:table-cell office:value-type="float" office:value="0.044661">
                <text:p>0.044661</text:p>
              </table:table-cell>
              <table:table-cell office:value-type="float" office:value="0.025667">
                <text:p>0.025667</text:p>
              </table:table-cell>
              <table:table-cell office:value-type="float" office:value="0.024641">
                <text:p>0.024641</text:p>
              </table:table-cell>
              <table:table-cell office:value-type="float" office:value="0.022587">
                <text:p>0.022587</text:p>
              </table:table-cell>
              <table:table-cell office:value-type="float" office:value="0.049281">
                <text:p>0.049281</text:p>
              </table:table-cell>
              <table:table-cell office:value-type="float" office:value="0.061088">
                <text:p>0.061088</text:p>
              </table:table-cell>
              <table:table-cell office:value-type="float" office:value="0.086242">
                <text:p>0.086242</text:p>
              </table:table-cell>
            </table:table-row>
            <table:table-row>
              <table:table-cell office:value-type="string">
                <text:p>2019-06-03</text:p>
              </table:table-cell>
              <table:table-cell office:value-type="float" office:value="0.037474">
                <text:p>0.037474</text:p>
              </table:table-cell>
              <table:table-cell office:value-type="float" office:value="0.049795">
                <text:p>0.049795</text:p>
              </table:table-cell>
              <table:table-cell office:value-type="float" office:value="0.027207">
                <text:p>0.027207</text:p>
              </table:table-cell>
              <table:table-cell office:value-type="float" office:value="0.058008">
                <text:p>0.058008</text:p>
              </table:table-cell>
              <table:table-cell office:value-type="float" office:value="0.022074">
                <text:p>0.022074</text:p>
              </table:table-cell>
              <table:table-cell office:value-type="float" office:value="0.030801">
                <text:p>0.030801</text:p>
              </table:table-cell>
              <table:table-cell office:value-type="float" office:value="0.020534">
                <text:p>0.020534</text:p>
              </table:table-cell>
              <table:table-cell office:value-type="float" office:value="0.048768">
                <text:p>0.048768</text:p>
              </table:table-cell>
              <table:table-cell office:value-type="float" office:value="0.069815">
                <text:p>0.069815</text:p>
              </table:table-cell>
              <table:table-cell office:value-type="float" office:value="0.091376">
                <text:p>0.091376</text:p>
              </table:table-cell>
            </table:table-row>
            <table:table-row>
              <table:table-cell office:value-type="string">
                <text:p>2019-06-10</text:p>
              </table:table-cell>
              <table:table-cell office:value-type="float" office:value="0.036448">
                <text:p>0.036448</text:p>
              </table:table-cell>
              <table:table-cell office:value-type="float" office:value="0.052361">
                <text:p>0.052361</text:p>
              </table:table-cell>
              <table:table-cell office:value-type="float" office:value="0.027207">
                <text:p>0.027207</text:p>
              </table:table-cell>
              <table:table-cell office:value-type="float" office:value="0.058008">
                <text:p>0.058008</text:p>
              </table:table-cell>
              <table:table-cell office:value-type="float" office:value="0.024641">
                <text:p>0.024641</text:p>
              </table:table-cell>
              <table:table-cell office:value-type="float" office:value="0.036448">
                <text:p>0.036448</text:p>
              </table:table-cell>
              <table:table-cell office:value-type="float" office:value="0.022074">
                <text:p>0.022074</text:p>
              </table:table-cell>
              <table:table-cell office:value-type="float" office:value="0.049281">
                <text:p>0.049281</text:p>
              </table:table-cell>
              <table:table-cell office:value-type="float" office:value="0.082136">
                <text:p>0.082136</text:p>
              </table:table-cell>
              <table:table-cell office:value-type="float" office:value="0.093429">
                <text:p>0.093429</text:p>
              </table:table-cell>
            </table:table-row>
            <table:table-row>
              <table:table-cell office:value-type="string">
                <text:p>2019-06-20</text:p>
              </table:table-cell>
              <table:table-cell office:value-type="float" office:value="0.034908">
                <text:p>0.034908</text:p>
              </table:table-cell>
              <table:table-cell office:value-type="float" office:value="0.049795">
                <text:p>0.049795</text:p>
              </table:table-cell>
              <table:table-cell office:value-type="float" office:value="0.022074">
                <text:p>0.022074</text:p>
              </table:table-cell>
              <table:table-cell office:value-type="float" office:value="0.068789">
                <text:p>0.068789</text:p>
              </table:table-cell>
              <table:table-cell office:value-type="float" office:value="0.026181">
                <text:p>0.026181</text:p>
              </table:table-cell>
              <table:table-cell office:value-type="float" office:value="0.031828">
                <text:p>0.031828</text:p>
              </table:table-cell>
              <table:table-cell office:value-type="float" office:value="0.01694">
                <text:p>0.01694</text:p>
              </table:table-cell>
              <table:table-cell office:value-type="float" office:value="0.056468">
                <text:p>0.056468</text:p>
              </table:table-cell>
              <table:table-cell office:value-type="float" office:value="0.075975">
                <text:p>0.075975</text:p>
              </table:table-cell>
              <table:table-cell office:value-type="float" office:value="0.10729">
                <text:p>0.10729</text:p>
              </table:table-cell>
            </table:table-row>
            <table:table-row>
              <table:table-cell office:value-type="string">
                <text:p>2019-06-24</text:p>
              </table:table-cell>
              <table:table-cell office:value-type="float" office:value="0.036961">
                <text:p>0.036961</text:p>
              </table:table-cell>
              <table:table-cell office:value-type="float" office:value="0.059548">
                <text:p>0.059548</text:p>
              </table:table-cell>
              <table:table-cell office:value-type="float" office:value="0.022587">
                <text:p>0.022587</text:p>
              </table:table-cell>
              <table:table-cell office:value-type="float" office:value="0.064682">
                <text:p>0.064682</text:p>
              </table:table-cell>
              <table:table-cell office:value-type="float" office:value="0.033881">
                <text:p>0.033881</text:p>
              </table:table-cell>
              <table:table-cell office:value-type="float" office:value="0.028234">
                <text:p>0.028234</text:p>
              </table:table-cell>
              <table:table-cell office:value-type="float" office:value="0.026181">
                <text:p>0.026181</text:p>
              </table:table-cell>
              <table:table-cell office:value-type="float" office:value="0.064168">
                <text:p>0.064168</text:p>
              </table:table-cell>
              <table:table-cell office:value-type="float" office:value="0.074435">
                <text:p>0.074435</text:p>
              </table:table-cell>
              <table:table-cell office:value-type="float" office:value="0.12731">
                <text:p>0.12731</text:p>
              </table:table-cell>
            </table:table-row>
            <table:table-row>
              <table:table-cell office:value-type="string">
                <text:p>2019-07-01</text:p>
              </table:table-cell>
              <table:table-cell office:value-type="float" office:value="0.050821">
                <text:p>0.050821</text:p>
              </table:table-cell>
              <table:table-cell office:value-type="float" office:value="0.069815">
                <text:p>0.069815</text:p>
              </table:table-cell>
              <table:table-cell office:value-type="float" office:value="0.031314">
                <text:p>0.031314</text:p>
              </table:table-cell>
              <table:table-cell office:value-type="float" office:value="0.072382">
                <text:p>0.072382</text:p>
              </table:table-cell>
              <table:table-cell office:value-type="float" office:value="0.032854">
                <text:p>0.032854</text:p>
              </table:table-cell>
              <table:table-cell office:value-type="float" office:value="0.039528">
                <text:p>0.039528</text:p>
              </table:table-cell>
              <table:table-cell office:value-type="float" office:value="0.030801">
                <text:p>0.030801</text:p>
              </table:table-cell>
              <table:table-cell office:value-type="float" office:value="0.059548">
                <text:p>0.059548</text:p>
              </table:table-cell>
              <table:table-cell office:value-type="float" office:value="0.101643">
                <text:p>0.101643</text:p>
              </table:table-cell>
              <table:table-cell office:value-type="float" office:value="0.116016">
                <text:p>0.116016</text:p>
              </table:table-cell>
            </table:table-row>
            <table:table-row>
              <table:table-cell office:value-type="string">
                <text:p>2019-07-14</text:p>
              </table:table-cell>
              <table:table-cell office:value-type="float" office:value="0.041068">
                <text:p>0.041068</text:p>
              </table:table-cell>
              <table:table-cell office:value-type="float" office:value="0.053901">
                <text:p>0.053901</text:p>
              </table:table-cell>
              <table:table-cell office:value-type="float" office:value="0.026694">
                <text:p>0.026694</text:p>
              </table:table-cell>
              <table:table-cell office:value-type="float" office:value="0.059035">
                <text:p>0.059035</text:p>
              </table:table-cell>
              <table:table-cell office:value-type="float" office:value="0.034908">
                <text:p>0.034908</text:p>
              </table:table-cell>
              <table:table-cell office:value-type="float" office:value="0.034908">
                <text:p>0.034908</text:p>
              </table:table-cell>
              <table:table-cell office:value-type="float" office:value="0.024127">
                <text:p>0.024127</text:p>
              </table:table-cell>
              <table:table-cell office:value-type="float" office:value="0.063142">
                <text:p>0.063142</text:p>
              </table:table-cell>
              <table:table-cell office:value-type="float" office:value="0.079055">
                <text:p>0.079055</text:p>
              </table:table-cell>
              <table:table-cell office:value-type="float" office:value="0.11961">
                <text:p>0.11961</text:p>
              </table:table-cell>
            </table:table-row>
            <table:table-row>
              <table:table-cell office:value-type="string">
                <text:p>2019-07-16</text:p>
              </table:table-cell>
              <table:table-cell office:value-type="float" office:value="0.044148">
                <text:p>0.044148</text:p>
              </table:table-cell>
              <table:table-cell office:value-type="float" office:value="0.064682">
                <text:p>0.064682</text:p>
              </table:table-cell>
              <table:table-cell office:value-type="float" office:value="0.030287">
                <text:p>0.030287</text:p>
              </table:table-cell>
              <table:table-cell office:value-type="float" office:value="0.064682">
                <text:p>0.064682</text:p>
              </table:table-cell>
              <table:table-cell office:value-type="float" office:value="0.037474">
                <text:p>0.037474</text:p>
              </table:table-cell>
              <table:table-cell office:value-type="float" office:value="0.042608">
                <text:p>0.042608</text:p>
              </table:table-cell>
              <table:table-cell office:value-type="float" office:value="0.028747">
                <text:p>0.028747</text:p>
              </table:table-cell>
              <table:table-cell office:value-type="float" office:value="0.061088">
                <text:p>0.061088</text:p>
              </table:table-cell>
              <table:table-cell office:value-type="float" office:value="0.089836">
                <text:p>0.089836</text:p>
              </table:table-cell>
              <table:table-cell office:value-type="float" office:value="0.12115">
                <text:p>0.12115</text:p>
              </table:table-cell>
            </table:table-row>
            <table:table-row>
              <table:table-cell office:value-type="string">
                <text:p>2019-07-22</text:p>
              </table:table-cell>
              <table:table-cell office:value-type="float" office:value="0.044661">
                <text:p>0.044661</text:p>
              </table:table-cell>
              <table:table-cell office:value-type="float" office:value="0.060575">
                <text:p>0.060575</text:p>
              </table:table-cell>
              <table:table-cell office:value-type="float" office:value="0.027207">
                <text:p>0.027207</text:p>
              </table:table-cell>
              <table:table-cell office:value-type="float" office:value="0.070842">
                <text:p>0.070842</text:p>
              </table:table-cell>
              <table:table-cell office:value-type="float" office:value="0.037988">
                <text:p>0.037988</text:p>
              </table:table-cell>
              <table:table-cell office:value-type="float" office:value="0.045175">
                <text:p>0.045175</text:p>
              </table:table-cell>
              <table:table-cell office:value-type="float" office:value="0.028234">
                <text:p>0.028234</text:p>
              </table:table-cell>
              <table:table-cell office:value-type="float" office:value="0.091376">
                <text:p>0.091376</text:p>
              </table:table-cell>
              <table:table-cell office:value-type="float" office:value="0.099076">
                <text:p>0.099076</text:p>
              </table:table-cell>
              <table:table-cell office:value-type="float" office:value="0.141684">
                <text:p>0.141684</text:p>
              </table:table-cell>
            </table:table-row>
            <table:table-row>
              <table:table-cell office:value-type="string">
                <text:p>2019-07-29</text:p>
              </table:table-cell>
              <table:table-cell office:value-type="float" office:value="0.042608">
                <text:p>0.042608</text:p>
              </table:table-cell>
              <table:table-cell office:value-type="float" office:value="0.065195">
                <text:p>0.065195</text:p>
              </table:table-cell>
              <table:table-cell office:value-type="float" office:value="0.028234">
                <text:p>0.028234</text:p>
              </table:table-cell>
              <table:table-cell office:value-type="float" office:value="0.072895">
                <text:p>0.072895</text:p>
              </table:table-cell>
              <table:table-cell office:value-type="float" office:value="0.032341">
                <text:p>0.032341</text:p>
              </table:table-cell>
              <table:table-cell office:value-type="float" office:value="0.034394">
                <text:p>0.034394</text:p>
              </table:table-cell>
              <table:table-cell office:value-type="float" office:value="0.036961">
                <text:p>0.036961</text:p>
              </table:table-cell>
              <table:table-cell office:value-type="float" office:value="0.069815">
                <text:p>0.069815</text:p>
              </table:table-cell>
              <table:table-cell office:value-type="float" office:value="0.083162">
                <text:p>0.083162</text:p>
              </table:table-cell>
              <table:table-cell office:value-type="float" office:value="0.120637">
                <text:p>0.120637</text:p>
              </table:table-cell>
            </table:table-row>
            <table:table-row>
              <table:table-cell office:value-type="string">
                <text:p>2019-08-05</text:p>
              </table:table-cell>
              <table:table-cell office:value-type="float" office:value="0.047741">
                <text:p>0.047741</text:p>
              </table:table-cell>
              <table:table-cell office:value-type="float" office:value="0.058008">
                <text:p>0.058008</text:p>
              </table:table-cell>
              <table:table-cell office:value-type="float" office:value="0.026181">
                <text:p>0.026181</text:p>
              </table:table-cell>
              <table:table-cell office:value-type="float" office:value="0.071869">
                <text:p>0.071869</text:p>
              </table:table-cell>
              <table:table-cell office:value-type="float" office:value="0.034908">
                <text:p>0.034908</text:p>
              </table:table-cell>
              <table:table-cell office:value-type="float" office:value="0.042608">
                <text:p>0.042608</text:p>
              </table:table-cell>
              <table:table-cell office:value-type="float" office:value="0.035421">
                <text:p>0.035421</text:p>
              </table:table-cell>
              <table:table-cell office:value-type="float" office:value="0.069815">
                <text:p>0.069815</text:p>
              </table:table-cell>
              <table:table-cell office:value-type="float" office:value="0.094456">
                <text:p>0.094456</text:p>
              </table:table-cell>
              <table:table-cell office:value-type="float" office:value="0.12423">
                <text:p>0.12423</text:p>
              </table:table-cell>
            </table:table-row>
            <table:table-row>
              <table:table-cell office:value-type="string">
                <text:p>2019-08-12</text:p>
              </table:table-cell>
              <table:table-cell office:value-type="float" office:value="0.040041">
                <text:p>0.040041</text:p>
              </table:table-cell>
              <table:table-cell office:value-type="float" office:value="0.059548">
                <text:p>0.059548</text:p>
              </table:table-cell>
              <table:table-cell office:value-type="float" office:value="0.021561">
                <text:p>0.021561</text:p>
              </table:table-cell>
              <table:table-cell office:value-type="float" office:value="0.066735">
                <text:p>0.066735</text:p>
              </table:table-cell>
              <table:table-cell office:value-type="float" office:value="0.029774">
                <text:p>0.029774</text:p>
              </table:table-cell>
              <table:table-cell office:value-type="float" office:value="0.044148">
                <text:p>0.044148</text:p>
              </table:table-cell>
              <table:table-cell office:value-type="float" office:value="0.026181">
                <text:p>0.026181</text:p>
              </table:table-cell>
              <table:table-cell office:value-type="float" office:value="0.068275">
                <text:p>0.068275</text:p>
              </table:table-cell>
              <table:table-cell office:value-type="float" office:value="0.087269">
                <text:p>0.087269</text:p>
              </table:table-cell>
              <table:table-cell office:value-type="float" office:value="0.123203">
                <text:p>0.123203</text:p>
              </table:table-cell>
            </table:table-row>
            <table:table-row>
              <table:table-cell office:value-type="string">
                <text:p>2019-08-19</text:p>
              </table:table-cell>
              <table:table-cell office:value-type="float" office:value="0.039528">
                <text:p>0.039528</text:p>
              </table:table-cell>
              <table:table-cell office:value-type="float" office:value="0.069815">
                <text:p>0.069815</text:p>
              </table:table-cell>
              <table:table-cell office:value-type="float" office:value="0.021561">
                <text:p>0.021561</text:p>
              </table:table-cell>
              <table:table-cell office:value-type="float" office:value="0.079569">
                <text:p>0.079569</text:p>
              </table:table-cell>
              <table:table-cell office:value-type="float" office:value="0.026181">
                <text:p>0.026181</text:p>
              </table:table-cell>
              <table:table-cell office:value-type="float" office:value="0.045688">
                <text:p>0.045688</text:p>
              </table:table-cell>
              <table:table-cell office:value-type="float" office:value="0.027207">
                <text:p>0.027207</text:p>
              </table:table-cell>
              <table:table-cell office:value-type="float" office:value="0.063655">
                <text:p>0.063655</text:p>
              </table:table-cell>
              <table:table-cell office:value-type="float" office:value="0.093943">
                <text:p>0.093943</text:p>
              </table:table-cell>
              <table:table-cell office:value-type="float" office:value="0.11499">
                <text:p>0.11499</text:p>
              </table:table-cell>
            </table:table-row>
            <table:table-row>
              <table:table-cell office:value-type="string">
                <text:p>2019-08-26</text:p>
              </table:table-cell>
              <table:table-cell office:value-type="float" office:value="0.043121">
                <text:p>0.043121</text:p>
              </table:table-cell>
              <table:table-cell office:value-type="float" office:value="0.063655">
                <text:p>0.063655</text:p>
              </table:table-cell>
              <table:table-cell office:value-type="float" office:value="0.022587">
                <text:p>0.022587</text:p>
              </table:table-cell>
              <table:table-cell office:value-type="float" office:value="0.069302">
                <text:p>0.069302</text:p>
              </table:table-cell>
              <table:table-cell office:value-type="float" office:value="0.043121">
                <text:p>0.043121</text:p>
              </table:table-cell>
              <table:table-cell office:value-type="float" office:value="0.037988">
                <text:p>0.037988</text:p>
              </table:table-cell>
              <table:table-cell office:value-type="float" office:value="0.026694">
                <text:p>0.026694</text:p>
              </table:table-cell>
              <table:table-cell office:value-type="float" office:value="0.062115">
                <text:p>0.062115</text:p>
              </table:table-cell>
              <table:table-cell office:value-type="float" office:value="0.088296">
                <text:p>0.088296</text:p>
              </table:table-cell>
              <table:table-cell office:value-type="float" office:value="0.123203">
                <text:p>0.123203</text:p>
              </table:table-cell>
            </table:table-row>
            <table:table-row>
              <table:table-cell office:value-type="string">
                <text:p>2019-09-02</text:p>
              </table:table-cell>
              <table:table-cell office:value-type="float" office:value="0.049281">
                <text:p>0.049281</text:p>
              </table:table-cell>
              <table:table-cell office:value-type="float" office:value="0.060062">
                <text:p>0.060062</text:p>
              </table:table-cell>
              <table:table-cell office:value-type="float" office:value="0.029774">
                <text:p>0.029774</text:p>
              </table:table-cell>
              <table:table-cell office:value-type="float" office:value="0.067762">
                <text:p>0.067762</text:p>
              </table:table-cell>
              <table:table-cell office:value-type="float" office:value="0.031314">
                <text:p>0.031314</text:p>
              </table:table-cell>
              <table:table-cell office:value-type="float" office:value="0.040041">
                <text:p>0.040041</text:p>
              </table:table-cell>
              <table:table-cell office:value-type="float" office:value="0.030287">
                <text:p>0.030287</text:p>
              </table:table-cell>
              <table:table-cell office:value-type="float" office:value="0.067762">
                <text:p>0.067762</text:p>
              </table:table-cell>
              <table:table-cell office:value-type="float" office:value="0.092402">
                <text:p>0.092402</text:p>
              </table:table-cell>
              <table:table-cell office:value-type="float" office:value="0.11191">
                <text:p>0.11191</text:p>
              </table:table-cell>
            </table:table-row>
            <table:table-row>
              <table:table-cell office:value-type="string">
                <text:p>2019-09-09</text:p>
              </table:table-cell>
              <table:table-cell office:value-type="float" office:value="0.037474">
                <text:p>0.037474</text:p>
              </table:table-cell>
              <table:table-cell office:value-type="float" office:value="0.039528">
                <text:p>0.039528</text:p>
              </table:table-cell>
              <table:table-cell office:value-type="float" office:value="0.024127">
                <text:p>0.024127</text:p>
              </table:table-cell>
              <table:table-cell office:value-type="float" office:value="0.058522">
                <text:p>0.058522</text:p>
              </table:table-cell>
              <table:table-cell office:value-type="float" office:value="0.023101">
                <text:p>0.023101</text:p>
              </table:table-cell>
              <table:table-cell office:value-type="float" office:value="0.029261">
                <text:p>0.029261</text:p>
              </table:table-cell>
              <table:table-cell office:value-type="float" office:value="0.021047">
                <text:p>0.021047</text:p>
              </table:table-cell>
              <table:table-cell office:value-type="float" office:value="0.054415">
                <text:p>0.054415</text:p>
              </table:table-cell>
              <table:table-cell office:value-type="float" office:value="0.067248">
                <text:p>0.067248</text:p>
              </table:table-cell>
              <table:table-cell office:value-type="float" office:value="0.093943">
                <text:p>0.093943</text:p>
              </table:table-cell>
            </table:table-row>
            <table:table-row>
              <table:table-cell office:value-type="string">
                <text:p>2019-09-16</text:p>
              </table:table-cell>
              <table:table-cell office:value-type="float" office:value="0.064168">
                <text:p>0.064168</text:p>
              </table:table-cell>
              <table:table-cell office:value-type="float" office:value="0.063655">
                <text:p>0.063655</text:p>
              </table:table-cell>
              <table:table-cell office:value-type="float" office:value="0.033881">
                <text:p>0.033881</text:p>
              </table:table-cell>
              <table:table-cell office:value-type="float" office:value="0.069815">
                <text:p>0.069815</text:p>
              </table:table-cell>
              <table:table-cell office:value-type="float" office:value="0.031314">
                <text:p>0.031314</text:p>
              </table:table-cell>
              <table:table-cell office:value-type="float" office:value="0.034394">
                <text:p>0.034394</text:p>
              </table:table-cell>
              <table:table-cell office:value-type="float" office:value="0.033881">
                <text:p>0.033881</text:p>
              </table:table-cell>
              <table:table-cell office:value-type="float" office:value="0.067762">
                <text:p>0.067762</text:p>
              </table:table-cell>
              <table:table-cell office:value-type="float" office:value="0.11345">
                <text:p>0.11345</text:p>
              </table:table-cell>
              <table:table-cell office:value-type="float" office:value="0.109856">
                <text:p>0.109856</text:p>
              </table:table-cell>
            </table:table-row>
            <table:table-row>
              <table:table-cell office:value-type="string">
                <text:p>2019-09-23</text:p>
              </table:table-cell>
              <table:table-cell office:value-type="float" office:value="0.051848">
                <text:p>0.051848</text:p>
              </table:table-cell>
              <table:table-cell office:value-type="float" office:value="0.066735">
                <text:p>0.066735</text:p>
              </table:table-cell>
              <table:table-cell office:value-type="float" office:value="0.034394">
                <text:p>0.034394</text:p>
              </table:table-cell>
              <table:table-cell office:value-type="float" office:value="0.081109">
                <text:p>0.081109</text:p>
              </table:table-cell>
              <table:table-cell office:value-type="float" office:value="0.047228">
                <text:p>0.047228</text:p>
              </table:table-cell>
              <table:table-cell office:value-type="float" office:value="0.040554">
                <text:p>0.040554</text:p>
              </table:table-cell>
              <table:table-cell office:value-type="float" office:value="0.033881">
                <text:p>0.033881</text:p>
              </table:table-cell>
              <table:table-cell office:value-type="float" office:value="0.083162">
                <text:p>0.083162</text:p>
              </table:table-cell>
              <table:table-cell office:value-type="float" office:value="0.099076">
                <text:p>0.099076</text:p>
              </table:table-cell>
              <table:table-cell office:value-type="float" office:value="0.158624">
                <text:p>0.158624</text:p>
              </table:table-cell>
            </table:table-row>
            <table:table-row>
              <table:table-cell office:value-type="string">
                <text:p>2019-09-30</text:p>
              </table:table-cell>
              <table:table-cell office:value-type="float" office:value="0.036448">
                <text:p>0.036448</text:p>
              </table:table-cell>
              <table:table-cell office:value-type="float" office:value="0.061602">
                <text:p>0.061602</text:p>
              </table:table-cell>
              <table:table-cell office:value-type="float" office:value="0.028747">
                <text:p>0.028747</text:p>
              </table:table-cell>
              <table:table-cell office:value-type="float" office:value="0.069302">
                <text:p>0.069302</text:p>
              </table:table-cell>
              <table:table-cell office:value-type="float" office:value="0.030801">
                <text:p>0.030801</text:p>
              </table:table-cell>
              <table:table-cell office:value-type="float" office:value="0.028747">
                <text:p>0.028747</text:p>
              </table:table-cell>
              <table:table-cell office:value-type="float" office:value="0.024127">
                <text:p>0.024127</text:p>
              </table:table-cell>
              <table:table-cell office:value-type="float" office:value="0.070842">
                <text:p>0.070842</text:p>
              </table:table-cell>
              <table:table-cell office:value-type="float" office:value="0.080082">
                <text:p>0.080082</text:p>
              </table:table-cell>
              <table:table-cell office:value-type="float" office:value="0.104209">
                <text:p>0.104209</text:p>
              </table:table-cell>
            </table:table-row>
            <table:table-row>
              <table:table-cell office:value-type="string">
                <text:p>2019-10-07</text:p>
              </table:table-cell>
              <table:table-cell office:value-type="float" office:value="0.037474">
                <text:p>0.037474</text:p>
              </table:table-cell>
              <table:table-cell office:value-type="float" office:value="0.052361">
                <text:p>0.052361</text:p>
              </table:table-cell>
              <table:table-cell office:value-type="float" office:value="0.035421">
                <text:p>0.035421</text:p>
              </table:table-cell>
              <table:table-cell office:value-type="float" office:value="0.064168">
                <text:p>0.064168</text:p>
              </table:table-cell>
              <table:table-cell office:value-type="float" office:value="0.038501">
                <text:p>0.038501</text:p>
              </table:table-cell>
              <table:table-cell office:value-type="float" office:value="0.029261">
                <text:p>0.029261</text:p>
              </table:table-cell>
              <table:table-cell office:value-type="float" office:value="0.01694">
                <text:p>0.01694</text:p>
              </table:table-cell>
              <table:table-cell office:value-type="float" office:value="0.053901">
                <text:p>0.053901</text:p>
              </table:table-cell>
              <table:table-cell office:value-type="float" office:value="0.078542">
                <text:p>0.078542</text:p>
              </table:table-cell>
              <table:table-cell office:value-type="float" office:value="0.11037">
                <text:p>0.11037</text:p>
              </table:table-cell>
            </table:table-row>
            <table:table-row>
              <table:table-cell office:value-type="string">
                <text:p>2019-10-14</text:p>
              </table:table-cell>
              <table:table-cell office:value-type="float" office:value="0.033881">
                <text:p>0.033881</text:p>
              </table:table-cell>
              <table:table-cell office:value-type="float" office:value="0.054415">
                <text:p>0.054415</text:p>
              </table:table-cell>
              <table:table-cell office:value-type="float" office:value="0.022587">
                <text:p>0.022587</text:p>
              </table:table-cell>
              <table:table-cell office:value-type="float" office:value="0.056468">
                <text:p>0.056468</text:p>
              </table:table-cell>
              <table:table-cell office:value-type="float" office:value="0.031828">
                <text:p>0.031828</text:p>
              </table:table-cell>
              <table:table-cell office:value-type="float" office:value="0.024641">
                <text:p>0.024641</text:p>
              </table:table-cell>
              <table:table-cell office:value-type="float" office:value="0.026694">
                <text:p>0.026694</text:p>
              </table:table-cell>
              <table:table-cell office:value-type="float" office:value="0.051335">
                <text:p>0.051335</text:p>
              </table:table-cell>
              <table:table-cell office:value-type="float" office:value="0.070329">
                <text:p>0.070329</text:p>
              </table:table-cell>
              <table:table-cell office:value-type="float" office:value="0.104723">
                <text:p>0.104723</text:p>
              </table:table-cell>
            </table:table-row>
            <table:table-row>
              <table:table-cell office:value-type="string">
                <text:p>2019-10-21</text:p>
              </table:table-cell>
              <table:table-cell office:value-type="float" office:value="0.036448">
                <text:p>0.036448</text:p>
              </table:table-cell>
              <table:table-cell office:value-type="float" office:value="0.063142">
                <text:p>0.063142</text:p>
              </table:table-cell>
              <table:table-cell office:value-type="float" office:value="0.030801">
                <text:p>0.030801</text:p>
              </table:table-cell>
              <table:table-cell office:value-type="float" office:value="0.060575">
                <text:p>0.060575</text:p>
              </table:table-cell>
              <table:table-cell office:value-type="float" office:value="0.028234">
                <text:p>0.028234</text:p>
              </table:table-cell>
              <table:table-cell office:value-type="float" office:value="0.034908">
                <text:p>0.034908</text:p>
              </table:table-cell>
              <table:table-cell office:value-type="float" office:value="0.024127">
                <text:p>0.024127</text:p>
              </table:table-cell>
              <table:table-cell office:value-type="float" office:value="0.052875">
                <text:p>0.052875</text:p>
              </table:table-cell>
              <table:table-cell office:value-type="float" office:value="0.084189">
                <text:p>0.084189</text:p>
              </table:table-cell>
              <table:table-cell office:value-type="float" office:value="0.12115">
                <text:p>0.12115</text:p>
              </table:table-cell>
            </table:table-row>
            <table:table-row>
              <table:table-cell office:value-type="string">
                <text:p>2019-10-28</text:p>
              </table:table-cell>
              <table:table-cell office:value-type="float" office:value="0.032341">
                <text:p>0.032341</text:p>
              </table:table-cell>
              <table:table-cell office:value-type="float" office:value="0.060062">
                <text:p>0.060062</text:p>
              </table:table-cell>
              <table:table-cell office:value-type="float" office:value="0.026694">
                <text:p>0.026694</text:p>
              </table:table-cell>
              <table:table-cell office:value-type="float" office:value="0.052361">
                <text:p>0.052361</text:p>
              </table:table-cell>
              <table:table-cell office:value-type="float" office:value="0.040554">
                <text:p>0.040554</text:p>
              </table:table-cell>
              <table:table-cell office:value-type="float" office:value="0.032341">
                <text:p>0.032341</text:p>
              </table:table-cell>
              <table:table-cell office:value-type="float" office:value="0.024641">
                <text:p>0.024641</text:p>
              </table:table-cell>
              <table:table-cell office:value-type="float" office:value="0.061088">
                <text:p>0.061088</text:p>
              </table:table-cell>
              <table:table-cell office:value-type="float" office:value="0.080595">
                <text:p>0.080595</text:p>
              </table:table-cell>
              <table:table-cell office:value-type="float" office:value="0.12885">
                <text:p>0.12885</text:p>
              </table:table-cell>
            </table:table-row>
            <table:table-row>
              <table:table-cell office:value-type="string">
                <text:p>2019-11-04</text:p>
              </table:table-cell>
              <table:table-cell office:value-type="float" office:value="0.035421">
                <text:p>0.035421</text:p>
              </table:table-cell>
              <table:table-cell office:value-type="float" office:value="0.066735">
                <text:p>0.066735</text:p>
              </table:table-cell>
              <table:table-cell office:value-type="float" office:value="0.022587">
                <text:p>0.022587</text:p>
              </table:table-cell>
              <table:table-cell office:value-type="float" office:value="0.062115">
                <text:p>0.062115</text:p>
              </table:table-cell>
              <table:table-cell office:value-type="float" office:value="0.025154">
                <text:p>0.025154</text:p>
              </table:table-cell>
              <table:table-cell office:value-type="float" office:value="0.032854">
                <text:p>0.032854</text:p>
              </table:table-cell>
              <table:table-cell office:value-type="float" office:value="0.023101">
                <text:p>0.023101</text:p>
              </table:table-cell>
              <table:table-cell office:value-type="float" office:value="0.059035">
                <text:p>0.059035</text:p>
              </table:table-cell>
              <table:table-cell office:value-type="float" office:value="0.070842">
                <text:p>0.070842</text:p>
              </table:table-cell>
              <table:table-cell office:value-type="float" office:value="0.11961">
                <text:p>0.11961</text:p>
              </table:table-cell>
            </table:table-row>
            <table:table-row>
              <table:table-cell office:value-type="string">
                <text:p>2019-11-11</text:p>
              </table:table-cell>
              <table:table-cell office:value-type="float" office:value="0.057495">
                <text:p>0.057495</text:p>
              </table:table-cell>
              <table:table-cell office:value-type="float" office:value="0.053388">
                <text:p>0.053388</text:p>
              </table:table-cell>
              <table:table-cell office:value-type="float" office:value="0.027721">
                <text:p>0.027721</text:p>
              </table:table-cell>
              <table:table-cell office:value-type="float" office:value="0.054415">
                <text:p>0.054415</text:p>
              </table:table-cell>
              <table:table-cell office:value-type="float" office:value="0.026694">
                <text:p>0.026694</text:p>
              </table:table-cell>
              <table:table-cell office:value-type="float" office:value="0.029774">
                <text:p>0.029774</text:p>
              </table:table-cell>
              <table:table-cell office:value-type="float" office:value="0.022074">
                <text:p>0.022074</text:p>
              </table:table-cell>
              <table:table-cell office:value-type="float" office:value="0.056982">
                <text:p>0.056982</text:p>
              </table:table-cell>
              <table:table-cell office:value-type="float" office:value="0.105749">
                <text:p>0.105749</text:p>
              </table:table-cell>
              <table:table-cell office:value-type="float" office:value="0.129363">
                <text:p>0.129363</text:p>
              </table:table-cell>
            </table:table-row>
            <table:table-row>
              <table:table-cell office:value-type="string">
                <text:p>2019-11-18</text:p>
              </table:table-cell>
              <table:table-cell office:value-type="float" office:value="0.032854">
                <text:p>0.032854</text:p>
              </table:table-cell>
              <table:table-cell office:value-type="float" office:value="0.055441">
                <text:p>0.055441</text:p>
              </table:table-cell>
              <table:table-cell office:value-type="float" office:value="0.034394">
                <text:p>0.034394</text:p>
              </table:table-cell>
              <table:table-cell office:value-type="float" office:value="0.055955">
                <text:p>0.055955</text:p>
              </table:table-cell>
              <table:table-cell office:value-type="float" office:value="0.031314">
                <text:p>0.031314</text:p>
              </table:table-cell>
              <table:table-cell office:value-type="float" office:value="0.034908">
                <text:p>0.034908</text:p>
              </table:table-cell>
              <table:table-cell office:value-type="float" office:value="0.027207">
                <text:p>0.027207</text:p>
              </table:table-cell>
              <table:table-cell office:value-type="float" office:value="0.058008">
                <text:p>0.058008</text:p>
              </table:table-cell>
              <table:table-cell office:value-type="float" office:value="0.090862">
                <text:p>0.090862</text:p>
              </table:table-cell>
              <table:table-cell office:value-type="float" office:value="0.117556">
                <text:p>0.117556</text:p>
              </table:table-cell>
            </table:table-row>
            <table:table-row>
              <table:table-cell office:value-type="string">
                <text:p>2019-11-25</text:p>
              </table:table-cell>
              <table:table-cell office:value-type="float" office:value="0.048255">
                <text:p>0.048255</text:p>
              </table:table-cell>
              <table:table-cell office:value-type="float" office:value="0.063655">
                <text:p>0.063655</text:p>
              </table:table-cell>
              <table:table-cell office:value-type="float" office:value="0.033881">
                <text:p>0.033881</text:p>
              </table:table-cell>
              <table:table-cell office:value-type="float" office:value="0.078029">
                <text:p>0.078029</text:p>
              </table:table-cell>
              <table:table-cell office:value-type="float" office:value="0.029261">
                <text:p>0.029261</text:p>
              </table:table-cell>
              <table:table-cell office:value-type="float" office:value="0.046201">
                <text:p>0.046201</text:p>
              </table:table-cell>
              <table:table-cell office:value-type="float" office:value="0.032341">
                <text:p>0.032341</text:p>
              </table:table-cell>
              <table:table-cell office:value-type="float" office:value="0.060575">
                <text:p>0.060575</text:p>
              </table:table-cell>
              <table:table-cell office:value-type="float" office:value="0.104723">
                <text:p>0.104723</text:p>
              </table:table-cell>
              <table:table-cell office:value-type="float" office:value="0.123203">
                <text:p>0.123203</text:p>
              </table:table-cell>
            </table:table-row>
            <table:table-row>
              <table:table-cell office:value-type="string">
                <text:p>2019-12-02</text:p>
              </table:table-cell>
              <table:table-cell office:value-type="float" office:value="0.041068">
                <text:p>0.041068</text:p>
              </table:table-cell>
              <table:table-cell office:value-type="float" office:value="0.061602">
                <text:p>0.061602</text:p>
              </table:table-cell>
              <table:table-cell office:value-type="float" office:value="0.027207">
                <text:p>0.027207</text:p>
              </table:table-cell>
              <table:table-cell office:value-type="float" office:value="0.064168">
                <text:p>0.064168</text:p>
              </table:table-cell>
              <table:table-cell office:value-type="float" office:value="0.030287">
                <text:p>0.030287</text:p>
              </table:table-cell>
              <table:table-cell office:value-type="float" office:value="0.036961">
                <text:p>0.036961</text:p>
              </table:table-cell>
              <table:table-cell office:value-type="float" office:value="0.029261">
                <text:p>0.029261</text:p>
              </table:table-cell>
              <table:table-cell office:value-type="float" office:value="0.064168">
                <text:p>0.064168</text:p>
              </table:table-cell>
              <table:table-cell office:value-type="float" office:value="0.087782">
                <text:p>0.087782</text:p>
              </table:table-cell>
              <table:table-cell office:value-type="float" office:value="0.11653">
                <text:p>0.11653</text:p>
              </table:table-cell>
            </table:table-row>
            <table:table-row>
              <table:table-cell office:value-type="string">
                <text:p>2019-12-09</text:p>
              </table:table-cell>
              <table:table-cell office:value-type="float" office:value="0.040041">
                <text:p>0.040041</text:p>
              </table:table-cell>
              <table:table-cell office:value-type="float" office:value="0.054928">
                <text:p>0.054928</text:p>
              </table:table-cell>
              <table:table-cell office:value-type="float" office:value="0.026694">
                <text:p>0.026694</text:p>
              </table:table-cell>
              <table:table-cell office:value-type="float" office:value="0.068275">
                <text:p>0.068275</text:p>
              </table:table-cell>
              <table:table-cell office:value-type="float" office:value="0.033368">
                <text:p>0.033368</text:p>
              </table:table-cell>
              <table:table-cell office:value-type="float" office:value="0.037988">
                <text:p>0.037988</text:p>
              </table:table-cell>
              <table:table-cell office:value-type="float" office:value="0.024127">
                <text:p>0.024127</text:p>
              </table:table-cell>
              <table:table-cell office:value-type="float" office:value="0.060575">
                <text:p>0.060575</text:p>
              </table:table-cell>
              <table:table-cell office:value-type="float" office:value="0.083676">
                <text:p>0.083676</text:p>
              </table:table-cell>
              <table:table-cell office:value-type="float" office:value="0.124743">
                <text:p>0.124743</text:p>
              </table:table-cell>
            </table:table-row>
            <table:table-row>
              <table:table-cell office:value-type="string">
                <text:p>2019-12-19</text:p>
              </table:table-cell>
              <table:table-cell office:value-type="float" office:value="0.035421">
                <text:p>0.035421</text:p>
              </table:table-cell>
              <table:table-cell office:value-type="float" office:value="0.070842">
                <text:p>0.070842</text:p>
              </table:table-cell>
              <table:table-cell office:value-type="float" office:value="0.026694">
                <text:p>0.026694</text:p>
              </table:table-cell>
              <table:table-cell office:value-type="float" office:value="0.064168">
                <text:p>0.064168</text:p>
              </table:table-cell>
              <table:table-cell office:value-type="float" office:value="0.043634">
                <text:p>0.043634</text:p>
              </table:table-cell>
              <table:table-cell office:value-type="float" office:value="0.043634">
                <text:p>0.043634</text:p>
              </table:table-cell>
              <table:table-cell office:value-type="float" office:value="0.033881">
                <text:p>0.033881</text:p>
              </table:table-cell>
              <table:table-cell office:value-type="float" office:value="0.073409">
                <text:p>0.073409</text:p>
              </table:table-cell>
              <table:table-cell office:value-type="float" office:value="0.081622">
                <text:p>0.081622</text:p>
              </table:table-cell>
              <table:table-cell office:value-type="float" office:value="0.152464">
                <text:p>0.152464</text:p>
              </table:table-cell>
            </table:table-row>
            <table:table-row>
              <table:table-cell office:value-type="string">
                <text:p>2019-12-23</text:p>
              </table:table-cell>
              <table:table-cell office:value-type="float" office:value="0.037988">
                <text:p>0.037988</text:p>
              </table:table-cell>
              <table:table-cell office:value-type="float" office:value="0.047741">
                <text:p>0.047741</text:p>
              </table:table-cell>
              <table:table-cell office:value-type="float" office:value="0.028747">
                <text:p>0.028747</text:p>
              </table:table-cell>
              <table:table-cell office:value-type="float" office:value="0.058008">
                <text:p>0.058008</text:p>
              </table:table-cell>
              <table:table-cell office:value-type="float" office:value="0.028747">
                <text:p>0.028747</text:p>
              </table:table-cell>
              <table:table-cell office:value-type="float" office:value="0.038501">
                <text:p>0.038501</text:p>
              </table:table-cell>
              <table:table-cell office:value-type="float" office:value="0.022074">
                <text:p>0.022074</text:p>
              </table:table-cell>
              <table:table-cell office:value-type="float" office:value="0.063142">
                <text:p>0.063142</text:p>
              </table:table-cell>
              <table:table-cell office:value-type="float" office:value="0.080082">
                <text:p>0.080082</text:p>
              </table:table-cell>
              <table:table-cell office:value-type="float" office:value="0.106263">
                <text:p>0.1062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d700ff" draw:fill-color="#d7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f00" draw:fill-color="#00a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700" draw:fill-color="#ffd7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700d7" draw:fill-color="#8700d7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e0e0" draw:fill-color="#00e0e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ff87" draw:fill-color="#00ff87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7ff" draw:fill-color="#0087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e6e905" draw:fill-color="#e6e905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2.885cm" svg:height="17.837cm" xlink:href=".." xlink:type="simple" chart:class="chart:line" chart:style-name="ch1">
        <chart:legend chart:legend-position="end" svg:x="40.245cm" svg:y="6.378cm" style:legend-expansion="high" chart:style-name="ch2"/>
        <chart:plot-area chart:style-name="ch3" table:cell-range-address="DENIER.A2:DENIER.K53 DENIER.B1:DENIER.K1" chart:data-source-has-labels="both" svg:x="0.857cm" svg:y="0.356cm" svg:width="38.531cm" svg:height="17.125cm">
          <chartooo:coordinate-region svg:x="2.14cm" svg:y="0.356cm" svg:width="37.051cm" svg:height="15.198cm"/>
          <chart:axis chart:dimension="x" chart:name="primary-x" chart:style-name="ch4" chartooo:axis-type="auto">
            <chartooo:date-scale/>
            <chart:categories table:cell-range-address="DENIER.A2:DENIER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NIER.B2:DENIER.B53" chart:label-cell-address="DENIER.B1:DENIER.B1" chart:class="chart:line">
            <chart:data-point chart:repeated="52"/>
          </chart:series>
          <chart:series chart:style-name="ch8" chart:values-cell-range-address="DENIER.C2:DENIER.C53" chart:label-cell-address="DENIER.C1:DENIER.C1" chart:class="chart:line">
            <chart:data-point chart:repeated="52"/>
          </chart:series>
          <chart:series chart:style-name="ch9" chart:values-cell-range-address="DENIER.D2:DENIER.D53" chart:label-cell-address="DENIER.D1:DENIER.D1" chart:class="chart:line">
            <chart:data-point chart:repeated="52"/>
          </chart:series>
          <chart:series chart:style-name="ch10" chart:values-cell-range-address="DENIER.E2:DENIER.E53" chart:label-cell-address="DENIER.E1:DENIER.E1" chart:class="chart:line">
            <chart:data-point chart:repeated="52"/>
          </chart:series>
          <chart:series chart:style-name="ch11" chart:values-cell-range-address="DENIER.F2:DENIER.F53" chart:label-cell-address="DENIER.F1:DENIER.F1" chart:class="chart:line">
            <chart:data-point chart:repeated="52"/>
          </chart:series>
          <chart:series chart:style-name="ch12" chart:values-cell-range-address="DENIER.G2:DENIER.G53" chart:label-cell-address="DENIER.G1:DENIER.G1" chart:class="chart:line">
            <chart:data-point chart:repeated="52"/>
          </chart:series>
          <chart:series chart:style-name="ch13" chart:values-cell-range-address="DENIER.H2:DENIER.H53" chart:label-cell-address="DENIER.H1:DENIER.H1" chart:class="chart:line">
            <chart:data-point chart:repeated="52"/>
          </chart:series>
          <chart:series chart:style-name="ch14" chart:values-cell-range-address="DENIER.I2:DENIER.I53" chart:label-cell-address="DENIER.I1:DENIER.I1" chart:class="chart:line">
            <chart:data-point chart:repeated="52"/>
          </chart:series>
          <chart:series chart:style-name="ch15" chart:values-cell-range-address="DENIER.J2:DENIER.J53" chart:label-cell-address="DENIER.J1:DENIER.J1" chart:class="chart:line">
            <chart:data-point chart:repeated="52"/>
          </chart:series>
          <chart:series chart:style-name="ch16" chart:values-cell-range-address="DENIER.K2:DENIER.K53" chart:label-cell-address="DENIER.K1:DENIER.K1" chart:class="chart:line">
            <chart:data-point chart:repeated="5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DENIER.B1:DENIER.B1</svg:desc>
                </draw:g>
              </table:table-cell>
              <table:table-cell office:value-type="string">
                <text:p>anticip.</text:p>
                <draw:g>
                  <svg:desc>DENIER.C1:DENIER.C1</svg:desc>
                </draw:g>
              </table:table-cell>
              <table:table-cell office:value-type="string">
                <text:p>disgust</text:p>
                <draw:g>
                  <svg:desc>DENIER.D1:DENIER.D1</svg:desc>
                </draw:g>
              </table:table-cell>
              <table:table-cell office:value-type="string">
                <text:p>fear</text:p>
                <draw:g>
                  <svg:desc>DENIER.E1:DENIER.E1</svg:desc>
                </draw:g>
              </table:table-cell>
              <table:table-cell office:value-type="string">
                <text:p>joy</text:p>
                <draw:g>
                  <svg:desc>DENIER.F1:DENIER.F1</svg:desc>
                </draw:g>
              </table:table-cell>
              <table:table-cell office:value-type="string">
                <text:p>sadness</text:p>
                <draw:g>
                  <svg:desc>DENIER.G1:DENIER.G1</svg:desc>
                </draw:g>
              </table:table-cell>
              <table:table-cell office:value-type="string">
                <text:p>surprise</text:p>
                <draw:g>
                  <svg:desc>DENIER.H1:DENIER.H1</svg:desc>
                </draw:g>
              </table:table-cell>
              <table:table-cell office:value-type="string">
                <text:p>trust</text:p>
                <draw:g>
                  <svg:desc>DENIER.I1:DENIER.I1</svg:desc>
                </draw:g>
              </table:table-cell>
              <table:table-cell office:value-type="string">
                <text:p>negative</text:p>
                <draw:g>
                  <svg:desc>DENIER.J1:DENIER.J1</svg:desc>
                </draw:g>
              </table:table-cell>
              <table:table-cell office:value-type="string">
                <text:p>positive</text:p>
                <draw:g>
                  <svg:desc>DENIER.K1:DENIER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-01-01</text:p>
                <draw:g>
                  <svg:desc>DENIER.A2:DENIER.A53</svg:desc>
                </draw:g>
              </table:table-cell>
              <table:table-cell office:value-type="float" office:value="0.029213">
                <text:p>0.029213</text:p>
                <draw:g>
                  <svg:desc>DENIER.B2:DENIER.B53</svg:desc>
                </draw:g>
              </table:table-cell>
              <table:table-cell office:value-type="float" office:value="0.029213">
                <text:p>0.029213</text:p>
                <draw:g>
                  <svg:desc>DENIER.C2:DENIER.C53</svg:desc>
                </draw:g>
              </table:table-cell>
              <table:table-cell office:value-type="float" office:value="0.025843">
                <text:p>0.025843</text:p>
                <draw:g>
                  <svg:desc>DENIER.D2:DENIER.D53</svg:desc>
                </draw:g>
              </table:table-cell>
              <table:table-cell office:value-type="float" office:value="0.021348">
                <text:p>0.021348</text:p>
                <draw:g>
                  <svg:desc>DENIER.E2:DENIER.E53</svg:desc>
                </draw:g>
              </table:table-cell>
              <table:table-cell office:value-type="float" office:value="0.010112">
                <text:p>0.010112</text:p>
                <draw:g>
                  <svg:desc>DENIER.F2:DENIER.F53</svg:desc>
                </draw:g>
              </table:table-cell>
              <table:table-cell office:value-type="float" office:value="0.024719">
                <text:p>0.024719</text:p>
                <draw:g>
                  <svg:desc>DENIER.G2:DENIER.G53</svg:desc>
                </draw:g>
              </table:table-cell>
              <table:table-cell office:value-type="float" office:value="0.022472">
                <text:p>0.022472</text:p>
                <draw:g>
                  <svg:desc>DENIER.H2:DENIER.H53</svg:desc>
                </draw:g>
              </table:table-cell>
              <table:table-cell office:value-type="float" office:value="0.039326">
                <text:p>0.039326</text:p>
                <draw:g>
                  <svg:desc>DENIER.I2:DENIER.I53</svg:desc>
                </draw:g>
              </table:table-cell>
              <table:table-cell office:value-type="float" office:value="0.049438">
                <text:p>0.049438</text:p>
                <draw:g>
                  <svg:desc>DENIER.J2:DENIER.J53</svg:desc>
                </draw:g>
              </table:table-cell>
              <table:table-cell office:value-type="float" office:value="0.037079">
                <text:p>0.037079</text:p>
                <draw:g>
                  <svg:desc>DENIER.K2:DENIER.K53</svg:desc>
                </draw:g>
              </table:table-cell>
            </table:table-row>
            <table:table-row>
              <table:table-cell office:value-type="string">
                <text:p>2019-01-10</text:p>
              </table:table-cell>
              <table:table-cell office:value-type="float" office:value="0.041573">
                <text:p>0.041573</text:p>
              </table:table-cell>
              <table:table-cell office:value-type="float" office:value="0.046067">
                <text:p>0.046067</text:p>
              </table:table-cell>
              <table:table-cell office:value-type="float" office:value="0.029213">
                <text:p>0.029213</text:p>
              </table:table-cell>
              <table:table-cell office:value-type="float" office:value="0.035955">
                <text:p>0.035955</text:p>
              </table:table-cell>
              <table:table-cell office:value-type="float" office:value="0.023596">
                <text:p>0.023596</text:p>
              </table:table-cell>
              <table:table-cell office:value-type="float" office:value="0.032584">
                <text:p>0.032584</text:p>
              </table:table-cell>
              <table:table-cell office:value-type="float" office:value="0.031461">
                <text:p>0.031461</text:p>
              </table:table-cell>
              <table:table-cell office:value-type="float" office:value="0.051685">
                <text:p>0.051685</text:p>
              </table:table-cell>
              <table:table-cell office:value-type="float" office:value="0.068539">
                <text:p>0.068539</text:p>
              </table:table-cell>
              <table:table-cell office:value-type="float" office:value="0.068539">
                <text:p>0.068539</text:p>
              </table:table-cell>
            </table:table-row>
            <table:table-row>
              <table:table-cell office:value-type="string">
                <text:p>2019-01-14</text:p>
              </table:table-cell>
              <table:table-cell office:value-type="float" office:value="0.02809">
                <text:p>0.02809</text:p>
              </table:table-cell>
              <table:table-cell office:value-type="float" office:value="0.02809">
                <text:p>0.02809</text:p>
              </table:table-cell>
              <table:table-cell office:value-type="float" office:value="0.01573">
                <text:p>0.01573</text:p>
              </table:table-cell>
              <table:table-cell office:value-type="float" office:value="0.031461">
                <text:p>0.031461</text:p>
              </table:table-cell>
              <table:table-cell office:value-type="float" office:value="0.014607">
                <text:p>0.014607</text:p>
              </table:table-cell>
              <table:table-cell office:value-type="float" office:value="0.030337">
                <text:p>0.030337</text:p>
              </table:table-cell>
              <table:table-cell office:value-type="float" office:value="0.017978">
                <text:p>0.017978</text:p>
              </table:table-cell>
              <table:table-cell office:value-type="float" office:value="0.041573">
                <text:p>0.041573</text:p>
              </table:table-cell>
              <table:table-cell office:value-type="float" office:value="0.059551">
                <text:p>0.059551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2019-01-22</text:p>
              </table:table-cell>
              <table:table-cell office:value-type="float" office:value="0.057303">
                <text:p>0.057303</text:p>
              </table:table-cell>
              <table:table-cell office:value-type="float" office:value="0.053933">
                <text:p>0.053933</text:p>
              </table:table-cell>
              <table:table-cell office:value-type="float" office:value="0.032584">
                <text:p>0.032584</text:p>
              </table:table-cell>
              <table:table-cell office:value-type="float" office:value="0.064045">
                <text:p>0.064045</text:p>
              </table:table-cell>
              <table:table-cell office:value-type="float" office:value="0.041573">
                <text:p>0.041573</text:p>
              </table:table-cell>
              <table:table-cell office:value-type="float" office:value="0.049438">
                <text:p>0.049438</text:p>
              </table:table-cell>
              <table:table-cell office:value-type="float" office:value="0.034831">
                <text:p>0.034831</text:p>
              </table:table-cell>
              <table:table-cell office:value-type="float" office:value="0.060674">
                <text:p>0.060674</text:p>
              </table:table-cell>
              <table:table-cell office:value-type="float" office:value="0.126966">
                <text:p>0.126966</text:p>
              </table:table-cell>
              <table:table-cell office:value-type="float" office:value="0.11236">
                <text:p>0.11236</text:p>
              </table:table-cell>
            </table:table-row>
            <table:table-row>
              <table:table-cell office:value-type="string">
                <text:p>2019-01-29</text:p>
              </table:table-cell>
              <table:table-cell office:value-type="float" office:value="0.097753">
                <text:p>0.097753</text:p>
              </table:table-cell>
              <table:table-cell office:value-type="float" office:value="0.075281">
                <text:p>0.075281</text:p>
              </table:table-cell>
              <table:table-cell office:value-type="float" office:value="0.067416">
                <text:p>0.067416</text:p>
              </table:table-cell>
              <table:table-cell office:value-type="float" office:value="0.094382">
                <text:p>0.094382</text:p>
              </table:table-cell>
              <table:table-cell office:value-type="float" office:value="0.040449">
                <text:p>0.040449</text:p>
              </table:table-cell>
              <table:table-cell office:value-type="float" office:value="0.075281">
                <text:p>0.075281</text:p>
              </table:table-cell>
              <table:table-cell office:value-type="float" office:value="0.055056">
                <text:p>0.055056</text:p>
              </table:table-cell>
              <table:table-cell office:value-type="float" office:value="0.098876">
                <text:p>0.098876</text:p>
              </table:table-cell>
              <table:table-cell office:value-type="float" office:value="0.2">
                <text:p>0.2</text:p>
              </table:table-cell>
              <table:table-cell office:value-type="float" office:value="0.12809">
                <text:p>0.12809</text:p>
              </table:table-cell>
            </table:table-row>
            <table:table-row>
              <table:table-cell office:value-type="string">
                <text:p>2019-02-04</text:p>
              </table:table-cell>
              <table:table-cell office:value-type="float" office:value="0.058427">
                <text:p>0.058427</text:p>
              </table:table-cell>
              <table:table-cell office:value-type="float" office:value="0.062921">
                <text:p>0.062921</text:p>
              </table:table-cell>
              <table:table-cell office:value-type="float" office:value="0.046067">
                <text:p>0.046067</text:p>
              </table:table-cell>
              <table:table-cell office:value-type="float" office:value="0.053933">
                <text:p>0.053933</text:p>
              </table:table-cell>
              <table:table-cell office:value-type="float" office:value="0.041573">
                <text:p>0.041573</text:p>
              </table:table-cell>
              <table:table-cell office:value-type="float" office:value="0.052809">
                <text:p>0.052809</text:p>
              </table:table-cell>
              <table:table-cell office:value-type="float" office:value="0.040449">
                <text:p>0.040449</text:p>
              </table:table-cell>
              <table:table-cell office:value-type="float" office:value="0.069663">
                <text:p>0.069663</text:p>
              </table:table-cell>
              <table:table-cell office:value-type="float" office:value="0.117978">
                <text:p>0.117978</text:p>
              </table:table-cell>
              <table:table-cell office:value-type="float" office:value="0.119101">
                <text:p>0.119101</text:p>
              </table:table-cell>
            </table:table-row>
            <table:table-row>
              <table:table-cell office:value-type="string">
                <text:p>2019-02-11</text:p>
              </table:table-cell>
              <table:table-cell office:value-type="float" office:value="0.062921">
                <text:p>0.062921</text:p>
              </table:table-cell>
              <table:table-cell office:value-type="float" office:value="0.069663">
                <text:p>0.069663</text:p>
              </table:table-cell>
              <table:table-cell office:value-type="float" office:value="0.035955">
                <text:p>0.035955</text:p>
              </table:table-cell>
              <table:table-cell office:value-type="float" office:value="0.052809">
                <text:p>0.052809</text:p>
              </table:table-cell>
              <table:table-cell office:value-type="float" office:value="0.040449">
                <text:p>0.040449</text:p>
              </table:table-cell>
              <table:table-cell office:value-type="float" office:value="0.034831">
                <text:p>0.034831</text:p>
              </table:table-cell>
              <table:table-cell office:value-type="float" office:value="0.034831">
                <text:p>0.034831</text:p>
              </table:table-cell>
              <table:table-cell office:value-type="float" office:value="0.1">
                <text:p>0.1</text:p>
              </table:table-cell>
              <table:table-cell office:value-type="float" office:value="0.132584">
                <text:p>0.132584</text:p>
              </table:table-cell>
              <table:table-cell office:value-type="float" office:value="0.121348">
                <text:p>0.121348</text:p>
              </table:table-cell>
            </table:table-row>
            <table:table-row>
              <table:table-cell office:value-type="string">
                <text:p>2019-02-19</text:p>
              </table:table-cell>
              <table:table-cell office:value-type="float" office:value="0.057303">
                <text:p>0.057303</text:p>
              </table:table-cell>
              <table:table-cell office:value-type="float" office:value="0.05618">
                <text:p>0.05618</text:p>
              </table:table-cell>
              <table:table-cell office:value-type="float" office:value="0.042697">
                <text:p>0.042697</text:p>
              </table:table-cell>
              <table:table-cell office:value-type="float" office:value="0.059551">
                <text:p>0.059551</text:p>
              </table:table-cell>
              <table:table-cell office:value-type="float" office:value="0.029213">
                <text:p>0.029213</text:p>
              </table:table-cell>
              <table:table-cell office:value-type="float" office:value="0.058427">
                <text:p>0.058427</text:p>
              </table:table-cell>
              <table:table-cell office:value-type="float" office:value="0.030337">
                <text:p>0.030337</text:p>
              </table:table-cell>
              <table:table-cell office:value-type="float" office:value="0.086517">
                <text:p>0.086517</text:p>
              </table:table-cell>
              <table:table-cell office:value-type="float" office:value="0.138202">
                <text:p>0.138202</text:p>
              </table:table-cell>
              <table:table-cell office:value-type="float" office:value="0.105618">
                <text:p>0.105618</text:p>
              </table:table-cell>
            </table:table-row>
            <table:table-row>
              <table:table-cell office:value-type="string">
                <text:p>2019-02-25</text:p>
              </table:table-cell>
              <table:table-cell office:value-type="float" office:value="0.052809">
                <text:p>0.052809</text:p>
              </table:table-cell>
              <table:table-cell office:value-type="float" office:value="0.046067">
                <text:p>0.046067</text:p>
              </table:table-cell>
              <table:table-cell office:value-type="float" office:value="0.035955">
                <text:p>0.035955</text:p>
              </table:table-cell>
              <table:table-cell office:value-type="float" office:value="0.047191">
                <text:p>0.047191</text:p>
              </table:table-cell>
              <table:table-cell office:value-type="float" office:value="0.033708">
                <text:p>0.033708</text:p>
              </table:table-cell>
              <table:table-cell office:value-type="float" office:value="0.042697">
                <text:p>0.042697</text:p>
              </table:table-cell>
              <table:table-cell office:value-type="float" office:value="0.030337">
                <text:p>0.030337</text:p>
              </table:table-cell>
              <table:table-cell office:value-type="float" office:value="0.041573">
                <text:p>0.041573</text:p>
              </table:table-cell>
              <table:table-cell office:value-type="float" office:value="0.093258">
                <text:p>0.093258</text:p>
              </table:table-cell>
              <table:table-cell office:value-type="float" office:value="0.082022">
                <text:p>0.082022</text:p>
              </table:table-cell>
            </table:table-row>
            <table:table-row>
              <table:table-cell office:value-type="string">
                <text:p>2019-03-04</text:p>
              </table:table-cell>
              <table:table-cell office:value-type="float" office:value="0.068539">
                <text:p>0.068539</text:p>
              </table:table-cell>
              <table:table-cell office:value-type="float" office:value="0.05618">
                <text:p>0.05618</text:p>
              </table:table-cell>
              <table:table-cell office:value-type="float" office:value="0.041573">
                <text:p>0.041573</text:p>
              </table:table-cell>
              <table:table-cell office:value-type="float" office:value="0.058427">
                <text:p>0.058427</text:p>
              </table:table-cell>
              <table:table-cell office:value-type="float" office:value="0.031461">
                <text:p>0.031461</text:p>
              </table:table-cell>
              <table:table-cell office:value-type="float" office:value="0.053933">
                <text:p>0.053933</text:p>
              </table:table-cell>
              <table:table-cell office:value-type="float" office:value="0.042697">
                <text:p>0.042697</text:p>
              </table:table-cell>
              <table:table-cell office:value-type="float" office:value="0.064045">
                <text:p>0.064045</text:p>
              </table:table-cell>
              <table:table-cell office:value-type="float" office:value="0.141573">
                <text:p>0.141573</text:p>
              </table:table-cell>
              <table:table-cell office:value-type="float" office:value="0.080899">
                <text:p>0.080899</text:p>
              </table:table-cell>
            </table:table-row>
            <table:table-row>
              <table:table-cell office:value-type="string">
                <text:p>2019-03-11</text:p>
              </table:table-cell>
              <table:table-cell office:value-type="float" office:value="0.044944">
                <text:p>0.044944</text:p>
              </table:table-cell>
              <table:table-cell office:value-type="float" office:value="0.02809">
                <text:p>0.02809</text:p>
              </table:table-cell>
              <table:table-cell office:value-type="float" office:value="0.034831">
                <text:p>0.034831</text:p>
              </table:table-cell>
              <table:table-cell office:value-type="float" office:value="0.04382">
                <text:p>0.04382</text:p>
              </table:table-cell>
              <table:table-cell office:value-type="float" office:value="0.023596">
                <text:p>0.023596</text:p>
              </table:table-cell>
              <table:table-cell office:value-type="float" office:value="0.031461">
                <text:p>0.031461</text:p>
              </table:table-cell>
              <table:table-cell office:value-type="float" office:value="0.024719">
                <text:p>0.024719</text:p>
              </table:table-cell>
              <table:table-cell office:value-type="float" office:value="0.053933">
                <text:p>0.053933</text:p>
              </table:table-cell>
              <table:table-cell office:value-type="float" office:value="0.092135">
                <text:p>0.092135</text:p>
              </table:table-cell>
              <table:table-cell office:value-type="float" office:value="0.069663">
                <text:p>0.069663</text:p>
              </table:table-cell>
            </table:table-row>
            <table:table-row>
              <table:table-cell office:value-type="string">
                <text:p>2019-03-18</text:p>
              </table:table-cell>
              <table:table-cell office:value-type="float" office:value="0.046067">
                <text:p>0.046067</text:p>
              </table:table-cell>
              <table:table-cell office:value-type="float" office:value="0.030337">
                <text:p>0.030337</text:p>
              </table:table-cell>
              <table:table-cell office:value-type="float" office:value="0.026966">
                <text:p>0.026966</text:p>
              </table:table-cell>
              <table:table-cell office:value-type="float" office:value="0.04382">
                <text:p>0.04382</text:p>
              </table:table-cell>
              <table:table-cell office:value-type="float" office:value="0.019101">
                <text:p>0.019101</text:p>
              </table:table-cell>
              <table:table-cell office:value-type="float" office:value="0.032584">
                <text:p>0.032584</text:p>
              </table:table-cell>
              <table:table-cell office:value-type="float" office:value="0.022472">
                <text:p>0.022472</text:p>
              </table:table-cell>
              <table:table-cell office:value-type="float" office:value="0.029213">
                <text:p>0.029213</text:p>
              </table:table-cell>
              <table:table-cell office:value-type="float" office:value="0.086517">
                <text:p>0.086517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2019-03-25</text:p>
              </table:table-cell>
              <table:table-cell office:value-type="float" office:value="0.038202">
                <text:p>0.038202</text:p>
              </table:table-cell>
              <table:table-cell office:value-type="float" office:value="0.037079">
                <text:p>0.037079</text:p>
              </table:table-cell>
              <table:table-cell office:value-type="float" office:value="0.021348">
                <text:p>0.021348</text:p>
              </table:table-cell>
              <table:table-cell office:value-type="float" office:value="0.032584">
                <text:p>0.032584</text:p>
              </table:table-cell>
              <table:table-cell office:value-type="float" office:value="0.022472">
                <text:p>0.022472</text:p>
              </table:table-cell>
              <table:table-cell office:value-type="float" office:value="0.031461">
                <text:p>0.031461</text:p>
              </table:table-cell>
              <table:table-cell office:value-type="float" office:value="0.017978">
                <text:p>0.017978</text:p>
              </table:table-cell>
              <table:table-cell office:value-type="float" office:value="0.044944">
                <text:p>0.044944</text:p>
              </table:table-cell>
              <table:table-cell office:value-type="float" office:value="0.062921">
                <text:p>0.062921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2019-04-01</text:p>
              </table:table-cell>
              <table:table-cell office:value-type="float" office:value="0.024719">
                <text:p>0.024719</text:p>
              </table:table-cell>
              <table:table-cell office:value-type="float" office:value="0.020225">
                <text:p>0.020225</text:p>
              </table:table-cell>
              <table:table-cell office:value-type="float" office:value="0.020225">
                <text:p>0.020225</text:p>
              </table:table-cell>
              <table:table-cell office:value-type="float" office:value="0.019101">
                <text:p>0.019101</text:p>
              </table:table-cell>
              <table:table-cell office:value-type="float" office:value="0.013483">
                <text:p>0.013483</text:p>
              </table:table-cell>
              <table:table-cell office:value-type="float" office:value="0.02809">
                <text:p>0.02809</text:p>
              </table:table-cell>
              <table:table-cell office:value-type="float" office:value="0.011236">
                <text:p>0.011236</text:p>
              </table:table-cell>
              <table:table-cell office:value-type="float" office:value="0.037079">
                <text:p>0.037079</text:p>
              </table:table-cell>
              <table:table-cell office:value-type="float" office:value="0.053933">
                <text:p>0.053933</text:p>
              </table:table-cell>
              <table:table-cell office:value-type="float" office:value="0.05618">
                <text:p>0.05618</text:p>
              </table:table-cell>
            </table:table-row>
            <table:table-row>
              <table:table-cell office:value-type="string">
                <text:p>2019-04-11</text:p>
              </table:table-cell>
              <table:table-cell office:value-type="float" office:value="0.038202">
                <text:p>0.038202</text:p>
              </table:table-cell>
              <table:table-cell office:value-type="float" office:value="0.02809">
                <text:p>0.02809</text:p>
              </table:table-cell>
              <table:table-cell office:value-type="float" office:value="0.034831">
                <text:p>0.034831</text:p>
              </table:table-cell>
              <table:table-cell office:value-type="float" office:value="0.024719">
                <text:p>0.024719</text:p>
              </table:table-cell>
              <table:table-cell office:value-type="float" office:value="0.025843">
                <text:p>0.025843</text:p>
              </table:table-cell>
              <table:table-cell office:value-type="float" office:value="0.033708">
                <text:p>0.033708</text:p>
              </table:table-cell>
              <table:table-cell office:value-type="float" office:value="0.021348">
                <text:p>0.021348</text:p>
              </table:table-cell>
              <table:table-cell office:value-type="float" office:value="0.04382">
                <text:p>0.04382</text:p>
              </table:table-cell>
              <table:table-cell office:value-type="float" office:value="0.064045">
                <text:p>0.064045</text:p>
              </table:table-cell>
              <table:table-cell office:value-type="float" office:value="0.068539">
                <text:p>0.068539</text:p>
              </table:table-cell>
            </table:table-row>
            <table:table-row>
              <table:table-cell office:value-type="string">
                <text:p>2019-04-15</text:p>
              </table:table-cell>
              <table:table-cell office:value-type="float" office:value="0.034831">
                <text:p>0.034831</text:p>
              </table:table-cell>
              <table:table-cell office:value-type="float" office:value="0.031461">
                <text:p>0.031461</text:p>
              </table:table-cell>
              <table:table-cell office:value-type="float" office:value="0.021348">
                <text:p>0.021348</text:p>
              </table:table-cell>
              <table:table-cell office:value-type="float" office:value="0.02809">
                <text:p>0.02809</text:p>
              </table:table-cell>
              <table:table-cell office:value-type="float" office:value="0.020225">
                <text:p>0.020225</text:p>
              </table:table-cell>
              <table:table-cell office:value-type="float" office:value="0.026966">
                <text:p>0.026966</text:p>
              </table:table-cell>
              <table:table-cell office:value-type="float" office:value="0.024719">
                <text:p>0.024719</text:p>
              </table:table-cell>
              <table:table-cell office:value-type="float" office:value="0.035955">
                <text:p>0.035955</text:p>
              </table:table-cell>
              <table:table-cell office:value-type="float" office:value="0.052809">
                <text:p>0.052809</text:p>
              </table:table-cell>
              <table:table-cell office:value-type="float" office:value="0.050562">
                <text:p>0.050562</text:p>
              </table:table-cell>
            </table:table-row>
            <table:table-row>
              <table:table-cell office:value-type="string">
                <text:p>2019-04-27</text:p>
              </table:table-cell>
              <table:table-cell office:value-type="float" office:value="0.031461">
                <text:p>0.031461</text:p>
              </table:table-cell>
              <table:table-cell office:value-type="float" office:value="0.034831">
                <text:p>0.034831</text:p>
              </table:table-cell>
              <table:table-cell office:value-type="float" office:value="0.02809">
                <text:p>0.02809</text:p>
              </table:table-cell>
              <table:table-cell office:value-type="float" office:value="0.033708">
                <text:p>0.033708</text:p>
              </table:table-cell>
              <table:table-cell office:value-type="float" office:value="0.022472">
                <text:p>0.022472</text:p>
              </table:table-cell>
              <table:table-cell office:value-type="float" office:value="0.029213">
                <text:p>0.029213</text:p>
              </table:table-cell>
              <table:table-cell office:value-type="float" office:value="0.026966">
                <text:p>0.026966</text:p>
              </table:table-cell>
              <table:table-cell office:value-type="float" office:value="0.039326">
                <text:p>0.039326</text:p>
              </table:table-cell>
              <table:table-cell office:value-type="float" office:value="0.05618">
                <text:p>0.05618</text:p>
              </table:table-cell>
              <table:table-cell office:value-type="float" office:value="0.058427">
                <text:p>0.058427</text:p>
              </table:table-cell>
            </table:table-row>
            <table:table-row>
              <table:table-cell office:value-type="string">
                <text:p>2019-04-29</text:p>
              </table:table-cell>
              <table:table-cell office:value-type="float" office:value="0.026966">
                <text:p>0.026966</text:p>
              </table:table-cell>
              <table:table-cell office:value-type="float" office:value="0.020225">
                <text:p>0.020225</text:p>
              </table:table-cell>
              <table:table-cell office:value-type="float" office:value="0.024719">
                <text:p>0.024719</text:p>
              </table:table-cell>
              <table:table-cell office:value-type="float" office:value="0.024719">
                <text:p>0.024719</text:p>
              </table:table-cell>
              <table:table-cell office:value-type="float" office:value="0.01573">
                <text:p>0.01573</text:p>
              </table:table-cell>
              <table:table-cell office:value-type="float" office:value="0.016854">
                <text:p>0.016854</text:p>
              </table:table-cell>
              <table:table-cell office:value-type="float" office:value="0.011236">
                <text:p>0.011236</text:p>
              </table:table-cell>
              <table:table-cell office:value-type="float" office:value="0.034831">
                <text:p>0.034831</text:p>
              </table:table-cell>
              <table:table-cell office:value-type="float" office:value="0.070787">
                <text:p>0.070787</text:p>
              </table:table-cell>
              <table:table-cell office:value-type="float" office:value="0.055056">
                <text:p>0.055056</text:p>
              </table:table-cell>
            </table:table-row>
            <table:table-row>
              <table:table-cell office:value-type="string">
                <text:p>2019-05-06</text:p>
              </table:table-cell>
              <table:table-cell office:value-type="float" office:value="0.030337">
                <text:p>0.030337</text:p>
              </table:table-cell>
              <table:table-cell office:value-type="float" office:value="0.020225">
                <text:p>0.020225</text:p>
              </table:table-cell>
              <table:table-cell office:value-type="float" office:value="0.020225">
                <text:p>0.020225</text:p>
              </table:table-cell>
              <table:table-cell office:value-type="float" office:value="0.023596">
                <text:p>0.023596</text:p>
              </table:table-cell>
              <table:table-cell office:value-type="float" office:value="0.019101">
                <text:p>0.019101</text:p>
              </table:table-cell>
              <table:table-cell office:value-type="float" office:value="0.025843">
                <text:p>0.025843</text:p>
              </table:table-cell>
              <table:table-cell office:value-type="float" office:value="0.019101">
                <text:p>0.019101</text:p>
              </table:table-cell>
              <table:table-cell office:value-type="float" office:value="0.02809">
                <text:p>0.02809</text:p>
              </table:table-cell>
              <table:table-cell office:value-type="float" office:value="0.055056">
                <text:p>0.055056</text:p>
              </table:table-cell>
              <table:table-cell office:value-type="float" office:value="0.046067">
                <text:p>0.046067</text:p>
              </table:table-cell>
            </table:table-row>
            <table:table-row>
              <table:table-cell office:value-type="string">
                <text:p>2019-05-13</text:p>
              </table:table-cell>
              <table:table-cell office:value-type="float" office:value="0.02809">
                <text:p>0.02809</text:p>
              </table:table-cell>
              <table:table-cell office:value-type="float" office:value="0.029213">
                <text:p>0.029213</text:p>
              </table:table-cell>
              <table:table-cell office:value-type="float" office:value="0.021348">
                <text:p>0.021348</text:p>
              </table:table-cell>
              <table:table-cell office:value-type="float" office:value="0.023596">
                <text:p>0.023596</text:p>
              </table:table-cell>
              <table:table-cell office:value-type="float" office:value="0.019101">
                <text:p>0.019101</text:p>
              </table:table-cell>
              <table:table-cell office:value-type="float" office:value="0.024719">
                <text:p>0.024719</text:p>
              </table:table-cell>
              <table:table-cell office:value-type="float" office:value="0.01236">
                <text:p>0.01236</text:p>
              </table:table-cell>
              <table:table-cell office:value-type="float" office:value="0.04382">
                <text:p>0.04382</text:p>
              </table:table-cell>
              <table:table-cell office:value-type="float" office:value="0.068539">
                <text:p>0.068539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2019-05-20</text:p>
              </table:table-cell>
              <table:table-cell office:value-type="float" office:value="0.033708">
                <text:p>0.033708</text:p>
              </table:table-cell>
              <table:table-cell office:value-type="float" office:value="0.033708">
                <text:p>0.033708</text:p>
              </table:table-cell>
              <table:table-cell office:value-type="float" office:value="0.017978">
                <text:p>0.017978</text:p>
              </table:table-cell>
              <table:table-cell office:value-type="float" office:value="0.030337">
                <text:p>0.030337</text:p>
              </table:table-cell>
              <table:table-cell office:value-type="float" office:value="0.021348">
                <text:p>0.021348</text:p>
              </table:table-cell>
              <table:table-cell office:value-type="float" office:value="0.024719">
                <text:p>0.024719</text:p>
              </table:table-cell>
              <table:table-cell office:value-type="float" office:value="0.014607">
                <text:p>0.014607</text:p>
              </table:table-cell>
              <table:table-cell office:value-type="float" office:value="0.048315">
                <text:p>0.048315</text:p>
              </table:table-cell>
              <table:table-cell office:value-type="float" office:value="0.062921">
                <text:p>0.062921</text:p>
              </table:table-cell>
              <table:table-cell office:value-type="float" office:value="0.049438">
                <text:p>0.049438</text:p>
              </table:table-cell>
            </table:table-row>
            <table:table-row>
              <table:table-cell office:value-type="string">
                <text:p>2019-05-27</text:p>
              </table:table-cell>
              <table:table-cell office:value-type="float" office:value="0.032584">
                <text:p>0.032584</text:p>
              </table:table-cell>
              <table:table-cell office:value-type="float" office:value="0.033708">
                <text:p>0.033708</text:p>
              </table:table-cell>
              <table:table-cell office:value-type="float" office:value="0.017978">
                <text:p>0.017978</text:p>
              </table:table-cell>
              <table:table-cell office:value-type="float" office:value="0.034831">
                <text:p>0.034831</text:p>
              </table:table-cell>
              <table:table-cell office:value-type="float" office:value="0.022472">
                <text:p>0.022472</text:p>
              </table:table-cell>
              <table:table-cell office:value-type="float" office:value="0.030337">
                <text:p>0.030337</text:p>
              </table:table-cell>
              <table:table-cell office:value-type="float" office:value="0.021348">
                <text:p>0.021348</text:p>
              </table:table-cell>
              <table:table-cell office:value-type="float" office:value="0.042697">
                <text:p>0.042697</text:p>
              </table:table-cell>
              <table:table-cell office:value-type="float" office:value="0.060674">
                <text:p>0.060674</text:p>
              </table:table-cell>
              <table:table-cell office:value-type="float" office:value="0.052809">
                <text:p>0.052809</text:p>
              </table:table-cell>
            </table:table-row>
            <table:table-row>
              <table:table-cell office:value-type="string">
                <text:p>2019-06-03</text:p>
              </table:table-cell>
              <table:table-cell office:value-type="float" office:value="0.038202">
                <text:p>0.038202</text:p>
              </table:table-cell>
              <table:table-cell office:value-type="float" office:value="0.04382">
                <text:p>0.04382</text:p>
              </table:table-cell>
              <table:table-cell office:value-type="float" office:value="0.020225">
                <text:p>0.020225</text:p>
              </table:table-cell>
              <table:table-cell office:value-type="float" office:value="0.035955">
                <text:p>0.035955</text:p>
              </table:table-cell>
              <table:table-cell office:value-type="float" office:value="0.029213">
                <text:p>0.029213</text:p>
              </table:table-cell>
              <table:table-cell office:value-type="float" office:value="0.026966">
                <text:p>0.026966</text:p>
              </table:table-cell>
              <table:table-cell office:value-type="float" office:value="0.021348">
                <text:p>0.021348</text:p>
              </table:table-cell>
              <table:table-cell office:value-type="float" office:value="0.05618">
                <text:p>0.05618</text:p>
              </table:table-cell>
              <table:table-cell office:value-type="float" office:value="0.078652">
                <text:p>0.078652</text:p>
              </table:table-cell>
              <table:table-cell office:value-type="float" office:value="0.074157">
                <text:p>0.074157</text:p>
              </table:table-cell>
            </table:table-row>
            <table:table-row>
              <table:table-cell office:value-type="string">
                <text:p>2019-06-10</text:p>
              </table:table-cell>
              <table:table-cell office:value-type="float" office:value="0.017978">
                <text:p>0.017978</text:p>
              </table:table-cell>
              <table:table-cell office:value-type="float" office:value="0.017978">
                <text:p>0.017978</text:p>
              </table:table-cell>
              <table:table-cell office:value-type="float" office:value="0.013483">
                <text:p>0.013483</text:p>
              </table:table-cell>
              <table:table-cell office:value-type="float" office:value="0.01573">
                <text:p>0.01573</text:p>
              </table:table-cell>
              <table:table-cell office:value-type="float" office:value="0.01236">
                <text:p>0.01236</text:p>
              </table:table-cell>
              <table:table-cell office:value-type="float" office:value="0.021348">
                <text:p>0.021348</text:p>
              </table:table-cell>
              <table:table-cell office:value-type="float" office:value="0.008989">
                <text:p>0.008989</text:p>
              </table:table-cell>
              <table:table-cell office:value-type="float" office:value="0.023596">
                <text:p>0.023596</text:p>
              </table:table-cell>
              <table:table-cell office:value-type="float" office:value="0.047191">
                <text:p>0.047191</text:p>
              </table:table-cell>
              <table:table-cell office:value-type="float" office:value="0.037079">
                <text:p>0.037079</text:p>
              </table:table-cell>
            </table:table-row>
            <table:table-row>
              <table:table-cell office:value-type="string">
                <text:p>2019-06-20</text:p>
              </table:table-cell>
              <table:table-cell office:value-type="float" office:value="0.016854">
                <text:p>0.016854</text:p>
              </table:table-cell>
              <table:table-cell office:value-type="float" office:value="0.02809">
                <text:p>0.02809</text:p>
              </table:table-cell>
              <table:table-cell office:value-type="float" office:value="0.01573">
                <text:p>0.01573</text:p>
              </table:table-cell>
              <table:table-cell office:value-type="float" office:value="0.016854">
                <text:p>0.016854</text:p>
              </table:table-cell>
              <table:table-cell office:value-type="float" office:value="0.010112">
                <text:p>0.010112</text:p>
              </table:table-cell>
              <table:table-cell office:value-type="float" office:value="0.013483">
                <text:p>0.013483</text:p>
              </table:table-cell>
              <table:table-cell office:value-type="float" office:value="0.011236">
                <text:p>0.011236</text:p>
              </table:table-cell>
              <table:table-cell office:value-type="float" office:value="0.025843">
                <text:p>0.025843</text:p>
              </table:table-cell>
              <table:table-cell office:value-type="float" office:value="0.035955">
                <text:p>0.035955</text:p>
              </table:table-cell>
              <table:table-cell office:value-type="float" office:value="0.029213">
                <text:p>0.029213</text:p>
              </table:table-cell>
            </table:table-row>
            <table:table-row>
              <table:table-cell office:value-type="string">
                <text:p>2019-06-24</text:p>
              </table:table-cell>
              <table:table-cell office:value-type="float" office:value="0.01573">
                <text:p>0.01573</text:p>
              </table:table-cell>
              <table:table-cell office:value-type="float" office:value="0.026966">
                <text:p>0.026966</text:p>
              </table:table-cell>
              <table:table-cell office:value-type="float" office:value="0.011236">
                <text:p>0.011236</text:p>
              </table:table-cell>
              <table:table-cell office:value-type="float" office:value="0.017978">
                <text:p>0.017978</text:p>
              </table:table-cell>
              <table:table-cell office:value-type="float" office:value="0.008989">
                <text:p>0.008989</text:p>
              </table:table-cell>
              <table:table-cell office:value-type="float" office:value="0.014607">
                <text:p>0.014607</text:p>
              </table:table-cell>
              <table:table-cell office:value-type="float" office:value="0.013483">
                <text:p>0.013483</text:p>
              </table:table-cell>
              <table:table-cell office:value-type="float" office:value="0.017978">
                <text:p>0.017978</text:p>
              </table:table-cell>
              <table:table-cell office:value-type="float" office:value="0.032584">
                <text:p>0.032584</text:p>
              </table:table-cell>
              <table:table-cell office:value-type="float" office:value="0.033708">
                <text:p>0.033708</text:p>
              </table:table-cell>
            </table:table-row>
            <table:table-row>
              <table:table-cell office:value-type="string">
                <text:p>2019-07-01</text:p>
              </table:table-cell>
              <table:table-cell office:value-type="float" office:value="0.019101">
                <text:p>0.019101</text:p>
              </table:table-cell>
              <table:table-cell office:value-type="float" office:value="0.022472">
                <text:p>0.022472</text:p>
              </table:table-cell>
              <table:table-cell office:value-type="float" office:value="0.008989">
                <text:p>0.008989</text:p>
              </table:table-cell>
              <table:table-cell office:value-type="float" office:value="0.025843">
                <text:p>0.025843</text:p>
              </table:table-cell>
              <table:table-cell office:value-type="float" office:value="0.013483">
                <text:p>0.013483</text:p>
              </table:table-cell>
              <table:table-cell office:value-type="float" office:value="0.01573">
                <text:p>0.01573</text:p>
              </table:table-cell>
              <table:table-cell office:value-type="float" office:value="0.008989">
                <text:p>0.008989</text:p>
              </table:table-cell>
              <table:table-cell office:value-type="float" office:value="0.022472">
                <text:p>0.022472</text:p>
              </table:table-cell>
              <table:table-cell office:value-type="float" office:value="0.046067">
                <text:p>0.046067</text:p>
              </table:table-cell>
              <table:table-cell office:value-type="float" office:value="0.032584">
                <text:p>0.032584</text:p>
              </table:table-cell>
            </table:table-row>
            <table:table-row>
              <table:table-cell office:value-type="string">
                <text:p>2019-07-14</text:p>
              </table:table-cell>
              <table:table-cell office:value-type="float" office:value="0.046067">
                <text:p>0.046067</text:p>
              </table:table-cell>
              <table:table-cell office:value-type="float" office:value="0.038202">
                <text:p>0.038202</text:p>
              </table:table-cell>
              <table:table-cell office:value-type="float" office:value="0.022472">
                <text:p>0.022472</text:p>
              </table:table-cell>
              <table:table-cell office:value-type="float" office:value="0.038202">
                <text:p>0.038202</text:p>
              </table:table-cell>
              <table:table-cell office:value-type="float" office:value="0.025843">
                <text:p>0.025843</text:p>
              </table:table-cell>
              <table:table-cell office:value-type="float" office:value="0.033708">
                <text:p>0.033708</text:p>
              </table:table-cell>
              <table:table-cell office:value-type="float" office:value="0.025843">
                <text:p>0.025843</text:p>
              </table:table-cell>
              <table:table-cell office:value-type="float" office:value="0.048315">
                <text:p>0.048315</text:p>
              </table:table-cell>
              <table:table-cell office:value-type="float" office:value="0.085393">
                <text:p>0.085393</text:p>
              </table:table-cell>
              <table:table-cell office:value-type="float" office:value="0.062921">
                <text:p>0.062921</text:p>
              </table:table-cell>
            </table:table-row>
            <table:table-row>
              <table:table-cell office:value-type="string">
                <text:p>2019-07-16</text:p>
              </table:table-cell>
              <table:table-cell office:value-type="float" office:value="0.021348">
                <text:p>0.021348</text:p>
              </table:table-cell>
              <table:table-cell office:value-type="float" office:value="0.021348">
                <text:p>0.021348</text:p>
              </table:table-cell>
              <table:table-cell office:value-type="float" office:value="0.010112">
                <text:p>0.010112</text:p>
              </table:table-cell>
              <table:table-cell office:value-type="float" office:value="0.025843">
                <text:p>0.025843</text:p>
              </table:table-cell>
              <table:table-cell office:value-type="float" office:value="0.013483">
                <text:p>0.013483</text:p>
              </table:table-cell>
              <table:table-cell office:value-type="float" office:value="0.019101">
                <text:p>0.019101</text:p>
              </table:table-cell>
              <table:table-cell office:value-type="float" office:value="0.01236">
                <text:p>0.01236</text:p>
              </table:table-cell>
              <table:table-cell office:value-type="float" office:value="0.029213">
                <text:p>0.029213</text:p>
              </table:table-cell>
              <table:table-cell office:value-type="float" office:value="0.039326">
                <text:p>0.039326</text:p>
              </table:table-cell>
              <table:table-cell office:value-type="float" office:value="0.037079">
                <text:p>0.037079</text:p>
              </table:table-cell>
            </table:table-row>
            <table:table-row>
              <table:table-cell office:value-type="string">
                <text:p>2019-07-22</text:p>
              </table:table-cell>
              <table:table-cell office:value-type="float" office:value="0.017978">
                <text:p>0.017978</text:p>
              </table:table-cell>
              <table:table-cell office:value-type="float" office:value="0.021348">
                <text:p>0.021348</text:p>
              </table:table-cell>
              <table:table-cell office:value-type="float" office:value="0.013483">
                <text:p>0.013483</text:p>
              </table:table-cell>
              <table:table-cell office:value-type="float" office:value="0.021348">
                <text:p>0.021348</text:p>
              </table:table-cell>
              <table:table-cell office:value-type="float" office:value="0.01236">
                <text:p>0.01236</text:p>
              </table:table-cell>
              <table:table-cell office:value-type="float" office:value="0.013483">
                <text:p>0.013483</text:p>
              </table:table-cell>
              <table:table-cell office:value-type="float" office:value="0.008989">
                <text:p>0.008989</text:p>
              </table:table-cell>
              <table:table-cell office:value-type="float" office:value="0.039326">
                <text:p>0.039326</text:p>
              </table:table-cell>
              <table:table-cell office:value-type="float" office:value="0.031461">
                <text:p>0.031461</text:p>
              </table:table-cell>
              <table:table-cell office:value-type="float" office:value="0.046067">
                <text:p>0.046067</text:p>
              </table:table-cell>
            </table:table-row>
            <table:table-row>
              <table:table-cell office:value-type="string">
                <text:p>2019-07-29</text:p>
              </table:table-cell>
              <table:table-cell office:value-type="float" office:value="0.023596">
                <text:p>0.023596</text:p>
              </table:table-cell>
              <table:table-cell office:value-type="float" office:value="0.042697">
                <text:p>0.042697</text:p>
              </table:table-cell>
              <table:table-cell office:value-type="float" office:value="0.021348">
                <text:p>0.021348</text:p>
              </table:table-cell>
              <table:table-cell office:value-type="float" office:value="0.039326">
                <text:p>0.039326</text:p>
              </table:table-cell>
              <table:table-cell office:value-type="float" office:value="0.023596">
                <text:p>0.023596</text:p>
              </table:table-cell>
              <table:table-cell office:value-type="float" office:value="0.023596">
                <text:p>0.023596</text:p>
              </table:table-cell>
              <table:table-cell office:value-type="float" office:value="0.023596">
                <text:p>0.023596</text:p>
              </table:table-cell>
              <table:table-cell office:value-type="float" office:value="0.038202">
                <text:p>0.038202</text:p>
              </table:table-cell>
              <table:table-cell office:value-type="float" office:value="0.057303">
                <text:p>0.057303</text:p>
              </table:table-cell>
              <table:table-cell office:value-type="float" office:value="0.046067">
                <text:p>0.046067</text:p>
              </table:table-cell>
            </table:table-row>
            <table:table-row>
              <table:table-cell office:value-type="string">
                <text:p>2019-08-05</text:p>
              </table:table-cell>
              <table:table-cell office:value-type="float" office:value="0.040449">
                <text:p>0.040449</text:p>
              </table:table-cell>
              <table:table-cell office:value-type="float" office:value="0.053933">
                <text:p>0.053933</text:p>
              </table:table-cell>
              <table:table-cell office:value-type="float" office:value="0.023596">
                <text:p>0.023596</text:p>
              </table:table-cell>
              <table:table-cell office:value-type="float" office:value="0.040449">
                <text:p>0.040449</text:p>
              </table:table-cell>
              <table:table-cell office:value-type="float" office:value="0.035955">
                <text:p>0.035955</text:p>
              </table:table-cell>
              <table:table-cell office:value-type="float" office:value="0.029213">
                <text:p>0.029213</text:p>
              </table:table-cell>
              <table:table-cell office:value-type="float" office:value="0.031461">
                <text:p>0.031461</text:p>
              </table:table-cell>
              <table:table-cell office:value-type="float" office:value="0.052809">
                <text:p>0.052809</text:p>
              </table:table-cell>
              <table:table-cell office:value-type="float" office:value="0.065169">
                <text:p>0.065169</text:p>
              </table:table-cell>
              <table:table-cell office:value-type="float" office:value="0.059551">
                <text:p>0.059551</text:p>
              </table:table-cell>
            </table:table-row>
            <table:table-row>
              <table:table-cell office:value-type="string">
                <text:p>2019-08-12</text:p>
              </table:table-cell>
              <table:table-cell office:value-type="float" office:value="0.04382">
                <text:p>0.04382</text:p>
              </table:table-cell>
              <table:table-cell office:value-type="float" office:value="0.031461">
                <text:p>0.031461</text:p>
              </table:table-cell>
              <table:table-cell office:value-type="float" office:value="0.031461">
                <text:p>0.031461</text:p>
              </table:table-cell>
              <table:table-cell office:value-type="float" office:value="0.05618">
                <text:p>0.05618</text:p>
              </table:table-cell>
              <table:table-cell office:value-type="float" office:value="0.022472">
                <text:p>0.022472</text:p>
              </table:table-cell>
              <table:table-cell office:value-type="float" office:value="0.035955">
                <text:p>0.035955</text:p>
              </table:table-cell>
              <table:table-cell office:value-type="float" office:value="0.024719">
                <text:p>0.024719</text:p>
              </table:table-cell>
              <table:table-cell office:value-type="float" office:value="0.042697">
                <text:p>0.042697</text:p>
              </table:table-cell>
              <table:table-cell office:value-type="float" office:value="0.085393">
                <text:p>0.085393</text:p>
              </table:table-cell>
              <table:table-cell office:value-type="float" office:value="0.076404">
                <text:p>0.076404</text:p>
              </table:table-cell>
            </table:table-row>
            <table:table-row>
              <table:table-cell office:value-type="string">
                <text:p>2019-08-19</text:p>
              </table:table-cell>
              <table:table-cell office:value-type="float" office:value="0.05618">
                <text:p>0.05618</text:p>
              </table:table-cell>
              <table:table-cell office:value-type="float" office:value="0.04382">
                <text:p>0.04382</text:p>
              </table:table-cell>
              <table:table-cell office:value-type="float" office:value="0.035955">
                <text:p>0.035955</text:p>
              </table:table-cell>
              <table:table-cell office:value-type="float" office:value="0.055056">
                <text:p>0.055056</text:p>
              </table:table-cell>
              <table:table-cell office:value-type="float" office:value="0.033708">
                <text:p>0.033708</text:p>
              </table:table-cell>
              <table:table-cell office:value-type="float" office:value="0.050562">
                <text:p>0.050562</text:p>
              </table:table-cell>
              <table:table-cell office:value-type="float" office:value="0.037079">
                <text:p>0.037079</text:p>
              </table:table-cell>
              <table:table-cell office:value-type="float" office:value="0.064045">
                <text:p>0.064045</text:p>
              </table:table-cell>
              <table:table-cell office:value-type="float" office:value="0.11573">
                <text:p>0.115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19-08-26</text:p>
              </table:table-cell>
              <table:table-cell office:value-type="float" office:value="0.098876">
                <text:p>0.098876</text:p>
              </table:table-cell>
              <table:table-cell office:value-type="float" office:value="0.073034">
                <text:p>0.073034</text:p>
              </table:table-cell>
              <table:table-cell office:value-type="float" office:value="0.032584">
                <text:p>0.032584</text:p>
              </table:table-cell>
              <table:table-cell office:value-type="float" office:value="0.059551">
                <text:p>0.059551</text:p>
              </table:table-cell>
              <table:table-cell office:value-type="float" office:value="0.074157">
                <text:p>0.074157</text:p>
              </table:table-cell>
              <table:table-cell office:value-type="float" office:value="0.041573">
                <text:p>0.041573</text:p>
              </table:table-cell>
              <table:table-cell office:value-type="float" office:value="0.053933">
                <text:p>0.053933</text:p>
              </table:table-cell>
              <table:table-cell office:value-type="float" office:value="0.094382">
                <text:p>0.094382</text:p>
              </table:table-cell>
              <table:table-cell office:value-type="float" office:value="0.124719">
                <text:p>0.124719</text:p>
              </table:table-cell>
              <table:table-cell office:value-type="float" office:value="0.157303">
                <text:p>0.157303</text:p>
              </table:table-cell>
            </table:table-row>
            <table:table-row>
              <table:table-cell office:value-type="string">
                <text:p>2019-09-02</text:p>
              </table:table-cell>
              <table:table-cell office:value-type="float" office:value="0.069663">
                <text:p>0.069663</text:p>
              </table:table-cell>
              <table:table-cell office:value-type="float" office:value="0.065169">
                <text:p>0.065169</text:p>
              </table:table-cell>
              <table:table-cell office:value-type="float" office:value="0.051685">
                <text:p>0.051685</text:p>
              </table:table-cell>
              <table:table-cell office:value-type="float" office:value="0.077528">
                <text:p>0.077528</text:p>
              </table:table-cell>
              <table:table-cell office:value-type="float" office:value="0.035955">
                <text:p>0.035955</text:p>
              </table:table-cell>
              <table:table-cell office:value-type="float" office:value="0.065169">
                <text:p>0.065169</text:p>
              </table:table-cell>
              <table:table-cell office:value-type="float" office:value="0.044944">
                <text:p>0.044944</text:p>
              </table:table-cell>
              <table:table-cell office:value-type="float" office:value="0.055056">
                <text:p>0.055056</text:p>
              </table:table-cell>
              <table:table-cell office:value-type="float" office:value="0.137079">
                <text:p>0.137079</text:p>
              </table:table-cell>
              <table:table-cell office:value-type="float" office:value="0.076404">
                <text:p>0.076404</text:p>
              </table:table-cell>
            </table:table-row>
            <table:table-row>
              <table:table-cell office:value-type="string">
                <text:p>2019-09-09</text:p>
              </table:table-cell>
              <table:table-cell office:value-type="float" office:value="0.037079">
                <text:p>0.037079</text:p>
              </table:table-cell>
              <table:table-cell office:value-type="float" office:value="0.074157">
                <text:p>0.074157</text:p>
              </table:table-cell>
              <table:table-cell office:value-type="float" office:value="0.021348">
                <text:p>0.021348</text:p>
              </table:table-cell>
              <table:table-cell office:value-type="float" office:value="0.04382">
                <text:p>0.04382</text:p>
              </table:table-cell>
              <table:table-cell office:value-type="float" office:value="0.033708">
                <text:p>0.033708</text:p>
              </table:table-cell>
              <table:table-cell office:value-type="float" office:value="0.020225">
                <text:p>0.020225</text:p>
              </table:table-cell>
              <table:table-cell office:value-type="float" office:value="0.024719">
                <text:p>0.024719</text:p>
              </table:table-cell>
              <table:table-cell office:value-type="float" office:value="0.048315">
                <text:p>0.048315</text:p>
              </table:table-cell>
              <table:table-cell office:value-type="float" office:value="0.059551">
                <text:p>0.059551</text:p>
              </table:table-cell>
              <table:table-cell office:value-type="float" office:value="0.079775">
                <text:p>0.079775</text:p>
              </table:table-cell>
            </table:table-row>
            <table:table-row>
              <table:table-cell office:value-type="string">
                <text:p>2019-09-16</text:p>
              </table:table-cell>
              <table:table-cell office:value-type="float" office:value="0.074157">
                <text:p>0.074157</text:p>
              </table:table-cell>
              <table:table-cell office:value-type="float" office:value="0.089888">
                <text:p>0.089888</text:p>
              </table:table-cell>
              <table:table-cell office:value-type="float" office:value="0.048315">
                <text:p>0.048315</text:p>
              </table:table-cell>
              <table:table-cell office:value-type="float" office:value="0.085393">
                <text:p>0.085393</text:p>
              </table:table-cell>
              <table:table-cell office:value-type="float" office:value="0.04382">
                <text:p>0.04382</text:p>
              </table:table-cell>
              <table:table-cell office:value-type="float" office:value="0.057303">
                <text:p>0.057303</text:p>
              </table:table-cell>
              <table:table-cell office:value-type="float" office:value="0.047191">
                <text:p>0.047191</text:p>
              </table:table-cell>
              <table:table-cell office:value-type="float" office:value="0.079775">
                <text:p>0.079775</text:p>
              </table:table-cell>
              <table:table-cell office:value-type="float" office:value="0.151685">
                <text:p>0.151685</text:p>
              </table:table-cell>
              <table:table-cell office:value-type="float" office:value="0.124719">
                <text:p>0.124719</text:p>
              </table:table-cell>
            </table:table-row>
            <table:table-row>
              <table:table-cell office:value-type="string">
                <text:p>2019-09-23</text:p>
              </table:table-cell>
              <table:table-cell office:value-type="float" office:value="0.080899">
                <text:p>0.080899</text:p>
              </table:table-cell>
              <table:table-cell office:value-type="float" office:value="0.08427">
                <text:p>0.08427</text:p>
              </table:table-cell>
              <table:table-cell office:value-type="float" office:value="0.052809">
                <text:p>0.052809</text:p>
              </table:table-cell>
              <table:table-cell office:value-type="float" office:value="0.091011">
                <text:p>0.091011</text:p>
              </table:table-cell>
              <table:table-cell office:value-type="float" office:value="0.049438">
                <text:p>0.049438</text:p>
              </table:table-cell>
              <table:table-cell office:value-type="float" office:value="0.07191">
                <text:p>0.07191</text:p>
              </table:table-cell>
              <table:table-cell office:value-type="float" office:value="0.04382">
                <text:p>0.04382</text:p>
              </table:table-cell>
              <table:table-cell office:value-type="float" office:value="0.078652">
                <text:p>0.078652</text:p>
              </table:table-cell>
              <table:table-cell office:value-type="float" office:value="0.165169">
                <text:p>0.165169</text:p>
              </table:table-cell>
              <table:table-cell office:value-type="float" office:value="0.135955">
                <text:p>0.135955</text:p>
              </table:table-cell>
            </table:table-row>
            <table:table-row>
              <table:table-cell office:value-type="string">
                <text:p>2019-09-30</text:p>
              </table:table-cell>
              <table:table-cell office:value-type="float" office:value="0.051685">
                <text:p>0.051685</text:p>
              </table:table-cell>
              <table:table-cell office:value-type="float" office:value="0.048315">
                <text:p>0.048315</text:p>
              </table:table-cell>
              <table:table-cell office:value-type="float" office:value="0.019101">
                <text:p>0.019101</text:p>
              </table:table-cell>
              <table:table-cell office:value-type="float" office:value="0.035955">
                <text:p>0.035955</text:p>
              </table:table-cell>
              <table:table-cell office:value-type="float" office:value="0.026966">
                <text:p>0.026966</text:p>
              </table:table-cell>
              <table:table-cell office:value-type="float" office:value="0.02809">
                <text:p>0.02809</text:p>
              </table:table-cell>
              <table:table-cell office:value-type="float" office:value="0.023596">
                <text:p>0.023596</text:p>
              </table:table-cell>
              <table:table-cell office:value-type="float" office:value="0.057303">
                <text:p>0.057303</text:p>
              </table:table-cell>
              <table:table-cell office:value-type="float" office:value="0.092135">
                <text:p>0.092135</text:p>
              </table:table-cell>
              <table:table-cell office:value-type="float" office:value="0.059551">
                <text:p>0.059551</text:p>
              </table:table-cell>
            </table:table-row>
            <table:table-row>
              <table:table-cell office:value-type="string">
                <text:p>2019-10-07</text:p>
              </table:table-cell>
              <table:table-cell office:value-type="float" office:value="0.040449">
                <text:p>0.040449</text:p>
              </table:table-cell>
              <table:table-cell office:value-type="float" office:value="0.044944">
                <text:p>0.044944</text:p>
              </table:table-cell>
              <table:table-cell office:value-type="float" office:value="0.017978">
                <text:p>0.017978</text:p>
              </table:table-cell>
              <table:table-cell office:value-type="float" office:value="0.050562">
                <text:p>0.050562</text:p>
              </table:table-cell>
              <table:table-cell office:value-type="float" office:value="0.016854">
                <text:p>0.016854</text:p>
              </table:table-cell>
              <table:table-cell office:value-type="float" office:value="0.031461">
                <text:p>0.031461</text:p>
              </table:table-cell>
              <table:table-cell office:value-type="float" office:value="0.019101">
                <text:p>0.019101</text:p>
              </table:table-cell>
              <table:table-cell office:value-type="float" office:value="0.04382">
                <text:p>0.04382</text:p>
              </table:table-cell>
              <table:table-cell office:value-type="float" office:value="0.085393">
                <text:p>0.085393</text:p>
              </table:table-cell>
              <table:table-cell office:value-type="float" office:value="0.060674">
                <text:p>0.060674</text:p>
              </table:table-cell>
            </table:table-row>
            <table:table-row>
              <table:table-cell office:value-type="string">
                <text:p>2019-10-14</text:p>
              </table:table-cell>
              <table:table-cell office:value-type="float" office:value="0.052809">
                <text:p>0.052809</text:p>
              </table:table-cell>
              <table:table-cell office:value-type="float" office:value="0.02809">
                <text:p>0.02809</text:p>
              </table:table-cell>
              <table:table-cell office:value-type="float" office:value="0.023596">
                <text:p>0.023596</text:p>
              </table:table-cell>
              <table:table-cell office:value-type="float" office:value="0.047191">
                <text:p>0.047191</text:p>
              </table:table-cell>
              <table:table-cell office:value-type="float" office:value="0.014607">
                <text:p>0.014607</text:p>
              </table:table-cell>
              <table:table-cell office:value-type="float" office:value="0.030337">
                <text:p>0.030337</text:p>
              </table:table-cell>
              <table:table-cell office:value-type="float" office:value="0.017978">
                <text:p>0.017978</text:p>
              </table:table-cell>
              <table:table-cell office:value-type="float" office:value="0.046067">
                <text:p>0.046067</text:p>
              </table:table-cell>
              <table:table-cell office:value-type="float" office:value="0.077528">
                <text:p>0.077528</text:p>
              </table:table-cell>
              <table:table-cell office:value-type="float" office:value="0.049438">
                <text:p>0.049438</text:p>
              </table:table-cell>
            </table:table-row>
            <table:table-row>
              <table:table-cell office:value-type="string">
                <text:p>2019-10-21</text:p>
              </table:table-cell>
              <table:table-cell office:value-type="float" office:value="0.032584">
                <text:p>0.032584</text:p>
              </table:table-cell>
              <table:table-cell office:value-type="float" office:value="0.034831">
                <text:p>0.034831</text:p>
              </table:table-cell>
              <table:table-cell office:value-type="float" office:value="0.013483">
                <text:p>0.013483</text:p>
              </table:table-cell>
              <table:table-cell office:value-type="float" office:value="0.025843">
                <text:p>0.025843</text:p>
              </table:table-cell>
              <table:table-cell office:value-type="float" office:value="0.014607">
                <text:p>0.014607</text:p>
              </table:table-cell>
              <table:table-cell office:value-type="float" office:value="0.017978">
                <text:p>0.017978</text:p>
              </table:table-cell>
              <table:table-cell office:value-type="float" office:value="0.026966">
                <text:p>0.026966</text:p>
              </table:table-cell>
              <table:table-cell office:value-type="float" office:value="0.031461">
                <text:p>0.031461</text:p>
              </table:table-cell>
              <table:table-cell office:value-type="float" office:value="0.058427">
                <text:p>0.058427</text:p>
              </table:table-cell>
              <table:table-cell office:value-type="float" office:value="0.044944">
                <text:p>0.044944</text:p>
              </table:table-cell>
            </table:table-row>
            <table:table-row>
              <table:table-cell office:value-type="string">
                <text:p>2019-10-28</text:p>
              </table:table-cell>
              <table:table-cell office:value-type="float" office:value="0.031461">
                <text:p>0.031461</text:p>
              </table:table-cell>
              <table:table-cell office:value-type="float" office:value="0.033708">
                <text:p>0.033708</text:p>
              </table:table-cell>
              <table:table-cell office:value-type="float" office:value="0.021348">
                <text:p>0.021348</text:p>
              </table:table-cell>
              <table:table-cell office:value-type="float" office:value="0.040449">
                <text:p>0.040449</text:p>
              </table:table-cell>
              <table:table-cell office:value-type="float" office:value="0.025843">
                <text:p>0.025843</text:p>
              </table:table-cell>
              <table:table-cell office:value-type="float" office:value="0.013483">
                <text:p>0.013483</text:p>
              </table:table-cell>
              <table:table-cell office:value-type="float" office:value="0.024719">
                <text:p>0.024719</text:p>
              </table:table-cell>
              <table:table-cell office:value-type="float" office:value="0.041573">
                <text:p>0.041573</text:p>
              </table:table-cell>
              <table:table-cell office:value-type="float" office:value="0.053933">
                <text:p>0.053933</text:p>
              </table:table-cell>
              <table:table-cell office:value-type="float" office:value="0.064045">
                <text:p>0.064045</text:p>
              </table:table-cell>
            </table:table-row>
            <table:table-row>
              <table:table-cell office:value-type="string">
                <text:p>2019-11-04</text:p>
              </table:table-cell>
              <table:table-cell office:value-type="float" office:value="0.032584">
                <text:p>0.032584</text:p>
              </table:table-cell>
              <table:table-cell office:value-type="float" office:value="0.037079">
                <text:p>0.037079</text:p>
              </table:table-cell>
              <table:table-cell office:value-type="float" office:value="0.01573">
                <text:p>0.01573</text:p>
              </table:table-cell>
              <table:table-cell office:value-type="float" office:value="0.024719">
                <text:p>0.024719</text:p>
              </table:table-cell>
              <table:table-cell office:value-type="float" office:value="0.02809">
                <text:p>0.02809</text:p>
              </table:table-cell>
              <table:table-cell office:value-type="float" office:value="0.017978">
                <text:p>0.017978</text:p>
              </table:table-cell>
              <table:table-cell office:value-type="float" office:value="0.031461">
                <text:p>0.031461</text:p>
              </table:table-cell>
              <table:table-cell office:value-type="float" office:value="0.051685">
                <text:p>0.051685</text:p>
              </table:table-cell>
              <table:table-cell office:value-type="float" office:value="0.079775">
                <text:p>0.079775</text:p>
              </table:table-cell>
              <table:table-cell office:value-type="float" office:value="0.068539">
                <text:p>0.068539</text:p>
              </table:table-cell>
            </table:table-row>
            <table:table-row>
              <table:table-cell office:value-type="string">
                <text:p>2019-11-11</text:p>
              </table:table-cell>
              <table:table-cell office:value-type="float" office:value="0.047191">
                <text:p>0.047191</text:p>
              </table:table-cell>
              <table:table-cell office:value-type="float" office:value="0.051685">
                <text:p>0.051685</text:p>
              </table:table-cell>
              <table:table-cell office:value-type="float" office:value="0.017978">
                <text:p>0.017978</text:p>
              </table:table-cell>
              <table:table-cell office:value-type="float" office:value="0.042697">
                <text:p>0.042697</text:p>
              </table:table-cell>
              <table:table-cell office:value-type="float" office:value="0.030337">
                <text:p>0.030337</text:p>
              </table:table-cell>
              <table:table-cell office:value-type="float" office:value="0.025843">
                <text:p>0.025843</text:p>
              </table:table-cell>
              <table:table-cell office:value-type="float" office:value="0.034831">
                <text:p>0.034831</text:p>
              </table:table-cell>
              <table:table-cell office:value-type="float" office:value="0.04382">
                <text:p>0.04382</text:p>
              </table:table-cell>
              <table:table-cell office:value-type="float" office:value="0.089888">
                <text:p>0.089888</text:p>
              </table:table-cell>
              <table:table-cell office:value-type="float" office:value="0.058427">
                <text:p>0.058427</text:p>
              </table:table-cell>
            </table:table-row>
            <table:table-row>
              <table:table-cell office:value-type="string">
                <text:p>2019-11-18</text:p>
              </table:table-cell>
              <table:table-cell office:value-type="float" office:value="0.026966">
                <text:p>0.026966</text:p>
              </table:table-cell>
              <table:table-cell office:value-type="float" office:value="0.025843">
                <text:p>0.025843</text:p>
              </table:table-cell>
              <table:table-cell office:value-type="float" office:value="0.01236">
                <text:p>0.01236</text:p>
              </table:table-cell>
              <table:table-cell office:value-type="float" office:value="0.022472">
                <text:p>0.022472</text:p>
              </table:table-cell>
              <table:table-cell office:value-type="float" office:value="0.014607">
                <text:p>0.014607</text:p>
              </table:table-cell>
              <table:table-cell office:value-type="float" office:value="0.019101">
                <text:p>0.019101</text:p>
              </table:table-cell>
              <table:table-cell office:value-type="float" office:value="0.020225">
                <text:p>0.020225</text:p>
              </table:table-cell>
              <table:table-cell office:value-type="float" office:value="0.029213">
                <text:p>0.029213</text:p>
              </table:table-cell>
              <table:table-cell office:value-type="float" office:value="0.059551">
                <text:p>0.059551</text:p>
              </table:table-cell>
              <table:table-cell office:value-type="float" office:value="0.038202">
                <text:p>0.038202</text:p>
              </table:table-cell>
            </table:table-row>
            <table:table-row>
              <table:table-cell office:value-type="string">
                <text:p>2019-11-25</text:p>
              </table:table-cell>
              <table:table-cell office:value-type="float" office:value="0.067416">
                <text:p>0.067416</text:p>
              </table:table-cell>
              <table:table-cell office:value-type="float" office:value="0.067416">
                <text:p>0.067416</text:p>
              </table:table-cell>
              <table:table-cell office:value-type="float" office:value="0.037079">
                <text:p>0.037079</text:p>
              </table:table-cell>
              <table:table-cell office:value-type="float" office:value="0.060674">
                <text:p>0.060674</text:p>
              </table:table-cell>
              <table:table-cell office:value-type="float" office:value="0.051685">
                <text:p>0.051685</text:p>
              </table:table-cell>
              <table:table-cell office:value-type="float" office:value="0.042697">
                <text:p>0.042697</text:p>
              </table:table-cell>
              <table:table-cell office:value-type="float" office:value="0.046067">
                <text:p>0.046067</text:p>
              </table:table-cell>
              <table:table-cell office:value-type="float" office:value="0.073034">
                <text:p>0.073034</text:p>
              </table:table-cell>
              <table:table-cell office:value-type="float" office:value="0.1">
                <text:p>0.1</text:p>
              </table:table-cell>
              <table:table-cell office:value-type="float" office:value="0.097753">
                <text:p>0.097753</text:p>
              </table:table-cell>
            </table:table-row>
            <table:table-row>
              <table:table-cell office:value-type="string">
                <text:p>2019-12-02</text:p>
              </table:table-cell>
              <table:table-cell office:value-type="float" office:value="0.046067">
                <text:p>0.046067</text:p>
              </table:table-cell>
              <table:table-cell office:value-type="float" office:value="0.035955">
                <text:p>0.035955</text:p>
              </table:table-cell>
              <table:table-cell office:value-type="float" office:value="0.021348">
                <text:p>0.021348</text:p>
              </table:table-cell>
              <table:table-cell office:value-type="float" office:value="0.053933">
                <text:p>0.053933</text:p>
              </table:table-cell>
              <table:table-cell office:value-type="float" office:value="0.019101">
                <text:p>0.019101</text:p>
              </table:table-cell>
              <table:table-cell office:value-type="float" office:value="0.033708">
                <text:p>0.033708</text:p>
              </table:table-cell>
              <table:table-cell office:value-type="float" office:value="0.021348">
                <text:p>0.021348</text:p>
              </table:table-cell>
              <table:table-cell office:value-type="float" office:value="0.046067">
                <text:p>0.046067</text:p>
              </table:table-cell>
              <table:table-cell office:value-type="float" office:value="0.083146">
                <text:p>0.083146</text:p>
              </table:table-cell>
              <table:table-cell office:value-type="float" office:value="0.047191">
                <text:p>0.047191</text:p>
              </table:table-cell>
            </table:table-row>
            <table:table-row>
              <table:table-cell office:value-type="string">
                <text:p>2019-12-09</text:p>
              </table:table-cell>
              <table:table-cell office:value-type="float" office:value="0.047191">
                <text:p>0.047191</text:p>
              </table:table-cell>
              <table:table-cell office:value-type="float" office:value="0.038202">
                <text:p>0.038202</text:p>
              </table:table-cell>
              <table:table-cell office:value-type="float" office:value="0.032584">
                <text:p>0.032584</text:p>
              </table:table-cell>
              <table:table-cell office:value-type="float" office:value="0.032584">
                <text:p>0.032584</text:p>
              </table:table-cell>
              <table:table-cell office:value-type="float" office:value="0.023596">
                <text:p>0.023596</text:p>
              </table:table-cell>
              <table:table-cell office:value-type="float" office:value="0.02809">
                <text:p>0.02809</text:p>
              </table:table-cell>
              <table:table-cell office:value-type="float" office:value="0.026966">
                <text:p>0.026966</text:p>
              </table:table-cell>
              <table:table-cell office:value-type="float" office:value="0.039326">
                <text:p>0.039326</text:p>
              </table:table-cell>
              <table:table-cell office:value-type="float" office:value="0.083146">
                <text:p>0.083146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2019-12-19</text:p>
              </table:table-cell>
              <table:table-cell office:value-type="float" office:value="0.033708">
                <text:p>0.033708</text:p>
              </table:table-cell>
              <table:table-cell office:value-type="float" office:value="0.031461">
                <text:p>0.031461</text:p>
              </table:table-cell>
              <table:table-cell office:value-type="float" office:value="0.025843">
                <text:p>0.025843</text:p>
              </table:table-cell>
              <table:table-cell office:value-type="float" office:value="0.02809">
                <text:p>0.02809</text:p>
              </table:table-cell>
              <table:table-cell office:value-type="float" office:value="0.014607">
                <text:p>0.014607</text:p>
              </table:table-cell>
              <table:table-cell office:value-type="float" office:value="0.021348">
                <text:p>0.021348</text:p>
              </table:table-cell>
              <table:table-cell office:value-type="float" office:value="0.020225">
                <text:p>0.020225</text:p>
              </table:table-cell>
              <table:table-cell office:value-type="float" office:value="0.033708">
                <text:p>0.033708</text:p>
              </table:table-cell>
              <table:table-cell office:value-type="float" office:value="0.053933">
                <text:p>0.053933</text:p>
              </table:table-cell>
              <table:table-cell office:value-type="float" office:value="0.039326">
                <text:p>0.039326</text:p>
              </table:table-cell>
            </table:table-row>
            <table:table-row>
              <table:table-cell office:value-type="string">
                <text:p>2019-12-23</text:p>
              </table:table-cell>
              <table:table-cell office:value-type="float" office:value="0.031461">
                <text:p>0.031461</text:p>
              </table:table-cell>
              <table:table-cell office:value-type="float" office:value="0.02809">
                <text:p>0.02809</text:p>
              </table:table-cell>
              <table:table-cell office:value-type="float" office:value="0.022472">
                <text:p>0.022472</text:p>
              </table:table-cell>
              <table:table-cell office:value-type="float" office:value="0.029213">
                <text:p>0.029213</text:p>
              </table:table-cell>
              <table:table-cell office:value-type="float" office:value="0.020225">
                <text:p>0.020225</text:p>
              </table:table-cell>
              <table:table-cell office:value-type="float" office:value="0.025843">
                <text:p>0.025843</text:p>
              </table:table-cell>
              <table:table-cell office:value-type="float" office:value="0.013483">
                <text:p>0.013483</text:p>
              </table:table-cell>
              <table:table-cell office:value-type="float" office:value="0.031461">
                <text:p>0.031461</text:p>
              </table:table-cell>
              <table:table-cell office:value-type="float" office:value="0.052809">
                <text:p>0.052809</text:p>
              </table:table-cell>
              <table:table-cell office:value-type="float" office:value="0.040449">
                <text:p>0.0404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